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Endnote">
      <style:text-properties officeooo:rsid="001e35e8" officeooo:paragraph-rsid="001e35e8"/>
    </style:style>
    <style:style style:name="P2" style:family="paragraph" style:parent-style-name="Preformatted_20_Text">
      <style:text-properties officeooo:rsid="001939ad" officeooo:paragraph-rsid="001939ad"/>
    </style:style>
    <style:style style:name="P3" style:family="paragraph" style:parent-style-name="Preformatted_20_Text">
      <style:text-properties fo:font-weight="bold" officeooo:rsid="001b308e" officeooo:paragraph-rsid="001b308e" style:font-weight-asian="bold" style:font-weight-complex="bold"/>
    </style:style>
    <style:style style:name="P4" style:family="paragraph" style:parent-style-name="Preformatted_20_Text">
      <style:text-properties fo:font-weight="bold" officeooo:rsid="001c125f" officeooo:paragraph-rsid="001c125f" style:font-weight-asian="bold" style:font-weight-complex="bold"/>
    </style:style>
    <style:style style:name="P5" style:family="paragraph" style:parent-style-name="Preformatted_20_Text">
      <style:text-properties fo:font-weight="bold" officeooo:rsid="006ac3a7" officeooo:paragraph-rsid="006ac3a7" style:font-weight-asian="bold" style:font-weight-complex="bold"/>
    </style:style>
    <style:style style:name="P6" style:family="paragraph" style:parent-style-name="Endnote">
      <style:text-properties officeooo:rsid="001e92cf" officeooo:paragraph-rsid="001e92cf"/>
    </style:style>
    <style:style style:name="P7" style:family="paragraph" style:parent-style-name="Endnote">
      <style:text-properties officeooo:rsid="001ffd0c" officeooo:paragraph-rsid="001ffd0c"/>
    </style:style>
    <style:style style:name="P8" style:family="paragraph" style:parent-style-name="Endnote">
      <style:text-properties officeooo:rsid="00216e76" officeooo:paragraph-rsid="00216e76"/>
    </style:style>
    <style:style style:name="P9" style:family="paragraph" style:parent-style-name="Endnote">
      <style:text-properties officeooo:rsid="0022d149" officeooo:paragraph-rsid="0022d149"/>
    </style:style>
    <style:style style:name="P10" style:family="paragraph" style:parent-style-name="Endnote">
      <style:text-properties officeooo:rsid="0023347a" officeooo:paragraph-rsid="0023347a"/>
    </style:style>
    <style:style style:name="P11" style:family="paragraph" style:parent-style-name="Endnote">
      <style:text-properties officeooo:rsid="0026ca54" officeooo:paragraph-rsid="0026ca54"/>
    </style:style>
    <style:style style:name="P12" style:family="paragraph" style:parent-style-name="Endnote">
      <style:text-properties officeooo:rsid="002857f9" officeooo:paragraph-rsid="002857f9"/>
    </style:style>
    <style:style style:name="P13" style:family="paragraph" style:parent-style-name="Endnote">
      <style:text-properties officeooo:rsid="0028ba1f" officeooo:paragraph-rsid="0028ba1f"/>
    </style:style>
    <style:style style:name="P14" style:family="paragraph" style:parent-style-name="Endnote">
      <style:text-properties officeooo:rsid="0029daef" officeooo:paragraph-rsid="0029daef"/>
    </style:style>
    <style:style style:name="P15" style:family="paragraph" style:parent-style-name="Endnote">
      <style:text-properties officeooo:rsid="002ba624" officeooo:paragraph-rsid="002ba624"/>
    </style:style>
    <style:style style:name="P16" style:family="paragraph" style:parent-style-name="Endnote">
      <style:text-properties officeooo:rsid="002e4e0f" officeooo:paragraph-rsid="002e4e0f"/>
    </style:style>
    <style:style style:name="P17" style:family="paragraph" style:parent-style-name="Endnote">
      <style:text-properties officeooo:rsid="002e8ce1" officeooo:paragraph-rsid="002e8ce1"/>
    </style:style>
    <style:style style:name="P18" style:family="paragraph" style:parent-style-name="Endnote">
      <style:text-properties officeooo:rsid="0030494c" officeooo:paragraph-rsid="0030494c"/>
    </style:style>
    <style:style style:name="P19" style:family="paragraph" style:parent-style-name="Endnote">
      <style:text-properties officeooo:rsid="00311f8c" officeooo:paragraph-rsid="00311f8c"/>
    </style:style>
    <style:style style:name="P20" style:family="paragraph" style:parent-style-name="Endnote">
      <style:text-properties officeooo:rsid="00318ad0" officeooo:paragraph-rsid="00318ad0"/>
    </style:style>
    <style:style style:name="P21" style:family="paragraph" style:parent-style-name="Endnote">
      <style:text-properties officeooo:rsid="00333b23" officeooo:paragraph-rsid="00333b23"/>
    </style:style>
    <style:style style:name="P22" style:family="paragraph" style:parent-style-name="Endnote">
      <style:text-properties officeooo:rsid="0034e57e" officeooo:paragraph-rsid="0034e57e"/>
    </style:style>
    <style:style style:name="P23" style:family="paragraph" style:parent-style-name="Endnote">
      <style:text-properties officeooo:rsid="00377323" officeooo:paragraph-rsid="00377323"/>
    </style:style>
    <style:style style:name="P24" style:family="paragraph" style:parent-style-name="Endnote">
      <style:text-properties officeooo:rsid="003b85a7" officeooo:paragraph-rsid="003b85a7"/>
    </style:style>
    <style:style style:name="P25" style:family="paragraph" style:parent-style-name="Endnote">
      <style:text-properties officeooo:rsid="003b8a68" officeooo:paragraph-rsid="003b8a68"/>
    </style:style>
    <style:style style:name="P26" style:family="paragraph" style:parent-style-name="Endnote">
      <style:text-properties officeooo:rsid="003dc780" officeooo:paragraph-rsid="003dc780"/>
    </style:style>
    <style:style style:name="P27" style:family="paragraph" style:parent-style-name="Endnote">
      <style:text-properties officeooo:rsid="003deb4b" officeooo:paragraph-rsid="003deb4b"/>
    </style:style>
    <style:style style:name="P28" style:family="paragraph" style:parent-style-name="Endnote">
      <style:text-properties officeooo:rsid="003faab4" officeooo:paragraph-rsid="003faab4"/>
    </style:style>
    <style:style style:name="P29" style:family="paragraph" style:parent-style-name="Endnote">
      <style:text-properties officeooo:rsid="0041aa6c" officeooo:paragraph-rsid="0041aa6c"/>
    </style:style>
    <style:style style:name="P30" style:family="paragraph" style:parent-style-name="Endnote">
      <style:text-properties officeooo:rsid="00429662" officeooo:paragraph-rsid="00429662"/>
    </style:style>
    <style:style style:name="P31" style:family="paragraph" style:parent-style-name="Endnote">
      <style:text-properties officeooo:rsid="00444004" officeooo:paragraph-rsid="00444004"/>
    </style:style>
    <style:style style:name="P32" style:family="paragraph" style:parent-style-name="Endnote">
      <style:text-properties officeooo:rsid="004612c9" officeooo:paragraph-rsid="004612c9"/>
    </style:style>
    <style:style style:name="P33" style:family="paragraph" style:parent-style-name="Endnote">
      <style:text-properties officeooo:rsid="004636f7" officeooo:paragraph-rsid="004636f7"/>
    </style:style>
    <style:style style:name="P34" style:family="paragraph" style:parent-style-name="Preformatted_20_Text">
      <style:text-properties officeooo:paragraph-rsid="00429662"/>
    </style:style>
    <style:style style:name="P35" style:family="paragraph" style:parent-style-name="Endnote">
      <style:text-properties officeooo:rsid="0047098b" officeooo:paragraph-rsid="0047098b"/>
    </style:style>
    <style:style style:name="P36" style:family="paragraph" style:parent-style-name="Endnote">
      <style:text-properties officeooo:rsid="0047a53f" officeooo:paragraph-rsid="0047a53f"/>
    </style:style>
    <style:style style:name="P37" style:family="paragraph" style:parent-style-name="Endnote">
      <style:text-properties officeooo:rsid="004a64df" officeooo:paragraph-rsid="004a64df"/>
    </style:style>
    <style:style style:name="P38" style:family="paragraph" style:parent-style-name="Endnote">
      <style:text-properties officeooo:rsid="004acfac" officeooo:paragraph-rsid="004acfac"/>
    </style:style>
    <style:style style:name="P39" style:family="paragraph" style:parent-style-name="Endnote">
      <style:text-properties officeooo:rsid="004be86d" officeooo:paragraph-rsid="004be86d"/>
    </style:style>
    <style:style style:name="P40" style:family="paragraph" style:parent-style-name="Endnote">
      <style:text-properties officeooo:rsid="004d1625" officeooo:paragraph-rsid="004d1625"/>
    </style:style>
    <style:style style:name="P41" style:family="paragraph" style:parent-style-name="Endnote">
      <style:text-properties officeooo:rsid="004d8de2" officeooo:paragraph-rsid="004d8de2"/>
    </style:style>
    <style:style style:name="P42" style:family="paragraph" style:parent-style-name="Endnote">
      <style:text-properties officeooo:rsid="004eaa5b" officeooo:paragraph-rsid="004eaa5b"/>
    </style:style>
    <style:style style:name="P43" style:family="paragraph" style:parent-style-name="Endnote">
      <style:text-properties officeooo:rsid="004f684a" officeooo:paragraph-rsid="004f684a"/>
    </style:style>
    <style:style style:name="P44" style:family="paragraph" style:parent-style-name="Endnote">
      <style:text-properties officeooo:rsid="004f684a" officeooo:paragraph-rsid="0050bbc2"/>
    </style:style>
    <style:style style:name="P45" style:family="paragraph" style:parent-style-name="Endnote">
      <style:text-properties officeooo:rsid="0050bbc2" officeooo:paragraph-rsid="0050bbc2"/>
    </style:style>
    <style:style style:name="P46" style:family="paragraph" style:parent-style-name="Endnote">
      <style:text-properties officeooo:rsid="0050bbc2" officeooo:paragraph-rsid="0052aaee"/>
    </style:style>
    <style:style style:name="P47" style:family="paragraph" style:parent-style-name="Endnote">
      <style:text-properties officeooo:rsid="0052aaee" officeooo:paragraph-rsid="0052aaee"/>
    </style:style>
    <style:style style:name="P48" style:family="paragraph" style:parent-style-name="Preformatted_20_Text">
      <style:text-properties officeooo:paragraph-rsid="004f8276"/>
    </style:style>
    <style:style style:name="P49" style:family="paragraph" style:parent-style-name="Preformatted_20_Text">
      <style:text-properties officeooo:paragraph-rsid="0050bbc2"/>
    </style:style>
    <style:style style:name="P50" style:family="paragraph" style:parent-style-name="Endnote">
      <style:text-properties officeooo:rsid="005563cc" officeooo:paragraph-rsid="005563cc"/>
    </style:style>
    <style:style style:name="P51" style:family="paragraph" style:parent-style-name="Endnote">
      <style:text-properties officeooo:rsid="005779cc" officeooo:paragraph-rsid="005779cc"/>
    </style:style>
    <style:style style:name="P52" style:family="paragraph" style:parent-style-name="Endnote">
      <style:text-properties officeooo:rsid="005783e1" officeooo:paragraph-rsid="005783e1"/>
    </style:style>
    <style:style style:name="P53" style:family="paragraph" style:parent-style-name="Endnote">
      <style:text-properties officeooo:rsid="0058b091" officeooo:paragraph-rsid="0058b091"/>
    </style:style>
    <style:style style:name="P54" style:family="paragraph" style:parent-style-name="Endnote">
      <style:text-properties officeooo:rsid="0058feb5" officeooo:paragraph-rsid="0058feb5"/>
    </style:style>
    <style:style style:name="P55" style:family="paragraph" style:parent-style-name="Endnote">
      <style:text-properties officeooo:rsid="005a13f0" officeooo:paragraph-rsid="005a13f0"/>
    </style:style>
    <style:style style:name="P56" style:family="paragraph" style:parent-style-name="Endnote">
      <style:text-properties officeooo:rsid="005b046a" officeooo:paragraph-rsid="005b046a"/>
    </style:style>
    <style:style style:name="P57" style:family="paragraph" style:parent-style-name="Endnote">
      <style:text-properties officeooo:rsid="005c39ba" officeooo:paragraph-rsid="005c39ba"/>
    </style:style>
    <style:style style:name="P58" style:family="paragraph" style:parent-style-name="Endnote">
      <style:text-properties officeooo:rsid="005efbe8" officeooo:paragraph-rsid="005efbe8"/>
    </style:style>
    <style:style style:name="P59" style:family="paragraph" style:parent-style-name="Endnote">
      <style:text-properties officeooo:rsid="0060d96e" officeooo:paragraph-rsid="0060d96e"/>
    </style:style>
    <style:style style:name="P60" style:family="paragraph" style:parent-style-name="Endnote">
      <style:text-properties officeooo:rsid="00639bbe" officeooo:paragraph-rsid="00639bbe"/>
    </style:style>
    <style:style style:name="P61" style:family="paragraph" style:parent-style-name="Endnote">
      <style:text-properties officeooo:rsid="0064adcf" officeooo:paragraph-rsid="0064adcf"/>
    </style:style>
    <style:style style:name="P62" style:family="paragraph" style:parent-style-name="Endnote">
      <style:text-properties officeooo:rsid="00654224" officeooo:paragraph-rsid="00654224"/>
    </style:style>
    <style:style style:name="P63" style:family="paragraph" style:parent-style-name="Endnote">
      <style:text-properties officeooo:rsid="0065a877" officeooo:paragraph-rsid="0065a877"/>
    </style:style>
    <style:style style:name="P64" style:family="paragraph" style:parent-style-name="Endnote">
      <style:text-properties officeooo:rsid="00664d66" officeooo:paragraph-rsid="00664d66"/>
    </style:style>
    <style:style style:name="P65" style:family="paragraph" style:parent-style-name="Endnote">
      <style:text-properties officeooo:rsid="00697926" officeooo:paragraph-rsid="00697926"/>
    </style:style>
    <style:style style:name="P66" style:family="paragraph" style:parent-style-name="Endnote">
      <style:text-properties officeooo:rsid="006ac3a7" officeooo:paragraph-rsid="006ac3a7"/>
    </style:style>
    <style:style style:name="P67" style:family="paragraph" style:parent-style-name="Endnote">
      <style:text-properties officeooo:rsid="006ac570" officeooo:paragraph-rsid="006ac570"/>
    </style:style>
    <style:style style:name="P68" style:family="paragraph" style:parent-style-name="Endnote">
      <style:text-properties officeooo:rsid="006c549b" officeooo:paragraph-rsid="006c549b"/>
    </style:style>
    <style:style style:name="P69" style:family="paragraph" style:parent-style-name="Endnote">
      <style:text-properties officeooo:rsid="006ce60e" officeooo:paragraph-rsid="006ce60e"/>
    </style:style>
    <style:style style:name="P70" style:family="paragraph" style:parent-style-name="Endnote">
      <style:text-properties officeooo:rsid="006ce60e" officeooo:paragraph-rsid="006ee083"/>
    </style:style>
    <style:style style:name="P71" style:family="paragraph" style:parent-style-name="Endnote">
      <style:text-properties officeooo:rsid="006ee083" officeooo:paragraph-rsid="006ee083"/>
    </style:style>
    <style:style style:name="P72" style:family="paragraph" style:parent-style-name="Endnote">
      <style:text-properties officeooo:rsid="00708985" officeooo:paragraph-rsid="00708985"/>
    </style:style>
    <style:style style:name="P73" style:family="paragraph" style:parent-style-name="Endnote">
      <style:text-properties officeooo:rsid="00708985" officeooo:paragraph-rsid="0071f686"/>
    </style:style>
    <style:style style:name="P74" style:family="paragraph" style:parent-style-name="Endnote">
      <style:text-properties officeooo:rsid="0071f686" officeooo:paragraph-rsid="0071f686"/>
    </style:style>
    <style:style style:name="P75" style:family="paragraph" style:parent-style-name="Endnote">
      <style:text-properties officeooo:rsid="0072bf8f" officeooo:paragraph-rsid="0072bf8f"/>
    </style:style>
    <style:style style:name="P76" style:family="paragraph" style:parent-style-name="Endnote">
      <style:text-properties officeooo:rsid="0074b261" officeooo:paragraph-rsid="0074b261"/>
    </style:style>
    <style:style style:name="P77" style:family="paragraph" style:parent-style-name="Endnote">
      <style:text-properties officeooo:rsid="0074b261" officeooo:paragraph-rsid="0077b182"/>
    </style:style>
    <style:style style:name="P78" style:family="paragraph" style:parent-style-name="Endnote">
      <style:text-properties officeooo:rsid="0075b84f" officeooo:paragraph-rsid="0075b84f"/>
    </style:style>
    <style:style style:name="P79" style:family="paragraph" style:parent-style-name="Endnote">
      <style:text-properties officeooo:rsid="0079441a" officeooo:paragraph-rsid="0079441a"/>
    </style:style>
    <style:style style:name="P80" style:family="paragraph" style:parent-style-name="Endnote">
      <style:text-properties officeooo:rsid="007b20ba" officeooo:paragraph-rsid="007b20ba"/>
    </style:style>
    <style:style style:name="P81" style:family="paragraph" style:parent-style-name="Endnote">
      <style:text-properties officeooo:rsid="007d10ae" officeooo:paragraph-rsid="007d10ae"/>
    </style:style>
    <style:style style:name="P82" style:family="paragraph" style:parent-style-name="Endnote">
      <style:text-properties officeooo:rsid="007e53c9" officeooo:paragraph-rsid="007e53c9"/>
    </style:style>
    <style:style style:name="P83" style:family="paragraph" style:parent-style-name="Endnote">
      <style:text-properties officeooo:paragraph-rsid="007e53c9"/>
    </style:style>
    <style:style style:name="P84" style:family="paragraph" style:parent-style-name="Endnote">
      <style:text-properties officeooo:rsid="007f821c" officeooo:paragraph-rsid="007f821c"/>
    </style:style>
    <style:style style:name="P85" style:family="paragraph" style:parent-style-name="Endnote">
      <style:text-properties officeooo:rsid="008152d0" officeooo:paragraph-rsid="008152d0"/>
    </style:style>
    <style:style style:name="P86" style:family="paragraph" style:parent-style-name="Endnote">
      <style:text-properties officeooo:rsid="008152d0" officeooo:paragraph-rsid="0082159a"/>
    </style:style>
    <style:style style:name="P87" style:family="paragraph" style:parent-style-name="Endnote">
      <style:text-properties officeooo:rsid="0082159a" officeooo:paragraph-rsid="0082159a"/>
    </style:style>
    <style:style style:name="P88" style:family="paragraph" style:parent-style-name="Endnote">
      <style:text-properties officeooo:rsid="0082159a" officeooo:paragraph-rsid="00858731"/>
    </style:style>
    <style:style style:name="P89" style:family="paragraph" style:parent-style-name="Endnote">
      <style:text-properties officeooo:paragraph-rsid="00858731"/>
    </style:style>
    <style:style style:name="P90" style:family="paragraph" style:parent-style-name="Endnote">
      <style:text-properties officeooo:rsid="00864020" officeooo:paragraph-rsid="00864020"/>
    </style:style>
    <style:style style:name="P91" style:family="paragraph" style:parent-style-name="Preformatted_20_Text">
      <style:text-properties officeooo:paragraph-rsid="007f821c"/>
    </style:style>
    <style:style style:name="P92" style:family="paragraph" style:parent-style-name="Endnote">
      <style:text-properties officeooo:rsid="0086d89f" officeooo:paragraph-rsid="0086d89f"/>
    </style:style>
    <style:style style:name="P93" style:family="paragraph" style:parent-style-name="Endnote">
      <style:text-properties officeooo:rsid="0086d89f" officeooo:paragraph-rsid="008702c4"/>
    </style:style>
    <style:style style:name="P94" style:family="paragraph" style:parent-style-name="Endnote">
      <style:text-properties fo:font-style="italic" style:font-style-asian="italic" style:font-style-complex="italic"/>
    </style:style>
    <style:style style:name="P95" style:family="paragraph" style:parent-style-name="Endnote">
      <style:text-properties officeooo:rsid="0087ed64" officeooo:paragraph-rsid="0087ed64"/>
    </style:style>
    <style:style style:name="P96" style:family="paragraph" style:parent-style-name="Endnote">
      <style:text-properties officeooo:rsid="00890991" officeooo:paragraph-rsid="00890991"/>
    </style:style>
    <style:style style:name="P97" style:family="paragraph" style:parent-style-name="Endnote">
      <style:text-properties officeooo:paragraph-rsid="00890991"/>
    </style:style>
    <style:style style:name="P98" style:family="paragraph" style:parent-style-name="Endnote">
      <style:text-properties officeooo:rsid="00894cd8" officeooo:paragraph-rsid="00894cd8"/>
    </style:style>
    <style:style style:name="P99" style:family="paragraph" style:parent-style-name="Endnote">
      <style:text-properties officeooo:rsid="008a7139" officeooo:paragraph-rsid="008a7139"/>
    </style:style>
    <style:style style:name="P100" style:family="paragraph" style:parent-style-name="Endnote">
      <style:text-properties officeooo:rsid="008b124f" officeooo:paragraph-rsid="008b124f"/>
    </style:style>
    <style:style style:name="P101" style:family="paragraph" style:parent-style-name="Endnote">
      <style:text-properties officeooo:rsid="008bffe4" officeooo:paragraph-rsid="008bffe4"/>
    </style:style>
    <style:style style:name="P102" style:family="paragraph" style:parent-style-name="Preformatted_20_Text">
      <style:text-properties officeooo:paragraph-rsid="008b124f"/>
    </style:style>
    <style:style style:name="P103" style:family="paragraph" style:parent-style-name="Endnote">
      <style:text-properties officeooo:rsid="008e2f5c" officeooo:paragraph-rsid="008f7090"/>
    </style:style>
    <style:style style:name="P104" style:family="paragraph" style:parent-style-name="Endnote">
      <style:text-properties officeooo:rsid="00935155" officeooo:paragraph-rsid="00935155"/>
    </style:style>
    <style:style style:name="P105" style:family="paragraph" style:parent-style-name="Endnote">
      <style:paragraph-properties fo:margin-left="0in" fo:margin-right="0in" fo:text-indent="0in" style:auto-text-indent="false"/>
      <style:text-properties officeooo:rsid="00935155" officeooo:paragraph-rsid="00935155"/>
    </style:style>
    <style:style style:name="P106" style:family="paragraph" style:parent-style-name="Endnote">
      <style:text-properties officeooo:rsid="00935155" officeooo:paragraph-rsid="009388d5"/>
    </style:style>
    <style:style style:name="P107" style:family="paragraph" style:parent-style-name="Endnote">
      <style:text-properties officeooo:rsid="00935155" officeooo:paragraph-rsid="00961f55"/>
    </style:style>
    <style:style style:name="P108" style:family="paragraph" style:parent-style-name="Endnote">
      <style:text-properties officeooo:rsid="009388d5" officeooo:paragraph-rsid="009388d5"/>
    </style:style>
    <style:style style:name="P109" style:family="paragraph" style:parent-style-name="Endnote">
      <style:text-properties officeooo:rsid="00948d02" officeooo:paragraph-rsid="00948d02"/>
    </style:style>
    <style:style style:name="P110" style:family="paragraph" style:parent-style-name="Endnote">
      <style:text-properties officeooo:paragraph-rsid="00948d02"/>
    </style:style>
    <style:style style:name="P111" style:family="paragraph" style:parent-style-name="Endnote">
      <style:text-properties officeooo:rsid="00961f55" officeooo:paragraph-rsid="00961f55"/>
    </style:style>
    <style:style style:name="P112" style:family="paragraph" style:parent-style-name="Endnote">
      <style:text-properties officeooo:rsid="00935155" officeooo:paragraph-rsid="00975121"/>
    </style:style>
    <style:style style:name="P113" style:family="paragraph" style:parent-style-name="Endnote">
      <style:text-properties officeooo:rsid="00935155" officeooo:paragraph-rsid="00977171"/>
    </style:style>
    <style:style style:name="P114" style:family="paragraph" style:parent-style-name="Endnote">
      <style:text-properties officeooo:rsid="00935155" officeooo:paragraph-rsid="0098d1dd"/>
    </style:style>
    <style:style style:name="P115" style:family="paragraph" style:parent-style-name="Endnote">
      <style:text-properties officeooo:rsid="00935155" officeooo:paragraph-rsid="0098f661"/>
    </style:style>
    <style:style style:name="P116" style:family="paragraph" style:parent-style-name="Endnote">
      <style:text-properties officeooo:rsid="00935155" officeooo:paragraph-rsid="009a48ca"/>
    </style:style>
    <style:style style:name="P117" style:family="paragraph" style:parent-style-name="Endnote">
      <style:text-properties officeooo:rsid="00935155" officeooo:paragraph-rsid="009bcf06"/>
    </style:style>
    <style:style style:name="P118" style:family="paragraph" style:parent-style-name="Endnote">
      <style:text-properties officeooo:rsid="00935155" officeooo:paragraph-rsid="009c746d"/>
    </style:style>
    <style:style style:name="P119" style:family="paragraph" style:parent-style-name="Endnote">
      <style:text-properties officeooo:rsid="00935155" officeooo:paragraph-rsid="009dc8da"/>
    </style:style>
    <style:style style:name="P120" style:family="paragraph" style:parent-style-name="Endnote">
      <style:text-properties officeooo:rsid="00935155" officeooo:paragraph-rsid="009e6fb1"/>
    </style:style>
    <style:style style:name="P121" style:family="paragraph" style:parent-style-name="Endnote">
      <style:text-properties officeooo:rsid="00975121" officeooo:paragraph-rsid="00975121"/>
    </style:style>
    <style:style style:name="P122" style:family="paragraph" style:parent-style-name="Endnote">
      <style:text-properties officeooo:rsid="00975d4b" officeooo:paragraph-rsid="00975d4b"/>
    </style:style>
    <style:style style:name="P123" style:family="paragraph" style:parent-style-name="Endnote">
      <style:text-properties officeooo:rsid="00977171" officeooo:paragraph-rsid="00977171"/>
    </style:style>
    <style:style style:name="P124" style:family="paragraph" style:parent-style-name="Endnote">
      <style:text-properties officeooo:rsid="0098f661" officeooo:paragraph-rsid="0098f661"/>
    </style:style>
    <style:style style:name="P125" style:family="paragraph" style:parent-style-name="Endnote">
      <style:text-properties officeooo:rsid="009a48ca" officeooo:paragraph-rsid="009a48ca"/>
    </style:style>
    <style:style style:name="P126" style:family="paragraph" style:parent-style-name="Endnote">
      <style:text-properties officeooo:rsid="009bcf06" officeooo:paragraph-rsid="009bcf06"/>
    </style:style>
    <style:style style:name="P127" style:family="paragraph" style:parent-style-name="Endnote">
      <style:text-properties officeooo:rsid="009bcf06" officeooo:paragraph-rsid="009c746d"/>
    </style:style>
    <style:style style:name="P128" style:family="paragraph" style:parent-style-name="Endnote">
      <style:text-properties officeooo:rsid="009c746d" officeooo:paragraph-rsid="009c746d"/>
    </style:style>
    <style:style style:name="P129" style:family="paragraph" style:parent-style-name="Endnote">
      <style:text-properties officeooo:rsid="009dc8da" officeooo:paragraph-rsid="009dc8da"/>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bold" officeooo:rsid="006ac3a7"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f2a84"/>
    </style:style>
    <style:style style:name="T7" style:family="text">
      <style:text-properties officeooo:rsid="0022d149"/>
    </style:style>
    <style:style style:name="T8" style:family="text">
      <style:text-properties officeooo:rsid="0023347a"/>
    </style:style>
    <style:style style:name="T9" style:family="text">
      <style:text-properties officeooo:rsid="0024d0a6"/>
    </style:style>
    <style:style style:name="T10" style:family="text">
      <style:text-properties officeooo:rsid="0026ca54"/>
    </style:style>
    <style:style style:name="T11" style:family="text">
      <style:text-properties officeooo:rsid="0028ba1f"/>
    </style:style>
    <style:style style:name="T12" style:family="text">
      <style:text-properties officeooo:rsid="0029daef"/>
    </style:style>
    <style:style style:name="T13" style:family="text">
      <style:text-properties officeooo:rsid="002d2831"/>
    </style:style>
    <style:style style:name="T14" style:family="text">
      <style:text-properties officeooo:rsid="00318ad0"/>
    </style:style>
    <style:style style:name="T15" style:family="text">
      <style:text-properties officeooo:rsid="0034e57e"/>
    </style:style>
    <style:style style:name="T16" style:family="text">
      <style:text-properties officeooo:rsid="0036510b"/>
    </style:style>
    <style:style style:name="T17" style:family="text">
      <style:text-properties officeooo:rsid="003b8a68"/>
    </style:style>
    <style:style style:name="T18" style:family="text">
      <style:text-properties officeooo:rsid="003cbd7d"/>
    </style:style>
    <style:style style:name="T19" style:family="text">
      <style:text-properties officeooo:rsid="003dc780"/>
    </style:style>
    <style:style style:name="T20" style:family="text">
      <style:text-properties officeooo:rsid="003deb4b"/>
    </style:style>
    <style:style style:name="T21" style:family="text">
      <style:text-properties fo:font-style="italic" style:font-style-asian="italic" style:font-style-complex="italic"/>
    </style:style>
    <style:style style:name="T22" style:family="text">
      <style:text-properties fo:font-style="italic" officeooo:rsid="0074b261" style:font-style-asian="italic" style:font-style-complex="italic"/>
    </style:style>
    <style:style style:name="T23" style:family="text">
      <style:text-properties fo:font-style="italic" officeooo:rsid="0075b84f" style:font-style-asian="italic" style:font-style-complex="italic"/>
    </style:style>
    <style:style style:name="T24" style:family="text">
      <style:text-properties fo:font-style="italic" officeooo:rsid="0082159a" style:font-style-asian="italic" style:font-style-complex="italic"/>
    </style:style>
    <style:style style:name="T25" style:family="text">
      <style:text-properties fo:font-style="italic" officeooo:rsid="008702c4" style:font-style-asian="italic" style:font-style-complex="italic"/>
    </style:style>
    <style:style style:name="T26" style:family="text">
      <style:text-properties fo:font-style="italic" officeooo:rsid="00890991" style:font-style-asian="italic" style:font-style-complex="italic"/>
    </style:style>
    <style:style style:name="T27" style:family="text">
      <style:text-properties fo:font-style="italic" officeooo:rsid="00894cd8" style:font-style-asian="italic" style:font-style-complex="italic"/>
    </style:style>
    <style:style style:name="T28" style:family="text">
      <style:text-properties fo:font-style="italic" officeooo:rsid="008a7139" style:font-style-asian="italic" style:font-style-complex="italic"/>
    </style:style>
    <style:style style:name="T29" style:family="text">
      <style:text-properties fo:font-style="italic" officeooo:rsid="008b124f" style:font-style-asian="italic" style:font-style-complex="italic"/>
    </style:style>
    <style:style style:name="T30" style:family="text">
      <style:text-properties fo:font-style="italic" officeooo:rsid="008bffe4" style:font-style-asian="italic" style:font-style-complex="italic"/>
    </style:style>
    <style:style style:name="T31" style:family="text">
      <style:text-properties fo:font-style="italic" officeooo:rsid="008f5791" style:font-style-asian="italic" style:font-style-complex="italic"/>
    </style:style>
    <style:style style:name="T32" style:family="text">
      <style:text-properties fo:font-style="italic" officeooo:rsid="008f7090" style:font-style-asian="italic" style:font-style-complex="italic"/>
    </style:style>
    <style:style style:name="T33" style:family="text">
      <style:text-properties fo:font-style="italic" officeooo:rsid="0090df9c" style:font-style-asian="italic" style:font-style-complex="italic"/>
    </style:style>
    <style:style style:name="T34" style:family="text">
      <style:text-properties fo:font-style="italic" officeooo:rsid="0091fafc" style:font-style-asian="italic" style:font-style-complex="italic"/>
    </style:style>
    <style:style style:name="T35" style:family="text">
      <style:text-properties fo:font-style="italic" officeooo:rsid="0092a2d6" style:font-style-asian="italic" style:font-style-complex="italic"/>
    </style:style>
    <style:style style:name="T36" style:family="text">
      <style:text-properties fo:font-style="italic" officeooo:rsid="00948d02" style:font-style-asian="italic" style:font-style-complex="italic"/>
    </style:style>
    <style:style style:name="T37" style:family="text">
      <style:text-properties fo:font-style="italic" officeooo:rsid="00935155"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3faab4" style:font-style-asian="normal" style:font-style-complex="normal"/>
    </style:style>
    <style:style style:name="T40" style:family="text">
      <style:text-properties fo:font-style="normal" officeooo:rsid="00444004" style:font-style-asian="normal" style:font-style-complex="normal"/>
    </style:style>
    <style:style style:name="T41" style:family="text">
      <style:text-properties fo:font-style="normal" officeooo:rsid="0074ccd7" style:font-style-asian="normal" style:font-style-complex="normal"/>
    </style:style>
    <style:style style:name="T42" style:family="text">
      <style:text-properties fo:font-style="normal" officeooo:rsid="0075b84f" style:font-style-asian="normal" style:font-style-complex="normal"/>
    </style:style>
    <style:style style:name="T43" style:family="text">
      <style:text-properties fo:font-style="normal" officeooo:rsid="0077b182" style:font-style-asian="normal" style:font-style-complex="normal"/>
    </style:style>
    <style:style style:name="T44" style:family="text">
      <style:text-properties fo:font-style="normal" officeooo:rsid="0077b454" style:font-style-asian="normal" style:font-style-complex="normal"/>
    </style:style>
    <style:style style:name="T45" style:family="text">
      <style:text-properties fo:font-style="normal" officeooo:rsid="0079441a" style:font-style-asian="normal" style:font-style-complex="normal"/>
    </style:style>
    <style:style style:name="T46" style:family="text">
      <style:text-properties fo:font-style="normal" officeooo:rsid="0082159a" style:font-style-asian="normal" style:font-style-complex="normal"/>
    </style:style>
    <style:style style:name="T47" style:family="text">
      <style:text-properties fo:font-style="normal" officeooo:rsid="008702c4" style:font-style-asian="normal" style:font-style-complex="normal"/>
    </style:style>
    <style:style style:name="T48" style:family="text">
      <style:text-properties fo:font-style="normal" officeooo:rsid="00890991" style:font-style-asian="normal" style:font-style-complex="normal"/>
    </style:style>
    <style:style style:name="T49" style:family="text">
      <style:text-properties fo:font-style="normal" officeooo:rsid="008bffe4" style:font-style-asian="normal" style:font-style-complex="normal"/>
    </style:style>
    <style:style style:name="T50" style:family="text">
      <style:text-properties fo:font-style="normal" officeooo:rsid="008f5791" style:font-style-asian="normal" style:font-style-complex="normal"/>
    </style:style>
    <style:style style:name="T51" style:family="text">
      <style:text-properties fo:font-style="normal" officeooo:rsid="008f7090" style:font-style-asian="normal" style:font-style-complex="normal"/>
    </style:style>
    <style:style style:name="T52" style:family="text">
      <style:text-properties fo:font-style="normal" officeooo:rsid="0090df9c" style:font-style-asian="normal" style:font-style-complex="normal"/>
    </style:style>
    <style:style style:name="T53" style:family="text">
      <style:text-properties fo:font-style="normal" officeooo:rsid="0091fafc" style:font-style-asian="normal" style:font-style-complex="normal"/>
    </style:style>
    <style:style style:name="T54" style:family="text">
      <style:text-properties fo:font-style="normal" officeooo:rsid="0092a2d6" style:font-style-asian="normal" style:font-style-complex="normal"/>
    </style:style>
    <style:style style:name="T55" style:family="text">
      <style:text-properties fo:font-style="normal" officeooo:rsid="009388d5" style:font-style-asian="normal" style:font-style-complex="normal"/>
    </style:style>
    <style:style style:name="T56" style:family="text">
      <style:text-properties fo:font-style="normal" officeooo:rsid="00948d02" style:font-style-asian="normal" style:font-style-complex="normal"/>
    </style:style>
    <style:style style:name="T57" style:family="text">
      <style:text-properties fo:font-style="normal" officeooo:rsid="00961f55" style:font-style-asian="normal" style:font-style-complex="normal"/>
    </style:style>
    <style:style style:name="T58" style:family="text">
      <style:text-properties fo:font-style="normal" officeooo:rsid="00975121" style:font-style-asian="normal" style:font-style-complex="normal"/>
    </style:style>
    <style:style style:name="T59" style:family="text">
      <style:text-properties fo:font-style="normal" officeooo:rsid="00975d4b" style:font-style-asian="normal" style:font-style-complex="normal"/>
    </style:style>
    <style:style style:name="T60" style:family="text">
      <style:text-properties fo:font-style="normal" officeooo:rsid="00977171" style:font-style-asian="normal" style:font-style-complex="normal"/>
    </style:style>
    <style:style style:name="T61" style:family="text">
      <style:text-properties fo:font-style="normal" officeooo:rsid="0098d1dd" style:font-style-asian="normal" style:font-style-complex="normal"/>
    </style:style>
    <style:style style:name="T62" style:family="text">
      <style:text-properties fo:font-style="normal" officeooo:rsid="0098f661" style:font-style-asian="normal" style:font-style-complex="normal"/>
    </style:style>
    <style:style style:name="T63" style:family="text">
      <style:text-properties fo:font-style="normal" officeooo:rsid="009a48ca" style:font-style-asian="normal" style:font-style-complex="normal"/>
    </style:style>
    <style:style style:name="T64" style:family="text">
      <style:text-properties fo:font-style="normal" officeooo:rsid="009bcf06" style:font-style-asian="normal" style:font-style-complex="normal"/>
    </style:style>
    <style:style style:name="T65" style:family="text">
      <style:text-properties fo:font-style="normal" officeooo:rsid="00935155" style:font-style-asian="normal" style:font-style-complex="normal"/>
    </style:style>
    <style:style style:name="T66" style:family="text">
      <style:text-properties fo:font-style="normal" officeooo:rsid="009c746d" style:font-style-asian="normal" style:font-style-complex="normal"/>
    </style:style>
    <style:style style:name="T67" style:family="text">
      <style:text-properties fo:font-style="normal" officeooo:rsid="009dc8da" style:font-style-asian="normal" style:font-style-complex="normal"/>
    </style:style>
    <style:style style:name="T68" style:family="text">
      <style:text-properties fo:font-style="normal" officeooo:rsid="009e6fb1" style:font-style-asian="normal" style:font-style-complex="normal"/>
    </style:style>
    <style:style style:name="T69" style:family="text">
      <style:text-properties officeooo:rsid="003faab4"/>
    </style:style>
    <style:style style:name="T70" style:family="text">
      <style:text-properties officeooo:rsid="004612c9"/>
    </style:style>
    <style:style style:name="T71" style:family="text">
      <style:text-properties officeooo:rsid="0048ea89"/>
    </style:style>
    <style:style style:name="T72" style:family="text">
      <style:text-properties officeooo:rsid="004a64df"/>
    </style:style>
    <style:style style:name="T73" style:family="text">
      <style:text-properties officeooo:rsid="004d1625"/>
    </style:style>
    <style:style style:name="T74" style:family="text">
      <style:text-properties officeooo:rsid="004f8276"/>
    </style:style>
    <style:style style:name="T75" style:family="text">
      <style:text-properties officeooo:rsid="0052aaee"/>
    </style:style>
    <style:style style:name="T76" style:family="text">
      <style:text-properties officeooo:rsid="005563cc"/>
    </style:style>
    <style:style style:name="T77" style:family="text">
      <style:text-properties officeooo:rsid="00569803"/>
    </style:style>
    <style:style style:name="T78" style:family="text">
      <style:text-properties officeooo:rsid="0058feb5"/>
    </style:style>
    <style:style style:name="T79" style:family="text">
      <style:text-properties officeooo:rsid="0059ede5"/>
    </style:style>
    <style:style style:name="T80" style:family="text">
      <style:text-properties officeooo:rsid="005b046a"/>
    </style:style>
    <style:style style:name="T81" style:family="text">
      <style:text-properties officeooo:rsid="005c39ba"/>
    </style:style>
    <style:style style:name="T82" style:family="text">
      <style:text-properties officeooo:rsid="005df89f"/>
    </style:style>
    <style:style style:name="T83" style:family="text">
      <style:text-properties officeooo:rsid="00639bbe"/>
    </style:style>
    <style:style style:name="T84" style:family="text">
      <style:text-properties officeooo:rsid="0064adcf"/>
    </style:style>
    <style:style style:name="T85" style:family="text">
      <style:text-properties officeooo:rsid="00654224"/>
    </style:style>
    <style:style style:name="T86" style:family="text">
      <style:text-properties officeooo:rsid="006ac3a7"/>
    </style:style>
    <style:style style:name="T87" style:family="text">
      <style:text-properties officeooo:rsid="006ac570"/>
    </style:style>
    <style:style style:name="T88" style:family="text">
      <style:text-properties officeooo:rsid="006ce60e"/>
    </style:style>
    <style:style style:name="T89" style:family="text">
      <style:text-properties officeooo:rsid="0071f686"/>
    </style:style>
    <style:style style:name="T90" style:family="text">
      <style:text-properties officeooo:rsid="0074b261"/>
    </style:style>
    <style:style style:name="T91" style:family="text">
      <style:text-properties officeooo:rsid="0079441a"/>
    </style:style>
    <style:style style:name="T92" style:family="text">
      <style:text-properties officeooo:rsid="007e53c9"/>
    </style:style>
    <style:style style:name="T93" style:family="text">
      <style:text-properties fo:language="en" fo:country="US"/>
    </style:style>
    <style:style style:name="T94" style:family="text">
      <style:text-properties fo:language="en" fo:country="US" officeooo:rsid="007e53c9"/>
    </style:style>
    <style:style style:name="T95" style:family="text">
      <style:text-properties fo:language="en" fo:country="US" fo:font-style="normal" fo:font-weight="normal" officeooo:rsid="0082159a" style:font-style-asian="normal" style:font-weight-asian="normal" style:font-style-complex="normal" style:font-weight-complex="normal"/>
    </style:style>
    <style:style style:name="T96" style:family="text">
      <style:text-properties officeooo:rsid="0082159a"/>
    </style:style>
    <style:style style:name="T97" style:family="text">
      <style:text-properties officeooo:rsid="0083c8d7"/>
    </style:style>
    <style:style style:name="T98" style:family="text">
      <style:text-properties officeooo:rsid="00858731"/>
    </style:style>
    <style:style style:name="T99" style:family="text">
      <style:text-properties officeooo:rsid="00864020"/>
    </style:style>
    <style:style style:name="T100" style:family="text">
      <style:text-properties officeooo:rsid="00890991"/>
    </style:style>
    <style:style style:name="T101" style:family="text">
      <style:text-properties officeooo:rsid="00894cd8"/>
    </style:style>
    <style:style style:name="T102" style:family="text">
      <style:text-properties officeooo:rsid="008a7139"/>
    </style:style>
    <style:style style:name="T103" style:family="text">
      <style:text-properties officeooo:rsid="008b124f"/>
    </style:style>
    <style:style style:name="T104" style:family="text">
      <style:text-properties officeooo:rsid="008bffe4"/>
    </style:style>
    <style:style style:name="T105" style:family="text">
      <style:text-properties officeooo:rsid="008f5791"/>
    </style:style>
    <style:style style:name="T106" style:family="text">
      <style:text-properties officeooo:rsid="00935155"/>
    </style:style>
    <style:style style:name="T107" style:family="text">
      <style:text-properties officeooo:rsid="00948d02"/>
    </style:style>
    <style:style style:name="T108" style:family="text">
      <style:text-properties officeooo:rsid="00961f55"/>
    </style:style>
    <style:style style:name="T109" style:family="text">
      <style:text-properties officeooo:rsid="0096fb99"/>
    </style:style>
    <style:style style:name="T110" style:family="text">
      <style:text-properties officeooo:rsid="009a48ca"/>
    </style:style>
    <style:style style:name="T111" style:family="text">
      <style:text-properties officeooo:rsid="009c42a2"/>
    </style:style>
    <style:style style:name="T112" style:family="text">
      <style:text-properties officeooo:rsid="009c746d"/>
    </style:style>
    <style:style style:name="T113" style:family="text">
      <style:text-properties officeooo:rsid="009dc8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Оглавление<text:tab/></text:p>
      <text:p text:style-name="Preformatted_20_Text"><text:tab/>Иллюстрации <text:tab/></text:p>
      <text:p text:style-name="Preformatted_20_Text">Предисловие</text:p>
      <text:p text:style-name="Preformatted_20_Text">1. Одно Утро в Юзефуве</text:p>
      <text:p text:style-name="Preformatted_20_Text">2. Полиция Порядка</text:p>
      <text:p text:style-name="Preformatted_20_Text">3. Полиция Порядка и Финальное Решение: Россия 1941</text:p>
      <text:p text:style-name="Preformatted_20_Text">4. Полиция Порядка и Финальное Решение: Депортация</text:p>
      <text:p text:style-name="Preformatted_20_Text">5. Резервный полицейский батальон</text:p>
      <text:p text:style-name="Preformatted_20_Text">6. Прибытие в Польшу</text:p>
      <text:p text:style-name="Preformatted_20_Text">7. Знакомство с массовым убийством: Резня в Юзефуве</text:p>
      <text:p text:style-name="Preformatted_20_Text">8. Мысли о Резне 9. Ломазы: Падение второй роты</text:p>
      <text:p text:style-name="Preformatted_20_Text">10. Августовская депортация в Треблинку</text:p>
      <text:p text:style-name="Preformatted_20_Text">11. Расстрелы поздним сентябрём.</text:p>
      <text:p text:style-name="Preformatted_20_Text">12. Возобновление Депортаций.</text:p>
      <text:p text:style-name="Preformatted_20_Text">13. Странности со здоровьем капитана Хоффмана.</text:p>
      <text:p text:style-name="Preformatted_20_Text">14. «Охота на евреев»</text:p>
      <text:p text:style-name="Preformatted_20_Text">15. Последние бойни «Фестиваль Урожая»</text:p>
      <text:p text:style-name="Preformatted_20_Text">16. Последствия 17. Немцы, Поляки, Евреи</text:p>
      <text:p text:style-name="Preformatted_20_Text">18. Обыкновенные люди</text:p>
      <text:p text:style-name="Preformatted_20_Text">Послесловие</text:p>
      <text:p text:style-name="Preformatted_20_Text">Приложение: Расстрелы и депортации резервного полицейского батальона 101 Примечания</text:p>
      <text:p text:style-name="Preformatted_20_Text"/>
      <text:p text:style-name="Preformatted_20_Text">ИЛЛЮСТРАЦИИ</text:p>
      <text:p text:style-name="Preformatted_20_Text"/>
      <text:p text:style-name="Preformatted_20_Text"/>
      <text:p text:style-name="Preformatted_20_Text">КАРТА 1</text:p>
      <text:p text:style-name="Preformatted_20_Text">Польша в 1942-1943</text:p>
      <text:p text:style-name="Preformatted_20_Text">Толстой линией очерчена территория Польши до 1 сентября 1939</text:p>
      <text:p text:style-name="Preformatted_20_Text">Тёмным цветом выделены территории, аннексированные Германией</text:p>
      <text:p text:style-name="Preformatted_20_Text">Светлым — территории под контролем гражданской администрации</text:p>
      <text:p text:style-name="Preformatted_20_Text">Крестами отмечены лагеря смерти</text:p>
      <text:p text:style-name="Preformatted_20_Text"/>
      <text:p text:style-name="Preformatted_20_Text">КАРТА 2</text:p>
      <text:p text:style-name="Preformatted_20_Text">Район Люблина</text:p>
      <text:p text:style-name="Preformatted_20_Text"/>
      <text:p text:style-name="Preformatted_20_Text"/>
      <text:p text:style-name="Preformatted_20_Text">Предисловие</text:p>
      <text:p text:style-name="Preformatted_20_Text"/>
      <text:p text:style-name="Preformatted_20_Text"><text:tab/>В середине Марта 1942 75-80% жертв Холокоста ещё были живы, 20-25% уже погибли. Всего одиннадцать месяцев спустя, к середине Февраля 1943, цифры поменялись местами. В самом сердце Холокоста лежала короткая, интенсивная волна массовых убийств. Центром их стала Польша, где к марту 1942, несмотря на два с половиной года лишений, тяжёлых испытаний и гонений, каждое крупное Еврейское сообщество уцелело, и где одиннадцать месяцев спустя лишь остатки польского еврейства сохранились в немногочисленных гетто и рабочих лагерях. Вкратце, немецкая атака на евреев Польши не была постепенной программой, растянутой во времени, но настоящим блицкригом, массивной операцией, требующей мобилизации большого количества ударных войск. Кроме того, это нападение началось, когда война Германии с Россией повисла в равновесии, когда обновлённое продвижение немцев в сторону Крыма и Кавказа закончилось катастрофическим поражением в Сталинграде.</text:p>
      <text:p text:style-name="Preformatted_20_Text"><text:s/><text:tab/>Если немецкое наступление 1942 было в конечном счёте провалом, блицкриг против Евреев, особенно в Польше, поражением не был. Некоторое время мы уже знали как убивают Евреев в гетто, особенно в Варшаве и Лодзе, но большинство польских Евреев жило в маленьких городах и посёлках, где Евреев часто было больше 30%, а иногда 80% или 90%. Как немцы организовали и провели уничтожение так широко распространённого еврейского населения? И где они нашли кадры в такой ключевой момент войны для достижения такой впечатляющей логистики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1" text:note-class="endnote"><text:note-citation>1</text:note-citation><text:note-body><text:p text:style-name="P1">Рауль Хилберг оценивает количество погибших жертв в Холокосте от расстрелов в 25 процентов. Более 50 процентов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 The Destruction of the European Jews (New York, 1985), 1219.</text:p></text:note-body></text:note></text:p>
      <text:p text:style-name="Preformatted_20_Text"><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text:soft-page-break/>Расследованию Преступлений Национал Социалистов(Zentrale Stelle der Landesjustizverwaltungen),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отрядом Немецкой Полиции Порядка.</text:p>
      <text:p text:style-name="Preformatted_20_Text"><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беспокоящим. Никогда до этого я не сталкивался с проблемой выбора так драматично вписывающимся в события и так открыто обсуждаемой хотя бы частью преступников. Никогда до этого я не видел чудовищные события холокоста в таком контрасте с человеческими лицами убийц.</text:p>
      <text:p text:style-name="Preformatted_20_Text"><text:tab/>По обвинительному акту и содержащимся в не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отсутствующи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с 1962 по 1972). Проводились Государственной Прокуратурой(Staatsanwaltschaft)в Гамбурге. Это министерство — одно из самых усердных и убеждённых обвинителей нацистских преступлений во всей Федеральной Республике — все ещё хранит судебные протоколы, относящиеся к делу, и мне удалось получить разрешение ознакомиться с ними.</text:p>
      <text:p text:style-name="Preformatted_20_Text"><text:s/><text:tab/>В отличии от множества нацистских подразделений убийц, чьи составы могли быть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Июне 1942. Это собрание допросов предоставляет репрезентативный пример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ы для возможности последовательной реконструкции событий и анализа внутренней динамики этого отряда убийц.</text:p>
      <text:p text:style-name="Preformatted_20_Text"><text:s/><text:tab/>В конце концов, Холокост случился потому, что на самом базовом уровне, отдельные люди убивали в массовом количестве других людей продолжительный период времени. Стихийные преступники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 которые касались массовых убийств(прим. Имеется в виду, что нет(или не было на тот момент) документов, которые описывали массовые убийства документально и со стороны немцев).<text:note text:id="ftn2" text:note-class="endnote"><text:note-citation>2</text:note-citation><text:note-body><text:p text:style-name="P6">Единственное другое крупное исследование отдельного отряда убийц — это исследование <text:s/>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установить даты и размах деятельности батальона в некоторых городах их дислокации. Однако если показания выживших могут пролить свет на видных преступников в гетто и лагерях, где возможен длительный контакт, они мало могут нам сказать о постоянно перемещающемся подразделении по типу Полицейского Резервного Батальона 101. Неизвестные люди прибыли, осуществили свою убийственную задачу и ушли. Редко, когда выжившие даже запоминали своеобразную зелёную форму Полиции Порядка, полезную для идентификации подразделения.</text:p>
      <text:p text:style-name="Preformatted_20_Text"><text:s/><text:tab/>В описании событий, следовательно, я буду сильно полагаться на судебные допросы 125 человек, осуществлённые в 1960ых. Чтение о событиях, описываемых 125ю разными людьми, 20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изменил свои собственные воспоминания каким-либо способом. Следовательно допросы неизбежно представляют собой сбивающую с толку мешанину перспектив и воспоминаний. Парадоксально, я был бы более уверен в том, что произошло с батальоном с показаниями одного человека, вместо 125.</text:p>
      <text:p text:style-name="Preformatted_20_Text"><text:s/><text:tab/>Помимо различных перспектив и воспоминаний, есть ещё вмешательство обстоятельств, в которых давались показания. По простому, некоторые люди преднамеренно лгали, потому как боялись последствий раскрытия правды как они её знали. Не только подавление и искажение, но сознательная ложь сформировали показания свидетелей. Более того, следователи задавали вопросы, соответствующие <text:soft-page-break/>их задаче по сбору информации конкретных, подсудных преступлений, совершенных конкретными людьми, но они не расследовали систематическую, часто личную и субъективную грань опыта полицейских, которая важна для историков, если не для адвокатов. <text:tab/>Как и бывает с множеством источников, многие показания и перспективы необходимо взвешивать и просеивать. Надёжность каждого свидетеля должна быть подвержена оценке. Часть показания или оно полностью может быть отвергнута в свете конфликтующих показаний. Многие из таких решений были очевидны, просты, но в других случаях задача была достаточно сложна. И как бы осознанным я ни старался бы быть, я несомненно сделал несколько инстинктивных суждений, даже если не заметил этого. Другие историки, глядя на описанные события, могут показать их в несколько ином свете.</text:p>
      <text:p text:style-name="Preformatted_20_Text"><text:s/><text:tab/>В последние десятилетия историков в целом были все больше обеспокоены описанием истории «с низов», с реконструкцией опыта большинства обычных людей, который до этого был часто игнорирован в угоду истории о «высоких» политике и культуре. Этот тренд достиг своего пика в Alltagsgeschichte - «истории повседневной жизни», достигнутой через подробное описание обычных впечатлений обычных людей. Когда такой подход применяют к эре Третьего Рейха, однако,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 <text:tab/>Как методология, однако, «история повседневной жизни» нейтральна. Она становится попыткой ухода, попыткой «нормализовать» Третий Рейх, только если она проваливается в установке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одним. Нормальность сама по себе стала чрезвычайно ненормальной.</text:p>
      <text:p text:style-name="Preformatted_20_Text"><text:s/><text:tab/>Ещё одним возможным возражением против такого исследования становится степень эмпатии к преступникам, которая неизбежна в попытке понять их. Совершенно точно, что история требует отказ от демонизации. Полицейские в батальоне, кто устраивал бойни и депортации, так же как и малое количество что отказывалось, были людьми. Я должен осознать, что в такой же ситуации, я мог бы стать и убийцей, и отказником(и оба из них — люди), если бы я хотел приложить все усилия для понимания их.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ываясь от попытки понять преступников в человеческих терминах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 историк Марк Блок написал: «Когда всё сказано и сделано, единственное слово «понимание» - маяк для наших исследований».<text:note text:id="ftn3" text:note-class="endnote"><text:note-citation>3</text:note-citation><text:note-body><text:p text:style-name="P6">Marc Bloch, The Historian’s Craft (New York, 1964), 143.</text:p></text:note-body></text:note> Именно в таком духе я и старался написать эту книгу.</text:p>
      <text:p text:style-name="Preformatted_20_Text"><text:s/><text:tab/>Одно условие поставленное передо мной для доступа к судебным допросам должно быть ясно. Регуляции и законы, касающиеся защите приватности становятся все более жёсткими в Германии, особенно в последние десятилетия. Правительство Гамбурга и его судебные протоколы не попадают под исключение. До того как получить разрешение на допуск к ним, я пообещал не использовать настоящие имена. Имена командира батальона, Майора Вильгельма Траппа, и трёх командиров роты — Капитана Вольфганга Хоффмана, Капитана Юлиуса Волауфа и лейтенанта Хартвига Гнейда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обозначены звёздочкой*) для всех других членов батальона в этой книге. Записи показаний сопровождаются простым именем и первой буквой фамилии. Тогда как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этого исследования.</text:p>
      <text:p text:style-name="Preformatted_20_Text"><text:s/><text:tab/>Различные люди и организации предоставили незаменимую поддержку во время исследования и написания книги. Главный прокурор(Oberstaatsanwalt, главный или старший прокурор, далее в книге «главный», прим. Переводчика) Альфред Штрейм предоставил мне доступ к несравненной коллекции немецких судебных протоколов в <text:soft-page-break/>Людвигсбурге. Главный прокурор Хельге Грабитц вдохновил меня на работу с судебными записями в Гамбурге, поддержал мою заявку на доступ и щедро помогал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reformatted_20_Text"><text:s/><text:tab/>Питер Хейс из Северо-западного Университета и Сол Фридлендер из Калифорнийского университета дали возможность предоставить начальные находки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Деннис Мартин, Одри Эйлер, Роберт Геллатели, Роберт Хойер, Ян Кершоу, Иегуда Бауэр, Дина Порат, Майкл Маррус, Беттина Бим, Джордж Мосс, Элизабет Домански, Гитта Серени, Карло Гинсбург и Уве Адам заслуживают отдельного упоминания. Раулю Хильбергу отдельное спасибо. В 1982 он привлёк внимание к незаменимости Полиции Порядка для Холокоста, как и всегда прокладывая дорогу для дальнейших исследований.<text:note text:id="ftn4" text:note-class="endnote"><text:note-citation>4</text:note-citation><text:note-body><text:p text:style-name="P6">Raul Hilberg, «The Bureaucracy of Annihilation» in Unanswered Questions: Nazi Germany and the Genocide of the Jews, ed. François Furet (New York, 1989), 124-26.</text:p></text:note-body></text:note> Впоследствии он лично заинтересовался публикацией исследования. За такую помощь сейчас и ранее, посвящение этой книги не будет адекватным выражением моей оценки и благодарности. Я особенно признателен моей семье за постоянную поддержку, понимание и терпение во время сотворения этой книги.</text:p>
      <text:p text:style-name="Preformatted_20_Text"><text:tab/><text:tab/><text:tab/><text:tab/><text:tab/><text:tab/><text:tab/><text:tab/>Такома, Ноябрь 1991.</text:p>
      <text:p text:style-name="Preformatted_20_Text"/>
      <text:p text:style-name="Preformatted_20_Text">Глава 1 Одно утро в Юзефуве.</text:p>
      <text:p text:style-name="Preformatted_20_Text"><text:tab/>В ранние часы 13 Июля 1942, 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Это были семейные мужчины из Гамбурга, среднего возраста, рабочего или близкого к нему классам. Считаясь слишком старыми для службы в немецкой армии, их призвали на службу Полиции Порядка. Большинство были свежими рекрутами без какого-либо опыта на оккупированных территориях. Они прибыли в Польшу за 3 недели до события.</text:p>
      <text:p text:style-name="Preformatted_20_Text"><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5" text:note-class="endnote"><text:note-citation>5</text:note-citation><text:note-body><text:p text:style-name="P6">Adolf B., HW 440</text:p></text:note-body></text:note> Они направлялись на их первую миссию, хоть им и не сказали чего стоит ожидать. </text:p>
      <text:p text:style-name="Preformatted_20_Text"><text:tab/>Конвой грузовиков Батальона выдвинулся из Билгорая в темноте, направившись на восток по грунтовой дороге такой же ровной, как и стиральная доска. Двигались медленно, заняло от полутора до двух часов добраться до цели — деревни Юзефув — в каких-то тридцати километрах от их дислокации. Как раз как начало светать, конвой остановился не заходя в Юзефув. Это была типичная польская деревня со скромными белыми домами и крышами из сена. Среди жителей этой деревни было 1800 евреев.</text:p>
      <text:p text:style-name="Preformatted_20_Text"><text:s/><text:tab/>В деревне царила тишина.<text:note text:id="ftn6" text:note-class="endnote"><text:note-citation>6</text:note-citation><text:note-body><text:p text:style-name="P6">Erwing G., HW 2502-3; Johannes R., HW 1808; Karl F., HW 1868.</text:p></text:note-body></text:note> Бойцы Полицейского Батальона 101 высадились из грузовиков и собрались полукругом около их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им суть полученного батальоном задания.</text:p>
      <text:p text:style-name="Preformatted_20_Text"><text:s/><text:tab/>Бледный и нервный, давясь и прерываясь, со слезами на глазах, у Траппа явно уходило много сил на самоконтроль. Батальону, сказал он жалобно, предстоит выполнить пугающе неприятную задачу. Она ему не нравится, и о ней можно сожалеть, но приказ пришел с самого верха. Если им от этого легче, мужчины должны помнить, что в Германии бомбы падают на женщин и детей.</text:p>
      <text:p text:style-name="Preformatted_20_Text"><text:s/><text:tab/>Затем он вернулся к делу. Трапп напомнил, что евреи устроили американский бойкот, который вредит Германии. Эти евреи — евреи в деревне Юзефув, согласно источникам, замешаны в партизанской деятельности. Батальону приказано захватить этих евреев.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необычное предложение — если среди его людей есть те, кто не согласен с подобной задачей, они могут отказаться.<text:note text:id="ftn7" text:note-class="endnote"><text:note-citation>7</text:note-citation><text:note-body><text:p text:style-name="P6">О поведении Траппа во время речи: George A., HW 421; Alfred L., HW 1351; Bruno P., HW 1915; Walter N., HW 3927; Hein B., HW 4415; August Z., G 275; О содержании речи: Georg A., HW 421; Adolf B., HW 439; Martin D., HW 1596; <text:span text:style-name="T6">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reformatted_20_Text"/>
      <text:p text:style-name="Preformatted_20_Text">Глава 2. Полиция Порядка.</text:p>
      <text:p text:style-name="Preformatted_20_Text"><text:soft-page-break/><text:tab/>Как батальон полицейских резервистов среднего возраста оказался перед лицом приказа о расстреле 1500 евреев в польской деревне Юзефув летом 1942? Необходима некоторая предыстория об Полиции Порядка(Ordnungspolizei или Orpo) как об институте, его роли в нацисткой политике и убийстве евреев в Европе. <text:tab/>Полиция Порядка была третьей попыткой Германии создать полицейское формирование с военными тренировкой и обмундированием в периоде между мировыми войнами.<text:note text:id="ftn8" text:note-class="endnote"><text:note-citation>8</text:note-citation><text:note-body><text:p text:style-name="P7">Единственная институциональная история Полиции Порядка это Zur Geschichte der Ordnungspolizei 1936-1945 (Koblenz, 1957): part1, Hans-Joachim Neufeldt, «Entstehung und Organisation des Hauptamtes Ordnungspolizei», and part 2, Georg Tessin, «Die Stäbe und Truppeneinheiten der Ordnungspolizei». Работа Heiner Lichtenstein’s Himmlers grüne Helfer: Die Schutzpolizei und Ordnungspolizei in «Dritten Reich»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Freikorps). Когда в 1919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 потому как те потенциально нарушали Версальское Соглашение, ограничивающие немецкую армию 100000 солдатами.</text:p>
      <text:p text:style-name="Preformatted_20_Text"><text:s/><text:tab/>После установление нацистского режима в 1933, была создана «полицейская армия»(Armee der Landespolizei) численностью 56000 человек. Как часть немецкого плана по скрытому перевооружению, эти подразделения получали полную военную подготовку и располагались в бараках. Когда Гитлер открыто отверг политику разоружения Версальского Мира и заново ввёл военный призыв в 1935, «полицейская армия» влилась в быстро расширяющуюся регулярную армию, предоставив офицеров и унтер-офицеров. «Полицейская армия» сыграла немалую роль в подготовке будущего офицерского корпуса. На 1942 год, не менее 97 генералов в немецкой армии ранее служили в «полицейской армии» в 1933-1935 годах.<text:note text:id="ftn9" text:note-class="endnote"><text:note-citation>9</text:note-citation><text:note-body><text:p text:style-name="P7">Tessin, 7-8.</text:p></text:note-body></text:note></text:p>
      <text:p text:style-name="Preformatted_20_Text"><text:s/><text:tab/>Сохранение военных формирований среди полицейских сил было осуществлено Генрихом Гиммлером, уже являвшимся главой СС и главой немецкой полиции в 1936, с юрисдикцией над всеми полицейскими отрядами в Третьем Рейхе. Гиммлер разделил различные ветви полиции на две ветви, обе под контролем главного офиса в Берлине. Под управлением Главного Управления Полиции Безопасности(Sicherheitspolizei) Рейнхарда Гейдриха была печально известная Тайная Государственная Полиция(Geheime Staatspolizei, или Gestapo — Гестапо) занимающаяся врагами политического режима, и криминальная полиция (Kriminalpolizei, или Kripo), которая была по сути детективной службой для неполитических преступлений. Второй ветвью полиции являлось Главное управление Полиции Порядка под управлением Курта Далюге. Далюге руководил городской(Schutzpolizei, или Schupo, далее «полиция охраны»), сельской полицией, эквивалентом возможно Жандармерии(Gendarmerie), и муниципальной полицией малых посёлков или коммун(Gemeindepolizei).</text:p>
      <text:p text:style-name="Preformatted_20_Text"><text:s/><text:tab/>К 1938 году Далюге имел более 62000 полицейских под своей юрисдикцией. Около 9000 из них были организованы в полицейские сотни(Polizei-Hundertschaften, далее «роты») по 108 человек каждая. В десяти городах Германии, по три полицейские роты вместе организовывались в ещё большее формирование «полицейских тренировочных отрядов»(Polizei-Ausbildungsabteilungen).</text:p>
      <text:p text:style-name="Preformatted_20_Text"><text:s/><text:tab/>В 1938 и 1939, Полиция Порядка стремительно расширялась. На фоне все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возможности несения военной службы не только в безопасности, но и близко к дому.</text:p>
      <text:p text:style-name="Preformatted_20_Text"><text:s/><text:tab/>С началом войны в сентябре 1939, Полиция Порядка насчитывала 131000 человек. Большой угрозой этой военной организации был, конечно, риск поглощения её немецкой армией. Этого удалось избежать компромиссом, за который Полиция Порядка заплатила высокую цену. Множество их лучших отрядов были сформированы в полицейскую дивизию из 16000 человек, которая перешла под контроль армии.(Впоследствии эта дивизия сражалась под Арденном в 1940 и участвовала в атаке на Ленинград в 1941, прежде чем Гиммлер вернул себе контроль над ней в 1942 в качестве четвёртой гренадерской дивизии СС(Fourth SS-Polizei Grenadier Division). Два полицейских полка набранные в недавно захваченном Данциге так же передали армии в октябре 1939. И наконец, Полиция Порядка предоставила более 8000 человек для полевой жандармерии(Feldgendarmerie, военная полиция). Взамен оставшиеся силы Полиции Порядка сохранили своё право на исключение из призыва в армию.</text:p>
      <text:p text:style-name="Preformatted_20_Text"><text:soft-page-break/><text:s/><text:tab/>Для пополнения своего состава, Полиции Порядка разрешили рекрутировать 26000 молодых немецких мужчин — 9000 волонтёров рождённых между 1918 и 1920, и 17000 волонтёров рождённых между 1909 и 1912, а так же 6000 так называемых «этнических немцев»(Volksdeutsche), проживавших вне границ Германии до 1939. В дополнение, Полиция Порядка получило право на призыв 91500 резервистов рождённых между 1901 и 1909 — возрастная группа, на тот момент не подверженная призыву в армию. Набор в Полицию Порядка постепенно распространялся на всё более старую категорию мужчин, и к середине 1940го года численность войск составила 244500.<text:note text:id="ftn10" text:note-class="endnote"><text:note-citation>10</text:note-citation><text:note-body><text:p text:style-name="P8">Tessin, 13-15, 24, 27, 49.</text:p></text:note-body></text:note> <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Тринадцать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для обеспечения безопасности в тылу. <text:tab/>Число полицейских батальоном резко увеличилось до 101 к середине 1940, когда дополнительно 26000 молодых призывников, а так же множество старых резервистов были сформированы в подразделения. Тринадцать батальонов располагались в оккупированной Германией центральной Польше, известной как Генерал-губернаторство(General Government), ещё семь в аннексированных западных польских территориях, «включённых в состав» Германий.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11" text:note-class="endnote"><text:note-citation>11</text:note-citation><text:note-body><text:p text:style-name="P8">Tessin, 32-34.</text:p></text:note-body></text:note> Полиция порядка быстро становилась незаменимым источником рабочей силы для оккупации Европы.</text:p>
      <text:p text:style-name="Preformatted_20_Text"><text:tab/>Новые батальоны создавались двумя методами. В первом, для обеспечения офицерского корпуса составом, довоенные волонтёры, карьерные полицейские из первоначальных батальонов повышались до унтер-офицеров, после чего были рассредоточены по новообразованным батальонам, чьи составы наполнялись «старыми» резервистами. Такие батальоны получили обозначение «полицейские резервные батальоны». Во втором, батальоны формировались из набранных осенью 1939 26000 молодых добровольцев. Такие батальоны получали отдельные номера(от 251 до 256, от 301 до 325) и являлись, по сути, новыми элитными формированиями Полиции Порядка.<text:note text:id="ftn12" text:note-class="endnote"><text:note-citation>12</text:note-citation><text:note-body><text:p text:style-name="P8">Tessin, 15, 34.</text:p></text:note-body></text:note></text:p>
      <text:p text:style-name="Preformatted_20_Text"><text:s/><text:tab/>Полиция Порядка в Генерал-губернаторстве разделилась на два пути. В первом, в каждом из четырёх районов Генерал-губернаторства основали постоянный штаб командира Полиции Порядка(Kommandeur Der Ordnungspolizei, или KdO)— Краков, Люблин, Радом и Варшава(пятый, Галиция, была добавлена в 1941). Каждый районный полк состоял из трёх батальонов с постоянной ротацией с батальонами из Германии. Во втором, создали тонкую сеть небольших подразделений Полиции Порядка по всему Генерал-губернаторству. В каждом крупном польском городе развернули отделения полиции охраны. Их основной 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из районов. Жандармерия, полиция охраны и все командиры трёх батальонов отчитывались командующему округу Полиции Порядка(KdO). К концу 1942, численность состава Полиции Порядка в Генерал-губернаторстве достигла 15186 человек. Польская полиция под её управлением насчитывала 14297 человек.<text:note text:id="ftn13" text:note-class="endnote"><text:note-citation>13</text:note-citation><text:note-body><text:p text:style-name="P8">NO-2861(Годовой рапорт Далюге за 1942, представлен высокопоставленным офицерам Полиции Порядка в январе 1943). <text:s/>Немного другие цифры даются в Des Diensttagebuch des deutschen Generalgouverneurs in Polen 1939-1945, изд. Werner Präg and Wolfgang Jacobmeyer(Штутгарт, 1975), 574. 21 ноября 1<text:span text:style-name="T9">9</text:span>42, командующий Полиции Порядка в Генерал-губернаторстве рапортовал о численности полицейских следующее: 12000 немецких, 12000 польских, от 1500 до 1800 украинских (предположительно в Галиции). Командующий Полицией Безопасности рапортовал о 2000 немецких и 1000<text:span text:style-name="T10">(?)</text:span> польских сотрудниках.</text:p></text:note-body></text:note></text:p>
      <text:p text:style-name="Preformatted_20_Text"><text:s/><text:tab/>Цепь командования вела вверх от батальонов Полиции Порядка, а так же сети малых отрядов, через командира полка(Kdo) к главнокомандующему Полиции Порядка в Генерал-губернаторстве(Befehlshaber der Ordnungspolizei, или Bdo) в столицу — Краков, и затем, наконец, в главный офис Далюге в Берлине. Это была цепь власти, касающаяся только местных сил Полиции Порядка. Однако, была так же и вторая цепь, управлявшая совместным взаимодействием и операциями Полиции Порядка, Тайной Полиции и других подразделений СС. В Генерал-губернаторстве, Генрих Гиммлер назначил Высшего Руководителя СС и Полиции(HSSPF), Фридриха Вильгельма Крюгера, как своего личного представителя, со специальной обязанностью по координации деятельности различных ветвей полицейской империи Гиммлера. В каждом из районов Губернаторства, присутствовал Руководитель СС и Полиции(SSPF), который имел те же обязанности и ту же власть на уровне района, что и Крюгер на уровне Генерал-губернаторства. В районе Люблина, где действовал Полицейский Резервный Батальон 101 в 1942-1943, руководителем СС и Полиции стал безжалостный <text:soft-page-break/>и отвратительный Одило Глобочник, близкий друг Гиммлера, смещённый с поста главы партии в Австрии за коррупцию. Итак, отряды Полиции Порядка в районе Люблина могли получать приказы либо от Далюге и главного офиса в Берлине, Главного Командующего Полиции Порядка в Кракове и командира округа, или от Гиммлера, через Высшего Главу СС и Полиции, районного руководителя, Глобочника. Касаемо программы по убийству польских евреев, именно вторая цепь командования сыграла ключевую роль по участию Полиции Порядка в Финальном Решении.</text:p>
      <text:p text:style-name="Preformatted_20_Text"/>
      <text:p text:style-name="Preformatted_20_Text"/>
      <text:p text:style-name="Preformatted_20_Text">Глава 3. Полиция Порядка и Финальное Решение: Россия 1941</text:p>
      <text:p text:style-name="Preformatted_20_Text"><text:tab/>Участие Полиции Порядка в Финальном Решении — массовом нацистском убийстве европейских евреев — началось не в Польше, но летом и осенью 1941 в России. В качестве подготовки к плану Гитлера по вторжению в Россию и «войне на уничтожение», весной 1941 сформировали четыре специальных мобильных подразделения СС известных как Айнзацгруппы(Einsatzgruppen). Ядро этих групп составляли члены Тайной Полиции Гейдриха(Gestapo и Kripo), а так же члены его разведывательного аппарата(Службы Безопасности, Sicherheitsdienst, SD). Их дополнили малыми подразделениями войск СС(Waffen SS — военная ветвь СС Гиммлера). Три роты Полицейского Резервного Батальона 9 были распределены между тремя или четырьмя Айнзацгруппами.<text:note text:id="ftn14" text:note-class="endnote"><text:note-citation>14</text:note-citation><text:note-body><text:p text:style-name="P8">Krausnick and Wilhelm, 146; Tessin, 96.</text:p></text:note-body></text:note> Таким образом, из 3000 человек составлявших четыре таких группы, 500 были членами Полиции Порядка.</text:p>
      <text:p text:style-name="Preformatted_20_Text"><text:s/><text:tab/>Айнзацгруппы были лишь остриём немецких отрядов, участвовавших в политических и расовых чистках на территории России. В раннем июле, собранная для этого случая из персонала Полиции Порядка в Генерал-губернаторстве Айнзацгруппа была послана в Россию. Большинство посланных людей станет членами постоянного контингента Полиции Порядка на территории ранее оккупированной в 1939-1941 Советским Союзом восточной Польши. Четыре оригинальных Айнзацгруппы отправятся следом за продвигающимися армиями на территорию России.</text:p>
      <text:p text:style-name="Preformatted_20_Text"><text:s/><text:tab/>Для оккупации России, Гиммлер назначил три Высших Главы СС и Полиции в северный, центральный и южный регионы. На распределенных между ними территориях, эти люди руководили всеми операциями СС. В дни эйфории, когда окончательная победа уже казалась близкой, Гитлер приказал усилить пацификацию тыловых захваченных территорий. Шестнадцатого Июля 1941 он анонсировал, что на восточных территориях он создаст «эдемский сад» и Германия никогда от них не откажется. Гитлеру показался удачным приказ Сталина о начале партизанской войны, ведь «это даёт возможность уничтожить любого враждебного нам. Естественно, обширные восточные территории должны быть пацифицированы так быстро, как это возможно. И лучшем способом осуществить это — расстрелять любого, кто косо на нас взглянет».<text:note text:id="ftn15" text:note-class="endnote"><text:note-citation>15</text:note-citation><text:note-body><text:p text:style-name="P8">IMT 38:86-94 (221-L: Конференция Гитлера от 16 июля 1941, совместно с Герингом, <text:span text:style-name="T7">Ламмерсом, Розенбергом и Кейтелем).</text:span></text:p></text:note-body></text:note></text:p>
      <text:p text:style-name="Preformatted_20_Text"><text:s/><text:tab/>Гиммлер не замедлил ответить увещеваниям своего хозяина. За неделю он отправил руководителям центрального региона СС Эриха фон дем Баха(Бах-Зелевски) и южного региона СС Фридриха Еккельна по дополнительной бригаде СС, пополнив кровавую кампанию СС 11000 людьми.<text:note text:id="ftn16" text:note-class="endnote"><text:note-citation>16</text:note-citation><text:note-body><text:p text:style-name="P9">Yehoshua Büchler, «Kommandostab Reichsführer-SS: Himmler’s Personal Murder Brigades in 1941», <text:s/>«Holocaust and Genocide Studies 1, no. 1, 1986):13-17.</text:p></text:note-body></text:note> Более того, как минимум 11 полицейских батальонов, 9 из которых состояли из свежих молодых рекрутов, распределили между тремя «регионами» СС в России, добавляя ещё 5500 членом Полиции Порядка, помимо 500 уже приписанных к Айнзацгруппам.<text:note text:id="ftn17" text:note-class="endnote"><text:note-citation>17</text:note-citation><text:note-body><text:p text:style-name="P9">К примеру, передача 23 июля 1941 года прямого руководства Полицейским Батальоном 322 Высшему Руководителю СС и Полиции фон дем Бах-Зелевски «для скорых задач батальона». YVA, 0-53/127/53(Военный дневник ПБ 322, запись от 23 июля 1941; здесь и далее «военный дневник»).</text:p></text:note-body></text:note> Между поздним июлем и серединой Августа, Гиммлер посетил восточный фронт, персонально призывая своих людей к массовым убийствам российских евреев.</text:p>
      <text:p text:style-name="Preformatted_20_Text"><text:tab/>Однако начало своей карьере убийц Полиция Порядка положила ещё в июле до всех этих приготовлений. Событие произошло в городе Белосток, почти половину населения которого составляли евреи. Накануне вторжения, названного немцами Операция Барбаросса, Майор Вайс полицейского батальона 309 встретился с командирами своих рот. Он раскрыл им несколько приказов, которые передавались устно, что часто происходило в других отрядах немецкой армии и полиции в России. Первый был печально известный «приказ о комиссарах»(Kommissarbefehl): при малейшем признаке антинемецких настроений любые так называемые «коммунистические элементы» армии или гражданской администрации лишались статуса пленников и должны быть расстреляны.<text:note text:id="ftn18" text:note-class="endnote"><text:note-citation>18</text:note-citation><text:note-body><text:p text:style-name="P9">NOKW-1076 (Kommissarbefehl, June 6, 1941).</text:p></text:note-body></text:note> Второй приказ — «приказ о военном судопроизводстве»<text:note text:id="ftn19" text:note-class="endnote"><text:note-citation>19</text:note-citation><text:note-body><text:p text:style-name="P9">Прим. Переводчика — Barbarossa decree, Kriegsgerichtsbarkeitserlass.</text:p></text:note-body></text:note> исключил действия немецких солдат против гражданских в россии из юрисдикции военных судов и недвусмысленно одобрил применение коллективных наказаний против целых поселений.<text:note text:id="ftn20" text:note-class="endnote"><text:note-citation>20</text:note-citation><text:note-body><text:p text:style-name="P9">Gerichtsbarkeiterlass Barbarossa, подписан Кейтелем 13 мая 1941. Hans-Adolf Jacobsen, «Kommissarbefehl und Massenexekutionen sowjeti<text:span text:style-name="T8">scher Kriegsgefangener», Anatomie des SS-States (Freiburg, 1965), 126-18 (doc. 8).</text:span></text:p></text:note-body></text:note> Это была лицензия на убийство российских гражданских. Майор Вайс пошёл ещё дальше. Война, сказал он, была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несмотря на возраст <text:soft-page-break/>или пол.<text:note text:id="ftn21" text:note-class="endnote"><text:note-citation>21</text:note-citation><text:note-body><text:p text:style-name="P10">YVA, TR-10/823 (Landgericht Wuppertal, judgement 12 Ks 1/67):29-30.</text:p></text:note-body></text:note></text:p>
      <text:p text:style-name="Preformatted_20_Text"><text:s/><text:tab/>В Июне 27, после захода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командирам, находившимся под влиянием его речей перед вторжением. Всё началось как погром — выдворение евреев с рынка и из синагоги, избиение, унижение, сожжение бород и расстрелы. Когда несколько еврейских лидеров предстали в штабе 221 дивизии безопасности под командованием генерала Флюгбейла и упали на колени, моля о защите армии, один член Полицейского Батальона 309 расстегнул свою ширинку и помочился на молящихся, а генерал повернулся к ним спиной.</text:p>
      <text:p text:style-name="Preformatted_20_Text"><text:s/><text:tab/>Что началось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продолжились до темноты. В синагоге, где были собраны 700 евреев, входы залили топливом, внутрь здания бросили гранаты. Полиция расстреливала всех пытавшихся сбежать. Огонь распространился на соседние здания, где так же прятались евреи. Все сгорели заживо. На следующий день, тридцать вагонов трупов доставили к месту массового захоронения. По оценке, убито от 2000 до 2200 евреев. Когда генерал Флюгбейл отправил посыльного с вопросом майору Вайсу об огне, тот нашёл майора пьяным. Тот заявил, что о произошедшем ничего не знает. Вайс и его офицеры в последствии доставили Флюгбейлу ложные раппорты.<text:note text:id="ftn22" text:note-class="endnote"><text:note-citation>22</text:note-citation><text:note-body><text:p text:style-name="P10">YVA, TR-10/823 (Landgericht Wuppertal, judgement 12 Ks 1/67):40-45.</text:p></text:note-body></text:note> <text:tab/>Если первая резня в Белостоке была работой отдельных командиров, которые верно оценили и предвосхитили ожидания Фюрера, то вторая резня в середине И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и его место в Белостоке заняли батальоны 316 и 322. Официальные записи дня, или журнал боевых действий(Kriegstagebuch),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reformatted_20_Text"><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дал прощальную речь батальону в Варшаве 10 июня, советовал каждому члену быть аккуратным, «предстать перед славянами как хозяева и показать им что такое немец».<text:note text:id="ftn23" text:note-class="endnote"><text:note-citation>23</text:note-citation><text:note-body><text:p text:style-name="P11">Военный дневник, 15, запись от 10 июня 1941.</text:p></text:note-body></text:note> Перед отправкой в Россию 2 июля, людям сообщили, что каждый «политический комиссар должен быть расстрелян», и что они должны быть «твёрдыми, решительными и безжалостными».<text:note text:id="ftn24" text:note-class="endnote"><text:note-citation>24</text:note-citation><text:note-body><text:p text:style-name="P11">Военный дневник, 28, запись от 2 июля 1941.</text:p></text:note-body></text:note></text:p>
      <text:p text:style-name="Preformatted_20_Text"><text:tab/>5 июля Батальон прибыл в Белосток. <text:tab/>Двумя днями позже батальон прибыл в Белосток и получил приказ «прочесать весь город...в поисках большевистских комиссаров и коммунистов». Журнал боевых действий последующего дня проливает свет на приказ как «поиск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практически исключительно евреев».<text:note text:id="ftn25" text:note-class="endnote"><text:note-citation>25</text:note-citation><text:note-body><text:p text:style-name="P11">Военный дневник, 35-41, записи от 5, 7 и 8 июля 1941.</text:p></text:note-body></text:note></text:p>
      <text:p text:style-name="Preformatted_20_Text"><text:s/><text:tab/>В тот же день рейда 8 июля, батальон неожиданно посетил Рейхсфюрер СС и Глава Полиции Генрих Гиммлер, а так же командир Полиции Порядка Курт Далюге. Командир батальона Майор Нагель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и да, всего мира».<text:note text:id="ftn26" text:note-class="endnote"><text:note-citation>26</text:note-citation><text:note-body><text:p text:style-name="P11">Военный дневник, 40-42, записи от 8 и 9 июля 1941.</text:p></text:note-body></text:note></text:p>
      <text:p text:style-name="Preformatted_20_Text"><text:s/><text:tab/>11 июля, двумя днями спустя, полковник Монтуа Полицейской Группы Центр(включавшего Полицейские Батальоны 316 и 322), издал следующий приказ:</text:p>
      <text:p text:style-name="Preformatted_20_Text"/>
      <text:p text:style-name="Preformatted_20_Text"><text:s/><text:tab/>«Конфиденциально!</text:p>
      <text:p text:style-name="Preformatted_20_Text"><text:s/><text:tab/>1. По приказу Главы СС и Полиции...все мужчины евреи возрастом от 17 до 45 осуждённые как грабители в соответствии с военным законом должны быть расстелены. Расстрелы проводить вдали от городов, деревеней и дорог. Могилы сравнивать с землёй, дабы не возникли места для паломничества. Я запрещаю фотографирование и наблюдателей на казнях. Казни и места захоронений должны держаться в тайне.</text:p>
      <text:p text:style-name="Preformatted_20_Text"><text:tab/>2. Командиры батальонов и рот должны предоставить духовную <text:tab/>помощь людям, участвующим в этом действии. Социальные развлечения по вечерам должны затмить <text:soft-page-break/>впечатления дней. Людей следует постоянно инструктировать о политической необходимости подобных мер.»<text:note text:id="ftn27" text:note-class="endnote"><text:note-citation>27</text:note-citation><text:note-body><text:p text:style-name="P11">YVA, 0-53/128/219 (секретный приказ полковника Монтуа от 11 июля 1941).</text:p></text:note-body></text:note></text:p>
      <text:p text:style-name="Preformatted_20_Text"/>
      <text:p text:style-name="Preformatted_20_Text"><text:tab/>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note text:id="ftn28" text:note-class="endnote"><text:note-citation>28</text:note-citation><text:note-body><text:p text:style-name="P11">О Полицейском Батальоне 322 смотри JNSV 19, no. 555 (Landgericht Freiburg, judgement 1 AK 1/63):437-8. О <text:s/>Полицейском Батальоне 316 смотри YVA, TR-10/721 (Landgericht Bochum, judgement 15 Ks 1/66):142-77.</text:p></text:note-body></text:note> Естественно, не было расследований, судов и приговоров для так называемых «грабителей». Двенадцатого июля, мужчины евреи, кто выглядел на возраст между 17 и 45 были просто захвачены и доставлены на стадион в Белостоке. Когда тот почти заполнился, Бах-Зелевски посетил его и у евреев отобрали все ценности. Это был жаркий день, в течении которого никто из евреев не получал ни воду, ни доступ в туалет. </text:p>
      <text:p text:style-name="Preformatted_20_Text"><text:tab/>В начале того же дня или на следующее утро, челночным методов грузовики из обоих батальонов начали перевозить евреев со стадиона к противотанковым траншеям в лесу вне границ города. Большая часть батальона 316 и одна рота 322 охраняли зону расстрела и формировали расстрельные отряды. Бах-Зелевски снова появился на сцене и дал оправдательную речь. С расстрелам не управились до ночи, и полицейские пытались продолжить под светом фар грузовиков. Когда эта мера показала себя неудовлетворительной, расстрелы временно остановили и продолжили на следующий день. Немецкие суды заключили, что убили как минимум 3000 евреев(однако надо держать в уме, что для удобства судебной системы такие цифры всегда представляют собой минимальное количество жертв, а не наиболее вероятное, к сожалению участников судебного разбирательства).</text:p>
      <text:p text:style-name="Preformatted_20_Text"><text:tab/>Убийственная кампания против российских евреев ускорилась к концу лета 1941. Журнал боевых действий Полицейского Батальона 322 раскрывает их дальнейшую вовлеченность. 23 июля батальон перешёл из под командования тыловой армии. «Для исполнения неотложных задач батальона, он переходит под прямое командование Высшего Главы СС и Полиции группенфюрера фон дем Баха».<text:note text:id="ftn29" text:note-class="endnote"><text:note-citation>29</text:note-citation><text:note-body><text:p text:style-name="P12">Военный дневник, 53, запись от 23 июля 1941.</text:p></text:note-body></text:note> В течение Августа, три роты Полицейского Батальона 322 переместились из Белостока в Минск. Лейтенант третьей роты Рибель особенно отличился в убийстве евреев по пути во время передислокации. Журнал боевых действий говорит следующее о чистках второго августа в лесах в районе Белостока: «Третья рота должна закончить ликвидацию евреев до отправки.»<text:note text:id="ftn30" text:note-class="endnote"><text:note-citation>30</text:note-citation><text:note-body><text:p text:style-name="P12">Военный дневник, 64, запись от 2 августа 1941.</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 евреев возрастом от 16 до 45 расстреляны. Инцидентов не возникло, ни единого случая сопротивления не было».<text:note text:id="ftn31" text:note-class="endnote"><text:note-citation>31</text:note-citation><text:note-body><text:p text:style-name="P12">YVA, 0-53/128/80 (Рибель, третья рота, батальону 322 от 10 августа 1941).</text:p></text:note-body></text:note> Это не было единичным случаем, пять дней спустя Рибель рапортовал: «15 августа 1941, третья рота занималась еврейским делом. 259 женщин и 162 ребёнка отправлены в Кобрин. Всего за 15 августа, 1941, расстреляны один поляк за мародёрство и 232 еврея. Казнь евреев прошла гладко и без инцидентов».<text:note text:id="ftn32" text:note-class="endnote"><text:note-citation>32</text:note-citation><text:note-body><text:p text:style-name="P12">YVA, 0-53/128/80 (Рибель, третья рота, батальону 322 от 15 августа 1941).</text:p></text:note-body></text:note></text:p>
      <text:p text:style-name="Preformatted_20_Text"><text:s/><text:tab/>К концу августа батальон прибыл в Минск, и 29 числа там встретились Бах-Зелевски и Далюге.<text:note text:id="ftn33" text:note-class="endnote"><text:note-citation>33</text:note-citation><text:note-body><text:p text:style-name="P12">Военный дневник, 79, запись от 29 августа 1941.</text:p></text:note-body></text:note> Как и ранее в Белостоке, их встреча была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34" text:note-class="endnote"><text:note-citation>34</text:note-citation><text:note-body><text:p text:style-name="P12">Военный дневник, 82, запись от 30 августа 1941.</text:p></text:note-body></text:note></text:p>
      <text:p text:style-name="Preformatted_20_Text"><text:s/><text:tab/>31 августа две роты Полицейского Батальона 322(теперь под названием 7 и 9 роты Полиции Группы Центр) выдвинулись в минское гетто, где захватили около 700 евреев, включая 74 женщины. На следующий день, девятая рота Рибеля приняла участие в казни более чем 900 евреев, включая тех, кто был захвачен днём ранее. Автор журнала боевых действий посчитал нужным предоставить оправдание первому расстрелу большого количества еврейских женщин. Он объяснил: «во время облавы они были замечены без звёзд давида...Так же в Минске было замечено, что женщины особенно часто избавлялись от знаков отличия на своей одежде».<text:note text:id="ftn35" text:note-class="endnote"><text:note-citation>35</text:note-citation><text:note-body><text:p text:style-name="P12">Военный дневник, 83-85, записи от 31 августа и 1 сентября 1941.</text:p></text:note-body></text:note> Стремясь получить награду за свои заслуги, Рибель покорно рапортовал: «В деле евреев 1 сентября, евреи захваченные 31 августа были расстелены девятой ротой. 290 мужчин и 40 женщин. Казнь прошла гладко, никто не сопротивлялся».<text:note text:id="ftn36" text:note-class="endnote"><text:note-citation>36</text:note-citation><text:note-body><text:p text:style-name="P12">YVA, 0-53/128/87 (Рибель, девятая рота, третьему подразделению «Mitte» Полицейского Батальона от 1 сентября 1941).</text:p></text:note-body></text:note></text:p>
      <text:p text:style-name="Preformatted_20_Text"><text:s/><text:tab/>В последующих акциях в Могилеве в раннем октябре, необходимость объяснять казнь женщин уже не требовалась. Журнал боевых действий от 2 октября говорит: «9 октября. С 3:30 дня вся рота. Еврейский вопрос в гетто Могилева совместно со штабом Высшего Главы СС и Полиции Группы Центр и Украинской вспомогательной полиции: захвачено 2208 евреев обоих полов, 65 расстелены на месте за попытку бегства». На следующий день: «Седьмая и девятая рота вместе со штабом Высшего Главы СС и Полиции Группы Центр — казнь 2208 евреев и евреек за городом Могилев, недалеко от лесного лагеря(расстрелы седьмой ротой 378, девятой ротой 545).<text:note text:id="ftn37" text:note-class="endnote"><text:note-citation>37</text:note-citation><text:note-body><text:p text:style-name="P12">Военный дневник, 116 и 118, записи от 2 и 3 октября 1941. На самом деле рапорт Рибеля приводит цифру жертв его девятой роты в 555 человек. YVA, 0-53/86/150 (Рибель, «Рапорт о еврейской акции 2-3 октября 1941» третьему подразделению «Mitte» Полицейского Батальона).</text:p></text:note-body></text:note></text:p>
      <text:p text:style-name="Preformatted_20_Text"><text:soft-page-break/><text:tab/>Деятельность полицейских батальонов в центральном регионе России нельзя назвать уникальной. Редкие дошедшие до нас документы указывают на схожую деятельность на юге и севере. Высший Руководитель СС и Полиции группы Юг Еккельн Фридрих в своих аккуратных и загадочных дневных рапортах направо и налево похвалу не раздавал. Под его командованием находилось пять полицейских батальона - 304 и 320, а так же Польская Группа Юг — 45, 303 и 314. Таким образом все кроме одного состояли из молодых новобранцев. Из неполной коллекции его рапортов о их деятельности можно вывести следующее:<text:note text:id="ftn38" text:note-class="endnote"><text:note-citation>38</text:note-citation><text:note-body><text:p text:style-name="P12">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Preformatted_20_Text"/>
      <text:p text:style-name="Preformatted_20_Text"><text:tab/>Август 19: Батальон 314 расстрелял 25 евреев. Батальон 45 в Славуте расстрелял 522.</text:p>
      <text:p text:style-name="Preformatted_20_Text"><text:tab/>Август 22: Батальон 45 расстрелял 66 и 471 еврея в двух акциях.</text:p>
      <text:p text:style-name="Preformatted_20_Text"><text:s/><text:tab/>Август 23: Батальон 314 расстрелял 367 евреев в качестве «зачистки».</text:p>
      <text:p text:style-name="Preformatted_20_Text"><text:s/><text:tab/>Август 24: Батальон 314 расстрелял 294 евреев, Батальон 45 расстрелял 61 еврея, и «полицейский эскадрон»(полиция на лошадях») 113 евреев.</text:p>
      <text:p text:style-name="Preformatted_20_Text"><text:s/><text:tab/>Август 25: Полицейская Группа Юг расстреляла 1324 еврея Август 27: Согласно первому из двух рапортов, Полицейская Группа Юг расстреляла 549 евреев и Батальон 314 расстрелял 69</text:p>
      <text:p text:style-name="Preformatted_20_Text">евреев. Во втором указывалось, что Полицейская Группа Юг расстреляла 914 евреев. <text:tab/>Август 28: Полицейская Группа Юг расстреляла 369 евреев.</text:p>
      <text:p text:style-name="Preformatted_20_Text"><text:s/><text:tab/>Август 29: Батальон 320 предоставил «кордон», пока члены роты СС(HSSPF) расстреляли 15000 евреев в Каменец-Подольске в августе 26-27 и ещё 7000 в августе 28.</text:p>
      <text:p text:style-name="Preformatted_20_Text"><text:s/><text:tab/>Август 31: Батальон 320 расстрелял 2200 евреев в Миньковцах. </text:p>
      <text:p text:style-name="Preformatted_20_Text"><text:tab/>Сентябрь 1: Полицейская Группа Юг расстрелял 88 евреев; Батальон 320 расстрелял 380.</text:p>
      <text:p text:style-name="Preformatted_20_Text"><text:s/><text:tab/>Сентябрь 2: Полицейская Группа Юг расстреляла 45 евреев.</text:p>
      <text:p text:style-name="Preformatted_20_Text"><text:s/><text:tab/>Сентябрь 4: Полицейская Группа Юг расстреляла 4144 еврея. <text:tab/>Сентябрь 6: Полицейская Группа Юг расстреляла 144 еврея.</text:p>
      <text:p text:style-name="Preformatted_20_Text"><text:s/><text:tab/>Сентябрь 11: Полицейская Группа Юг расстреляла 1548 евреев.</text:p>
      <text:p text:style-name="Preformatted_20_Text"><text:s/><text:tab/>Сентябрь 12: Полицейская Группа Юг расстреляла 1255 евреев.</text:p>
      <text:p text:style-name="Preformatted_20_Text"><text:tab/>Октябрь 5: Полицейский Батальон 304 расстрелял 305 евреев.</text:p>
      <text:p text:style-name="Preformatted_20_Text"/>
      <text:p text:style-name="Preformatted_20_Text"><text:tab/>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Полицейский Батальон 45 достиг украинского города Шепетовка в июле 24. Майор Бессер, их командир, был вызван Главой Полицейской Группы Юг, Полковником Францем. Франц сообщил Бессеру о приказе об уничтожении евреев на территории России и о роли в этом Полицейского Батальона 45. За считанные дни батальон устроил казнь нескольких сотен оставшихся евреев Шепетовки, включая женщин и детей. Казни сотней людей последовали в различных украинских городах в августе. В сентябре батальон предоставлял кордон, эскорт и стрелков для казни тысяч евреев в Бердичеве и Виннице.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00 евреев в урочище Бабий Яр. До конца года батальон продолжал проводить небольшие казни - Хорол, Кременчуг, Полтава.<text:note text:id="ftn39" text:note-class="endnote"><text:note-citation>39</text:note-citation><text:note-body><text:p text:style-name="P12">ZStL, II 204 AR-Z 1251-65(Landgericht Regensburg, judgement Ks 6/70):9-35; and 204 AR-Z 1251/65, 2:370-77(доклад <text:span text:style-name="T11">Государственного Уголовного Управления Баварии, Мюнхен, <text:s/>10 сентября 1968).</text:span></text:p></text:note-body></text:note> 22 июля Полицейский Батальон 314 так же начал с относительно небольших казней исчисляющимися сотнями жертв. После он присоединился к Полицейскому Батальону 45 в казни нескольких тысяч евреев в Виннице в сентябре 1941, и расстрелял от 7000 до 8000 евреев в Днепропетровске 10-14 октября. Последний раскрытый расстрел датирован поздним январём 1942 в Харькове.<text:note text:id="ftn40" text:note-class="endnote"><text:note-citation>40</text:note-citation><text:note-body><text:p text:style-name="P13">ZStL, 204 AR-Z 1251/65, 1:53-54, 58-60, 94-96 (допросы Johann L., Franz P. и Karl G.); 3:591-95(записи из дневника Балека).</text:p></text:note-body></text:note></text:p>
      <text:p text:style-name="Preformatted_20_Text"><text:s/><text:tab/>Документация из южной России предоставляет лишь отрывок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Здесь не ясен размах и черты, но мы имеем одно невероятно яркое описание операции Полицейского Батальона 11, дислоцированного с раннего июля 1941 в районе Ковно. Его третья рота «охраняла» местное гетто.<text:note text:id="ftn41" text:note-class="endnote"><text:note-citation>41</text:note-citation><text:note-body><text:p text:style-name="P13">За крайне спорным судебным решением, содержащим полезную информацию о деятельности Полицейского Батальона 11 смотри JNSV 18, no. 546A (Landgericht Kassel, judgement 3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дивизии безопасности дали полицейским их первое задание(впоследствии те заявляли, что это было их первое из двух): казнить всех евреев в деревне Смолевичи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text:soft-page-break/>протестовал, но офицеры 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reformatted_20_Text"><text:s/><text:tab/>В конце октября две роты Полиции Порядка и их литовские вспомогательные роты получили приказ от армии на ликвидацию всех евреев в Слуцке, к югу от Минска, в городе с населением около 12000. Треть Евреи. И снова такая мера преподносилась как средство устрашения для защиты немецких войск. Глава гражданской администрации рапортует своему начальнику Вильгельму Кубе в Минске о произошедшем в Слуцке 27 октября:</text:p>
      <text:p text:style-name="Preformatted_20_Text"/>
      <text:p text:style-name="Preformatted_20_Text"><text:tab/><text:tab/><text:tab/><text:tab/><text:tab/><text:tab/>Слуцк, 30 октября 1941</text:p>
      <text:p text:style-name="Preformatted_20_Text"><text:tab/>Региональный Комиссар Слуцка</text:p>
      <text:p text:style-name="Preformatted_20_Text"><text:tab/>Кому: Главному Комиссару в Минске</text:p>
      <text:p text:style-name="Preformatted_20_Text"><text:tab/>Тема: Еврейский вопрос</text:p>
      <text:p text:style-name="Preformatted_20_Text"/>
      <text:p text:style-name="Preformatted_20_Text">В дополнение к моему докладу по телефону 27 октября, 1941, я прилагаю следующее в письме: <text:tab/>Утром 27 октября, около 8 утра, прибыл старший лейтенант Полицейского Батальона 11 из Ковно(Литва). Он представился как адъютант командующего батальоном Полиции Безопасности(!). Старший лейтенант объявил, что согласно приказу, полицейский батальон обязан за два дня осуществить ликвидацию всех евреев Слуцка, 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в любом случае, я должен обсудить это с командующим. Примерно через полчаса полицейский батальон прибыл в Слуцк. Как и запрашивали, разговор с командующим случился незамедлительно по его прибытию.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предложение, заметив, что ему необходимо провести подобные операции во множестве городов и есть только два дня на работу в Слуцке,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Нельзя так просто отказаться от их услуг, они необходимы для поддержки экономики. Далее я заметил, что белорусские ремесленники, были, по 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хоть и были незаменимы, имели на руках документы, свидетельствующие об их работе в мастерских. Мы пришли к соглашению, что все евреи в городе, особенно ремесленники и их семьи, которых я тоже не хотел отправлять на ликвидацию, прежде всего должны быть доставлены для сортировки в гетто. Провести сортировку были авторизованы два моих представителя. Командующий не противился моей позиции, так что я верил, что операция пройдёт согласно уговору.</text:p>
      <text:p text:style-name="Preformatted_20_Text"><text:tab/>Проблемы п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погрузили в грузовики и без промедлений ликвидировали за границей города. Жалобы начали поступать из мастерских после полудня, они не были способны продолжать работу без еврейских ремесленников. Потому как командующий уехал в Барановичи, после долгих поисков я связался с заместителем — капитаном, и потребовал немедленно остановить происходящее, потому как мои инструкции нарушили,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Чистка основывается на политических причинах и не имеет ничего общего с экономическими. Благодаря моим активным вмешательствам, он всё же ближе к вечеру остановил операцию.</text:p>
      <text:p text:style-name="Preformatted_20_Text"><text:s/><text:tab/>Что ещё меня беспокоит, к своему глубочайшему сожалению я должен подчеркнуть,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вместе с литовцами вытаскивали евреев и белорусов из их жилищ и увозили. По всему городу слышалась стрельба, на некоторых улицах лежали кучи трупов евреев. Белорусам с трудом удавалось не впутываться в эту ситуацию. <text:soft-page-break/>Помимо жестокого, пугающего, варварского обращения с евреями прямо перед их глазами, белорусы и сами попадали под удар. Нельзя назвать это «еврейским вопросом», больше похоже на революцию. Весь день я со своими представителями пытались спасти то, что ещё можно было спасти. Неоднократно мне приходилось буквально выдворять под дулом револьвера немецкую и литовскую полицию из мастерских. Мои жандармы занимались тем же, но из-за происходящей дикости на улице им часто приходилось прятаться, чтобы самим не попасть под пули. Все происходящее было более чем ужасным. Во второй половине дня на улице осталось много конных повозок без возниц, так что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 Я не присутствовал на расстрелах за городом, так что не могу ничего сказать об их жестокости, но достаточно сказать, что некоторым из расстрелянных приходилось выкапывать себя из массовых могил. Касаясь экономического ущерба я должен заметить, что сильнее всего была затронута выделка кожи. Там работало двадцать шесть экспертов. Одним махом пятнадцать лучших специалистов расстреляли. Ещё четверо сбежало из повозок. Семь ещё до захвата. Пятеро работали в колёсной мастерской, четверо мертвы. Мастерская не сможет работать с одним мастером. Пропали и другие ремесленники — краснодеревщики, кузнецы и так далее. Пока что мне не удалось получить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Где-то пропал ремесленник, где-то его жена, где-то дети. Таким образом, почти все семьи были разорваны. В таких обстоятельствах очень сомнительно, если оставшиеся ремесленники будут испытывать энтузиазм и продуктивно работать. Пока что они ходят вокруг с кровавыми следами жестоких избиений. Белорусы, чьё доверие ранее было завоёвано, стоят повсюду в ошеломлении. Хоть они и запуганы и не смеют высказывать своё мнение, можно услышать, что этот день не представляет собой день победы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с удастся снова заполучить доверие населения. </text:p>
      <text:p text:style-name="Preformatted_20_Text"><text:tab/>В заключение, я должен заметить, что во время этого события 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рук евреев срывали часы прямо на улице, кольца срывали с пальцев самым безжалостным образом. Одни старый казначей доложил, что полиция приказала еврейской девушке немедленно принести 5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двери и оконные рамы выдернули и пустили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й в мародёрстве. В ночь со вторника на среду, батальон покинул город в направлении Барановичей. Население возрадовалось их уходу. <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Сначала должен быть возвращён мир. Я надеюсь восстановить его как можно скорее, несмотря на все сложности и ущерб экономике. Сейчас я могу попросить лишь об одном: «в будущем, постарайтесь изо всех сил избавить меня от этого полицейского батальона».</text:p>
      <text:p text:style-name="Preformatted_20_Text"><text:tab/><text:tab/><text:tab/><text:tab/><text:tab/><text:tab/><text:tab/><text:tab/>Карл.<text:note text:id="ftn42" text:note-class="endnote"><text:note-citation>42</text:note-citation><text:note-body><text:p text:style-name="P13">IMT 27:4-8 (1104-PS: Гебиткомиссар Карл в Слуцке Генеральному Комиссару Кубе в Минске от 30 октября 1941).</text:p></text:note-body></text:note></text:p>
      <text:p text:style-name="Preformatted_20_Text"><text:tab/>Хоть подробной документации об участии полицейских батальонов в массовых убийствах в России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армии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note text:id="ftn43" text:note-class="endnote"><text:note-citation>43</text:note-citation><text:note-body><text:p text:style-name="P13">JNSV 18, no. 546a(Landgericht Kassel, judgement 3a Ks 1/61):786-87, 835.</text:p></text:note-body></text:note></text:p>
      <text:p text:style-name="Preformatted_20_Text"><text:tab/>Как показывает документация, Полиция Порядка имело прямое, всепроникающее <text:soft-page-break/>участие в массовых казнях российских евреев летом и осенью 1941 под юрисдикцией глав Северной, Центральной и Южной групп СС(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Далюге не запрещал, но подстрекал к участию Полиции Порядка к массовым убийствам.</text:p>
      <text:p text:style-name="Preformatted_20_Text"><text:s/><text:tab/>Её вовлеченность в массовые расстрелы в России после осени 1941 не так хорошо задокументирована и скорее всего происходила реже. Большим исключением осенью 1942 стало её участие в расстреле евреев в районе Пинска.<text:note text:id="ftn44" text:note-class="endnote"><text:note-citation>44</text:note-citation><text:note-body><text:p text:style-name="P13">Единственный документ что мне удалось найти об участии Полиции Порядка в казни российских евреев в 1942 — это доклад роты Полиции Порядка о роли двух батальонов в финальной ликвидации 15000 евреев гетто Пинска между 29 октября и 1 ноября(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text:s/>320, эскадрон конной полиции. <text:s/><text:span text:style-name="T12">В течении сентября, отряды Полицейских Батальонов 69 и 306, а так же эскадрон конной полиции участвовали в ликвидации гетто Лахва[Łachwa](300-500), Лунинец[Luninets](1000-1500), Столин[Stolin](5000), Янув[Janów] (2000) и (нечитаемо)-rohotschin(1500). Смотри Staatsanwaltschaft Frankfurt, 4 Js 90/62, indictment of Kuhr, Petsch, et al., 66-107.</text:span></text:p></text:note-body></text:note> Во время военного кризиса зимы 1941-1942 многие полицейские батальоны вынужденно отправили на фронт. Другим пришлось бороться с растущим партизанским движением. Более того, в 1942 число рекрутов из местного населения во вспомогательные отряды Полиции Порядка возросло десятикратно - с 33000 до 300000.<text:note text:id="ftn45" text:note-class="endnote"><text:note-citation>45</text:note-citation><text:note-body><text:p text:style-name="P14">NO-2861 (Рапорт Далюге о деятельности Полиции Порядка в 1942).</text:p></text:note-body></text:note> Возникла тенденция перекладывать психологическую ношу с немецкой полиции на коллабораторов, назначая на расстрелы именно их. Психологическая ноша была серьёзной и глубокой даже для самого Бах-Зелевски. Весной 1942 Доктор Гиммлера доложил Рейхсфюреру о выводящей из строя болезни Баха, заметив, что командир СС страдал от «главным образом от зрелища проводимых им расстрелов евреев, а так же от других полученных на востоке тяжёлых переживаний».<text:note text:id="ftn46" text:note-class="endnote"><text:note-citation>46</text:note-citation><text:note-body><text:p text:style-name="P14">NO-600 (Гравиц Гиммлеру 4 марта 1942).</text:p></text:note-body></text:note></text:p>
      <text:p text:style-name="Preformatted_20_Text"/>
      <text:p text:style-name="Preformatted_20_Text">Глава 4. Полиция Порядка и Финальное Решение: Депортация.</text:p>
      <text:p text:style-name="Preformatted_20_Text"><text:s/><text:tab/>Со снижением роли Полиции Порядка в вырезании российских евреев осенью 1941, Далюге взялся за новое жизненно важное для Финального Решения назначение — охрану депортационных поездов «на восток». В конце сентября 1941,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офисов Полиции Безопасности по всей Германии.<text:note text:id="ftn47" text:note-class="endnote"><text:note-citation>47</text:note-citation><text:note-body><text:p text:style-name="P14">За самым современным(прим.переводчика — на момент выхода книги) анализом депортаций из Германии, смотри Henry Friedlander, «The Deportaations of the German Jews: Post-War Trials of Nazi Criminals», Leo Baeck Institute Yearbook (1984): 201-26.</text:p></text:note-body></text:note> Единственными исключениями на местном уровне стали Вена и Прага, где депортацией занимались Центральные Агентства по Эмиграции Евреев, созданные Эйхманом ещё до войны, состоявши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По договору, Полиция Порядка по инструкции будет предоставлять людей для охраны в помощь Полиции Безопасности. Обычно для каждой транспортировки она предоставляла одного офицера и пятнадцать человек.<text:note text:id="ftn48" text:note-class="endnote"><text:note-citation>48</text:note-citation><text:note-body><text:p text:style-name="P14">IMT 22:534-36(3921-PS: Далюге инспекторам Полиции Порядка 27 октября 1941); YVA, 0-51/63/4, 6(Butenip, KdSchupo Wien, October ? 1941, to locl Orpo units; Bomhard memorandum on the evacuation of the Jews, October 4, 1941).</text:p></text:note-body></text:note></text:p>
      <text:p text:style-name="Preformatted_20_Text"><text:s/><text:tab/>Каков был размах этих операций? Между осенью 1941 и весной 1945 более 260 депортационных поездов отправили немецких, австрийских и чешских евреев прямиком в гетто и лагеря смерти «на востоке»(к примеру, в Польшу и Россию), или в транзитное гетто Терезиенштадт к северу от Праги, а оттуда уже дальше «на восток».<text:note text:id="ftn49" text:note-class="endnote"><text:note-citation>49</text:note-citation><text:note-body><text:p text:style-name="P14">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50" text:note-class="endnote"><text:note-citation>50</text:note-citation><text:note-body><text:p text:style-name="P15">YVA, TR-10/835 (Staatsanwalstchaft Düsseldorf, 8 JS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Малый Тростенец), <text:span text:style-name="T13">Терезиенштадт[Theresienstadt] с весны 1942 по лето 1943.</text:span></text:p></text:note-body></text:note> Нет даже приблизительной оценке количества поездов, задействованных в депортации евреев из польских городов в местные лагеря смерти, но очевидно, что множество сотен. Полиция порядка охраняла буквально всё из них.</text:p>
      <text:p text:style-name="Preformatted_20_Text"><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 об охране депортационного поезда из Дюссельдорфа в Ригу в декабре 1941.<text:note text:id="ftn51" text:note-class="endnote"><text:note-citation>51</text:note-citation><text:note-body><text:p text:style-name="P16">Gertrude Schneider, Journey into Terror: Story of the Riga Ghetto (New York, 1979), 195-211; Krausnick and Wilhelm, 591-95.</text:p></text:note-body></text:note> Два других раппорта о депортации поездом из Вены в Собибор и из Коломыя в Галиции в Белжец примечательны для понимания того, что именно более тысячи раз делало множество отрядов Полиции Порядка. Сначала, Венская транспортировка.</text:p>
      <text:p text:style-name="Preformatted_20_Text"/>
      <text:p text:style-name="Preformatted_20_Text"><text:tab/>152 Полицейский Участок<text:tab/><text:tab/><text:tab/>Вена, 20 июня, 1942</text:p>
      <text:p text:style-name="Preformatted_20_Text"><text:tab/>Отчёт об опыте Тема: транспортная команда для еврейского транспорта Вена — <text:tab/>Аспангбанхоф(сноска - железнодорожная станция Аспанг) в Собибор</text:p>
      <text:p text:style-name="Preformatted_20_Text"><text:tab/><text:tab/><text:tab/><text:tab/><text:tab/><text:tab/><text:tab/><text:tab/><text:tab/>14 июня, 1942</text:p>
      <text:p text:style-name="Preformatted_20_Text"/>
      <text:p text:style-name="Preformatted_20_Text"><text:s/><text:tab/>Транспортная команда состояла из лейтенанта запаса Фишманна в качестве лидера, двух сержантов и 13 полицейских запаса из Первой Восточной роты Полицейского Батальона. В соответствии с предварительным телефонным запросом от гауптштурмфюрера СС Бруннера, команда заступила на службу в 11 утра, 14 июня, 1942 в Аспангбанхофе.</text:p>
      <text:p text:style-name="Preformatted_20_Text"><text:tab/>1. Погрузка евреев: Под управлением и надсмотром гауптштурмфюрера СС <text:soft-page-break/>Бруннера и гауптштурмфюрера СС Гирзика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сложности депортировали 1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reformatted_20_Text"><text:tab/>2. Поездка из Вены в Собибор: Поезд 38 отбыл из Вены в 7:08 вечера, 14 июня, 1942, и вместо запланированного маршрута в Избицу, отправился в Собибор через Люнденбург[Бреклар], Брунн[Брно], Нейсе[Ныса], Оппельн[Ополе], Ченстохову, Кельце, Радом, Демблин, Люблин и Хелм. Прибытие в Собибор в 8:05 утра, 17 июня, 1942. По прибытии поезда в Люблин в 9 вечера, 16 июня, оберштурмфюрер СС Пол, ожидавший поезда на станции, снял с транспорта 51 способного к работе еврея и возрастом от 15 до 50 и отправил в трудовой лагерь. В тоже время он отдал приказ отправить остальных 949 евреев в трудовой лагерь Собибор. Полу передали два списка имён, три фургона вещей(вместе с запасами еды), а так же 100000 злотых. В 11 вечера поезд отбыл из Люблина в Собибор. В 30 километрах от Люблина в еврейском лагере Травники фургоны с вещами и едой передали шарфюреру СС Майерхоферу.</text:p>
      <text:p text:style-name="Preformatted_20_Text"><text:tab/>3. Доставка евреев в Собибор: В 8:15 утра, 16 июня,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мгновенно и была закончена в 9:15 утра.</text:p>
      <text:p text:style-name="Preformatted_20_Text"><text:tab/>4. Поездка из Собибора в Вену: Около 10 утра, сразу после разгрузки евреев, в специальном поезде отправились обратно. Прибыли в Люблин в 2:30 утра, 18 июня. Расходов на поездку потрачено не было. Из Люблина отправились в 8:13 утра, 18 июня экспресс поездом в Краков, куда прибыли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Из Кракова отправились экспресс поездом в 8:08 вечера, 19 июня. Прибыли на восточную железнодорожную станцию Вены в 6:30 утра, 20 июня.</text:p>
      <text:p text:style-name="Preformatted_20_Text"><text:tab/>5. Остановка транспортной команды в Кракове:</text:p>
      <text:p text:style-name="Preformatted_20_Text">Остановка продлилась 26 с половиной часов.</text:p>
      <text:p text:style-name="Preformatted_20_Text"><text:tab/>6. Переход границы: Поезд специального назначения пересёк границу из Рейха в Генерал-губернаторство 15 июня в 1:45 дня, экспресс поезд на обратном маршруте в 12:15 утра, 20 июня.</text:p>
      <text:p text:style-name="Preformatted_20_Text"><text:tab/>7. Провизия:</text:p>
      <text:p text:style-name="Preformatted_20_Text">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reformatted_20_Text"><text:tab/>8. Предложения: 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reformatted_20_Text"><text:tab/>9. Инциденты: Инцидентов в пути или обратном пути не произошло.</text:p>
      <text:p text:style-name="Preformatted_20_Text"><text:tab/><text:tab/>(подписано) Фишманн. <text:tab/><text:tab/>Участковый лейтенант Полиции <text:tab/><text:tab/><text:tab/><text:tab/><text:tab/><text:tab/><text:tab/><text:tab/><text:tab/>Охраны(Schutzpolizei)<text:note text:id="ftn52" text:note-class="endnote"><text:note-citation>52</text:note-citation><text:note-body><text:p text:style-name="P16">YVA, 0-51/63/42-43 (Рапорт Фишманна, 20 июня 1942).</text:p></text:note-body></text:note></text:p>
      <text:p text:style-name="Preformatted_20_Text"/>
      <text:p text:style-name="Preformatted_20_Text"><text:tab/>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площадок. Вопреки отрицанию Полиции Порядка, Фишманн и его команда, судя по всему, входила в лагерь и наблюдала за разгрузкой.</text:p>
      <text:p text:style-name="Preformatted_20_Text"><text:tab/>Полиция Порядка, охранявшая депортационный поезд из Коломыя в Галиции столкнулась с заметно большим количеством проблем. Действительно, в Галиции, где евреи подвергались резне летом и осенью 1941 и застали первые волны депортации весной 1942, знали чего ожидать от депортаций августа 1942. В середине сентября 1942 капитан Полиции Порядка Полицейского Резервного Батальона 133 в полицейской <text:soft-page-break/>роте 24 рапортовал о впечатлениях от одной недели операции:</text:p>
      <text:p text:style-name="Preformatted_20_Text"/>
      <text:p text:style-name="Preformatted_20_Text"><text:tab/>7./Пол.24.<text:tab/><text:tab/><text:tab/>Лемберг[Львов], 14 сентября 1942 <text:tab/>Кому: Командующему Полиции Порядка, в районе Галиции, Лемберг. <text:tab/>Тема: Переселение евреев</text:p>
      <text:p text:style-name="Preformatted_20_Text"><text:tab/>Вечером шестого сентября, седьмая рота двадцать четвёртого Полицейского Полка согласно приказу прибыла в Коломыя, после переселений третьего и пятого сентября в Сколе, Стрые и Ходорове, во главе которых стоял Капитан Полиции Охраны Крёпелин, уже составивший подробный рапорт. Я незамедлительно связался с комиссаром Криминальной Полиции(Kriminalkommissar) и оберштурмфюрером СС Лейтмарицем, главой местного отделения Полиции Безопасности в Коломыя и старшим лейтенантом поста Полиции Охраны Коломыя Гертелом.</text:p>
      <text:p text:style-name="Preformatted_20_Text"><text:s/><text:tab/> <text:tab/>Вразрез с опытом операции в Стрые, операцию седьмого сентября в Коломыя хорошо спланировали и подготовили,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5:30 утра седьмого сентября. Около 5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reformatted_20_Text"><text:s/><text:tab/>Погрузка на транспортный поезд завершилась примерно в семь вечера. 4769 еврея были переселены, около 1000 отпустили. В каждый вагон поместили сотню евреев. Жара в тот день сильно затруднила процесс и замедлила погрузку. После привычных заколачивания и запечатывания вагонов, поезд отправился в путь в Белжец около девяти вечера. Охранялся одним офицером и девятью людьми. Многие евреи с наступлением ночи сняли колючую проволоку и 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рапортовал мне лично, что охраны было явно недостаточно.</text:p>
      <text:p text:style-name="Preformatted_20_Text"><text:tab/>8 сентября слишком старых, больных, немощных и тех, кого уже не перевезти — были казнены, всего около 300. Согласно приказу от четвёртого сентября об использовании амуниции, о котором меня уведомили шестого сентября, 90% казнили с помощью карабинов и винтовок. Только в отдельных случаях использовались пистолеты.</text:p>
      <text:p text:style-name="Preformatted_20_Text"><text:s/><text:tab/>8 и 10 сентября проведены операции в Кутах[Kuty], Косове[Kosov], Городенке[Horodenka], Заплатове[Zaplatov] и Снятыне[Sniatyn]. Около 1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десятого сентября поездом отправлено 8205 еврея.</text:p>
      <text:p text:style-name="Preformatted_20_Text"><text:s/><text:tab/>В операциях в районе Коломыя 8 и 10 сентября, около 400 евреев пришлось расстрелять по всем известной причине. В 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reformatted_20_Text"><text:s/><text:tab/>Как плотно были загружены евреями каждый из десяти вагонов в Городенке и Снятыне мне неизвестно. В любом случае, оба поезда прибыли в Коломыя с неадекватной охраной, так что колючая проволока вокруг отверстий для воздуха почти полностью отсутствовала. Как можно быстрее я вывел поезд из железнодорожной станции Коломыя на дополнительные пути и сцепил с тридцатью вагонами вдали от стации. Еврейская полиция(Ordnungsdienst) и строители железнодорожной станции из Коломыя работали до ночи для латания дыр в вагонах согласно регуляциям. Для предотвращения попыток бегства, команде из одного офицера и пятнадцати человек под руководством капитана Цицмана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прибыла охранная команда поезда из девяти человек под руководством капрала Джеклейна. В условиях темноты пресечь попытки бегства и расстрелять бежавших было невозможно. Из-за жары в вагонах евреи полностью разделись.</text:p>
      <text:p text:style-name="Preformatted_20_Text"><text:soft-page-break/><text:s/><text:tab/>Поезд отправился из Коломыя согласно расписанию в 8:50 вечера, и охрана 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команда в его конце. Учитывая длину поезда и его нагрузку в 8205 евреев такое распределение показало свою несостоятельность. В следующий раз капрал Ж. Распределит охрану по всему поезду. Для предотвращения бегства, охране всю дорогу пришлось сидеть в камбузах. Вскоре после отправки евреи предприняли попытку прорваться с разных сторон поезда, некоторые даже через крыши. Они были достаточно успешны в этом деле, так что за пять остановок до Станиславова капралу Ж. пришлось просить по телефону начальника станции Станиславова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reformatted_20_Text"><text:s/><text:tab/>Работы заняли полтора часа. Поезд возобновил движение. На следующей станции стало ясно, что евреи снова проделали огромные дыры и сорвали колючую проволоку. В одном поезде даже поработали молотком и пилой. Во время допросов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Во время всей поездки, поезду требовался ремонт на каждой остановке, иначе мы бы не смогли даже ехать. В 11:15 утра поезд прибыл в Лемберг. Так как смена на охрану поезда не прибыла, транспортной команде Ж. пришлось продолжить охранять поезд до самого Белжеца. После короткой остановки в Лемберге, поезд продолжил путь по пригороду Клапорова, где 9 вагонов с отметкой «L» предназначенных для трудового лагеря передали оберштурмфюреру СС Шульцу. Тот дополнительно погрузил на поезд ещё около тысячи евреев. В 1:30 дня поезд отправился в Белжец.</text:p>
      <text:p text:style-name="Preformatted_20_Text"><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Из-за скорости поезда они не боялись травм от падения. Несмотря на постоянные запросы инженерам увеличить скорость, возможности для этого не было, так что постоянные остановки становились всё более раздражающими.</text:p>
      <text:p text:style-name="Preformatted_20_Text"><text:tab/>Вскоре после Лемберга у команды уже закончились все имеющиеся у них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reformatted_20_Text"><text:s/><text:tab/>Всё большая паника распространялась среди евреев из-за жары, забитости и трупов. Трупный запах — при разгрузке в вагонах обнаружили около 2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 пришлось оставаться в лагере до окончания разгрузки в 10 вечера, пока команда охраняла припаркованные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reformatted_20_Text"><text:s/><text:tab/>Помимо указанного, на период 7-10 сентября 1942 дополнительных инцидентов не произошло. Сотрудничество между Полицией Порядка и Полицией безопасностей прошло хорошо и без проблем.</text:p>
      <text:p text:style-name="Preformatted_20_Text"><text:tab/><text:tab/><text:tab/>(подпись) Вестерман <text:tab/><text:tab/><text:tab/>Лейтенант запаса Полиции <text:tab/><text:tab/><text:tab/><text:tab/><text:tab/><text:tab/><text:tab/><text:tab/><text:tab/>Охраны и Ротный Командир.<text:note text:id="ftn53" text:note-class="endnote"><text:note-citation>53</text:note-citation><text:note-body><text:p text:style-name="P16">Этот документ был опубликован на немецком. Adalbert Rückerl, SS-Vernichtungslager im Spiegel deutscher Strafprozesse (Munich, 1977), 55-60. Копия доклада из советском архиве найдена в ZStL, USSR ?rd. No. 116, bild 508-10.</text:p></text:note-body></text:note></text:p>
      <text:p text:style-name="Preformatted_20_Text"/>
      <text:p text:style-name="Preformatted_20_Text"><text:tab/>Документ раскрывает много деталей: отчаянные попытки евреев сбежать; скудную охрану(какие-то десять человек на 8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с учётом истощения охраной амуниции); «повседневное» упоминание о том, как сотни евреев признали непригодными для транспортировки и расстреляны на месте из-за слабости, болезней и возраста. Более того, документ недвусмысленно показывает, для Полицейского Батальона 133 и Полиции Безопасности в Галиции летом 1942 подобные операции являлись рутиной. </text:p>
      <text:p text:style-name="Preformatted_20_Text"><text:tab/>Однако он не раскрывает взгляд «низового» участника Финального Решения, который нам хотелось бы увидеть. Эти люди не были офисными работниками в безопасности и оторванными от реальности расстоянием, бюрократическими <text:soft-page-break/>эвфемизмами и рутиной, приговаривающими людей к смерти. Эти люди сталкивались со своими жертвами лицом к лицу. Их товарищи уже расстреляли всех непригодных для транспортировки евреев, а так же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ем именно они принимают участие, а именно в убийственной программе по уничтожению евреев Галиции.</text:p>
      <text:p text:style-name="Preformatted_20_Text"><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нормальный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p text:style-name="Preformatted_20_Text">Глава 5. Полицейский Резервный Батальон 101</text:p>
      <text:p text:style-name="Preformatted_20_Text"><text:tab/>Полицейский Батальон 101, базировавшийся в Гамбурге, был в числе первых батальонов, присоединившихся к немецкой армии вторжения в Польшу в сентябре 1939. Перейдя границу в Оппельне[Ополе] в Силезии, батальон через Ченстохову проследовал в польский город Кельце. Там он привлекался к захвату польских солдат и военного оборудования позади линии наступления, а так же охране военнопленных. 17 декабря 1939, батальон вернулся в Гамбург. Около сотни его профессиональных полицейских перевели для формирования дополнительных отрядов. Их заменили резервистами среднего возраста, призванными осенью 1939.<text:note text:id="ftn54" text:note-class="endnote"><text:note-citation>54</text:note-citation><text:note-body><text:p text:style-name="P17">ZStl, 3 AR-Z 52/61, in HW 1-6; Kurt A., HW 11; Ernst Hr., HW 2712.</text:p></text:note-body></text:note></text:p>
      <text:p text:style-name="Preformatted_20_Text"><text:tab/>В мае 1940, после периода тренировки, батальон отправили из Гамбурга в один из четырёх аннексированных рейхом регионов западной Польши - Вартегау[Рейхсгау Вартеланд]. Располагаясь до конца июня в Познани[Позен], а затем в Лодзе[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немцами. Все поляки и так называемые «нежелательные элементы» - евреи и цыгане, должны были быть выгнаны в центральную Польшу с включённых в состав Германии территорий.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Расовая ч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reformatted_20_Text"><text:s/><text:tab/>В отчёте батальона содержится хвастовство фанатичным участием в этом «переселении»: </text:p>
      <text:p text:style-name="Preformatted_20_Text"/>
      <text:p text:style-name="Preformatted_20_Text"><text:tab/>«За работой день и ночь без перерывов, 100% сил батальона занято делом по всему Вартегау. В среднем каждый день эвакуировали около 350 Польских крестьянских семей. На пике эвакуации они(члены батальона) не могли вернуться в казармы восемь дней и ночей. У них была возможность поспать только в ночью в машинах... В самую крупную операцию, батальон эвакуировал около 900 семей...за один день и только своими силами и десятью переводчиками.»</text:p>
      <text:p text:style-name="Preformatted_20_Text"/>
      <text:p text:style-name="Preformatted_20_Text"><text:tab/>В целом, батальон эвакуировал 36972 человека из запланированных 58628. Около 22000 человек сбежало.<text:note text:id="ftn55" text:note-class="endnote"><text:note-citation>55</text:note-citation><text:note-body><text:p text:style-name="P17">BA, R 20/51/3-7(Рапорт о деятельности Полицейского Резервного Батальона 101, 5 мая 1940 — 7 апреля 1941).</text:p></text:note-body></text:note></text:p>
      <text:p text:style-name="Preformatted_20_Text">Один призывник из запаса, Бруно Пробст, вспоминал о роли батальона:</text:p>
      <text:p text:style-name="Preformatted_20_Text"><text:tab/>«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Эти так называемые комиссии состояли из гражданских, членов чёрных(без формы) СС и Тайной Полиции. От них мы получали карточки с номерами. Этими номерами обозначались дома в деревне, которые надо было эвакуировать. Поначалу, мы стремились вывести из этих домов всех, несмотря 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расстрела на месте. В первом, это был старик, во <text:soft-page-break/>втором, старуха...оба раза расстрелом занимался не член отряда, а унтер-офицер.»<text:note text:id="ftn56" text:note-class="endnote"><text:note-citation>56</text:note-citation><text:note-body><text:p text:style-name="P17">Bruno P., HW 1912-1913.</text:p></text:note-body></text:note></text:p>
      <text:p text:style-name="Preformatted_20_Text"><text:tab/>Другие в батальоне тоже вспоминали операцию по переселению, но никто больше не вспоминал или не признавался в подобном насилии.<text:note text:id="ftn57" text:note-class="endnote"><text:note-citation>57</text:note-citation><text:note-body><text:p text:style-name="P17">Alfred H., HW 43-44; George L., HW 1425; Heinrich S., HW1561; Walter Z., HW 2683; Ernst Hr., HW 2712; Ernst R., G 607.</text:p></text:note-body></text:note> Один полицейский однако рассказал, что во время остановки в Познани батальон предоставил Полиции Порядка расстрельную группу для казни от 100 до 120 поляков.»<text:note text:id="ftn58" text:note-class="endnote"><text:note-citation>58</text:note-citation><text:note-body><text:p text:style-name="P17">Paul H., HW 1647.</text:p></text:note-body></text:note></text:p>
      <text:p text:style-name="Preformatted_20_Text"/>
      <text:p text:style-name="Preformatted_20_Text">/*********************************************************</text:p>
      <text:p text:style-name="Preformatted_20_Text">ПЕРЕВОД КАРТИНОК И ТЕКСТА</text:p>
      <text:p text:style-name="Preformatted_20_Text">1) Мендзыжец, «транзитное» гетто, ликвидированное в семи «акциях» между августом 1942 и июлем 1943. Вторая рота лейтенанта Гнейда отзывалась о Мендзыжеце подходящим немецкий прозвищем «Menschenschreck», или «ужас человеческий».</text:p>
      <text:p text:style-name="Preformatted_20_Text">2) №! карта</text:p>
      <text:p text:style-name="Preformatted_20_Text">3) №! карта</text:p>
      <text:p text:style-name="Preformatted_20_Text">4) В большинстве случаев депортации, евреям давали указание брать минимум вещей, дабы сделать правдивее историю о переселении. Обыски лейтенанта Гнейда ясно показывают, что никто, ни полицейские, ни евреи, не верили в это притворство.</text:p>
      <text:p text:style-name="Preformatted_20_Text">5) 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Preformatted_20_Text">6) «Бараки для раздевания» - этап в процессе депортации впервые введённый лейтенантом Гнейдом осенью 1942, когда гетто Мендзыжец подверглось особенно жестокой серии «чисток» - Полиция Порядка заставила евреев раздеться догола в поисках ценностей</text:p>
      <text:p text:style-name="Preformatted_20_Text">7) 26 мая 1943. Полиция Порядка ведёт евреев через город. Евреи отправленные в Майданек тем днём погибнут в резне Erntefest(«Операция Фестиваль Жатвы») в ноябре 1943.</text:p>
      <text:p text:style-name="Preformatted_20_Text">8) -</text:p>
      <text:p text:style-name="Preformatted_20_Text">9) Лукув, вероятно осень 1942, во время ликвидации местного гетто Полицией Порядка.</text:p>
      <text:p text:style-name="Preformatted_20_Text">10) Лейтенант Гнейд перед его «бараками для раздеваний» в Мендзыжеце.</text:p>
      <text:p text:style-name="Preformatted_20_Text">11) Полиция Порядка держит кордон на рынке во время «шестой акции». 26 мая 1943 года. 1000 евреев депортировали в трудовой лагерь в Майданеке. В ранних депортациях Мендзыжеца, евреев слали прямиком в газовые камеры Треблинки.</text:p>
      <text:p text:style-name="Preformatted_20_Text">*,,,,,,,,,,,,,,,,,,,,,,,,,,,,,,,,,,,,,,,,</text:p>
      <text:p text:style-name="Preformatted_20_Text"/>
      <text:p text:style-name="Preformatted_20_Text">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59" text:note-class="endnote"><text:note-citation>59</text:note-citation><text:note-body><text:p text:style-name="P17">BA, R 20/51/3-7 (отчёт о действиях батальона).</text:p></text:note-body></text:note></text:p>
      <text:p text:style-name="Preformatted_20_Text"><text:tab/>28 ноября 1940, батальон заступил на охрану гетто в Лодзе, опечатанного в конце апреля 1940. Тогда 160000 Евреев Лодзе отрезали от остального города колючей проволокой. Это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60" text:note-class="endnote"><text:note-citation>60</text:note-citation><text:note-body><text:p text:style-name="P17">Bruno G., HW 2017.</text:p></text:note-body></text:note></text:p>
      <text:p text:style-name="Preformatted_20_Text"><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В охрану всегда назначали самых отъявленных стрелков и другие обязанности не давали. Комната отдыха роты была украшена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61" text:note-class="endnote"><text:note-citation>61</text:note-citation><text:note-body><text:p text:style-name="P17">YVA, TR-10/462 (Landgericht Dortmund, judgement 10 Ks 1/53):3-4.</text:p></text:note-body></text:note></text:p>
      <text:p text:style-name="Preformatted_20_Text"><text:tab/>Члены батальона имели больше контактов с нееврейским населением, потому как располагались вне границ гетто. Бруно Пробст вспоминал, как в разделявшем гетто Лодзе проходе, охрана иногда развлекали себя переводом часов вперёд. Э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62" text:note-class="endnote"><text:note-citation>62</text:note-citation><text:note-body><text:p text:style-name="P17">Bruno G., HW 2017.</text:p></text:note-body></text:note></text:p>
      <text:p text:style-name="Preformatted_20_Text"><text:tab/>В мая 1941 батальон вернулся в Гамбург и «практически растворился». Все оставшиеся довоенные призывники рангом ниже унтер-офицера были распределены в другие отряды, а места заполнили призванные из запаса. Батальон стал, по словам одного полицейского, «чисто резервным батальоном».<text:note text:id="ftn63" text:note-class="endnote"><text:note-citation>63</text:note-citation><text:note-body><text:p text:style-name="P17">Hans K., HW 2246; Ernst Hr., HW 2713.</text:p></text:note-body></text:note></text:p>
      <text:p text:style-name="Preformatted_20_Text"><text:tab/>В течении следующего года, с мая 1941 по июнь 1942, батальон реформировали и подвергли многочисленным тренировкам. В памяти участников осталось мало <text:soft-page-break/>событий из этого периода. Однажды после бомбардировки Любека в марте 1942 батальон немедленно послали в город.<text:note text:id="ftn64" text:note-class="endnote"><text:note-citation>64</text:note-citation><text:note-body><text:p text:style-name="P18">Anton B., HW 2684; Wolfgang Hoffman, HW 4319.</text:p></text:note-body></text:note> И один раз батальон участвовал в депортации евреев Гамбурга.</text:p>
      <text:p text:style-name="Preformatted_20_Text"><text:tab/>С середины октября 1941 до конца февраля 1942, отправлено 59 транспортов с «грузом» из 53000 евреев и 5000 цыган Третьего Рейха «на восток», в данном случае в Лодзе, Ригу, Ковно(Каунас) и Минск. Пять транспортов в Ковно и пять в Ригу по прибытию немедленно вырезали.<text:note text:id="ftn65" text:note-class="endnote"><text:note-citation>65</text:note-citation><text:note-body><text:p text:style-name="P19">YVA, 0-53/141/4378-86(Jäger report of EK 3, Kovno, December ? 1941); Schneider, 23-30.</text:p></text:note-body></text:note> Остальных «ликвидировали» не сразу. Сначала их сослали в гетто Лодзе(куда послали 5000 австрийских цыган), Минска и Риги.</text:p>
      <text:p text:style-name="Preformatted_20_Text"><text:tab/>Не подверглись немедленной экзекуции и четыре транспорта из Гамбурга. Первый, с 1034 евреями, отправился 25 октября 1941 в Лодзе. Второй, с 990 евреями, отбыл в Минск восьмого ноября. Третий в Минск 18 ноября, с 408 евреями Гамбурга и 500 Бремена. Четвёртый покинул Гамбург в направлении Риги 4 декабря с 808 людьми.<text:note text:id="ftn66" text:note-class="endnote"><text:note-citation>66</text:note-citation><text:note-body><text:p text:style-name="P19">О транспортировках в Лодз<text:span text:style-name="T14">ь</text:span> смотри YVA, BD 23/4(Списки международной службы розыска. Прим. Переводчика — с 2019 — Архивы Арользена) и Dokumenty i Materialy Do Dziejów Okupacji W Polsce, vol. 3, Ghetto Lodze (Варшава, 1946):203-5 (Erfahrungsbericht, 13 ноября 1941). О транспортировках в Минск смотри JSNV 19, no. 552 (Landgericht Koblenz, judgement 9 Ks 2/61):190; О транспортировках в Ригу смотри Schneider, 155.</text:p></text:note-body></text:note></text:p>
      <text:p text:style-name="Preformatted_20_Text"><text:tab/>Члены Полицейского Батальона 101 поучаствовали в различных фазах гамбургской депортации. Сборным пунктом для депортации стал конфискованной Полицией Безопасности дом масонской ложи в Мурвейде. Нельзя назвать это место неприметным для местных жителей, ведь он соседствовал с университетской библиотекой, жилым кварталом и находился всего в нескольких сотнях ярдов от тяжело нагруженной железнодорожной станцией Даммтора.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Sternschanze).<text:note text:id="ftn67" text:note-class="endnote"><text:note-citation>67</text:note-citation><text:note-body><text:p text:style-name="P19">Heinrich Ht., HW 1173; Wilhelm J., HW 1320; Hans K., HW 224?; Franz K., HW 2475; Anton B., HW 2689. </text:p></text:note-body></text:note> Другие члены батальона охраняли станцию, где евреев загружали в поезда.<text:note text:id="ftn68" text:note-class="endnote"><text:note-citation>68</text:note-citation><text:note-body><text:p text:style-name="P19">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69" text:note-class="endnote"><text:note-citation>69</text:note-citation><text:note-body><text:p text:style-name="P20">О Лодзе Arthur K., HW 1180; О Минске Bruno P., HW 1930-3; О Риге Hans K., HW 2246, Max F., HW 1529.</text:p></text:note-body></text:note> Согласно Гансу Келлеру, место в эскорте еврейского транспорта считалось «престижным» из-за возможности путешествовать и обычно занималось кем-то из малого числа «привилегированных».<text:note text:id="ftn70" text:note-class="endnote"><text:note-citation>70</text:note-citation><text:note-body><text:p text:style-name="P20">Hans K., HW 2246.</text:p></text:note-body></text:note></text:p>
      <text:p text:style-name="Preformatted_20_Text"><text:tab/>Бруно Пробст, кто 8 ноября сопровождал транспорт в Минск, вспоминал:</text:p>
      <text:p text:style-name="Preformatted_20_Text"/>
      <text:p text:style-name="Preformatted_20_Text"><text:tab/>«В Гамбурге евреям сказали, что им будет выделят целое новое поселение на востоке. Их погрузили в обычные пассажирские вагоны...вместе с двумя вагонами еды, инструментов, лопат, топоров, передвижной кухней и так далее. Для команды эскорта выделили вагон второго класса. В вагонах с евреями охраны не было. Поезд охранялся со всех сторон лишь во время остановок. Сильно за полдень четыре дня спустя мы достигли Минска. О конечной цели нашей поездки мы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сказали, что тот последует за ними. После этого наша команда совместно с немецким батальоном(не резервным) расположилась в русских казармах. Рядом был лагерь евреев...Из разговоров с членами вышеупомянутого батальона мы узнали об их участии в расстрелах евреев в Минске. Из этого мы заключили, что и евреи Гамбурга будут расстреляны.»</text:p>
      <text:p text:style-name="Preformatted_20_Text"/>
      <text:p text:style-name="Preformatted_20_Text"><text:tab/>Командир эскорта лейтенант Хартвиг Гнейд, не желая оказаться привлечённым к такому, в бараках не остался. Вместо этого он со своими людьми вернулся на станцию и сел на поздний поезд из Минска.<text:note text:id="ftn71" text:note-class="endnote"><text:note-citation>71</text:note-citation><text:note-body><text:p text:style-name="P20">Bruno P., HW 1930-31.</text:p></text:note-body></text:note></text:p>
      <text:p text:style-name="Preformatted_20_Text"><text:tab/>Описаний транспортировки из Гамбурга в Ригу у нас нет, но рапорт Салиттера 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писал Салиттер:</text:p>
      <text:p text:style-name="Preformatted_20_Text"/>
      <text:p text:style-name="Preformatted_20_Text"><text:tab/>«Население Риги составляло примерно 360000 человек, включая около 35000 евреев. Те доминировали в мире бизнеса. Их бизнес, тем не менее, после ввода немецких войск был незамедлительно закрыт и конфискован. Самих евреев расположили в обнесённом колючей проволокой гетто Дюна[Двина, нем. Düna]. На данный момент в гетто располагалось лишь 2500 рабочих мужчин евреев. Остальных либо сослали в похожие гетто, либо латвийцы их расстреляли...Они(Латвийцы) особенно ненавидели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note text:id="ftn72" text:note-class="endnote"><text:note-citation>72</text:note-citation><text:note-body><text:p text:style-name="P20">Доклад Салиттера от 26 декабря 1941, цитируется в Krausnick and Wilhelm, 594.</text:p></text:note-body></text:note></text:p>
      <text:p text:style-name="Preformatted_20_Text"/>
      <text:p text:style-name="Preformatted_20_Text"><text:soft-page-break/><text:tab/>Полицейский Резервный Батальон 191 в июне 1942 отправили в очередную командировку в Польше.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так называемых «перегибов» в Познани и Лодзе. Некоторые сопровождали один из транспортов с гамбургскими евреями на пути в Лодзе, Минск или Ригу. В последних двух точках, как мы видели, было сложно не узнать что-нибудь о массовых убийствах евреев в России.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p>
      <text:p text:style-name="Preformatted_20_Text"><text:tab/>Кадрово он состоял из 11 офицеров, 5 гражданских администраторов(занимавшихся финансовыми делами, провизией, сборами и так далее), 486 рядовых и унтер-офицеров.<text:note text:id="ftn73" text:note-class="endnote"><text:note-citation>73</text:note-citation><text:note-body><text:p text:style-name="P20">Staatsanwaltschaft Hamburg, 141 Js 1957/62 (Обвинительный акт Хоффману и Волауфу):206(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Шлезвиг-Гольштейн), а так же из далёкого Люксембурга. Но все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74" text:note-class="endnote"><text:note-citation>74</text:note-citation><text:note-body><text:p text:style-name="P21">Ernst G., HW 1835.</text:p></text:note-body></text:note></text:p>
      <text:p text:style-name="Preformatted_20_Text"><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Персонал штаба батальона помимо пяти гражданских администраторов, включал в себя доктора и его помощника, а так же водителей, клерков и специалистов по связи.</text:p>
      <text:p text:style-name="Preformatted_20_Text"><text:tab/>Командовал батальоном майор Вильгельм Трапп, ветеран Первой Мировой с Железным Крестом первого класса, пятьдесят три год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Трапп технически мог бы считаться «старым бойцом партии»(Alter Kämpfer), но в СС его никогда не принимали и равноценное звание СС не давали, несмотря на постоянную попытки Гиммлера и Гейдриха по слиянию и переплетению государственных, партийных элементов СС и полицейской империи. Трапп явно не считался подходящим для СС. Быстро развился конфликт между ним и его двумя капитанами, молодыми членами СС. Даже двадцать лет спустя, в своих показаниях те даже не пытались скрыть своё презрение к командиру как к слабому, невоенному и неправомерно встревающему в дела его офицеров.<text:note text:id="ftn75" text:note-class="endnote"><text:note-citation>75</text:note-citation><text:note-body><text:p text:style-name="P21">BDC, Карта членства в партии Вильгельма Траппа. Юлиус Волауф, HW 2882, 432?; Вольфганг Хоффман, HW 2930, 4318-19, 4322.</text:p></text:note-body></text:note></text:p>
      <text:p text:style-name="Preformatted_20_Text"><text:tab/>Два капитана полиции, имевшие так же равноценное звание гауптштурмфюреров СС, были молодыми людьми на своём третьем десятке лет.</text:p>
      <text:p text:style-name="Preformatted_20_Text"><text:tab/>Вольфганг Хоффман, родился в 1914, в 1930 в возрасте шестнадцати лет вступил в Национал-Социалистический союз школьников(NS-Schülerbund), в 1932 в восемнадцать в гитлерюгенд(Hitler Youth), и годом спустя в СС. Все это ещё до его выпуска из Гимназиума(старшая школа для подготовки к колледжу) в 1934. На службу в полицию в Бреслау[Вроцлав] поступил в 1936, а в 1937 зачислился в Нацистскую Партию. В том же году он окончил офицерскую подготовку и получил звание лейтенанта Полиции Охраны. Весной 1942 присоединился к Полицейскому Резервному Батальону 101. В июне, в возрасте двадцати восьми, повышен до звания капитана.<text:note text:id="ftn76" text:note-class="endnote"><text:note-citation>76</text:note-citation><text:note-body><text:p text:style-name="P21">Обвинение Хоффман/Волауф, 47-49.</text:p></text:note-body></text:note> Командовал третьей ротой.</text:p>
      <text:p text:style-name="Preformatted_20_Text"><text:tab/>Юлиус Волауф. Родился в 1913. Окончил Гимназиум в 1932. В апреле 1933 вступил в Нацистскую Партию и Штурмовые Отряды(Sturmabteilung, SA, коричневорубашечники). В 1936 был принят в СС и начал свою офицерскую подготовку. Получил звание лейтенанта Полиции Охраны в 1938. Ранним 1942 точно так же был прикреплён к Полицейскому Батальону 101 и в июне повышен до капитана, прямо перед отправкой в Польшу.<text:note text:id="ftn77" text:note-class="endnote"><text:note-citation>77</text:note-citation><text:note-body><text:p text:style-name="P21">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reformatted_20_Text"><text:soft-page-break/><text:tab/>Адъютантом Траппа был старший лейтенант Хаген, о котором мало что известно, кроме того, что он был убит весной 1943.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reformatted_20_Text">Хартвиг Гнейд, 1984 года, экспедитор и член нацистской партии с 1937 года, командир второй роты.</text:p>
      <text:p text:style-name="Preformatted_20_Text">Пол Бренд, 1902 год рождения.</text:p>
      <text:p text:style-name="Preformatted_20_Text">Хайнц Бухман, 1904 года, владелец семейного лесозаготовочного бизнеса. Член партии с 1937.</text:p>
      <text:p text:style-name="Preformatted_20_Text">Оскар Питерс, 1905 года.</text:p>
      <text:p text:style-name="Preformatted_20_Text">Уолтер Хоппнер, 1908 года, импортёр чая. Кратко являлся членом партии в 1930, полноценно вступил весной 1933.</text:p>
      <text:p text:style-name="Preformatted_20_Text">Ганс Шир, 1908 года, член партии с мая 1933.</text:p>
      <text:p text:style-name="Preformatted_20_Text">Курт Дракер, 1909 года, продавец и член партии с 1939.<text:note text:id="ftn78" text:note-class="endnote"><text:note-citation>78</text:note-citation><text:note-body><text:p text:style-name="P21">Staatsanwaltschaft Hamburg, 141 Js 1457/62, Sonderband: DC-??terlaagen.</text:p></text:note-body></text:note></text:p>
      <text:p text:style-name="Preformatted_20_Text"><text:tab/>Таким образом, их возраст варьируется от тридцати трёх до сорока восьми. Пятеро членов партии, но никого из СС.</text:p>
      <text:p text:style-name="Preformatted_20_Text"><text:tab/>По имеющейся у нас информации, из тридцати двух унтер-офицеров, двадцать два состояло в партии и семеро в СС. Их возраст от двадцати семи до сорока лет. В среднем тридцать три с половиной. В запасе не числились, призваны на службу в полицию перед войной.</text:p>
      <text:p text:style-name="Preformatted_20_Text"/>
      <text:p text:style-name="Preformatted_20_Text"><text:tab/>Большинство 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и к нижней черте среднего класса, буквально все из них были белыми воротничками.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Половина возрастом между тридцатью семью и сорока двумя годами. Эта возрастная группа считалась слишком старой для армии, но после сентября 1939 часто призывалась на службу полиции резерва.<text:note text:id="ftn79" text:note-class="endnote"><text:note-citation>79</text:note-citation><text:note-body><text:p text:style-name="P21">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15">в</text:span>, представителей администрации и унтер-офицеров, допросы предоставили подробные данные о рядовых. <text:s/>Хоть все <text:span text:style-name="T15">они</text:span> включали в себя, <text:span text:style-name="T15">к примеру,</text:span> вопросы о возрасте, о<text:span text:style-name="T15">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reformatted_20_Text"><text:tab/>Среди рядовых, около 25%(43 из выборки в 174) имели членство в партии. Шестеро были «старыми бойцами»(Alte Kämpfer) — вступили в партию ещё до прихода Гитлера к власти. Шестеро вступили в 1933. Несмотря на внутренний запрет на вступление в партию(1933-1937), шестеро корабельных рабочих приняты в секцию партии для членов живущих за границей. В 1937, когда запрет отменили, вступили шестнадцать. Оставшиеся девять вступили в 1939 или позже. Среди людей нижней границы среднего класса партийных членов, в сравнении с рабочим классом(25%) было лишь немногим больше(30%).<text:note text:id="ftn80" text:note-class="endnote"><text:note-citation>80</text:note-citation><text:note-body><text:p text:style-name="P22">Статистика принадлежности к партии основана на имеющихся в BDC <text:span text:style-name="T16">членских картах</text:span>.</text:p></text:note-body></text:note></text:p>
      <text:p text:style-name="Preformatted_20_Text"><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были экономически независимы. Не считая обучения на подмастерье или профессиональных подготовок, буквально никто не получал образование после окончания средней школы(Volksschule, 9 классов) в 14 или 15 лет. К 1942, удивительно высокий процент из них вступил в партию. Проводившие допрос не сохраняли подобных данных, поэтому мы не знаем сколько из них до 1933 было коммунистом, социалистом и/или членом профсоюза. П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по своей политической культуре противником нацизма. Сложно назвать подобную группу людей перспективной для набора массовых убийц на имплементацию нацистского видения свободной от евреев расовой утопии.</text:p>
      <text:p text:style-name="Preformatted_20_Text"/>
      <text:p text:style-name="Preformatted_20_Text">Глава 6. Прибытие в Польшу.</text:p>
      <text:p text:style-name="Preformatted_20_Text"/>
      <text:p text:style-name="Preformatted_20_Text"><text:tab/>Где-то летом 1941 во время чисток российских евреев, Гиммлер поведал Главе Полиции и СС в Люблино, Одило Глобочнику, намерение Гитлера уничтожить евреев в <text:soft-page-break/>Европе. Более того, Гиммлер поставил Глобочника во главе самой главной части «Финально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россии расстрел. Метод более эффективный, менее публичный и не так психологически давящий на убийц.</text:p>
      <text:p text:style-name="Preformatted_20_Text"><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на что благодаря конвейерной организации процесса требовалось очень небольшое количество работников, большинство из которых набиралось из самих заключённых. Подготовка началось осенью 1941 в трёх локациях: Освенциме/Биркенау около Катовице в Силезии, Хелмно около Лодзе в Вартегау(Оба лагеря на аннексированных территориях) и Белжеце в Люблине в районе под контролем Глобочника. Массовые казни газом запустили в Хелмно ранним декабрём 1941 и в Биркенау в середине февраля 1942.<text:note text:id="ftn81" text:note-class="endnote"><text:note-citation>81</text:note-citation><text:note-body><text:p text:style-name="P23">Эксперименты с применением в камерах Циклона-Б начались в главном лагере Освенцима(Stammlager или Освенцим I) в сентябре и октябре 1941. 15 февраля 1942 началось систематическое применение новых газовых камер(в переоборудованном фермерском доме) в Биркенау(Освенцим II). Danuta Czech, Kalendarium der Ereignisse im Konzentrationslager Auschwitz-Birkenau 1939–1945 (Reinbeck bei Hamburg, 1989), 116, 174-75.</text:p></text:note-body></text:note> Лагерь Глобочника в Белжеце не начал свою работу до середины марта 1942.</text:p>
      <text:p text:style-name="Preformatted_20_Text"><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ю центра по уничтожению в Белжеце, но это была всего горстка людей, численностью менее сотни. С таким количеством рабочей силы нельзя было оперировать и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text:p>
      <text:p text:style-name="Preformatted_20_Text">для захвата жертв и загона их в поезда смерти. В одном только районе Люблина было около 300000 евреев, во всем Генерал-губернаторстве около 2 000 000!</text:p>
      <text:p text:style-name="Preformatted_20_Text"><text:tab/>В критичном для неё 1942 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reformatted_20_Text"><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о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ответственного за поступающий транспорт Гельмута Поле; ответственных за надзор и часто персональное руководство операциями в полевых условиях Джорджа Михаэльсена, Курта Клаасена; и ещё одного австрийца Эрнеста Лерха, ответственного за сбор, сортировку и утилизацию собственности евреев в лагерях смерти и зачищенных гетто.</text:p>
      <text:p text:style-name="Preformatted_20_Text"><text:tab/>Как Глава СС и Полиции в районе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району Люблину, была в его распоряжении. Самое главное, это включало в себя две ветви и различные подразделения Полиции Безопасности(Гестапо и Крипо) с одной стороны и различные подразделения Полиции Порядка с другой. Помимо главного штабу в Люблине, Полиция Безопасности в районе имела ещё четыре офиса. Каждый содержал в себе отдел Гестапо по «еврейским делам».</text:p>
      <text:p text:style-name="Preformatted_20_Text"><text:tab/>Наличие Полиции Порядка проявлялось тремя путями. В первом, каждый из крупных городов района Люблина имел отделения Полиции Охраны, в чьи обязанности входил надзор за польской муниципальной полицией. Во втором, по городам и сельской местности были разбросаны малые отряды Жандармерии. И наконец, в районе Люблина дислоцировались три батальона Полиции Порядка. Местные офисы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в сумме 1500 человек. Хоть и незаменимы, их было недостаточно для его нужд.</text:p>
      <text:p text:style-name="Preformatted_20_Text"><text:tab/>Глобочник так же использовал два других источника рабочей силы. Первым были состоявшие из небольших отрядов этнических немцев спецслужбы(Sonderdienst), мобилизованные и тренированные после немецких завоеваний и летом 1940 переданные под управление главам гражданской администрации каждого из округов района.<text:note text:id="ftn82" text:note-class="endnote"><text:note-citation>82</text:note-citation><text:note-body><text:p text:style-name="P24">Для Генерал-губернаторства было доступно всего 3000 Sonderdienst(нем. специальные службы). <text:span text:style-name="T17">То, что многие из них на самом деле были польскими коллаборантами с сомнительной претензией на статус этнического немца можно увидеть из того факта, что только 25% из них говорило на немецком. Diensttagebuch, 574.</text:span></text:p></text:note-body></text:note> Вторым и намного более важным были так называемые Травники. Не видя возможности <text:soft-page-break/>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операции Рейнхард Глобочника ключевым был сотрудник Карл Штрейбель. Он со своими людьми посещал лагеря военнопленных и вербовал украинских, латвийских и литовских «добровольцев»(Hilfswillige, или Хиви). Их отбирали на основе проверки на антикоммунистические(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Под командованием офицеров СС и этнических немцев унтер-офицеров, их формировали в отряды по национальному признаку. Совместно с Полицией Порядка, они составляли большую часть рабочей силы для личных армий Глобочника для зачисток гетто.</text:p>
      <text:p text:style-name="Preformatted_20_Text"><text:tab/>Первая убийственная атака против евреев Люблина началась в середине марта 1942 и продолжалась до середины апреля. Депортацией в лагерь смерти Белжец, либо расстрелом на месте было убито около 90% из 40000 жителей. Ещё одиннадцать или двенадцать тысяч евреев отправили в Белжец из близлежащих городов Избица[Izbica], Пяски[Piaski], Любартув[Lubartów], Замосць[Zamość] и Красник[Krasnik]. В тот же период из соседнего района Галиции к востоку от Люблина в Белжец депортировали около 36000 евреев.</text:p>
      <text:p text:style-name="Preformatted_20_Text"><text:tab/>В Белжеце приняли решение снести маленькое деревянное строение с деревянными камерами, так что с середины апреля до конца мая операции временно приостановили на время строительства большого каменного и с шестью камерами. Когда в конце мая операции по убийству возобновились, лагерь в основном получал жертв не из самого района Люблина, а депортированных евреев из соседнего района Кракова к западу.</text:p>
      <text:p text:style-name="Preformatted_20_Text"><text:tab/>Собибор же, второй лагерь смерти Глобочника, начал свою работу в начале мая. Шесть недель он получал депортированных из округов Люблина: Замосць, Пулавы[Puławy], Красныстав[Krasnystaw] и Хелм[Chełm]. К 18 июня, едва ли спустя три месяца после первой поставки, около ста тысяч евреев из района Люблина уже были убиты, совместно с 65000 из Кракова и Галиции. Большинство погибло в газовых камерах Белжеца и Собибора.<text:note text:id="ftn83" text:note-class="endnote"><text:note-citation>83</text:note-citation><text:note-body><text:p text:style-name="P25">В датах и числе убитых евреев в районе Люблина я опирался на <text:span text:style-name="T19">Yitzhak</text:span> Arad, Belżec, Sobibór, Treblinka: The Operation Reinhard Death Camps (Bloomington, Ind. 1987), 383-87, 390-91; Tatiana Brustin-Berenste<text:span text:style-name="T19">i</text:span>n, «Martyrologia, Opór I Zagłada Ludnósci Żydowskiej <text:span text:style-name="T18">W</text:span> <text:span text:style-name="T18">D</text:span>ystrykcie Lubelskim», <text:span text:style-name="T19">BZIH 21 (1957):56-83; и различные немецкие судебные дела.</text:span></text:p></text:note-body></text:note></text:p>
      <text:p text:style-name="Preformatted_20_Text"><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нагруженные евреями поезда из Германии, Австрии, Протектората(Богемия и Моравии, Чехия) и Словакии прибывали в район Люблина. Некоторые из этих поездов как, к примеру, поезд 14 июня из Вены в Собибор, охранялся лейтенантом Фишманном. Другие, однако, разгружались в различных гетто, где иностранные евреи временно занимали места недавно убитых.</text:p>
      <text:p text:style-name="Preformatted_20_Text"><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84" text:note-class="endnote"><text:note-citation>84</text:note-citation><text:note-body><text:p text:style-name="P26">Diensttgebuch, 511 (Polizeisitzung, June 16, 1942).</text:p></text:note-body></text:note> 9 июля в количестве двух поездов в неделю возобновилось движение из района Кракова в Белжец. Постоянный поток транспорта из Варшавы в недавно открытый лагерь смерти Треблинка стартовал 22 июля. Однако главная железная дорога в Собибор находилась на ремонте, поэтому до осени этот лагерь смерти был практически. Таким образом, депортации в лагеря смерти в самом Люблине не возобновлялись до раннего июля.</text:p>
      <text:p text:style-name="Preformatted_20_Text"><text:tab/>Именно во время этого навязанного обстоятельствами затишья В Финальном Решении в Генерал-губернаторстве Полицейский Резервный Батальон 101 и прибыл в район Люблина. 20 июня 1942, батальон получил приказы для «специальной акции» в Польше.<text:note text:id="ftn85" text:note-class="endnote"><text:note-citation>85</text:note-citation><text:note-body><text:p text:style-name="P26">Обвинение Хоффман/Волауф, 205-6.</text:p></text:note-body></text:note> Природа этой «специальной акции» не разъяснялась в письменной форме приказа, однако людям дали понять, что они будут выполнять обязанность по охране. Не было никаких намёков на то, что офицеры подозревали о настоящем характере возложенной на них работы.</text:p>
      <text:p text:style-name="Preformatted_20_Text"><text:tab/>Батальон погрузился в поезда на той же железнодорожной станции Штерншанце,<text:note text:id="ftn86" text:note-class="endnote"><text:note-citation>86</text:note-citation><text:note-body><text:p text:style-name="P26">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района Люблина. Пять дней спустя штаб батальона переместился в Билгорай. Отделения батальона быстро распределились по близлежащим городам: Фрамполь[Frampol], Тарногруд[Tarnogród], Улянув[Ulanów], Туробин[Turobin], Высоке[Wysokie] и немного отдалённый Закшув[Zakrzów].<text:note text:id="ftn87" text:note-class="endnote"><text:note-citation>87</text:note-citation><text:note-body><text:p text:style-name="P26">За расположением различных отрядов Полицейского Резервного Батальона 101 в 1942, смотри обвинение Хоффман/Волауф, 208-12.</text:p></text:note-body></text:note></text:p>
      <text:p text:style-name="Preformatted_20_Text"><text:tab/>Несмотря на временное затишье в убийствах, Глава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text:soft-page-break/>евреев. Процесс сбора жертв в транзитные гетто должен был продолжаться, даже если сами убийства и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 недельного пребывания батальона к югу от Люблина. Однако несколько всё же вспомнили о своём участии в сборе евреев в малых поселениях и перевозке их в гетто и лагеря. В некоторых случаях, захватывались только так называемые «рабочие» 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в некоторых случаях расстреливались. Люди абсолютно запутались из каких городов они депортировали, а в какие переселяли. Такие названия как Избица или Пяски никто не вспомнил, хотя это были два крупных «транзитных» гетто для сбора евреев к югу от Люблина.<text:note text:id="ftn88" text:note-class="endnote"><text:note-citation>88</text:note-citation><text:note-body><text:p text:style-name="P26">Alfred S., HW 294-95; Albert D., HW 471; Arthur S., HW 1161; Hedrich B., HW 1581-82; Martin D., HW 1598-99; Wilhelm <text:span text:style-name="T20">K., HW ?70; Herbert R., HW 2109; Heinrich E., HW 2169; Walte</text:span><text:span text:style-name="T69">r</text:span><text:span text:style-name="T20"> Z., HW 2622; Bruno G., HW 3300; Ernst <text:s/>N., HW 1648; August W., HW 2039.</text:span></text:p></text:note-body></text:note></text:p>
      <text:p text:style-name="Preformatted_20_Text"><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доступной 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p text:style-name="Preformatted_20_Text">Глава 7. Посвящение в массовых убийц. Резня в Юзефуве.</text:p>
      <text:p text:style-name="Preformatted_20_Text"/>
      <text:p text:style-name="Preformatted_20_Text"><text:tab/>Возможно 11 июля Глобочник или кто-то из его подчинённых связался с майором Траппом и уведомил его о задаче для Полицейского Батальона 101 захватить 1800 евреев. Целью стала деревня примерно в тридцати километрах к юго-востоку от Билгорая. В этот раз, однако, переселять никого не требовалось. В лагерь Глобочника в Люблине следовало отправить лишь мужчин рабочего возраста. Женщин же, стариков и детей надо было просто расстрелять на месте.</text:p>
      <text:p text:style-name="Preformatted_20_Text"><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ейдом, и проинформировал их о задаче на завтрашний день.<text:note text:id="ftn89" text:note-class="endnote"><text:note-citation>89</text:note-citation><text:note-body><text:p text:style-name="P27">Так как ни Трапп, ни его адъютант Хаген, ни лейтенант Гнейд не дожили до допросов в 1960х,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reformatted_20_Text"><text:tab/>Бухман, на тот момент тридцати восьми летний, был главой семейного бизнеса лесозаготовочного бизнеса в Гамбурге. Вступил в партию в мае 1937. Призван в Полицию Порядка в 1939, служил водителем в Польше. Летом 1940 подал прошение об отставке. Вместо этого его послали проходить офицерскую тренировку и повысили до лейтенанта запаса в ноябре 1941. в 1942 получил командование первым взводом первой роты.</text:p>
      <text:p text:style-name="Preformatted_20_Text"><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90" text:note-class="endnote"><text:note-citation>90</text:note-citation><text:note-body><text:p text:style-name="P27">Heinz B., HW 819-20, 2437, 3355, 4414.</text:p></text:note-body></text:note> Хаген сделал Бухмана ответственным за эскорт мужчин «рабочих евреев», отобранных на отправку в Люблин. Его капитан роты Волауф знал о назначении Бухмана, но не причину почему он его получил.<text:note text:id="ftn91" text:note-class="endnote"><text:note-citation>91</text:note-citation><text:note-body><text:p text:style-name="P27">Юлиус Волауф, HW 4239-30.</text:p></text:note-body></text:note></text:p>
      <text:p text:style-name="Preformatted_20_Text"><text:tab/>Рядовых официально ни о чём не оповещали, кроме как о том, что им в полном составе батальона предстоит рано утром встать для большой операции. Но до некоторых дошли слухи. Капитан Волауф рассказал своей группе, что завтра их ожидает «крайне интересная задача».<text:note text:id="ftn92" text:note-class="endnote"><text:note-citation>92</text:note-citation><text:note-body><text:p text:style-name="P27">Friedrich B 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93" text:note-class="endnote"><text:note-citation>93</text:note-citation><text:note-body><text:p text:style-name="P27">Hans S., G 328.</text:p></text:note-body></text:note> Сержант Генрих Штайнмец* предупредил свой третий взвод второй роты, что «он не хочет видеть трусов».<text:note text:id="ftn94" text:note-class="endnote"><text:note-citation>94</text:note-citation><text:note-body><text:p text:style-name="P27">Bruno D., HW 1874.</text:p></text:note-body></text:note> Выдали дополнительную амуницию.<text:note text:id="ftn95" text:note-class="endnote"><text:note-citation>95</text:note-citation><text:note-body><text:p text:style-name="P27">Alfred B., HW 440.</text:p></text:note-body></text:note> Один полицейский рассказывал, что его отряду выдали плети. Это привело к слухам о «еврейском деле»(Judenaktion)<text:note text:id="ftn96" text:note-class="endnote"><text:note-citation>96</text:note-citation><text:note-body><text:p text:style-name="P27">Rudolf B., HW 3692.</text:p></text:note-body></text:note>. Никто другой, правда, о плетях не вспоминал.</text:p>
      <text:p text:style-name="Preformatted_20_Text"><text:tab/>Около двух утра конвой грузовиков отправился из Билгорая и прибыл в Юзефув прямо на рассвете. Трапп собрал людей полукругом и дал речь.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text:soft-page-break/>из третьей роты — Отто Юлиус Шимке* — вышел вперёд. Капитан Хоффман, прибывший в Юзефув прямиком из Закшува вместе третьим взводом третьей роты и не участвовавший днём ранее во встрече офицеров в Билгорае, пришёл в ярость, 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ждать дальнейших распоряжений от майора.<text:note text:id="ftn97" text:note-class="endnote"><text:note-citation>97</text:note-citation><text:note-body><text:p text:style-name="P27">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HW 1953, 4578). W., кто в своих показаниях в других вещах полностью соответствовал показаниям S., не упоминал однако о подобной «квалификации» и утверждал, что молодые так 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т.е. те, кто запоздало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reformatted_20_Text"><text:tab/>Трапп созвал ротных командиров и дал каждому своё задание. Приказы первой роте передавал старший сержант Каммер, Гнейд второй и Хоффман третьей. Два взвода третьей роты должны были окружить деревню.<text:note text:id="ftn98" text:note-class="endnote"><text:note-citation>98</text:note-citation><text:note-body><text:p text:style-name="P27">Вполне вероятно, что первый и второй взводы третьей роты уже находились в кордоне вокруг деревни <text:span text:style-name="T21">до </text:span><text:span text:style-name="T39">речи Траппа. Никто из этих двух взводов не помнил её, а один свидетель(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нескольким членам первой роты предстояло вывести «рабочих евреев» отобранных на рынке,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99" text:note-class="endnote"><text:note-citation>99</text:note-citation><text:note-body><text:p text:style-name="P28">Heinrich S., HW 1563; Martin D., HW 1596; Paul H., HW 1648; Ernst N., HW 1685; Wilhelm K., HW 1767, 2300; Bruno G., HW 2019; August W., HW 2039; Wilhelm Gb., HW 2147; Heinrich B., HW 2596; Walter Z., HW 2518; Anton B., HW 2656; Ernst Hr., HW 2716; Joseph P., HW 2742; Kurt D., HW 2888; Otto I., HW 3521; Wolfgang H., HW 3565; August Z., G 275; Eduard S., G 639; Hellmut S., G 646; Karl S., G 657.</text:p></text:note-body></text:note></text:p>
      <text:p text:style-name="Preformatted_20_Text"><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00" text:note-class="endnote"><text:note-citation>100</text:note-citation><text:note-body><text:p text:style-name="P28">Georg G., HW 2182.</text:p></text:note-body></text:note> Но в сам лес он не ходил, расстрелов не видел, и его отсутствие там было подозрительным. Как горько прокомментировал один 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невыносимо».<text:note text:id="ftn101" text:note-class="endnote"><text:note-citation>101</text:note-citation><text:note-body><text:p text:style-name="P28">Hellmut S., G 647.</text:p></text:note-body></text:note></text:p>
      <text:p text:style-name="Preformatted_20_Text"><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02" text:note-class="endnote"><text:note-citation>102</text:note-citation><text:note-body><text:p text:style-name="P28">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такая работа не по мне. Но приказ есть приказ».<text:note text:id="ftn103" text:note-class="endnote"><text:note-citation>103</text:note-citation><text:note-body><text:p text:style-name="P28">Bruno R., HW 1852.</text:p></text:note-body></text:note> Другой человек ярко запомнил «как Трапп, наконец оставшись один в нашей комнате, сел на стул и горько заплакал. Слезы текли рекой».<text:note text:id="ftn104" text:note-class="endnote"><text:note-citation>104</text:note-citation><text:note-body><text:p text:style-name="P28">Harry L., G 223.</text:p></text:note-body></text:note> Другой так же видел Траппа в штабе. «Майор Трапп возбуждено бегал вокруг, а затем резко как кол встал 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05" text:note-class="endnote"><text:note-citation>105</text:note-citation><text:note-body><text:p text:style-name="P28">Oskar P., HW 174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69">ё</text:span> просто очень ужасно»<text:note text:id="ftn106" text:note-class="endnote"><text:note-citation>106</text:note-citation><text:note-body><text:p text:style-name="P28">Erwin G., HW 2503.</text:p></text:note-body></text:note>. Касаясь Юзефува, Трапп потом поведал своему водителю: «Если это еврейское дело когда-нибудь на земле будет отомщено, то помилуй нас немцев».<text:note text:id="ftn107" text:note-class="endnote"><text:note-citation>107</text:note-citation><text:note-body><text:p text:style-name="P28">Georg K., HW 2633; Karl S., G 657.</text:p></text:note-body></text:note></text:p>
      <text:p text:style-name="Preformatted_20_Text"><text:tab/>Пока Трапп жаловался на приказы и рыдал, его люди продолжали выполнять поставленную задачу. Унтер-офицеры разделили часть людей на поисковые команды по два, три или четыре человека и отправили их в еврейскую часть Юзефува. Другим приказали охранять рынок и ведущие к нему улицы. Евреев вытаскивали из их домов, недееспособных расстреливали, воздух наполнялся криками и звуком выстрелов. Как заметил один полицейский, город был маленький и всё было слышно.<text:note text:id="ftn108" text:note-class="endnote"><text:note-citation>108</text:note-citation><text:note-body><text:p text:style-name="P28">Wilhelm K., HW 1769; Friedrich Bm., HW 2091; Ernst Hn., G 506.</text:p></text:note-body></text:note> Многие полицейские признали, что во время поисков видели трупы расстрелянных, но только двое признались в стрельбе. И снова, некоторые полицейские признались, что слышали о том, как в еврейском «госпитале» или «доме для стариков» всех пациентов расстреливали на месте, но никто не признавался, что участвовал или наблюдал это своими глазами.<text:note text:id="ftn109" text:note-class="endnote"><text:note-citation>109</text:note-citation><text:note-body><text:p text:style-name="P29">За другими показаниями об обыске смотри Max D., HW 1345-46; Alfred L., HW ???1; Friedrick V., HW 1539; Friedrich B., HW 1579; Bruno D., HW ??75; Hermann W., HW 1947-48; Otto-Julius S., HW 1954; Bruno G., HW 2019; August W., HW 2040; Bruno R., HW 2084; Hans Kl., HW 2270; Walter Z., HW 2168-69; Anton B., HW 2687; Ernst Hr., HW 2716; Joseph P., HW 2742; August Z., G 275; Karl Z., G 318; Eduard S., G 640.</text:p></text:note-body></text:note></text:p>
      <text:p text:style-name="P34"><text:tab/>Больше всего расхождений вызывает вопрос о реакции людей на расстрел младенцев. Некоторые заявляли, что младенцев расстреливали вместе с больными и стариками и оставляли лежать в домах, проходах и улицах.<text:note text:id="ftn110" text:note-class="endnote"><text:note-citation>110</text:note-citation><text:note-body><text:p text:style-name="P29">Friedrich B., HW 1579., Bruno G., HW 2019; August W., HW 2041.</text:p></text:note-body></text:note> Другие однако, специально подчёркивали, что в первых операциях по типу этой, во время чисток и обысков люди ещё избегали заниматься расстрелом младенцев. Один полицейский эмпатично заметил: «среди расстрелянных в нашей 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11" text:note-class="endnote"><text:note-citation>111</text:note-citation><text:note-body><text:p text:style-name="P30">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12" text:note-class="endnote"><text:note-citation>112</text:note-citation><text:note-body><text:p text:style-name="P30">Walter Z., HW 2618. Для подтверждения показаний смотри Anton B., HW ???8, Joseph P., HW 2742.</text:p></text:note-body></text:note> Согласно обоим свидетелям, никто из офицеров не <text:soft-page-break/>вмешивался, когда младенцев приносили на рынок. Ещё один полицейский, однако, вспоминал, что после зачистки его отряд(третий взвод, третья рота) был упрекнут капитаном Хоффманом. «Мы действуем недостаточно энергично».</text:p>
      <text:p text:style-name="P34"><text:note text:id="ftn113" text:note-class="endnote"><text:note-citation>113</text:note-citation><text:note-body><text:p text:style-name="P30">Hermann W., HW 1948.</text:p></text:note-body></text:note></text:p>
      <text:p text:style-name="Preformatted_20_Text"><text:tab/>К завершению сбора, членов первой роты отозвали и дали быстрый урок об ожидающей их отвратительной задаче. Их инструктировали доктор батальона и первый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reformatted_20_Text"/>
      <text:p text:style-name="Preformatted_20_Text"><text:tab/>«Я думаю, что при этом присутствовали все офицеры батальона, в частности наш батальонный медик, доктор Шенфельдер*. Ему затем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note text:id="ftn114" text:note-class="endnote"><text:note-citation>114</text:note-citation><text:note-body><text:p text:style-name="P30">Ernst Hn. G 507. Два свидетеля(Eduard S., G 642; Hellmut S., G ??7) помнили старшего сержанта, а не доктора.</text:p></text:note-body></text:note></text:p>
      <text:p text:style-name="Preformatted_20_Text"/>
      <text:p text:style-name="Preformatted_20_Text"><text:tab/>После получения инструкций и отправки первой роты в лес, адъютант Траппа, Хаген, председательствовал в отборе «рабочих евреев». Глава местной лесопилки уже передал Траппу список из двадцати пяти работавших на него евреев. Трапп разрешил их отпустить.<text:note text:id="ftn115" text:note-class="endnote"><text:note-citation>115</text:note-citation><text:note-body><text:p text:style-name="P30">August W., HW 2042.</text:p></text:note-body></text:note> При помощи переводчика Хаген искал ремесленников и здоровых мужчин. Возникли волнения, потому как около трехсот рабочих оказались разделены со своими семьями.<text:note text:id="ftn116" text:note-class="endnote"><text:note-citation>116</text:note-citation><text:note-body><text:p text:style-name="P30">Martin D., HW 1597.</text:p></text:note-body></text:note>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в этот момент им стало ясно, что оставленные семьи подвергались расстрелу».<text:note text:id="ftn117" text:note-class="endnote"><text:note-citation>117</text:note-citation><text:note-body><text:p text:style-name="P30">Anton B., HW 2658-59.</text:p></text:note-body></text:note></text:p>
      <text:p text:style-name="Preformatted_20_Text"><text:tab/>Лейтенант Бухман и люксембуржцы первой роты вели рабочих несколько километров до погрузочной железнодорожной станции округа. Их там ожидали несколько вагонов, включая пассажирский. «Рабочие 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18" text:note-class="endnote"><text:note-citation>118</text:note-citation><text:note-body><text:p text:style-name="P30">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92-93; Ernst Hn., G 507.</text:p></text:note-body></text:note></text:p>
      <text:p text:style-name="Preformatted_20_Text"><text:tab/>Тем временем, первый сержант Каммер повёл первый контингент стрелков первой роты в лес за несколько километров от Юзефува. Грузовики остановились около поворота вглубь на идущей вдоль леса просёлочной дороге. Люди разгрузились и стали ждать.</text:p>
      <text:p text:style-name="Preformatted_20_Text"><text:tab/>Когда прибыл первый грузовик с между тридцатью пятью и сорока евреями, равное количество полицейских вышло вперёд и, лицом к лицу, встали парами вместе со своими жертвами. Ведомые Каммером, полицейские и евреи пошли вглубь леса. Они свернули с дороги в месте, отмеченном Волауфом, который занимался поиском подходящих для казни точек. Каммер приказал евреям лечь в ряд лицом вниз. Полицейские встали позади них, как ранее им показывали приставили штыки к хребту над лопатками, и, по приказу Каммера, дали залп в унисон.</text:p>
      <text:p text:style-name="Preformatted_20_Text"><text:tab/>В это же время ещё больше полицейских первой роты прибыло на опушку леса для заполнения второй группы расстрела. Как первая вышла из леса, вторая взяла своих жертв и пошла тем же путём вглубь. Что 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reformatted_20_Text"><text:tab/>С этого момента «челночное движение» двух расстрельных команд в и из леса не прекращалось весь день. Не считая полуденного перерыва, расстрелы не останавливались до темноты. Около полудня кто-то «организовал» поставку алкоголя стрелкам. К концу дня постоянных расстрелов, люди совершенно потеряли счёт убитым евреям. Словами одного полицейского, в любом случае, это «большое число».<text:note text:id="ftn119" text:note-class="endnote"><text:note-citation>119</text:note-citation><text:note-body><text:p text:style-name="P31">О показаниях стрелков из первой роты, смотри, в особенности, Friedrich B., HW 1580-81; Friedrich Bm., HW 2091-93; Ernst Hn., G 507-508; Heinrich R., G 623; Hellmut S., G 646-47; Karl S., G 658-59.</text:p></text:note-body></text:note></text:p>
      <text:p text:style-name="Preformatted_20_Text"><text:tab/>Когда Трапп ранним утром делал своё предложение, настоящая природа действия только была объявлена и мало времени было подумать и среагировать. Лишь дюжина инстинктивно ухватила момент и вышла вперёд, сложила оружие и таким образом избавила себя от последовавших убийств. Вполне возможно</text:p>
      <text:p text:style-name="Preformatted_20_Text">тогда многие не осознали всю реальность происходящего, в частности того, что их могли поставить в расстрельную команду. Но когда людей первой роты проинструктировали на рынке о «выстреле в шею» и послали в лес убивать евреев, некоторые из них попытались воспользоваться упущенной ранее возможностью. Один полицейский подошёл к старшему сержанту Каммеру, которого хорошо знал. Он признался, что находит задачу «отталкивающей» и попросил другую. Каммер <text:soft-page-break/>согласился, назначив его в кордон на границу леса, где тот и оставался весь день.<text:note text:id="ftn120" text:note-class="endnote"><text:note-citation>120</text:note-citation><text:note-body><text:p text:style-name="P31">Paul H., HW 1648-49.</text:p></text:note-body></text:note> Получили обязанности по охране вдоль дороге и некоторые другие полицейские, хорошо знавшие Каммера.<text:note text:id="ftn121" text:note-class="endnote"><text:note-citation>121</text:note-citation><text:note-body><text:p text:style-name="P31">Heinrich H., G 453.</text:p></text:note-body></text:note> После некоторого количества расстрелов, к Каммеру обратилась ещё одна группа полицейских и заявила, что продолжать больше не может. Он освободил их из расстрельной команды и назначил в сопровождение грузовиков.<text:note text:id="ftn122" text:note-class="endnote"><text:note-citation>122</text:note-citation><text:note-body><text:p text:style-name="P31">Wilhelm I., HW 2237.</text:p></text:note-body></text:note> Двое полицейских допустили ошибку, обратившись вместо Каммера к капитану(и гауптштурмфюреру СС) Волауфу. Они 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В компании унтер-офицера с рапортом для Траппа их отправили на рынок. Трапп отстранил их от участия в дальнейших работах и позволил раньше вернуться в бараки Билгорая.<text:note text:id="ftn123" text:note-class="endnote"><text:note-citation>123</text:note-citation><text:note-body><text:p text:style-name="P31">Friedrich Bm., HW 2092.</text:p></text:note-body></text:note></text:p>
      <text:p text:style-name="Preformatted_20_Text"><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 из-за возбуждения, и <text:span text:style-name="T21">намеренно</text:span><text:span text:style-name="T40">[выделено автором]</text:span> некоторые полицейские стреляли мимо своих жертв».<text:note text:id="ftn124" text:note-class="endnote"><text:note-citation>124</text:note-citation><text:note-body><text:p text:style-name="P31">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25" text:note-class="endnote"><text:note-citation>125</text:note-citation><text:note-body><text:p text:style-name="P31">Heinrich Bl., HW 462.</text:p></text:note-body></text:note> Некоторые, не желая участвовать в сборе евреев, просто ошивались на рынке.<text:note text:id="ftn126" text:note-class="endnote"><text:note-citation>126</text:note-citation><text:note-body><text:p text:style-name="P31">Hermann W., HW 1948.</text:p></text:note-body></text:note> Некоторые,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27" text:note-class="endnote"><text:note-citation>127</text:note-citation><text:note-body><text:p text:style-name="P31">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воза евреев к месту расстрела», прокомментировал человек, взявший на себя его обязанность по отвозу евреев на смерть.<text:note text:id="ftn128" text:note-class="endnote"><text:note-citation>128</text:note-citation><text:note-body><text:p text:style-name="P31">Bruno R., HW 1852.</text:p></text:note-body></text:note></text:p>
      <text:p text:style-name="Preformatted_20_Text"><text:tab/>После отправки членов первой роты в лес, вторая рота осталась заканчивать облаву и погружать евреев в грузовики. С первым залпом слышимым из леса, по рынку пронёсся ужасный плач, когда евреи осознали свою судьбу.<text:note text:id="ftn129" text:note-class="endnote"><text:note-citation>129</text:note-citation><text:note-body><text:p text:style-name="P31">Erwin N., HW 1686.</text:p></text:note-body></text:note> После этого, однако, ими овладело молчаливое самообладание. Словами немецкого свидетеля - «невероятное» и «потрясающее» самообладание.<text:note text:id="ftn130" text:note-class="endnote"><text:note-citation>130</text:note-citation><text:note-body><text:p text:style-name="P31">Bruno D., HW 1870; Anton B., HW 4347; Wilhelm Gb., HW 4363; Paul M., G 202;</text:p></text:note-body></text:note></text:p>
      <text:p text:style-name="Preformatted_20_Text"><text:tab/>Если жертвы были спокойны, немецкие офицеры становились все более возбуждёнными, когда стало ясно, что казнь протекает слишком медленно для её завершения за один день. «Постоянно шли толки как «это никогда не кончится!» и «идёт слишком медленно!».<text:note text:id="ftn131" text:note-class="endnote"><text:note-citation>131</text:note-citation><text:note-body><text:p text:style-name="P31">Ernst Hr., HW 2717.</text:p></text:note-body></text:note> Трапп пришел к решению и выдал новые приказы. Третью роту отозвали с оцепления деревни и приказали занять охрану рынка. Вторая рота лейтенанта Гнейда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32" text:note-class="endnote"><text:note-citation>132</text:note-citation><text:note-body><text:p text:style-name="P31">Erwin G., HW 1640, 2505.</text:p></text:note-body></text:note></text:p>
      <text:p text:style-name="Preformatted_20_Text"><text:tab/>Лейтенант Гнейд разделил свою роту на две группы и отправил в разные районы леса. Затем он нанёс визит первой роте Волауфа, дабы стать свидетелем демонстрации казни.<text:note text:id="ftn133" text:note-class="endnote"><text:note-citation>133</text:note-citation><text:note-body><text:p text:style-name="P31">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ейд и между ним и Широм возник возбуждённый спор: якобы людей недостаточно глубоко послали в лес.<text:note text:id="ftn134" text:note-class="endnote"><text:note-citation>134</text:note-citation><text:note-body><text:p text:style-name="P31">Wilhelm Gb., HW 2<text:span text:style-name="T70">149</text:span>.</text:p></text:note-body></text:note> К моменту, когда каждая из групп совершила два или три похода за евреями, Ширу стало очевидно, что процесс идёт слишком медленно. Он спросил совета у Гергерта. «Я затем сделал предложение» - вспоминал Гергерт - «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35" text:note-class="endnote"><text:note-citation>135</text:note-citation><text:note-body><text:p text:style-name="P32">Ernst Hr., HW 2718.</text:p></text:note-body></text:note> Предложение Гергерта заметно ускорило процесс убийства.</text:p>
      <text:p text:style-name="Preformatted_20_Text"><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так же заметил сложности в прицеливании у людей. «Сначала мы стреляли с руки. Когда целились слишком высоко, целый череп взрывался. Повсюду разлетались кости и мозги. Чуть позже мы получили инструкцию приставлять штыки к шее».<text:note text:id="ftn136" text:note-class="endnote"><text:note-citation>136</text:note-citation><text:note-body><text:p text:style-name="P32">Wilhelm Gb., HW 2538.</text:p></text:note-body></text:note> Использование штыков не стало <text:soft-page-break/>решением проблемы, если верить Гергерту. «Из-за выстрелов в упор пуля часто 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37" text:note-class="endnote"><text:note-citation>137</text:note-citation><text:note-body><text:p text:style-name="P32">Ernst Hr., HW 2719.</text:p></text:note-body></text:note></text:p>
      <text:p text:style-name="Preformatted_20_Text"><text:tab/>Гергерт решительно подчёркивал, что никому в первом взводе до начала «акции» не предлагали возможность отказаться от обязанностей, но с началом казней к нему или Ширу стали подходить люди, потому не могли стрелять в женщин или детей. Им раздавали другие обязанности, что было подтверждено одним из людей Гергерта.<text:note text:id="ftn138" text:note-class="endnote"><text:note-citation>138</text:note-citation><text:note-body><text:p text:style-name="P32">Ernst Hr., HW 2720.</text:p></text:note-body></text:note>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работы, когда они просто переставали выносить происходящие.»<text:note text:id="ftn139" text:note-class="endnote"><text:note-citation>139</text:note-citation><text:note-body><text:p text:style-name="P32">Wilhelm Gb., HW 2539, 2149.</text:p></text:note-body></text:note></text:p>
      <text:p text:style-name="Preformatted_20_Text"><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и проинструктировали приставлять концы их карабинов к шейным позвонкам в основании шеи, расстрелы сначала производили без помощи штыков.<text:note text:id="ftn140" text:note-class="endnote"><text:note-citation>140</text:note-citation><text:note-body><text:p text:style-name="P32">Erwin G., HW 1639-40, 2504; Alfred B., HW 2518.</text:p></text:note-body></text:note> Результат был ужасающим. «Стрелков покрывал отвратительный слой из крови, мозгов и обломков костей. Всё это прилипало к одежде».<text:note text:id="ftn141" text:note-class="endnote"><text:note-citation>141</text:note-citation><text:note-body><text:p text:style-name="P32">Anton B., HW 4348. Так же смотри Max D., HW 2536.</text:p></text:note-body></text:note></text:p>
      <text:p text:style-name="Preformatted_20_Text"><text:tab/>Разделив людей на группы стрелков, Дракер оставил треть в резерве. В конце концов, в расстрелах поучаствовали все, но идея была в частых отдыхах и «перекурах».<text:note text:id="ftn142" text:note-class="endnote"><text:note-citation>142</text:note-citation><text:note-body><text:p text:style-name="P32">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43" text:note-class="endnote"><text:note-citation>143</text:note-citation><text:note-body><text:p text:style-name="P32">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70">не торопиться»</text:span>.<text:note text:id="ftn144" text:note-class="endnote"><text:note-citation>144</text:note-citation><text:note-body><text:p text:style-name="P32">Joseph P., HW 2743-45.</text:p></text:note-body></text:note> После двух казней, один из полицейских просто «ускользнул» и остался с грузовиками на опушке.<text:note text:id="ftn145" text:note-class="endnote"><text:note-citation>145</text:note-citation><text:note-body><text:p text:style-name="P33">Paul M., G 206-7.</text:p></text:note-body></text:note> Ещё один умудрился полностью пропустить свою очередь быть стрелком.</text:p>
      <text:p text:style-name="Preformatted_20_Text"/>
      <text:p text:style-name="Preformatted_20_Text">«Проблема лежала не в тех людях, кто не мог или не хотел своими руками убивать других людей и кто избегал обязанностей. Не было никакого строго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заметил,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46" text:note-class="endnote"><text:note-citation>146</text:note-citation><text:note-body><text:p text:style-name="P33">Gustav M., G 168.</text:p></text:note-body></text:note></text:p>
      <text:p text:style-name="Preformatted_20_Text"/>
      <text:p text:style-name="Preformatted_20_Text"><text:tab/>Большая часть допрошенных людей, причастных к расстрелам в Юзефуве, принадлежали третьему взводу второй роты. Возможно с их помощью нам получится сложить наиболее чёткую картину эффекта казней, производимую на людей, и процент отказников.</text:p>
      <text:p text:style-name="Preformatted_20_Text"><text:tab/>Ганс Деттельман*, сорокалетний парикмахер, прикреплён Дракером к расстрельной команде. «На первой казни для меня было невозможно выстрелить в свою первую жертву, так что я слинял и попросил....лейтенанта Дракера освободить меня». Деттельман сказал лейтенанту, что у него «очень слабый характер», и Дракер его отпустил.<text:note text:id="ftn147" text:note-class="endnote"><text:note-citation>147</text:note-citation><text:note-body><text:p text:style-name="P33">Hans D., HW 1336, 3542.</text:p></text:note-body></text:note></text:p>
      <text:p text:style-name="Preformatted_20_Text"><text:tab/>Уолтер Нихаус*, бывший торговый представитель сигаретной компании Реемтсма(Reemtsma), получил для первой казни старую женщину. «После того как я застрелил старую женщину, я пошёл к Тони Бентхейму(его сержанту) и сказал, что не могу выполнять дальнейшие экзекуции. Я не хотел больше участвовать в этом....мои нервы были на пределе после одной этой казни».<text:note text:id="ftn148" text:note-class="endnote"><text:note-citation>148</text:note-citation><text:note-body><text:p text:style-name="P33">Walter N ., HW 3926, G 230.</text:p></text:note-body></text:note></text:p>
      <text:p text:style-name="Preformatted_20_Text"><text:tab/>Первой жертвой Августа Зорна* стал очень пожилой мужчина. Зорн* вспоминал, что тот: </text:p>
      <text:p text:style-name="Preformatted_20_Text"/>
      <text:p text:style-name="Preformatted_20_Text">«не мог поспевать за своими земляками, потому что постоянно падал и валялся. Снова и снова мне приходилось поднимать его и тащить вперёд. Так что</text:p>
      <text:p text:style-name="Preformatted_20_Text">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Я был в расстроенных чувствах и полностью <text:soft-page-break/>разбит из-за жестокого обращения с евреями во время чисток города, так что я 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грузовикам я обратился к первому сержанту с просьбой об освобождении. Мне стало так плохо, что я просто больше не мог. Первый сержант меня освободил».<text:note text:id="ftn149" text:note-class="endnote"><text:note-citation>149</text:note-citation><text:note-body><text:p text:style-name="P35">August Z., G 277.</text:p></text:note-body></text:note></text:p>
      <text:p text:style-name="Preformatted_20_Text"/>
      <text:p text:style-name="Preformatted_20_Text"><text:tab/>Джордж Кагелер*, тридцати семи летний портной, столкнулся с трудностями после первой стрельбы. «После первой казни на точке разгрузки мне в качестве жертв выделили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отталкивающим, что я вернулся к командиру взвода и сказал ему, что я болен и должен быть освобождён от обязанностей.» Кагелера послали охранять рынок.<text:note text:id="ftn150" text:note-class="endnote"><text:note-citation>150</text:note-citation><text:note-body><text:p text:style-name="P35">Georg K., HW 2634.</text:p></text:note-body></text:note> Не были уникальными ни его разговор с жертвой перед казнью, ни его открытие, что это немецкие евреи в Юзефуве. Шимке, первый отказник, встретил евреев из Гамбурга на рынке. Другой полицейский тоже.<text:note text:id="ftn151" text:note-class="endnote"><text:note-citation>151</text:note-citation><text:note-body><text:p text:style-name="P35">Otto-Julius S., HW 4579; Frederick V., HW 1540.</text:p></text:note-body></text:note> И ещё один вспомнил, что первый расстрелянный им еврей был награждённым медалью в Первую Мировую ветераном из Бремена, молившим о пощаде.<text:note text:id="ftn152" text:note-class="endnote"><text:note-citation>152</text:note-citation><text:note-body><text:p text:style-name="P35">Rudolf B., HW 2434, 2951, 4357.</text:p></text:note-body></text:note></text:p>
      <text:p text:style-name="Preformatted_20_Text"><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ось до четвёртой жертвы.</text:p>
      <text:p text:style-name="Preformatted_20_Text"/>
      <text:p text:style-name="Preformatted_20_Text">«Стрельба в людей для меня была такой отталкивающей, что я промазал по четвёртому. Для меня п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прицелом, в четвёртый раз я промазал намеренно. Затем я убежал в лес, где меня стошнило, и сел под деревом. Дабы убедиться что я один — я хотел побыть один - я кинул громкий клич. Сейчас я могу сказать, что мои нервы полностью кончились. Думаю, я оставался в лесу один два или три часа.»</text:p>
      <text:p text:style-name="Preformatted_20_Text"/>
      <text:p text:style-name="Preformatted_20_Text"><text:tab/>Кастенбаум вернулся на опушку и отвёз пустой грузовик на рынок. Никаких последствий для него не наступило. Из-за путаницы его отсутствие не заметили. Он пришел сделать заявление, объяснил он адвокату по расследованию, потому что скрывая расстрелы, ему не удалось найти мира.<text:note text:id="ftn153" text:note-class="endnote"><text:note-citation>153</text:note-citation><text:note-body><text:p text:style-name="P35">Franz K., HW 2483-86.</text:p></text:note-body></text:note></text:p>
      <text:p text:style-name="Preformatted_20_Text"><text:tab/>Большинство из тех, кто не выносил расстрелов, уходили быстро.<text:note text:id="ftn154" text:note-class="endnote"><text:note-citation>154</text:note-citation><text:note-body><text:p text:style-name="P35">В дополнении к вышеперечисленным случаям, ещё одним полицейским, попросившим освобождения из-за нервов после нескольких раундов был Brud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55" text:note-class="endnote"><text:note-citation>155</text:note-citation><text:note-body><text:p text:style-name="P35">Erwin G., HW 2505; подтверждено Rudolf K., HW 2646-47.</text:p></text:note-body></text:note> В зоне разгрузки, сержант Бентхейм наблюдал выходящих из леса людей, трясущихся, покрытых кровью и мозгами, на нервах и с потрясённым боевым духом. Он советовал желающим отказаться просто «улизнуть» на рынок.<text:note text:id="ftn156" text:note-class="endnote"><text:note-citation>156</text:note-citation><text:note-body><text:p text:style-name="P35">Anton B., HW 2691-93, 4348.</text:p></text:note-body></text:note> Как результат, на рынке постоянно росло количество полицейских.<text:note text:id="ftn157" text:note-class="endnote"><text:note-citation>157</text:note-citation><text:note-body><text:p text:style-name="P35">Willy R., HW 2085.</text:p></text:note-body></text:note></text:p>
      <text:p text:style-name="Preformatted_20_Text"><text:tab/>Полицейские первой роты под командованием Дракера и Штайнмеца получили доступ к алкоголю и остались в лесу заниматься расстрелами.<text:note text:id="ftn158" text:note-class="endnote"><text:note-citation>158</text:note-citation><text:note-body><text:p text:style-name="P35">Alfred B., HW 440; Waltez Z., HW 2621; Georg K., HW 2635, August ?., G 278.</text:p></text:note-body></text:note> Темнота постепенно покрывала этот длинный летний день, а убийственная миссия никак не завершалась. Стрельба становилась все менее организованной и все более суматошной.<text:note text:id="ftn159" text:note-class="endnote"><text:note-citation>159</text:note-citation><text:note-body><text:p text:style-name="P35">Friedrich B., HW 1581.</text:p></text:note-body></text:note></text:p>
      <text:p text:style-name="Preformatted_20_Text">Лес настолько переполнился телами, что стало сложно найти куда положить евреев.<text:note text:id="ftn160" text:note-class="endnote"><text:note-citation>160</text:note-citation><text:note-body><text:p text:style-name="P35">Юлиус Волауф, HW 758.</text:p></text:note-body></text:note> Примерно спустя семнадцать часов после прибытия Полицейского Резервного Батальона 101 на окраину Юзефува, когда в районе девяти вечера наступила темнота и последний еврей был убит, люди вернулись на рынок и подготовились к возвращению в Билгорай.<text:note text:id="ftn161" text:note-class="endnote"><text:note-citation>161</text:note-citation><text:note-body><text:p text:style-name="P36">Heinrich B., HW 2984.</text:p></text:note-body></text:note> Планов по захоронению не было,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62" text:note-class="endnote"><text:note-citation>162</text:note-citation><text:note-body><text:p text:style-name="P36">Alfred B., HW 441.</text:p></text:note-body></text:note> Кучу багажа евреев, который их заставили бросить на рынке, сожгли.<text:note text:id="ftn163" text:note-class="endnote"><text:note-citation>163</text:note-citation><text:note-body><text:p text:style-name="P36">August W., HW 2042.</text:p></text:note-body></text:note> Перед тем как полицейские погрузились в грузовики и покинули Юзефув, появилась десятилетняя девочка. Из головы у неё шла кровь. Её привели к Траппу, который взял её на руки и сказал: «Ты должна остаться в живых».<text:note text:id="ftn164" text:note-class="endnote"><text:note-citation>164</text:note-citation><text:note-body><text:p text:style-name="P36">Otto-Julius S., HW 1955.</text:p></text:note-body></text:note></text:p>
      <text:p text:style-name="Preformatted_20_Text"><text:tab/>В бараки Билгорая люди пришли подавленные, разозлённые, ожесточённые и потрясённые.<text:note text:id="ftn165" text:note-class="endnote"><text:note-citation>165</text:note-citation><text:note-body><text:p text:style-name="P36">Свидетель за свидетелем <text:span text:style-name="T71">в описании чувств людей тем вечером </text:span>использовали такие термины как erschüttert[потрясённый], deprimiert[депрессия], verbittert[озлобленный], niedergeschlagen<text:span text:style-name="T71">[удручённый], bedrückt[подавленный], verstört[на грани потери рассудка], empört[возмущённый], belastet[обременённый]. <text:s/></text:span><text:span text:style-name="T72">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 Мало ели и много пили. Алкоголь поставлялся щедро, многие <text:soft-page-break/>полицейские сильно напились. Трапп устроил обход, пытаясь утешить и подбодрить их, снова перекидывая ответственной на высшие чины.<text:note text:id="ftn166" text:note-class="endnote"><text:note-citation>166</text:note-citation><text:note-body><text:p text:style-name="P37">Friedrich Bm., HW 2093; Hellmut S., G 647.</text:p></text:note-body></text:note> Но ни выпивка, ни утешения Траппа не могли смыть переполнявшие барак чувства позора и ужаса. Трапп попросил людей не говорить о случившемся<text:note text:id="ftn167" text:note-class="endnote"><text:note-citation>167</text:note-citation><text:note-body><text:p text:style-name="P38">Heinrich Br., HW 3050.</text:p></text:note-body></text:note>, но их и не нужно было. Те, кто не был в лесу, не хотели знать больше. Те же, кто был, желания говорить не имели.<text:note text:id="ftn168" text:note-class="endnote"><text:note-citation>168</text:note-citation><text:note-body><text:p text:style-name="P38">Wilhelm J., HW 1322.</text:p></text:note-body></text:note> По молчаливому уговору в Полицейском Резервном Батальоне 101 просто не обсуждали резню в Юзефуве. «Вся тема была табу».<text:note text:id="ftn169" text:note-class="endnote"><text:note-citation>169</text:note-citation><text:note-body><text:p text:style-name="P38">Willy S., HW 2053. Так же смотри Вольфганг Хоффман, HW 774-75; Johannes R., HW 1809; Bruno R., HW 2086.</text:p></text:note-body></text:note> Но сдержанность днём не спасала от ночных кошмаров. Первой же ночью после Юзефува, один полицейский проснулся стреляя в потолок барака.<text:note text:id="ftn170" text:note-class="endnote"><text:note-citation>170</text:note-citation><text:note-body><text:p text:style-name="P38">Karl M., HW 2546, 2657.</text:p></text:note-body></text:note></text:p>
      <text:p text:style-name="Preformatted_20_Text"><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Aleksandrów] — так называемая уличная деревня, состоявшая из растянутых вдоль дороги домов в двенадцати километрах к западу от Юзефува. Захватили небольшое количество евреев. И они, и полицейские опасались, что очередная резня неизбежна. Операцию однако прекратили после небольшой заминки,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71" text:note-class="endnote"><text:note-citation>171</text:note-citation><text:note-body><text:p text:style-name="P38">Friedrich Bm., HW 2093-94; Смотри так же Karl G., HW 2194.</text:p></text:note-body></text:note> И тогда, 20го июля, ровно месяц после их отправки из Гамбурга и одну неделю резне в Юзефуве, Полицейский Резервный Батальон 101 покинул Билгорай для передислокации в северный сектор района Люблина.</text:p>
      <text:p text:style-name="Preformatted_20_Text"/>
      <text:p text:style-name="Preformatted_20_Text">8. Размышления о резне.</text:p>
      <text:p text:style-name="Preformatted_20_Text"><text:tab/>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Не было предупреждения и времени подумать, люди были полностью «удивлены» действиями в Юзефуве.<text:note text:id="ftn172" text:note-class="endnote"><text:note-citation>172</text:note-citation><text:note-body><text:p text:style-name="P39">Heinz B., HW 4413; Kurt D., HW 4339.</text:p></text:note-body></text:note> Не среагировав сразу же на предложение Траппа, они упускали первую возможность уклониться.<text:note text:id="ftn173" text:note-class="endnote"><text:note-citation>173</text:note-citation><text:note-body><text:p text:style-name="P39">В своём анализе польских спасителей, Нехама Тек[Nechama Tec] отмечает, что первоначальное решение помочь евреям было импульсивным и инстинктивным, а не результатом долгих размышлений и расчётов. When Light Pierced the Darkness: Christian Resque of Jews in Nazi-Occupied Poland (New York, 1986), 188.</text:p></text:note-body></text:note></text:p>
      <text:p text:style-name="Preformatted_20_Text"><text:tab/>Такой же важной частью как и внезапность является давление «общественности»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трусливым». Кто мог «посметь», как горячо заявил один из полицейских, «потерять лицо» перед всем батальоном.<text:note text:id="ftn174" text:note-class="endnote"><text:note-citation>174</text:note-citation><text:note-body><text:p text:style-name="P39">Anton B., HW 2693.</text:p></text:note-body></text:note> «Если бы мне задали вопрос</text:p>
      <text:p text:style-name="Preformatted_20_Text">— почему я вообще стрелял вместе со всеми», сказал другой, «я бы ответил, что никто не хочет прослыть трусом». «Одно дело отказаться с самого начала», добавил он, «и совершенно другое — попробовать пострелять и не смочь продолжать».<text:note text:id="ftn175" text:note-class="endnote"><text:note-citation>175</text:note-citation><text:note-body><text:p text:style-name="P39">Bruno D., HW 2535, 2992.</text:p></text:note-body></text:note> Ещё один полицейский — более осведомлённый о том для чего нужна смелость — сказал просто «я струсил».<text:note text:id="ftn176" text:note-class="endnote"><text:note-citation>176</text:note-citation><text:note-body><text:p text:style-name="P39">August W., HW 4592.</text:p></text:note-body></text:note></text:p>
      <text:p text:style-name="Preformatted_20_Text"><text:tab/>Большинство допрошенных полицейских отрицали наличие какого-либо выбора. Узнав о показаниях остальных, многие не оспаривали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 были просто бесполезны в описании ситуации, в которой люди находились в 1942.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По правде говоря, в то время я об этом не думал. Лишь годы спустя мы по-настоящему осознали случившееся...Лишь после меня впервые посетила мысль, что всё это было неправильно».<text:note text:id="ftn177" text:note-class="endnote"><text:note-citation>177</text:note-citation><text:note-body><text:p text:style-name="P39">Erwin G., HW 1640, 2505, 4344.</text:p></text:note-body></text:note></text:p>
      <text:p text:style-name="Preformatted_20_Text"><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 из Бремерхафена:</text:p>
      <text:p text:style-name="Preformatted_20_Text"/>
      <text:p text:style-name="Preformatted_20_Text">«Приложив усилия, для меня стало возможно стрелять только детей. Так случилось, что матери вели детей за руки. Мой сосед застрелил мать, а я застрелил её <text:soft-page-break/>ребёнка, потому, рассудил я, что после смерти матери он бы все равно умер. Это должно было стать, так сказать, успокоением моей совести — освобождение детей не способных жить без матери».<text:note text:id="ftn178" text:note-class="endnote"><text:note-citation>178</text:note-citation><text:note-body><text:p text:style-name="P39">Friedrich M., HW 1708.</text:p></text:note-body></text:note></text:p>
      <text:p text:style-name="Preformatted_20_Text"/>
      <text:p text:style-name="Preformatted_20_Text"><text:tab/>Весь смысл этого заявления, значение выбора слов бывшего полицейского нельзя оценить без знания немецкого. Немецкое слово «освобождение»(erlösen) так же означает «искупление» или «спасение», когда используется в религиозном смысле. Тот кто «освобождает», тот Избавитель(Erlöser) – Спаситель или Искупитель!</text:p>
      <text:p text:style-name="Preformatted_20_Text"><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Как и не стремились пролить на эту тему свет и допрашиваемые, по понятным причинам не желая оговаривать себя. За несколькими исключениями, вся тема антисемитизма покрыта саваном тишины.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о вне круга ответственности и человеческого отношения. Такая поляризация на “мы” и “они” между товарищами и врагом, конечно же, является стандартом в войне.</text:p>
      <text:p text:style-name="Preformatted_20_Text"><text:tab/>Создаётся впечатление, что даже если члены Полицейского Резервного Батальона 101 сознательно и не приняли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части врагов. Стреляя в еврейских женщин и детей, люди должны помнить, что враг бомбит Германию, убивает немецких женщин и детей.</text:p>
      <text:p text:style-name="Preformatted_20_Text"><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reformatted_20_Text"><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причин в основе этого отторжения. С учётом уровня образования резервных полицейских и не стоит ожидать утончённой артикуляции абстрактных принципов. О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text:p>
      <text:p text:style-name="Preformatted_20_Text">политической дисциплине и авторитету режиму в целом. Действительно, 4 октября 1943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179" text:note-class="endnote"><text:note-citation>179</text:note-citation><text:note-body><text:p text:style-name="P39">IMT 29:151 (1919-PS).</text:p></text:note-body></text:note></text:p>
      <text:p text:style-name="Preformatted_20_Text"><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180" text:note-class="endnote"><text:note-citation>180</text:note-citation><text:note-body><text:p text:style-name="P39">Karl G., HW 2194.</text:p></text:note-body></text:note> Другой заявил, что отказался от расстрела евреев, так как многие годы был социал-демократом.<text:note text:id="ftn181" text:note-class="endnote"><text:note-citation>181</text:note-citation><text:note-body><text:p text:style-name="P39">Hans Ps., HW 3938.</text:p></text:note-body></text:note> Третий поведал, что был известен в партии как «политически ненадёжный» и «ворчун», но не раскрыл своих политических взглядов.<text:note text:id="ftn182" text:note-class="endnote"><text:note-citation>182</text:note-citation><text:note-body><text:p text:style-name="P39">Hero B., HW 890.</text:p></text:note-body></text:note> Некоторые обосновывали свою оппозицию режиму антисемитизмом. «Раннее в Гамбурге у меня уже сложилось подобное отношение», сказал один ландшафтный <text:soft-page-break/>садовник, «потому что из-за проводимых против евреев действий в Гамбурге я потерял большую часть своих клиентов».<text:note text:id="ftn183" text:note-class="endnote"><text:note-citation>183</text:note-citation><text:note-body><text:p text:style-name="P39">Arthur S., HW 1165.</text:p></text:note-body></text:note> Другой полицейский просто идентифицировал себя как «хорошего друга евреев» без дальнейших объяснений.<text:note text:id="ftn184" text:note-class="endnote"><text:note-citation>184</text:note-citation><text:note-body><text:p text:style-name="P39">Hermann W., HW 1947.</text:p></text:note-body></text:note></text:p>
      <text:p text:style-name="Preformatted_20_Text"><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Полицейский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для меня ничего не значило отсутствие успехов в полицейской карьере».<text:note text:id="ftn185" text:note-class="endnote"><text:note-citation>185</text:note-citation><text:note-body><text:p text:style-name="P39">Gustav M., G 169-170.</text:p></text:note-body></text:note></text:p>
      <text:p text:style-name="Preformatted_20_Text"><text:tab/>Этическую позицию для оправдания своего отказа занял Лейтенант Бухман. Как полицейский запаса и бизнесмен Гамбурга, он не мог стрелять в беззащитных женщин и детей. Однако, объясняя отличие своего положения от положения других офицеров, он так же подчёркивал свою экономическую независимость. «Я был немногим старше и к тому же полицейским запаса, так что для меня не было важно повышение или продвижение по службе, у меня был процветающий бизнес дома. Командиры роты...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ранним бизнес делам я знал многих евреев».<text:note text:id="ftn186" text:note-class="endnote"><text:note-citation>186</text:note-citation><text:note-body><text:p text:style-name="P39">Heinz B., HW 2439-40.</text:p></text:note-body></text:note></text:p>
      <text:p text:style-name="Preformatted_20_Text"><text:tab/>После Юзефува негодование и горечь распространились на членов батальона, даже на тех, кто занимался расстрелами весь день. Громкое заявление старшему сержанту Каммеру от одного полицейского «Я сойду с ума если мне придётся ещё раз это делать» выражало настроение многих.<text:note text:id="ftn187" text:note-class="endnote"><text:note-citation>187</text:note-citation><text:note-body><text:p text:style-name="P39">Heinrich Br., HW 3050.</text:p></text:note-body></text:note> Однако лишь малая часть пошла дальше жалоб в своей попытке 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отказался её подписывать, другой аннулировал её действие. Обоих впоследствии перевели обратно в Германию.<text:note text:id="ftn188" text:note-class="endnote"><text:note-citation>188</text:note-citation><text:note-body><text:p text:style-name="P39">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Траппа, он не будет больше принимать участия в действиях против евреев. В конце концов он написал в Гамбург, открыто прося об отзыве со службы из-за своей «непригодности» для задач, «чуждых полиции», которые выполнялись его подразделением в Польше.<text:note text:id="ftn189" text:note-class="endnote"><text:note-citation>189</text:note-citation><text:note-body><text:p text:style-name="P40">Heinz B., HW 647, 822, 2438, 3940-41.</text:p></text:note-body></text:note> Бухману пришлось ждать до ноября, но его усилия по переводу были успешны.</text:p>
      <text:p text:style-name="Preformatted_20_Text"><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этой имплементации Финального Решения в районе Люблина, психологическую нагрузку на людей следовало в дальнейшем учитывать и по возможности снимать.</text:p>
      <text:p text:style-name="Preformatted_20_Text"><text:tab/>В последующих акциях ввели на постоянную основу (с несколькими заметными исключениями)два главных изменения. Первое, большинство будущих операций Полицейского Резервного Батальона 101 включали в себя чистки гетто и депортации, но не казни на месте. Таким образом, полицейских освободили от ужаса массовых убийств, производимых в лагере смерти в Треблинке(там казнили депортированных из северной части района Люблина). Второе, хоть депортация и характеризуется нуждой в ужасном насилии, необходимым для загона людей в поезда смерти, а так 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тренированные СС вспомогательные отряды, набранные в лагерях военнопленных на территориях СССР, обычно назначались на самые худшие задания по чистками гетто и депортациям).</text:p>
      <text:p text:style-name="Preformatted_20_Text"><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он 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обязали выполнять Травников. Это изменение показало свою эффективность и позволило людям Полицейского Резервного Батальона 101 привыкнуть <text:soft-page-break/>к своему частию в Финальном Решении. Когда настало время снова убивать, полицейские не «сошли с ума». Вместо этого, они стали эффективными и безжалостными палачами.</text:p>
      <text:p text:style-name="Preformatted_20_Text"/>
      <text:p text:style-name="Preformatted_20_Text">Глава 9. Падение второй роты.</text:p>
      <text:p text:style-name="Preformatted_20_Text"/>
      <text:p text:style-name="Preformatted_20_Text"><text:tab/>Приказ о передислокации полицейских батальонов в район Люблина пришел ещё 13 июля, до резни в Юзефуве.<text:note text:id="ftn190" text:note-class="endnote"><text:note-citation>190</text:note-citation><text:note-body><text:p text:style-name="P40">YVA, 0-53/121/27-31 (приказ Кинтрупа[Kintrupp], KdO Люблина, 9 июля 1942).</text:p></text:note-body></text:note> Район 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округа(Kreise) с запада на восток: Пулавы, Радзинь[Radzyń] и Бяла Подляска[Biała Podlaska]. Вторую роту лейтенанта Гнейда назначили в Бяла Подляска, а штаб расположился в административном центре округа Бяла. Первый взвод разделили между деревнями Пишац[Piszczac] и Тучна[Tuczna] на юго-востоке, второй взвод назначили на юг в Вишнице[Wisznice]. Третий располагался в Парчеве[Parczew] на юго-западе, по соседству с округом Радзинь.</text:p>
      <text:p text:style-name="Preformatted_20_Text"><text:tab/>10 июня 1942 стартовало Финальное Решение в округе Бяла Подляска, когда 3000 евреев депортировали из Бялы в Собибор. Сотни евреев из малых коммун собрали в деревне Ломазы[Łomazy], по середине между Бялой и Вишницей.<text:note text:id="ftn191" text:note-class="endnote"><text:note-citation>191</text:note-citation><text:note-body><text:p text:style-name="Endnote">Brustin-Berenstein, <text:span text:style-name="T73">table 2.</text:span></text:p></text:note-body></text:note> Затем кровавая кампания приостановилась до прибытия второй роты лейтенанта Гнейда. Евреи Ломазы стали первой целью для совместной казни Полицейский Резервным Батальоном 101 и Травниками. Вторая рота предоставляла большую часть людей для захвата. Главной функцией Травников было предоставление стрелков, таким образом, облегчая ношу немецких полицейских после Юзефува.</text:p>
      <text:p text:style-name="Preformatted_20_Text"><text:tab/>Ранним августом в Ломазы расположился один отряд третьего взвода под командованием сержанта Генриха Бекемейера*, от пятнадцати до восемнадцати человек. Как известно, несколько недель группа Бекемейера без происшествий провела в городе, наполовину населённом поляками, а наполовину евреями. Хоть евреи и жили раздельно с поляками, еврейская часть города не охранялась и не обносилась забором.<text:note text:id="ftn192" text:note-class="endnote"><text:note-citation>192</text:note-citation><text:note-body><text:p text:style-name="P40">Kurt D., HW 1230, 4368; Anton B., HW 4371.</text:p></text:note-body></text:note> Немецкие полицейские расквартировались в школе в еврейской части.</text:p>
      <text:p text:style-name="Preformatted_20_Text"><text:tab/>16 августа, за день до предстоящей операции, Генриху Бекемейеру в Ломазы поступил звонок от лейтенанта Гнейда. Тот информировал его, что следующим утром предстоит «переселение» евреев и в следует быть готовым в четыре утра. Для Бекемейера было «ясно» что это значило.<text:note text:id="ftn193" text:note-class="endnote"><text:note-citation>193</text:note-citation><text:note-body><text:p text:style-name="P40">Heinrich B., HW 2600, 2985.</text:p></text:note-body></text:note> В тот же день Гнейд в Бялу вызвал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Всё население евреев подлежало расстрелу.<text:note text:id="ftn194" text:note-class="endnote"><text:note-citation>194</text:note-citation><text:note-body><text:p text:style-name="P40">Kurt D., HW 1230, 1232, 2892, 4368; Ernst Hr., HW 2732.</text:p></text:note-body></text:note> Второму взводу в Вишнице предоставили грузовик для получасовой поездки к месту.<text:note text:id="ftn195" text:note-class="endnote"><text:note-citation>195</text:note-citation><text:note-body><text:p text:style-name="P40">Paul M., G 207.</text:p></text:note-body></text:note> Первому взводу пришлось изъять с польских ферм фургоны с лошадьми и потратить всю ночь в пути. Прибыли ранним утром.<text:note text:id="ftn196" text:note-class="endnote"><text:note-citation>196</text:note-citation><text:note-body><text:p text:style-name="P40">Max F., HW 1387; Ernst Hr., HW 2722; Walter L., G 184l Fritz S., G 303.</text:p></text:note-body></text:note></text:p>
      <text:p text:style-name="Preformatted_20_Text"><text:tab/>В Ломазы у Гнейда состоялась встреча с его унтер-офицерами. Те получили приказ зачистить еврейский квартал и собрать всех евреев во дворе школы. Офицерам сообщили, что стрельбой займутся Хиви(добровольцы) из Травников, а полицейские останутся в стороне. Тем не менее, сам сбор должен был пройти «как уже делалось» - младенцев, старых, больных и немощных расстреливать на месте. Согласно командиру одного отряда, однако, большинство детей вновь привели на точку сбора. Как и в Юзефуве, люди столкнулись не только с немецкими евреями, но и с евреями Гамбурга. Евреи быстро заполнили школьный двор и часть спортивного поля. С некоторой стрельбой, но сбор закончился за два часа.<text:note text:id="ftn197" text:note-class="endnote"><text:note-citation>197</text:note-citation><text:note-body><text:p text:style-name="P40">Anton B., HW 2698-99, 4371; Ernst Hr., HW 2722; Wolfgang H., HW 2211; Kurt D., HW 4368; August Z., G 273.</text:p></text:note-body></text:note></text:p>
      <text:p text:style-name="Preformatted_20_Text"><text:tab/>1700 евреев заставили сидеть и ждать. Выбрали группу из от шестидесяти до семидесяти молодых мужчин, выдали им лопаты, погрузили в грузовики и отправили в лес. Нескольким удалось выбраться из грузовиков и убежать. Один попытался напасть на немецкого капрала, чемпиона батальона по боксу, тот быстро отправил нападавшего в нокаут. В лесу евреев заставили рыть яму для массового захоронения.<text:note text:id="ftn198" text:note-class="endnote"><text:note-citation>198</text:note-citation><text:note-body><text:p text:style-name="P40">Fritz S., G 303-4. Смотри так же Bernhard S., HW 1717; Ernst Hr., HW 2723; Heinrich B., HW 2985; Friedrich P., G 240.</text:p></text:note-body></text:note></text:p>
      <text:p text:style-name="Preformatted_20_Text"><text:tab/>В Ломазы ожидание затянулось на часы. Неожиданно в город под командованием немецкого офицера СС прибыла группа из пятидесяти травников. «Я до сих пор чётко помню», дал показания полицейский, «что травники взяли перерыв сразу после прибытия. Помимо еды я видел, как они распаковывали и пили водку.» Пить начали и офицер СС с Гнейдом. От унтер-офицеров тоже разило алкоголем, но пьяными они не выглядели.<text:note text:id="ftn199" text:note-class="endnote"><text:note-citation>199</text:note-citation><text:note-body><text:p text:style-name="P40">Ernst Hr., HW 2723; Joseph P., HW 2749-50; Walter L., G 185; Paul M., G 208.</text:p></text:note-body></text:note> Для полицейских подготовили хлеб с маслом.<text:note text:id="ftn200" text:note-class="endnote"><text:note-citation>200</text:note-citation><text:note-body><text:p text:style-name="P40">Gustav M., HW 1709.</text:p></text:note-body></text:note></text:p>
      <text:p text:style-name="Preformatted_20_Text"><text:tab/>Километровый «марш на смерть» в лес начался после перерыва на еду Травников с полицейскими и завершения копания могилы.<text:note text:id="ftn201" text:note-class="endnote"><text:note-citation>201</text:note-citation><text:note-body><text:p text:style-name="P41">За фразой смотри Max F., HW 1386; за дистанцией Heinrich B., HW 2601; Walter L., G 185.</text:p></text:note-body></text:note> На создание кордона к <text:soft-page-break/>лесу отвезли часть фургонов фермеров.<text:note text:id="ftn202" text:note-class="endnote"><text:note-citation>202</text:note-citation><text:note-body><text:p text:style-name="P41">Max F., HW 1386; Paul M., G 207.</text:p></text:note-body></text:note> Для марша евреев разделили «порциями» на группы по 200 или 300 человек. Упавших по пути просто расстреливали.<text:note text:id="ftn203" text:note-class="endnote"><text:note-citation>203</text:note-citation><text:note-body><text:p text:style-name="P41">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единую и окружили ею евреев. Им приказали подняться, взять верёвку в руку и отправиться в лес.</text:p>
      <text:p text:style-name="Preformatted_20_Text">Сержант Тони Бентхейм описал последовавшее:</text:p>
      <text:p text:style-name="Preformatted_20_Text"/>
      <text:p text:style-name="Preformatted_20_Text">«Марш был крайне неуклюжим. Предположительно, те что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в толпу, либо расстреливали на месте. Однако даже первые расстрелы не изменили ситуацию, так что нагромождение людей позади никак не могло распутаться и двинуться вперёд. У меня в то время не было задачи и я подумал, что там мы никуда не пойдём, так что один или с несколькими товарищами пошёл к евреям. Когда после первых выстрелов изменений не последовало, я громко проревел что-то вроде «Какой в этом смысл? Долой верёвку». Из-за моего крика вся формация, включая Хиви, остановилась, которые с недоумением повернулись ко мне. Я снова прокричал им что-то о том, что они вооружены и вся затея с верёвкой это нонсенс. Долой верёвку...После второго моего крика евреи отпустили её и вся группа пошла вперёд обычной колонной. Сам я вернулся в школьный двор. Возбуждённый и раздосадованный, я незамедлительно ушёл в школу пить шнапс.»<text:note text:id="ftn204" text:note-class="endnote"><text:note-citation>204</text:note-citation><text:note-body><text:p text:style-name="P41">Anton B., HW 2700-2701.</text:p></text:note-body></text:note></text:p>
      <text:p text:style-name="Preformatted_20_Text"/>
      <text:p text:style-name="Preformatted_20_Text"><text:tab/>По прибытию к лесу колонну евреев разделили по шестеро и отправили в один из трёх пунктов сбора. Там им приказали раздеться. Женщинам позволили оставить сорочки. Где-то мужчины были полностью голы, а где-то им позволили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Их 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note text:id="ftn205" text:note-class="endnote"><text:note-citation>205</text:note-citation><text:note-body><text:p text:style-name="P41">Wilhelm Gb., HW 2150; Karl G., HW 2197; Heinrich B., HW 2600; Georg K., HW 2638; Joseph P., HW 2750; Hermann Bg., G 98; Walter L., G 185; Paul M., G 207; August Z., G 282; Fritz S., G 313.</text:p></text:note-body></text:note></text:p>
      <text:p text:style-name="Preformatted_20_Text"><text:tab/>В преобладающем количестве показаний отмечалось, что лейтенант Гнейд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ейд был пьян до безобразия. На самом деле в Польше он выродился в «пьяницу».<text:note text:id="ftn206" text:note-class="endnote"><text:note-citation>206</text:note-citation><text:note-body><text:p text:style-name="P41">Kurt D., HW 4335, 4368-70; Anton B., HW 2703, 3960, 4348; Joseph P., HW 2750; Henry D., HW 3071; Walter N., HW 3927; Ernst Hr., HW 3928; Heinz B., HW 3943; Walter Z., HW 3954. Противоположные показания о Гней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07" text:note-class="endnote"><text:note-citation>207</text:note-citation><text:note-body><text:p text:style-name="P41">Wilhelm I., HW 2239.</text:p></text:note-body></text:note></text:p>
      <text:p text:style-name="Preformatted_20_Text"><text:tab/>Если пьянство Гнейда было нормой, то садизм, который он начал проявлять в Ломазы нормальным уже не был. Предыдущей осенью Гнейд посадил своих людей на ночной поезд дабы избежать участия в казни евреев в Минске, которых он привёз из Гамбурга. В Юзефуве садизмом среди своих офицеров он тоже не выделялся. Все изменилось в лесу неподалёку от Ломазы, когда Гнейд решил развлечь себя во время ожидания, пока евреи закончат рыть себе могилу.</text:p>
      <text:p text:style-name="Preformatted_20_Text"/>
      <text:p text:style-name="Preformatted_20_Text">«Ещё до начала расстрелов, старший лейтенант Гнейд персонально выбрал около двадцати или двадцати пяти старых евреев. Исключительно мужчин с большими бородами. Он заставил стариков ползти по земле перед могилой. А перед этим заставил раздеться. Пока полностью голые евреи ползли, старший лейтенант Гнейд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08" text:note-class="endnote"><text:note-citation>208</text:note-citation><text:note-body><text:p text:style-name="P41">Friedrich P., G 241-42. Показание полностью подтверждается August Z., HW 3519.</text:p></text:note-body></text:note></text:p>
      <text:p text:style-name="Preformatted_20_Text"/>
      <text:p text:style-name="Preformatted_20_Text"><text:tab/>Когда подготовка в расстрелам завершилась, Гнейд погнал евреев из зон раздевания к могиле.<text:note text:id="ftn209" text:note-class="endnote"><text:note-citation>209</text:note-citation><text:note-body><text:p text:style-name="P41">Hermann Bg., G 98; Joseph P., HW 2750.</text:p></text:note-body></text:note></text:p>
      <text:p text:style-name="Preformatted_20_Text"><text:tab/>Малыми группами их заставили бежать между тонким заграждением из охранников. Где-то тридцать или тридцать пять метров от зон для раздеваний до могилы.<text:note text:id="ftn210" text:note-class="endnote"><text:note-citation>210</text:note-citation><text:note-body><text:p text:style-name="P41">Walter Z., HW 2625; Georg K., HW 2638.</text:p></text:note-body></text:note> Её с трёх сторон окружали горы земли, четвёртая была под углом, туда евреев и гнали. В своём опьяняющем возбуждении, Хиви открыли огонь по евреям ещё <text:soft-page-break/>на спуске. «Как результат, убитые евреи блокировали спуск. Поэтому некоторых евреев отправили вниз оттаскивать трупы подальше от входа. Без промедления большое количество евреев погнали в могилу, а Хиви заняли свою позицию на импровизированных стенах. Оттуда они начали стрелять по жертвам.»<text:note text:id="ftn211" text:note-class="endnote"><text:note-citation>211</text:note-citation><text:note-body><text:p text:style-name="P41">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12" text:note-class="endnote"><text:note-citation>212</text:note-citation><text:note-body><text:p text:style-name="P41">Ernst H., HW 2725.</text:p></text:note-body></text:note></text:p>
      <text:p text:style-name="Preformatted_20_Text"><text:tab/>Всё сильнее напивались Хиви, часто с бутылкой в руках, а так же Гнейд и офицер СС.<text:note text:id="ftn213" text:note-class="endnote"><text:note-citation>213</text:note-citation><text:note-body><text:p text:style-name="P41">Johannes R., HW 1810; Rudolf K., HW 2650; Joseph P., HW 2750-51; Kurt D., HW 4368; Paul M., G 209.</text:p></text:note-body></text:note> «Старший лейтенант Гнейд постоянно рисковал упасть в могилу, пока стрелял из своего пистолета. Офицер Службы Безопасности 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ейд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ейд парировал «Хорошо, тогда моим людям тоже получится пострелять»<text:note text:id="ftn214" text:note-class="endnote"><text:note-citation>214</text:note-citation><text:note-body><text:p text:style-name="P41">Ernst Hr., HW 2725-26.</text:p></text:note-body></text:note><text:note text:id="ftn215" text:note-class="endnote"><text:note-citation>215</text:note-citation><text:note-body><text:p text:style-name="Endnote">прим. Переводчика. Либо цитата в оригинале приведена неправильно, либо Гнейд был слишком пьян для адекватного ответа.</text:p></text:note-body></text:note></text:p>
      <text:p text:style-name="Preformatted_20_Text"><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предложенный метод «потому что грунтовые грунтовые воды уже поднялись на полметра. К тому же, трупы уже лежали — плавали, если быть точным, по всей могиле. Особенно ужасным мне помнится судьба не смертельно раненных евреев прикрытых последовавшими жертвами. Выстрел милосердия им не предоставлялся.»<text:note text:id="ftn216" text:note-class="endnote"><text:note-citation>216</text:note-citation><text:note-body><text:p text:style-name="P42">Ernst Hr., HW 2256.</text:p></text:note-body></text:note></text:p>
      <text:p text:style-name="Preformatted_20_Text"><text:tab/>Унтер-офицеры решили, что казнь следует продолжить двумя расстрельными командами с двух сторон могилы. Евреев заставили лечь в ряд вдоль стен, а с полицейские с противоположных сторон расстреливали их. Из членов всех трёх рот были сформированы отряды по восемь или десять человек с постоянной ротацией после пяти или шести выстрелов. Спустя где-то два часа, Хиви вышли из своего ступора и продолжили расстрелы вместо немецких полицейских. Стрельба завершилась около семи вечера. «Рабочих» евреев, которых держали около могилы, тоже застрелили, после того, как они «закопали могилу землёй.<text:note text:id="ftn217" text:note-class="endnote"><text:note-citation>217</text:note-citation><text:note-body><text:p text:style-name="P42">Ernst Hr., HW 2256-57; Kurt D., HW 4368; August Z., G 282; Joseph P., HW 2750-51; Walter L., G 186-87; Max F., HW 1388.</text:p></text:note-body></text:note> Покрывший её тонкий слой продолжал двигаться.<text:note text:id="ftn218" text:note-class="endnote"><text:note-citation>218</text:note-citation><text:note-body><text:p text:style-name="P42">Bernhard S., HW 1717.</text:p></text:note-body></text:note></text:p>
      <text:p text:style-name="Preformatted_20_Text"><text:tab/>Тем же вечером первый и второй взводы вернулись на станцию, но группа Бекемейера осталась в Ломазы. Несколькими днями спустя она провела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ейдом по телефону, тот приказ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19" text:note-class="endnote"><text:note-citation>219</text:note-citation><text:note-body><text:p text:style-name="P42">Rudolf B., HW 405; Bruno D., HW 2535; Heinrich B., HW 2613-14; August Z., HW 3365-66, G 284.</text:p></text:note-body></text:note></text:p>
      <text:p text:style-name="Preformatted_20_Text"><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20" text:note-class="endnote"><text:note-citation>220</text:note-citation><text:note-body><text:p text:style-name="P42">Fritz S., G 303-4; Paul M., G 209; Bernhard S., HW 1717.</text:p></text:note-body></text:note>, предположительно потому, что молодых и здоровых «рабочих» 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1700) и в два раза быстрее. К тому же, собрали вещи и ценности, а от тел избавились в массовом захоронении.</text:p>
      <text:p text:style-name="Preformatted_20_Text"><text:tab/>Психологически, нагрузка на убийц снизилась. Большую часть 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21" text:note-class="endnote"><text:note-citation>221</text:note-citation><text:note-body><text:p text:style-name="P42">Anton B., HW 4374.</text:p></text:note-body></text:note> Те, кому удалось избежать прямого участия в убийствах, кажется не чувствовали себя соучастниками убийства вовсе. Сбор и охрана евреев для убийства кем-то другим после Юзефува казалось относительно невинной задачей.</text:p>
      <text:p text:style-name="Preformatted_20_Text"><text:tab/>Даже полицейские, которым пришлось заменять Хиви и несколько часов после полудня стрелять не вспомнили никакого ужасного опыта, который доминировал в показаниях о Юзефуве. В этот раз люди не находились со своими жертвами лицом к лицу. Л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text:note text:id="ftn222" text:note-class="endnote"><text:note-citation>222</text:note-citation><text:note-body><text:p text:style-name="P42">August Z., G 282.</text:p></text:note-body></text:note> В дополнении к обезличиванию процесса убийства, быстрая ротация <text:soft-page-break/>расстрельных команд позволила избежать стрелкам там заметного в Юзефуве чувства непрекращающейся, бесконечной стрельбы. Их прямое участие в убийстве было не только безличным, но и коне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reformatted_20_Text"><text:tab/>Ещё одним моментом, остро отличающим Ломазы от Юзефува, и который можно назвать неким «психологическим» облегчением ноши, является выбор. Конкретно, 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не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23" text:note-class="endnote"><text:note-citation>223</text:note-citation><text:note-body><text:p text:style-name="P42">Ernst Hr., HW 2727-28; August Z., G 284.</text:p></text:note-body></text:note> Таким образом, те, кто стрелял, не жили дальше с чётким осознанием, что всего этого можно было избежать.</text:p>
      <text:p text:style-name="Preformatted_20_Text"><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24" text:note-class="endnote"><text:note-citation>224</text:note-citation><text:note-body><text:p text:style-name="P42">Ernst Hr., 2727.</text:p></text:note-body></text:note> Число уклонистов, судя по всему, было довольно мало. Лишь двое дали показания о том, что сознательно уклонялись от казней тем 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25" text:note-class="endnote"><text:note-citation>225</text:note-citation><text:note-body><text:p text:style-name="P42">Georg K., HW 2638.</text:p></text:note-body></text:note> На опушке леса стоял кордон для пресечения попыток бегства из зон раздевания, в него был назначен Пол Мецгер*. В Юзефуве после двух казней он «спрятался» среди грузовиков. Теперь в Ломазы, когда один еврей внезапно побежал навстречу Мецгеру, тот позволил ему пройти. Как он вспоминал «Старший лейтенант Гнейд...к тому моменту уже пьяный, пытался выяснить кто из охраны позволил еврею сбежать. Я не признался, товарищи меня не выдали. Из-за своего опьянения, старший лейтенант Гнейд не смог разобраться в деле, так что к ответственности меня не призвали».<text:note text:id="ftn226" text:note-class="endnote"><text:note-citation>226</text:note-citation><text:note-body><text:p text:style-name="P42">Paul M., G 206, 209.</text:p></text:note-body></text:note></text:p>
      <text:p text:style-name="Preformatted_20_Text"><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Однако большинство полицейских не прикладывало усилий по избежанию расстрелов. В Ломазы приказы подкреплялись естественным стремлением к конформизму и соответствию с поведением 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м себя от товарищей и выставление себя «слабым».</text:p>
      <text:p text:style-name="Preformatted_20_Text"><text:tab/>Трапп не только предложил выбор, но и задал тон. «У нас задача застрелить евреев, но не избивать или мучить их», заявлял он.<text:note text:id="ftn227" text:note-class="endnote"><text:note-citation>227</text:note-citation><text:note-body><text:p text:style-name="P42">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командующие роты, как Гнейд в Ломазы, а не Трапп задавали людям модель поведения. Беспричинный и ужасный садизм Гнейда около могилы является лишь одним примером того, каким он видел лидерство в тот момент, со временем таких примеров становилось всё больше. Когда на школьном дворе в Ломазы все ещё пьяные Гнейд и командир СС Травников встретились с Тони Бентхеймом, Гнейд спросил его: «Ну, скольких ты застрелил?» Когда сержант ответил «нисколько», Гнейд выразил своё презрение. «Другого я и не ожидал, ты же всё таки католик».<text:note text:id="ftn228" text:note-class="endnote"><text:note-citation>228</text:note-citation><text:note-body><text:p text:style-name="P42">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p text:style-name="Preformatted_20_Text">Глава 10. Августовская депортация в Треблинку.</text:p>
      <text:p text:style-name="Preformatted_20_Text"/>
      <text:p text:style-name="Preformatted_20_Text"><text:tab/>Из расположенного далеко от железнодорожной станции Ломазы нельзя было легко депортировать сконцентрированных там в июне 1942 евреев. Отсюда и вышеописанная резня семнадцатого августа. Однако большинство евреев северного района Люблина проживали в соседствующих с железной дорогой городах Радзинь, Лукув, Парчев и Медзыжец[Мендзыжец-Подляски,Międzyrzec Podlaski]. Так что большим вкладом Полицейского Резервного Батальона 101 в Финальное Решение стало не резня на местах, а чистки гетто и депортации в лагерь смерти Треблинка, расположенный в около 110 километрах к северу от штаба батальона в Радзине.</text:p>
      <text:p text:style-name="Preformatted_20_Text"><text:tab/>Первый депортационный поезд в Треблинку покинул Варшаву вечером 22 июля 1942, прибыл в лагерь смерти следующим утром. После него поезда с евреями из <text:soft-page-break/>Варшавы и окрестностей прибывали ежедневно. Между пятым и двадцать четвёртым августом, в Треблинку так же доставили около 30000 евреев из Радома и Кельце. Хотя доступные ресурсы для убийства лагеря уже находились на грани, Глобочник нетерпеливо решил начать депортации из северного Люблина. Евреи Парчева и Медзыжеца в округе Радзинь, в центре зоны операций Полицейского Резервного Батальона 101, стали первой целью.</text:p>
      <text:p text:style-name="Preformatted_20_Text"><text:tab/>Кроме группы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29" text:note-class="endnote"><text:note-citation>229</text:note-citation><text:note-body><text:p text:style-name="P43">Heinrich S., HW 1569.</text:p></text:note-body></text:note> Ранним августом,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30" text:note-class="endnote"><text:note-citation>230</text:note-citation><text:note-body><text:p text:style-name="P43">Georg K., HW 2637; Joseph P., HW 2747.</text:p></text:note-body></text:note></text:p>
      <text:p text:style-name="Preformatted_20_Text"><text:tab/>По Парчеву прошёл слух о крупной депортации, и многие евреи сбежали в леса.<text:note text:id="ftn231" text:note-class="endnote"><text:note-citation>231</text:note-citation><text:note-body><text:p text:style-name="P43">Erwin G., HW 1642, 2507.</text:p></text:note-body></text:note> Большинство однако осталось в городе. Всего два дня после событий в Ломазы — утром 19 августа - в Парчев прибыли первая и вторая роты Полицейского Резервного Батальона 101 с отрядом Хиви. Трапп дал очередную речь,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и немощных непригодных к маршу предстоит расстреливать на месте.<text:note text:id="ftn232" text:note-class="endnote"><text:note-citation>232</text:note-citation><text:note-body><text:p text:style-name="P43">Hans K., HW 2251; Georg K., HW 2636.</text:p></text:note-body></text:note></text:p>
      <text:p text:style-name="Preformatted_20_Text"><text:tab/>Вторая рота установила кордон, первая устроила обыск еврейского квартала.<text:note text:id="ftn233" text:note-class="endnote"><text:note-citation>233</text:note-citation><text:note-body><text:p text:style-name="P43">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евреев. В тот день депортировали около 3000 евреев Парчева. Операция повторилась несколькими днями спустя, уже без помощи Хиви. Оставшихся 2000 евреев так же отправили в Треблинку.<text:note text:id="ftn234" text:note-class="endnote"><text:note-citation>234</text:note-citation><text:note-body><text:p text:style-name="P43">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reformatted_20_Text"><text:tab/>В воспоминаниях полицейских депортация из Парчева прошла без каких-то особенных событий. Всё прошло гладко, стрельбы было мало, Хиви не отличились жестокостью и алкоголизмом. Из-за предположительно малого количества «грязной работы», на вторую депортацию Хиви не отправили вовсе. Полицейские конечно точно не знали куда отправляют евреев и что именно с ними делалось, но «нам всем было ясно и понятно», как признал Генрих Штайнмец, «что депортированные евреи отправляются на смерть. Мы подозревали, что их убьют в каком-нибудь лагере.»<text:note text:id="ftn235" text:note-class="endnote"><text:note-citation>235</text:note-citation><text:note-body><text:p text:style-name="P43">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36" text:note-class="endnote"><text:note-citation>236</text:note-citation><text:note-body><text:p text:style-name="P43">Heinrich B., HW 2608; August Z., G 279.</text:p></text:note-body></text:note></text:p>
      <text:p text:style-name="P48"><text:tab/>Намного более запоминающимся для Полицейского Резервного Батальона 101 стала депортация 11000 евреев из Мендзыжеца в Треблинку 25-26 августа.<text:note text:id="ftn237" text:note-class="endnote"><text:note-citation>237</text:note-citation><text:note-body><text:p text:style-name="P43">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text:span text:style-name="T75">расследование отделения</text:span> KdS <text:span text:style-name="T75">в Радзине</text:span>], 1:3-4[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Мендзыжец, в сравнении с 10000 евреями Лукува и 6000 Радзиня, был крупнейшим гетто округа Радзинь, с еврейским населением более 12000. В июне 1942 администрация гетто в люблинском районе передала гражданскую администрацию СС, таким образом, оставив эти гетто под руководством людей, назначенных из Радзиня Полицией Безопасности.<text:note text:id="ftn238" text:note-class="endnote"><text:note-citation>238</text:note-citation><text:note-body><text:p text:style-name="P44">YVA, TR-10/710 (Landgericht Dortmund, 8 Ks 1/70 judgement against Josef <text:span text:style-name="T74">Bürger), 16.</text:span></text:p></text:note-body></text:note></text:p>
      <text:p text:style-name="P48"><text:tab/>Как и Избица с Пяски на юге района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39" text:note-class="endnote"><text:note-citation>239</text:note-citation><text:note-body><text:p text:style-name="P45">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reformatted_20_Text"><text:tab/>Когда в конце июля штаб батальона переместился из Билгорая в Радзинь, людей первой роты расположили там же, а так же в Коцке[Kock], Лукуве и Комаровке[Komarówka]. Первый взвод третьей роты расположился в округе Радзиня, в городе Чемерники[Czemierniki],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40" text:note-class="endnote"><text:note-citation>240</text:note-citation><text:note-body><text:p text:style-name="P45">Ernst Hn., G 512; Heinrich R., G 625.</text:p></text:note-body></text:note> Большинство людей, однако, собралось под командованием первого сержанта Каммера в Радзине ранним утром 25 августа. Отсутствие Волауфа объяснилось, когда конвой <text:soft-page-break/>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вспоминал один полицейский, “мне пришлось уступить своё место его жене”.<text:note text:id="ftn241" text:note-class="endnote"><text:note-citation>241</text:note-citation><text:note-body><text:p text:style-name="P45">Heinrich H., HW 976, 3219. Так же смотри Friedrich B., HW 1582, 3529; Hans K., 2252, 3220.</text:p></text:note-body></text:note></text:p>
      <text:p text:style-name="Preformatted_20_Text"><text:tab/>До вступления в Полицейский Резервный Батальон 101 Волауф испытал несколько серьёзных проблем в своей карьере. В апреле 1940 его посылали в Норвегию вместе с Полицейским Батальоном 105, но его командующий потребовал его отзыва. Волауф был энергичным и умным, он отмечал, но недисциплинированным и с большим самомнением.<text:note text:id="ftn242" text:note-class="endnote"><text:note-citation>242</text:note-citation><text:note-body><text:p text:style-name="P45">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43" text:note-class="endnote"><text:note-citation>243</text:note-citation><text:note-body><text:p text:style-name="P45">R. оценка от 21 июля 1941 в HW 574-80.</text:p></text:note-body></text:note> В этот момент, весной 1941, когда тот только вернулся из Лодзе, Волауфа назначили в Полицейский Резервный Батальон 101. Его профессиональная удача резко переменилась. Всего через несколько месяце новый командир батальона –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44" text:note-class="endnote"><text:note-citation>244</text:note-citation><text:note-body><text:p text:style-name="P45">Оценка Траппа от 21 июля 1941 в HW 574-80.</text:p></text:note-body></text:note> Волауфа повысили до капитана, он принял командование первой ротой и стал заместителем командующего Траппа.</text:p>
      <text:p text:style-name="Preformatted_20_Text"><text:tab/>Людям Волауф казался претенциозным. Один полицейский помнил, как тот ездил в машине стоя будто генерал. Другой, что его пренебрежительно называли “маленький Роммель”.<text:note text:id="ftn245" text:note-class="endnote"><text:note-citation>245</text:note-citation><text:note-body><text:p text:style-name="P45">Hans PG., HW 1945; Ernst Hr., HW 2713.</text:p></text:note-body></text:note> Главный клерк первой роты упоминал его энергичность, решительность в командовании и способность выполнять поставленные задачи.<text:note text:id="ftn246" text:note-class="endnote"><text:note-citation>246</text:note-citation><text:note-body><text:p text:style-name="P45">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ейда(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47" text:note-class="endnote"><text:note-citation>247</text:note-citation><text:note-body><text:p text:style-name="P45">Heinz B., HW 4414.</text:p></text:note-body></text:note></text:p>
      <text:p text:style-name="Preformatted_20_Text"><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отказывался, но затем всё же дал ему специальный отпуск. Волауф поженился 29 июня, в Польшу вернулся как раз к Юзефуву. Когда его рота расположилась в Радзине, Волауф устроил себе визит своей невесты и медовый месяц.<text:note text:id="ftn248" text:note-class="endnote"><text:note-citation>248</text:note-citation><text:note-body><text:p text:style-name="P45">Юлиус Волауф, HW 750-51, 760.</text:p></text:note-body></text:note></text:p>
      <text:p text:style-name="Preformatted_20_Text"><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Их реакцией было единогласное возмущение и негодование тем, что женщина становилась свидетелем их ужасной деятельности.<text:note text:id="ftn249" text:note-class="endnote"><text:note-citation>249</text:note-citation><text:note-body><text:p text:style-name="P45">Friedrich B., HW 1582; Friedrich Bm., HW 2099; Heinz B. And Arthur K., HW 3357; Ernst R., G 610; Heinrich R., G 627.</text:p></text:note-body></text:note> Члены первой роты, если не их капитан, все ещё могли испытывать стыд.</text:p>
      <text:p text:style-name="Preformatted_20_Text"><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Часть людей отправилась на внешний кордон, но большинству было приказано присоединиться к Хиви в зачистке. Как обычно, был отдан приказ расстрела любого пытавшегося сбежать, а так же больного, старого или немощного, неспособного к маршу до железнодорожной станции недалеко от города.<text:note text:id="ftn250" text:note-class="endnote"><text:note-citation>250</text:note-citation><text:note-body><text:p text:style-name="P45">Самые детальные показания о депортациях в Медзыжеце дали Heinrich H., HW 976-78; Friedrich B., HW 1582-83; Hans K., HW 2253-54; Ernst Hn., G 512-13; Ernst R., G 610-12; Karl S., G 659-60.</text:p></text:note-body></text:note></text:p>
      <text:p text:style-name="Preformatted_20_Text"><text:tab/>Пока люди ждали возвращения Волауфа, они встретили офицера полиции безопасности. Несмотря на раннее время, уже пьяного.<text:note text:id="ftn251" text:note-class="endnote"><text:note-citation>251</text:note-citation><text:note-body><text:p text:style-name="P45">Hans K., HW 2253.</text:p></text:note-body></text:note> Скоро стало ясно, что пьяны и Хиви.<text:note text:id="ftn252" text:note-class="endnote"><text:note-citation>252</text:note-citation><text:note-body><text:p text:style-name="P45">Karl S., G 659.</text:p></text:note-body></text:note> Они стреляли так часто и так бездумно, что полицейским часто приходилось искать укрытие чтобы не попасть под пули.<text:note text:id="ftn253" text:note-class="endnote"><text:note-citation>253</text:note-citation><text:note-body><text:p text:style-name="P45">Heinrich R., G 610.</text:p></text:note-body></text:note> Полицейский “видел трупы застреленных евреев везде – на улицах и в домах”.<text:note text:id="ftn254" text:note-class="endnote"><text:note-citation>254</text:note-citation><text:note-body><text:p text:style-name="P45">Friedrich B., HW 3529.</text:p></text:note-body></text:note></text:p>
      <text:p text:style-name="Preformatted_20_Text"><text:tab/>Подгоняемые Хиви и полицейскими, евреи тысячами тысячи загонялись на рынок. Там их принудили сидеть не двигаясь и запретили вставать на ноги. Спустя часы под жарким августовским солнцем многие евреи потеряли сознание и попадали. Более того, избивания и стрельба продолжались и на рынке.<text:note text:id="ftn255" text:note-class="endnote"><text:note-citation>255</text:note-citation><text:note-body><text:p text:style-name="P45">Friedrich B., HW 1583; Ernst Hn., G 512.</text:p></text:note-body></text:note> Фрау Волауф, сняв военное пальто как стало теплее, в своём наряде была хорошо заметна, она наблюдала за происходящим с близкого расстояния.<text:note text:id="ftn256" text:note-class="endnote"><text:note-citation>256</text:note-citation><text:note-body><text:p text:style-name="P45">Heinrich H., HW 978, 3219; Hans K., HW 3220; Ernst R., G 611.</text:p></text:note-body></text:note></text:p>
      <text:p text:style-name="Preformatted_20_Text"><text:soft-page-break/><text:tab/>Около двух часов дня, внешний кордон вызвали на рынок и спустя час или два начался марш к железнодорожной станции. Все силы Хиви и полиции были заняты конвоированием евреев. И снова, стрельба была обычным делом. Тех, кто не мог больше идти, стреляли и оставляли лежать на обочине. Та была устелена телами.<text:note text:id="ftn257" text:note-class="endnote"><text:note-citation>257</text:note-citation><text:note-body><text:p text:style-name="P45">Heinrich H., HW 977; Friedrich B., HW 1584; Hans K., HW 2254; Ernst Hn., G 513; Ernst R., G 612.</text:p></text:note-body></text:note></text:p>
      <text:p text:style-name="Preformatted_20_Text"><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Preformatted_20_Text"/>
      <text:p text:style-name="Preformatted_20_Text">“Когда что-то не получалось, они использовали оружие и стеки(гибкая трость для тренировки и управления лошадьми).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Нельзя было обозреть его целиком. Может пятьдесят или шестьдесят вагонов, может больше. После погрузки, двери заколотили и забили гвоздями.”<text:note text:id="ftn258" text:note-class="endnote"><text:note-citation>258</text:note-citation><text:note-body><text:p text:style-name="P45">Heinrich H., HW 977-78.</text:p></text:note-body></text:note></text:p>
      <text:p text:style-name="Preformatted_20_Text"/>
      <text:p text:style-name="Preformatted_20_Text"><text:tab/>После запечатывания вагонов и не ожидая отправки поезда, члены Полицейского Резервного Батальона 101 быстро ушли.</text:p>
      <text:p text:style-name="P49"><text:tab/>Чистка гетто Мендзыжеца была крупнейшей операцией по депортации, в которой принимал участие батальон во время Финального Решения. Только тысяче евреев в Мендзыжеце позволили временно остаться в гетто для работы, но до того момента, как их заменили бы поляки.<text:note text:id="ftn259" text:note-class="endnote"><text:note-citation>259</text:note-citation><text:note-body><text:p text:style-name="P45">Ilse de L., HW 1293.</text:p></text:note-body></text:note> Таким образом, целью депортации стали 11000 человек. Полицейские знали, что “многие сотни” были застрелены во время операции, но не знали сколько точно.<text:note text:id="ftn260" text:note-class="endnote"><text:note-citation>260</text:note-citation><text:note-body><text:p text:style-name="P47">Heinrich H., HW 978; Hans K., HW 2254.</text:p></text:note-body></text:note> Выжившие евреи однако знали, они похоронили 960 человек.<text:note text:id="ftn261" text:note-class="endnote"><text:note-citation>261</text:note-citation><text:note-body><text:p text:style-name="P46">Berl C., HW 1091.</text:p></text:note-body></text:note></text:p>
      <text:p text:style-name="P49"><text:s/><text:tab/>Требуется иметь некоторую перспективу, чтобы показать, что депортация в Мендзыжеце была зверской даже по стандартам нацистов в 1942. Между 22 июня и 21 сентября из Варшавы депортировали около 300000 евреев. За эти два месяца всего было казнено в процессе 6687 еврея.<text:note text:id="ftn262" text:note-class="endnote"><text:note-citation>262</text:note-citation><text:note-body><text:p text:style-name="P47">YVA 0-53/105/III (Доклад Варшавского Юденрат).</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Их подгоняли с практически невиданным зверством и жестокостью, оставив сильный отпечаток даже все более бесчувственным и жестоким участникам из Полицейского Резервного Батальона 101. Это не было случаем “С глаз долой, из сердца вон”.</text:p>
      <text:p text:style-name="Preformatted_20_Text"><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 местную Полицию Безопасности и отряд Хиви в 350 или 400 человек. Большее давление на участников чистки гетто создавало больше зверств и жестокости для выполнения задачи.</text:p>
      <text:p text:style-name="Preformatted_20_Text"><text:tab/>Нетерпеливая попытка Глобочника начать депортации в Треблинку из северной части района Люблина одновременно с теми, кого отправили из районов Варшавы и Радома оказала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районам Варшаву, Радом и Люблин временно приостановились. Это включало в себя два запланированных после 28 августа поезда из Лукува в Треблинку.<text:note text:id="ftn263" text:note-class="endnote"><text:note-citation>263</text:note-citation><text:note-body><text:p text:style-name="P47">ZStL, 8 AR-Z 236/60(расследование отделения KdS в Радзине) 3:464(маршрутный лист восточной железной дороги[Ostbahn] от 25 августа 1942). Об аварии в Треблинки смотри Gitta Sereny, Into That Darkness (London, 1974), 156-64; Arad, 89-96, 119-23.</text:p></text:note-body></text:note>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Собибор тогда из-за ремонта железнодорожных путей был относительно неактивен и был доступен только для окрестностей. Возобновились депортации в Треблинку из Варшавы 3 сентября, после недели реорганизации, а в середине сентября и из Радома. Тем временем, члены Полицейского Резервного Батальона 101 наслаждались короткой передышкой. Убийства возобновились лишь в поздним сентябрём в северном Люблине.</text:p>
      <text:p text:style-name="Preformatted_20_Text"/>
      <text:p text:style-name="Preformatted_20_Text">11. Расстрелы поздним сентябрём.</text:p>
      <text:p text:style-name="Preformatted_20_Text"/>
      <text:p text:style-name="Preformatted_20_Text"><text:tab/>Незадолго до возобновления депортаций в северной зоне безопасности района Люблина, Полицейский Резервный Батальон 101 поучаствовал в нескольких массовых расстрелах. Первый произошёл в деревне Серокомла[Serokomla], где-то в девяти километрах к северо-западу от Коцка. Серокомла уже переживала одну бойню в мае 1940 от рук этнических немцев, организованных в отряды «линчевателей» известных <text:soft-page-break/>как Самооборона<text:note text:id="ftn264" text:note-class="endnote"><text:note-citation>264</text:note-citation><text:note-body><text:p text:style-name="Endnote">Volksdeutscher Selbstschutz, Народная Немецкая Самозащита.</text:p></text:note-body></text:note>. Эти подразделения сформировались<text:note text:id="ftn265" text:note-class="endnote"><text:note-citation>265</text:note-citation><text:note-body><text:p text:style-name="Endnote"><text:span text:style-name="T76">П</text:span>рим. <text:span text:style-name="T76">п</text:span>ереводчика — уже во второй раз после Первой Мировой, <text:span text:style-name="T76">если учитывать другие отряды Selbstschutz. Были официально объединены в «Volksdeutscher Selbstschutz».</text:span></text:p></text:note-body></text:note> на территории оккупированной Польши осенью 1939 и весной 1940 под командованием близкого друга Генриха Гиммлера Людольф-Германа фон Альвенслебена. Проведя серию массовых убийств, включая ту в Серокомле, «Самооборона» была реорганизована в «спецслужбу» <text:span text:style-name="T77">[</text:span>Sonderdienst<text:span text:style-name="T77">]</text:span> и была передана под юрисдикцию глав местных гражданских администраций.<text:note text:id="ftn266" text:note-class="endnote"><text:note-citation>266</text:note-citation><text:note-body><text:p text:style-name="P50">Ferdinand H., HW 3257-58.</text:p></text:note-body></text:note></text:p>
      <text:p text:style-name="Preformatted_20_Text"><text:tab/>В сентябре 1942 немцы вновь посетили Серокомлу. В близлежащем Коцке располагался взвод первой роты лейтенанта Бранда. Бранд приказал сержанту Гансу Келлеру и десяти людям взвода собрать евреев в округе Серокомлы и привести их в деревню.<text:note text:id="ftn267" text:note-class="endnote"><text:note-citation>267</text:note-citation><text:note-body><text:p text:style-name="P51">Hans K., HW 2258.</text:p></text:note-body></text:note> Тогда, ранним утром 22 сентября, взвод Бранда выехал из Коцка и на перекрёстке стал ожидать.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резерва выдвинулись в Серокомлу.</text:p>
      <text:p text:style-name="Preformatted_20_Text"><text:tab/>Незадолго до прибытия в деревню Волауф остановил конвой и раздал приказы. На двух холмах, как на удобных точках обзора как раз за границей деревни,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68" text:note-class="endnote"><text:note-citation>268</text:note-citation><text:note-body><text:p text:style-name="P51">Самое важное показание о расстрелах в Серокомле это Friedrich B., HW 1586-89, 3534; Hans K., HW 2256-60; Ernst R., G 612a-b; Karl S., G 661-62.</text:p></text:note-body></text:note></text:p>
      <text:p text:style-name="Preformatted_20_Text"><text:tab/>Пока ещё Волауф ничего про стрельбу не говорил, кроме стандартного —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гор отходов. Сержанту Келлеру, наблюдавшему с пулемётной точки на холме дислокацию отрядов, было очевидно, что евреев Серокомлы расстреляют, хотя Волауф упоминал перед людьми лишь «переселение».</text:p>
      <text:p text:style-name="Preformatted_20_Text"><text:tab/>Этим тёплым солнечным днём, около одиннадцати утра завершился сбор евреев - около 200 или 300 человек. Волауф «внезапно» объявил о казни всех этих евреев.<text:note text:id="ftn269" text:note-class="endnote"><text:note-citation>269</text:note-citation><text:note-body><text:p text:style-name="P51">Friedtich P., HW 3534.</text:p></text:note-body></text:note>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 <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reformatted_20_Text"><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х» евреев не отбирал. Всех евреев, независимо от возраста и пола, предстояло убить.</text:p>
      <text:p text:style-name="Preformatted_20_Text"><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reformatted_20_Text"><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После того как капитан приказал это «дерьмо», он «улизнул» в Серокомлу и отсиживался в станции польской полиции.<text:note text:id="ftn270" text:note-class="endnote"><text:note-citation>270</text:note-citation><text:note-body><text:p text:style-name="P51">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 последствии, Волауф утверждал, что о Серокомле ничего не помнит. Возможно его ум был тогда уже был занят предстоящей поездкой в Германию с невестой.</text:p>
      <text:p text:style-name="Preformatted_20_Text"><text:tab/>Расстрелы продолжались до трёх часов дня. Захоронения не было, тела просто оставили лежать в гравийных ямах. В Коцке полицейские остановились пообедать. Вечером в бараках их уже ждал дополнительный рацион алкоголя.<text:note text:id="ftn271" text:note-class="endnote"><text:note-citation>271</text:note-citation><text:note-body><text:p text:style-name="P51">Albert D., HW 3539; Arthur S., HW 3540.</text:p></text:note-body></text:note></text:p>
      <text:p text:style-name="Preformatted_20_Text"><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а и Тальчин[Talczyn]. Ловушка сработала и партизана захватили. Однако на пути назад в Коцк через Тальчин, <text:soft-page-break/>Джобст сам попал в засаду и был убит. Польский переводчик сбежал и поздней ночью добрался до Коцка, передав новость о гибели сержанта.<text:note text:id="ftn272" text:note-class="endnote"><text:note-citation>272</text:note-citation><text:note-body><text:p text:style-name="P51">Heinrich Bl., HW 464; Hans K., HW 2255; Friedrich Bm., HW 2096.</text:p></text:note-body></text:note></text:p>
      <text:p text:style-name="Preformatted_20_Text"><text:tab/>Около полуночи сержант Юрих связался со штабом батальона в Радзине и доложил об убийстве Джобста.<text:note text:id="ftn273" text:note-class="endnote"><text:note-citation>273</text:note-citation><text:note-body><text:p text:style-name="P51">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двести человек.<text:note text:id="ftn274" text:note-class="endnote"><text:note-citation>274</text:note-citation><text:note-body><text:p text:style-name="P51">Hans K., HW 2256.</text:p></text:note-body></text:note></text:p>
      <text:p text:style-name="Preformatted_20_Text"><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reformatted_20_Text"><text:tab/>По прибытию в Тальчин, всей первой роте продемонстрировали тело сержанта Джобста, который так и лежал на улице на окраине посёлка.<text:note text:id="ftn275" text:note-class="endnote"><text:note-citation>275</text:note-citation><text:note-body><text:p text:style-name="P52">Ernst Hn, G 509.</text:p></text:note-body></text:note> Посёлок опечатали, польских жителей вытащили из своих домов и собрали в школе. В деревне мужчин было мало, многие уже сбежали<text:note text:id="ftn276" text:note-class="endnote"><text:note-citation>276</text:note-citation><text:note-body><text:p text:style-name="P52">Ernst Hn., G 509; Friedrich B., HW 1590.</text:p></text:note-body></text:note>, но оставшихся собрали в школьном спортзале, где Трапп собирался провести отбор.</text:p>
      <text:p text:style-name="Preformatted_20_Text"><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277" text:note-class="endnote"><text:note-citation>277</text:note-citation><text:note-body><text:p text:style-name="P52">Heinz B., HW 826.</text:p></text:note-body></text:note> В одной из классных комнат школы отчаянно плакала и орала задержанная женщина, и Трапп послал как минимум одного полицейского успокоить её.<text:note text:id="ftn278" text:note-class="endnote"><text:note-citation>278</text:note-citation><text:note-body><text:p text:style-name="P52">Georg W., HW 1733.</text:p></text:note-body></text:note> Отобрали семьдесят восемь польских мужчин. Их вывели из города и расстреляли. Как вспоминал немецкий полицейский, они стреляли только «беднейших из бедных».<text:note text:id="ftn279" text:note-class="endnote"><text:note-citation>279</text:note-citation><text:note-body><text:p text:style-name="P52">Gerhard H., G 541.</text:p></text:note-body></text:note></text:p>
      <text:p text:style-name="Preformatted_20_Text"><text:tab/>Лейтенант Бухман повёл часть людей сразу в Радзинь, но другая часть осталась на ланч в Коцке. Во время еды они узнали, что убийства сегодня ещё не закончились. Все ещё не выполнив квоту по убийству двух сот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note text:id="ftn280" text:note-class="endnote"><text:note-citation>280</text:note-citation><text:note-body><text:p text:style-name="P52">Hans K., HW 2255; Friedrich Bm., HW 2097; Hellmut S., G 648.</text:p></text:note-body></text:note></text:p>
      <text:p text:style-name="Preformatted_20_Text"><text:tab/>Один немецкий полицейский, водитель на пути в Радзинь, утверждал, что остановился в гетто предупредить людей о неминуемом.<text:note text:id="ftn281" text:note-class="endnote"><text:note-citation>281</text:note-citation><text:note-body><text:p text:style-name="P52">Alfred H., HW 286.</text:p></text:note-body></text:note> Однако такое предупреждение было бесполезно для населения уже попавшем в ловушку.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тут тоже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282" text:note-class="endnote"><text:note-citation>282</text:note-citation><text:note-body><text:p text:style-name="P52">Heinrich Bl., HW 464-65.</text:p></text:note-body></text:note></text:p>
      <text:p text:style-name="Preformatted_20_Text"><text:tab/>Однако как обычно, малая часть людей, что уклонилась или отказалась от участия выполнению самой задачи никак не помешала. Пойманных в «невод» евреев тащили из гетто в большой дом с огороженным стеной двором. Группами по тридцать, их вели туда и заставляли лечь рядом со стеной. Унтер-офицеры с пистолетами-пулемётами казнили их по приказу лейтенанта Бранда. Тела оставили лежать до следующего дня, пока «рабочих» евреев из гетто не отправили закопать их в братскую могилу.<text:note text:id="ftn283" text:note-class="endnote"><text:note-citation>283</text:note-citation><text:note-body><text:p text:style-name="P52">Friedtich Bm., HW 2097-98; Hans K., 2255-56; Hellmut S., G 648-49; Karl S., G 662.</text:p></text:note-body></text:note> Майор Трапп незамедлительно рапортовал в Люблин, что в качестве возмездия за засаду на Джобста в Тальчине казнили 3 «бандитов», 78 польских «пособников» и 180 евреев.<text:note text:id="ftn284" text:note-class="endnote"><text:note-citation>284</text:note-citation><text:note-body><text:p text:style-name="P52">Трапп рапортовал Полицейскому Подразделению 25, 26 сентября 1942, HW 2548-50.</text:p></text:note-body></text:note>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евреев.</text:p>
      <text:p text:style-name="Preformatted_20_Text"><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А так же попросил о переводе. Делая 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 Так что он знал Траппа лично. Он чувствовал, что Трапп «понимал» его и не был «возмущён» занятой Бухманом позицией.<text:note text:id="ftn285" text:note-class="endnote"><text:note-citation>285</text:note-citation><text:note-body><text:p text:style-name="P52">Heinz B., HW 648, 822, 824, 2438, 2440-41, 3941, 4415.</text:p></text:note-body></text:note></text:p>
      <text:p text:style-name="Preformatted_20_Text"><text:tab/>Трапп не сразу заполучил для Бухмана трансфер в Германию, но он защищал его и удовлетворял его просьбу по неучастию в еврейских делах. Бухман располагался в Радзине, в том же здании, что и штаб батальона, так что несложно было выработать процедуру обхода «отказа от выполнения приказов». Когда планировалось акция против евреев, приказ передавали напрямую из штаба <text:soft-page-break/>заместителю Бухмана, сержанту Грунду*. Грунд спрашивал Бухмана, хотел бы тот сопровождать взвод к предстоящей акции. Так 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е начиналось не так, поэтому Бухман присутствовал в школе, когда Трапп отбирал поляков поляков. Однако нельзя не было случайностью, что перед тем как начать массово казнить евреев гетто Коцка, тот сначала отправил Бухмана обратно в Радзинь.</text:p>
      <text:p text:style-name="Preformatted_20_Text"><text:tab/>В Радзине Бухман не старался скрыть своего отношения. Наоборот, он «возмущался отношением к евреям и открыто выражал свою позицию при любой возможности».<text:note text:id="ftn286" text:note-class="endnote"><text:note-citation>286</text:note-citation><text:note-body><text:p text:style-name="P53">Heinrich E., HW 2172.</text:p></text:note-body></text:note> Для всех вокруг было очевидно, что Бухман «сдержанный», «утончённый» человек, «типичный гражданский» без какого-либо желания быть солдатом.<text:note text:id="ftn287" text:note-class="endnote"><text:note-citation>287</text:note-citation><text:note-body><text:p text:style-name="P53">Hans K., HW 2242; Kurt D., HW 2678; Arthur S., HW 3539; Alfred K., G 582; Ernst R., G 612d.</text:p></text:note-body></text:note></text:p>
      <text:p text:style-name="Preformatted_20_Text"><text:tab/>Для Бухмана последней каплей стал Тальчин. По возращению вечером в барак, офисный служащий пытался передать ему доклад, но он «сразу ушёл в свою комнату и заперся. Четыре дня со мной не разговаривал, хотя мы вроде хорошо друг друга знали. Он был очень зол и горько жаловался, говоря что-то в духе: «Всё, теперь я не буду больше заниматься этим дерьмом. С меня довольно».<text:note text:id="ftn288" text:note-class="endnote"><text:note-citation>288</text:note-citation><text:note-body><text:p text:style-name="P53">Henrich E., HW 2174.</text:p></text:note-body></text:note> Бухман не только жаловался. В конце сентября написал прямую в Гамбург, прося срочного перевода. Задачи его отряда в Польше - «чуждые полиции» - он больше выполнять не мог.<text:note text:id="ftn289" text:note-class="endnote"><text:note-citation>289</text:note-citation><text:note-body><text:p text:style-name="P53">Heinz B., HW 648, 2438.</text:p></text:note-body></text:note></text:p>
      <text:p text:style-name="Preformatted_20_Text"><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290" text:note-class="endnote"><text:note-citation>290</text:note-citation><text:note-body><text:p text:style-name="P53">Heinz B., HW 2441.</text:p></text:note-body></text:note> Некоторые его люди следовали его примеру, и говорили первому сержанту Каммеру, «что они и не могут, и не хотят больше принимать участия в подобных событиях». Рапорт на них Каммер не составлял. Вместо этого он кричал на них, называл «ни на что не годными» и «говнюками». Но по большей части он всё же освобождал их от участия в еврейских акциях.<text:note text:id="ftn291" text:note-class="endnote"><text:note-citation>291</text:note-citation><text:note-body><text:p text:style-name="P53">Heinrich E., HW 2174.</text:p></text:note-body></text:note> Поступая так, Каммер следовал заданному с самого начала Траппом примеру - пока нет нехватки готовых по приказу убивать, было проще терпеть Бухмана и его подражателей, чем разбираться с ними.</text:p>
      <text:p text:style-name="Preformatted_20_Text"/>
      <text:p text:style-name="Preformatted_20_Text">Глава 12. Возобновление Депортаций.</text:p>
      <text:p text:style-name="Preformatted_20_Text"/>
      <text:p text:style-name="Preformatted_20_Text"><text:tab/>К концу сентября 1942 Полицейский Резервный Батальон 101 поучаствовал в расстреле примерно 4600 евреев и 78 поляков. Помог депортировать около 15000 евреев в лагерь смерти в Треблинке. Эта кровавая деятельность включала 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Травников. Другие пять — Юзефув, вторая депортация из Парчева, Серокомла, Тальчин и Коцк, проводились полицейскими в одиночку.</text:p>
      <text:p text:style-name="Preformatted_20_Text"><text:tab/>Полицейским удалось раздельно сохранить эти события у себя в памяти. Они могли часто детально описать их и довольно точно назвать даты. Однако интенсивность событий между началом октября и ранним ноябрём сильно увеличилась. Одна операция сразу следовала за другой в непрекращающемся потоке убийств, пока десятки тысяч евреев депортировались из округа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е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быстрой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292" text:note-class="endnote"><text:note-citation>292</text:note-citation><text:note-body><text:p text:style-name="P53">Brustin-Berenstein, 21-92.</text:p></text:note-body></text:note></text:p>
      <text:p text:style-name="Preformatted_20_Text"><text:tab/>Ранним сентябрём распределение Полиции Порядка по району Люблина изменилось. Создали четвертую зону безопасности, включавшую в себя</text:p>
      <text:p text:style-name="Preformatted_20_Text">Бяла-Подляска, Хрубешув[Hrubieszów] и Хелм на восточной границе района. Это позволило перевести первый и второй взводы второй роты Гнейда из округа Бяла-Подляска в города Мендзыжец и Комаровка на севере округа Радзинь.<text:note text:id="ftn293" text:note-class="endnote"><text:note-citation>293</text:note-citation><text:note-body><text:p text:style-name="P53">YVA, 0-53/121 W I/124-25 (приказ Кинтрупа от 27 августа 1942, вступил в силу 2 сентября 1942).</text:p></text:note-body></text:note></text:p>
      <text:p text:style-name="Preformatted_20_Text"><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294" text:note-class="endnote"><text:note-citation>294</text:note-citation><text:note-body><text:p text:style-name="P53">Показания выживших Joseph B., HW 1122; Sara K., HW 3250. Согласно Брустин-Беренштейн таблице 2, 23-24 сентября в Мендзыжец депортировали 6000 евреев из малых деревень Бяла-Подляски. <text:span text:style-name="T78">Она пишет, что депортированные 26 сентября и 6 октября 4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Транзитное» гетто Мендзыжеца так же «пополнялось» в сентябре и октябре из городов округа Радзинь, напрямую из Комаровки, а так же из Вохиня[Wohyń] и Чемерники через Парчев.<text:note text:id="ftn295" text:note-class="endnote"><text:note-citation>295</text:note-citation><text:note-body><text:p text:style-name="P54">В Брустин-Беренштейн таблице 1 указывается цифры: 610 евреев из Комаровки, 800 из Вохина[Wohyn] и 1019 из Чемерников. <text:s/></text:p></text:note-body></text:note> Из всех этих трансферов, полицейским запомнился лишь трансфер из Комаровки, где второй взвод второй роты регулярно располагался.<text:note text:id="ftn296" text:note-class="endnote"><text:note-citation>296</text:note-citation><text:note-body><text:p text:style-name="P54">Johannes R., HW 1810-11; Kurt D., HW 1621; Anton B., HW 2705-6.</text:p></text:note-body></text:note> Среди евреев Комаровки была женщина из Гамбурга, ранее владевшая <text:soft-page-break/>кинотеатром(Миллернтор-кино), который полицейские часто посещали.<text:note text:id="ftn297" text:note-class="endnote"><text:note-citation>297</text:note-citation><text:note-body><text:p text:style-name="P54">Paul M., HW 2659.</text:p></text:note-body></text:note> Гетто в Лукуве служило вторым «транзитным гетто», получая евреев из малых посёлков округа Радзинь.<text:note text:id="ftn298" text:note-class="endnote"><text:note-citation>298</text:note-citation><text:note-body><text:p text:style-name="P54">Согласно таблице 10 Брустин-Беренштейн: 1724 из Адамува[Adamów], 460 из Станин гмины[Stanin gmina], 446 из Улян гмины[Ulan gmina] и 213 из <text:span text:style-name="T79">Войцешкува[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района Люблина, делая его judenfrei, «свободным от евреев».</text:p>
      <text:p text:style-name="Preformatted_20_Text"><text:tab/>Координационным центром октябрьского «наступления» против гетто округа Радзинь служил местный офис Полиции Безопасности под командованием унтерштурмфюрера Фрица Фишера. Администрации гетто Радзиня, Лукува и Мендзыжеца в июне 1942 перевели под управление офицеров Полиции Безопасности<text:note text:id="ftn299" text:note-class="endnote"><text:note-citation>299</text:note-citation><text:note-body><text:p text:style-name="P55">YVA, TR-10/710 (Landgericht Dortmunt, 8 Ks 1/70, judgement against Josef Bürger):10, 16(отсюда и далее «приговор Бургеру»).</text:p></text:note-body></text:note>, однако количество кадров на местах было сильно ограничено. Офис в Радзине и его аванпост в Лукуве насчитывали в сумме возможно всего сорок членов немецкой Полиции Безопасности и этнических немецких «помощников». Фишеру так же был доступен на постоянной основе отряд из двадцати Хиви. Мендзыжец, Лукув и Радзинь насчитывали на своей территории не больше сорока или сорока пяти членов Жандармерии.<text:note text:id="ftn300" text:note-class="endnote"><text:note-citation>300</text:note-citation><text:note-body><text:p text:style-name="P55">Об оценке сил Полиции Безопасности и Жандармерии в округе Радзинь смотри ZStL, 8 AR-Z 236/60(расследование отдела KdS в Радзине), 1:28(Braumüller), 113(Bürger), 120(Kässer); 2:176-179(Reimer), 209-210(Brämer), 408(Behrens), 420(Kambach); 4:550(Schmeer), 715(Avriham); и Sonderband(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reformatted_20_Text"><text:tab/>Депортации в Треблинку возобновились первого октября, когда отправили 2000 евреев из гетто Радзиня. Пятого октября 5000 евреев и ещё 2000 восьмого депортировали из Лукува. Параллельно с этим, тысячи евреев депортировали из Мендзыжеца шестого и девятого 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000 до 3000 евреев в Мендзыжец. Остановка там продлилась недолго, их повезли дальше 27 октября и 7 ноября. Шестого ноября, оставшиеся 700 евреев Коцка отправили в Лукув. На следующий день зачистили гетто в Мендзыжеце, отправив 3000 евреев в Треблинку.<text:note text:id="ftn301" text:note-class="endnote"><text:note-citation>301</text:note-citation><text:note-body><text:p text:style-name="P56">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К завершению шести недельной «атаки», члены Полицейского Резервного Батальона 101 в восьми отдельных операциях помогли депортировать более чем 27000 евреев в Треблинку, убили возможно около 1000 во время захватов и в как минимум четырёх «завершающих» расстрелах.</text:p>
      <text:p text:style-name="Preformatted_20_Text"><text:tab/>Что полицейские помнили обо всем этом варьируется чрезвычайно. Начальная операция - депортация 2000 евреев из Радзиня первого октября, совершалась совместными силами людей первой роты и двадцатью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02" text:note-class="endnote"><text:note-citation>302</text:note-citation><text:note-body><text:p text:style-name="P56">Helmuth H., HW 317-320, 991; Heinz B., HW 823; Heinrich E., HW 2176; Richard G., G 389.</text:p></text:note-body></text:note> На следующий день, второго октября, третий взвод второй роты сержанта Штайнмеца по приказу Гнейда завершила расстрелами ликвидацию гетто Парчева - по всей видимости, более сотни евреев привели туда слишком поздно для транспортировки в Мендзыжец.<text:note text:id="ftn303" text:note-class="endnote"><text:note-citation>303</text:note-citation><text:note-body><text:p text:style-name="P56">Heinrich S., HW 1573-74; Max D., HW 2536.</text:p></text:note-body></text:note></text:p>
      <text:p text:style-name="Preformatted_20_Text"><text:tab/>После этого одновременные депортации из двух транзитных гетто Лукува и Мендзыжеца выполнялись первой и второй ротой соответственно. С раннего сентября, в Мендзыжеце расположился новый штаб роты лейтенанта Гнейда. Дабы избежать проблем с польским произношением, члены второй роты называли это место подходящим немецким прозвищем «меншеншрек»(Menschenschreck), или «человеческий ужас». Водитель Гнейда, Альфред Хайльманн*, вспоминал как отвозил лейтенанта вечером на пяти 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сказал один, заходя обратно в здание. Хайльманн осторожно попытался подойти к окну, но запах был настолько отвратительным, что он повернул обратно. Шум с верхних этажей всё усиливался, пока около полуночи пьяный Гнейд не вышел и не сказал Хайльманну, что следующем утром будет чистка гетто.<text:note text:id="ftn304" text:note-class="endnote"><text:note-citation>304</text:note-citation><text:note-body><text:p text:style-name="P56">Alfred H., HW 45, 279-80.</text:p></text:note-body></text:note></text:p>
      <text:p text:style-name="Preformatted_20_Text"><text:tab/>Людей в Мендзыжеце подняли в пять утра. К ним присоединились второй взвод Дракера из Комаровки и большой контингент Хиви. Судя по всему, люди Дракера организовали кордон гетто, пока Хиви и остальные из Полиции Порядка выгоняли евреев на главную площадь. Гнейд и другие плетями принуждали евреев к тишине. <text:span text:style-name="T80">Из-за побоев н</text:span>екоторые умерли ещё до марша к железнодорожной станции.<text:note text:id="ftn305" text:note-class="endnote"><text:note-citation>305</text:note-citation><text:note-body><text:p text:style-name="P56">Kurt D., HW 1266, 2966-67, 4391; Paul M., HW 2663.</text:p></text:note-body></text:note> <text:soft-page-break/>Хайльманн смотрел, как вытаскивали и уводили евреев, запертых в тюрьме подвала штаба Полиции Безопасности. Они были покрыты экскрементами и очевидно ничего не ели днями.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06" text:note-class="endnote"><text:note-citation>306</text:note-citation><text:note-body><text:p text:style-name="P56">Alfred H., HW 45, 280-82.</text:p></text:note-body></text:note></text:p>
      <text:p text:style-name="Preformatted_20_Text"><text:tab/>Небольшой контингент полицейских уже располагался на станции, держа польских зевак подальше. Погрузкой евреев в поезд руководил Гнейд. Людей набивали в вагоны как скот, стрельба и избиения применялись без каких-либо ограничений. Двадцать два года спустя, первый сержант Гнейд сделал необычное признание, учитывая выраженное ранее нежелание свидетелей критиковать бывших товарищей. «К моему сожалению, я должен сказать, что у меня возникло впечатление, будто всё происходящее доставляло Гнейду большое удовольствие».<text:note text:id="ftn307" text:note-class="endnote"><text:note-citation>307</text:note-citation><text:note-body><text:p text:style-name="P56">Peter O., HW 1790; Walter L., G 189-90; Friedrich P., G 244.</text:p></text:note-body></text:note></text:p>
      <text:p text:style-name="Preformatted_20_Text"><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остались снаружи. Гнейд вызвал Дракера и сказал ему вести тех на кладбище. У входа на кладбище один полицейский разогнал «любопытных наблюдателей»<text:note text:id="ftn308" text:note-class="endnote"><text:note-citation>308</text:note-citation><text:note-body><text:p text:style-name="P56">Kurt D., HW 1268, 2968, 4390.</text:p></text:note-body></text:note> и ждал, пока не прибудет первый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должны быть застрелены. Пока что тебе удавалось улизнуть, но теперь ты должен сделать это.». Сформировали расстрельные команды по где-то двадцать человек. Евреев приводили группами по двадцать.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09" text:note-class="endnote"><text:note-citation>309</text:note-citation><text:note-body><text:p text:style-name="P56">Friedrich P., G 244.</text:p></text:note-body></text:note> У ворот кладбища, один еврей набросился на Дракера со шприцем, но был быстро повязан. Даже когда начался массовый расстрел, остальные евреи тихо сидели и ожидали своей участи. «Они были весьма истощены и выглядели голодными до смерти», вспоминал один охранник.<text:note text:id="ftn310" text:note-class="endnote"><text:note-citation>310</text:note-citation><text:note-body><text:p text:style-name="P56">August Z., HW 3367-68, G 288.</text:p></text:note-body></text:note></text:p>
      <text:p text:style-name="Preformatted_20_Text"><text:tab/>Не может быть точно установлено количество жертв депортаций шестого и девятого октября в Мендзыжеце, показания свидетелей сильно различаются.<text:note text:id="ftn311" text:note-class="endnote"><text:note-citation>311</text:note-citation><text:note-body><text:p text:style-name="P56">Alfred H., <text:s/>HW 45, 282 сначала в показаниях называл количество депортированных от 6000 до 10000, но после снизил свою оценку до 1000. Kurt D., HW 1621 так же дал цифру 1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гетто снова пополнилось в середине октября, когда туда привезли от 2000 до 3000 евреев из Радзиня. Этих евреев 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прибыл уже поздно ночью. Пустые фургоны вернули в Радзинь.<text:note text:id="ftn312" text:note-class="endnote"><text:note-citation>312</text:note-citation><text:note-body><text:p text:style-name="P57">Helmuth H., HW 991; Stephan J., HW 1041-43; Tauba T., HW 1069; Friedrich B., HW 1585.</text:p></text:note-body></text:note></text:p>
      <text:p text:style-name="Preformatted_20_Text"><text:tab/>В последующих акциях 27 октября и 7 ноября, гетто Мендзыжеца отчистили от около 1000 рабочих евреев. Эти акции должны были быть меньше в размахе, чем предыдущие, потому как ни Хиви, ни отряды Полиции Безопасности Радзиня не оказывали помощь полицейским. Теперь всем заправлял Гнейд. По-видимому, он ввёл дополнительную процедуру в депортации - «быстрый обыск». После сбора депортированных на рынке, их загоняли в барак, раздевали и обыскивали ради ценностей. Несмотря на холодную осеннюю погоду, им позволяли надеть обратно лишь исподнее, несмотря на холодную осеннюю погоду. В этой скудной одежде их гнали маршем на железнодорожную станцию и загоняли в вагоны для скота в предназначенным Треблинке поезде.<text:note text:id="ftn313" text:note-class="endnote"><text:note-citation>313</text:note-citation><text:note-body><text:p text:style-name="P57">Kurt <text:s/>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000 евреев.</text:p>
      <text:p text:style-name="Preformatted_20_Text"><text:tab/>Пока Гнейд занимался депортациями из Мендзыжеца, такую же работу выполняла первая рота в Лукуве. Однако капитан Волауф 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14" text:note-class="endnote"><text:note-citation>314</text:note-citation><text:note-body><text:p text:style-name="P57">Lucia B., G 595-96; письмо Хоффмана от 5 мая 1943,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пилот Люфтваффе. Н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ненадолго вернулся в Радзинь забрать свои вещи.<text:note text:id="ftn315" text:note-class="endnote"><text:note-citation>315</text:note-citation><text:note-body><text:p text:style-name="P57">Юлиус Волауф, HW 752, 762-64.</text:p></text:note-body></text:note></text:p>
      <text:p text:style-name="Preformatted_20_Text"><text:tab/>Если Волауфу удалось вырваться из Полицейского Резервного Батальона 101, его людям так не повезло. Совместно с людьми Штайнмеца из Ломазы и Парчева(Третий взвод, вторая рота) и отрядом Хиви, они провели две депортации из Лукува. 5000 человек пятого октября и 2000 восьмого. Воспоминания об этом резко <text:soft-page-break/>расходятся. Часть заявляла, что стрельбы <text:span text:style-name="T81">было минимум и никого не убивали</text:span>.<text:note text:id="ftn316" text:note-class="endnote"><text:note-citation>316</text:note-citation><text:note-body><text:p text:style-name="P57">Heinrich H., HW 972; Rudolf B., HW 406-7; Max D., HW 1347.</text:p></text:note-body></text:note> Другие вспоминали множество расстрелов.<text:note text:id="ftn317" text:note-class="endnote"><text:note-citation>317</text:note-citation><text:note-body><text:p text:style-name="P57">August Z., G 286; Konrad H., G 404-5; Wilhelm K., G 568.</text:p></text:note-body></text:note> Одного едва не подстрелили свои же.<text:note text:id="ftn318" text:note-class="endnote"><text:note-citation>318</text:note-citation><text:note-body><text:p text:style-name="P57">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19" text:note-class="endnote"><text:note-citation>319</text:note-citation><text:note-body><text:p text:style-name="P57">Alfred K., G 579.</text:p></text:note-body></text:note> На месте сбора во время первой депортации - Швайнемаркте или «рынке свиней»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20" text:note-class="endnote"><text:note-citation>320</text:note-citation><text:note-body><text:p text:style-name="P57">Приговор Бургеру, 18.</text:p></text:note-body></text:note></text:p>
      <text:p text:style-name="Preformatted_20_Text"><text:tab/>После первых операций взвод Штайнмеца вернулся в Парчев, а штаб батальона переместился из Радзиня в Лукув. Шестого ноября, лейтенант Бранд и сержант Юрих руководили трансфером последних 700 евреев из Коцка в Лукув. Когда Юрих обнаружил отсутствие большого числа евреев, он застрелил главу еврейского совета в голову. Как и в транспортировке из Радзиня в Мендзыжец, использовались запряжённые лошадьми фургонами и достигнуть Лукува удалось лишь поздней ночью.<text:note text:id="ftn321" text:note-class="endnote"><text:note-citation>321</text:note-citation><text:note-body><text:p text:style-name="P57">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 <text:tab/>Заключительная депортация от 3000 до 4000 евреев из Лукува началась следующим утром седьмого ноября и растянулась на несколько дней.<text:note text:id="ftn322" text:note-class="endnote"><text:note-citation>322</text:note-citation><text:note-body><text:p text:style-name="P57">Приговор Бургеру, 20.</text:p></text:note-body></text:note> Уже не имея сомнений о своей судьбе, евреи на марше пели «Мы путешествуем в Треблинку». В отместку неспособности еврейской полиции гетто доложить о спрятанных евреях, Полиция Порядка расстреляла от сорока до сорока пяти человек.<text:note text:id="ftn323" text:note-class="endnote"><text:note-citation>323</text:note-citation><text:note-body><text:p text:style-name="P57">Georg W., HW 1731-32.</text:p></text:note-body></text:note></text:p>
      <text:p text:style-name="Preformatted_20_Text"><text:tab/>Судя по всему, евреи упорно прятались во время последней депортации. Чтобы выманить их из укрытий, Полиция Безопасности придумала уловку. По всему гетто объявили, что будут выпущены новые удостоверения личности. Все, кто придут за картой, будут помилованы. Всех, кого найдут без карт, убьют. Надеясь хоть на небольшую передышку между депортациями, отчаявшиеся евреи вышли из укрытий и пошли за картами. После сбора как минимум 200 евреев, 11 ноября их вывели из Лукува и расстреляли. Вторую группу собрали и казнили 14 ноября.<text:note text:id="ftn324" text:note-class="endnote"><text:note-citation>324</text:note-citation><text:note-body><text:p text:style-name="P57">В таблице 10 Брустин-Беренштейн в ноябре в Лукуве <text:span text:style-name="T82">отмечен</text:span> лишь один расстрел — 200 евреев. Показания полицейских <text:s/><text:span text:style-name="T82">указывают на наличие второго. Приговор Бургеру 20-21 подтверждает два расстрела в Лукуве - 11 и 14 ноября, каждый по 500 жертв — редкий случай, когда немецкий суд оценивает количество жертв выше, чем другие источники.</text:span></text:p></text:note-body></text:note></text:p>
      <text:p text:style-name="Preformatted_20_Text"><text:tab/>Члены Полицейского Резервного Батальона 101 участвовали в одной, а 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25" text:note-class="endnote"><text:note-citation>325</text:note-citation><text:note-body><text:p text:style-name="P58">Одним ключевым исключением был Бухман, кто в 1960х заявлял(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reformatted_20_Text"/>
      <text:p text:style-name="Preformatted_20_Text">«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26" text:note-class="endnote"><text:note-citation>326</text:note-citation><text:note-body><text:p text:style-name="P59">Heinrich H., G 456.</text:p></text:note-body></text:note></text:p>
      <text:p text:style-name="Preformatted_20_Text"/>
      <text:p text:style-name="Preformatted_20_Text"><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27" text:note-class="endnote"><text:note-citation>327</text:note-citation><text:note-body><text:p text:style-name="P59">Heinrich H., G 455-56; Hans Pz., HW 3525.</text:p></text:note-body></text:note></text:p>
      <text:p text:style-name="Preformatted_20_Text"><text:tab/>Для колонн евреев требовалось всё больше охранников, и члены штаба батальона получили приказ прибыть в штаб Полиции Безопасности. Несколькими днями ранее они смотрели из окон превращённой в бараки школы, как мимо на железнодорожную станцию вели евреев Лукува. Теперь пришла их очередь заниматься подобным. Им выдали контингент из от пяти десяти до ста евреев и знакомым путём отправили из города.<text:note text:id="ftn328" text:note-class="endnote"><text:note-citation>328</text:note-citation><text:note-body><text:p text:style-name="P59">Hans S., G 328; Ernst S., G 330; Paul F., HW 2242.</text:p></text:note-body></text:note></text:p>
      <text:p text:style-name="Preformatted_20_Text"><text:tab/>Тем временем, первая колонна свернулся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из от пятнадцати до двадцати пяти человек, в основном из волонтёров из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сзади, используя штыки как прицелы. Рядом вместе с несколькими офицерами СС стоял Бухман.<text:note text:id="ftn329" text:note-class="endnote"><text:note-citation>329</text:note-citation><text:note-body><text:p text:style-name="P59">Heinrich H., G 456-57; Hans Pz., HW 3525; Henry J., G 411-12.</text:p></text:note-body></text:note></text:p>
      <text:p text:style-name="Preformatted_20_Text"><text:tab/>Когда члены штаба батальона прибыли на песчаный луг, расстрелы уже <text:soft-page-break/>начались. Подошедший к ним Бухман сообщил, что от них требуется предоставить расстрельную команду для приведённых ими евреев. Один 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30" text:note-class="endnote"><text:note-citation>330</text:note-citation><text:note-body><text:p text:style-name="P59">Hans S., G 330; Ernst S., G 334-335; Paul F., HW 2243.</text:p></text:note-body></text:note></text:p>
      <text:p text:style-name="Preformatted_20_Text"><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согласился.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reformatted_20_Text"><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31" text:note-class="endnote"><text:note-citation>331</text:note-citation><text:note-body><text:p text:style-name="P59">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text:note text:id="ftn332" text:note-class="endnote"><text:note-citation>332</text:note-citation><text:note-body><text:p text:style-name="P59">Heinz B., HW 648, 824-25, 2438, 2441, 4417.</text:p></text:note-body></text:note> Совершенно ясно, что Трапп не только защищал его от участия в действиях против евреев в Польше(за исключением стрельбы в Лукуве), но и позаботился о том, чтобы его личное дело содержало положительную характеристику, дабы не повредить его карьере.</text:p>
      <text:p text:style-name="Preformatted_20_Text"/>
      <text:p text:style-name="Preformatted_20_Text">13. Странности со здоровьем капитана Хоффмана</text:p>
      <text:p text:style-name="Preformatted_20_Text"/>
      <text:p text:style-name="Preformatted_20_Text"><text:tab/>До осени 1942, третья рота Полицейского Резервного Батальона 101 под командованием капитана и гауптштурмфюрера СС Вольфганга Хоффмана наслаждалась безоблачной жизнью, по большей части избавленной от ставшей основной кровавой деятельности других отрядов Батальона. В Юзефуве два взвода третьей роты назначили во внешний кордон, так что никто из их членов не был назначен в расстрельные команды в лесу. Когда батальон перевели в северную зону безопасности района Люблина, второй и третий взводы третьей роты расположились в округе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Kurów], а затем в Вандолине[Wandolin]. Большую часть евреев округа Пулавы депортировали в Собибор ещё в мае 1942 — первые евреи убитые в том лагере — а остальная часть еврейского населения была сконцентрирована в «сборочных гетто» в небольшом городе Коньсковоля[Końskowola], где-то в шести километрах к востоку от Пулавы. Таким образом, только первый взвод лейтенанта Питерса, расположенный в соседнем округе Радзинь, был вовлечён в августовские депортации и сентябрьские расстрелы. В Пулавы даже польское сопротивление не беспокоило третью роту. Хоффман в своём рапорте писал, что они нашли округ «достаточно тихим», и до октября не было ни одного столкновения с «вооружёнными бандитами».<text:note text:id="ftn333" text:note-class="endnote"><text:note-citation>333</text:note-citation><text:note-body><text:p text:style-name="P60">«Жалоба» Хоффмана от 3 мая 1943, HW 509.</text:p></text:note-body></text:note></text:p>
      <text:p text:style-name="Preformatted_20_Text"><text:tab/>Однако в начале октября удача третьей роты закончилась. В «сборочном гетто» Коньсковоля, содержавшем от 1500 до 2000 евреев<text:note text:id="ftn334" text:note-class="endnote"><text:note-citation>334</text:note-citation><text:note-body><text:p text:style-name="P60">Bruno G., HW 2026</text:p></text:note-body></text:note>, планировалась чистка, подобная чисткам в соседнем Радзине. Северный Люблин должен был стать judenfrei(свободным от евреев). Для 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первого лейтенанта Джаммера(чей основной задачей был надсмотр за местной польской полицией), передвижная моторизированная рота Жандармерии под командованием старшего лейтенанта Мессмана*, около 300 Хиви и три члена СС из Люблина.<text:note text:id="ftn335" text:note-class="endnote"><text:note-citation>335</text:note-citation><text:note-body><text:p text:style-name="P60">Erwin H., HW 1168; Martin D., HW 1602; August W., HW 2043.</text:p></text:note-body></text:note></text:p>
      <text:p text:style-name="Preformatted_20_Text">Третья рота собралась в Пулавы, где Хоффман зачитал инструкции с бумажки. Гетто должно быть зачищено, евреи собраны на рынке; кто не может ходить — старые, немощные, больные и младенцы — застрелены на месте. Это было стандартной процедурой, он добавил, уже какое-то время.<text:note text:id="ftn336" text:note-class="endnote"><text:note-citation>336</text:note-citation><text:note-body><text:p text:style-name="P60">Alfred S., HW 298; Erwin H., HW 1169; Martin D., HW 1062; Peter O., HW 1865; August W., HW 2043-44.</text:p></text:note-body></text:note></text:p>
      <text:p text:style-name="Preformatted_20_Text"><text:tab/>Полицейские выехали в Коньсковолю. Хоффман, старший по званию офицер полиции, проконсультировался с Джаммером и Мессманом и распределил назначения. <text:soft-page-break/>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Мессмана. Каждой команде определили свою зону поисков.<text:note text:id="ftn337" text:note-class="endnote"><text:note-citation>337</text:note-citation><text:note-body><text:p text:style-name="P60">Martin D., HW 1602; August W., HW 2043-44.</text:p></text:note-body></text:note></text:p>
      <text:p text:style-name="Preformatted_20_Text"><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38" text:note-class="endnote"><text:note-citation>338</text:note-citation><text:note-body><text:p text:style-name="P60">August W., HW 2045.</text:p></text:note-body></text:note> После завершения первых поисков и сбора выживших евреев на рынке, на поиски отправили назначенные ранее в кордон отряды. Они уже услышали непрекращающуюся стрельбу, а проводя обыск, встретили разбросанные повсюду трупы.<text:note text:id="ftn339" text:note-class="endnote"><text:note-citation>339</text:note-citation><text:note-body><text:p text:style-name="P60">Erwin H., HW 1169; Wilhelm J., HW 1323; Georg L., HW 1427; Friedrick V., HW 1542; Martin D., HW 1603; Peter C., HW 1865; Bruno G., HW 2025; August W., HW 2044-45.</text:p></text:note-body></text:note></text:p>
      <text:p text:style-name="Preformatted_20_Text"><text:tab/>Многие особенно ярко вспоминали 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сорока до пятидесяти пациентов, большинство из которых страдало от дизентерии. «В любом случае, большинство из них были тощими и изголодавшимися. Можно сказать, что они состояли из кожи и костей.»<text:note text:id="ftn340" text:note-class="endnote"><text:note-citation>340</text:note-citation><text:note-body><text:p text:style-name="P60">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так оттолкнул меня, я испытывал такой стыд, что я сразу повернулся и покинул комнату.», сообщил один полицейский.<text:note text:id="ftn341" text:note-class="endnote"><text:note-citation>341</text:note-citation><text:note-body><text:p text:style-name="P60">Friedrick V., HW 1542.</text:p></text:note-body></text:note> Другой вспоминал: «Посмотрев на больных, для меня стало невозможным выстрелить в кого-либо из этих евреев, так что я палил куда-то не глядя.»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42" text:note-class="endnote"><text:note-citation>342</text:note-citation><text:note-body><text:p text:style-name="P60">Martin D., HW 1605-6.</text:p></text:note-body></text:note></text:p>
      <text:p text:style-name="Preformatted_20_Text"><text:tab/>На рынке евреев разделили - мужчины в одну сторону, женщины и дети в другую. Сделали отбор мужчин возрастом от восемнадцати до сорока пяти, особенно квалифицированных рабочих. Возможно отобрали и некоторых женщин. Отобранных погнали из гетто на железнодорожную станцию вне Пулавы для отправки в рабочие лагеря Люблина. Они были так ослаблены, что многие не смогли справиться с пяти километровым маршем до станции. Свидетели оценивали, что для работ отобрали от 500 до 1000 евреев, но около сотни упавших от истощения расстреляли по пути.<text:note text:id="ftn343" text:note-class="endnote"><text:note-citation>343</text:note-citation><text:note-body><text:p text:style-name="P60">Alfred S., HW 299; Georg L., HW 1428; Martin D., HW 1603; Bruno G., HW 2025-26; Augus W., HW 2045, 3305-6.</text:p></text:note-body></text:note> <text:tab/>Пока пригодных для работ евреев выводили из города, оставшихся — от 800 до 1000 женщин и детей, а так же большое количество стариков - повели к месту расстрела в лесу за границей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44" text:note-class="endnote"><text:note-citation>344</text:note-citation><text:note-body><text:p text:style-name="P60">Amandus M., HW 1631-32.</text:p></text:note-body></text:note> Один полицейский беседовал с главой еврейского совета, немецким евреем из Мюнхена, пока того тоже не увели.<text:note text:id="ftn345" text:note-class="endnote"><text:note-citation>345</text:note-citation><text:note-body><text:p text:style-name="P60">Friedrick V., HW 1592.</text:p></text:note-body></text:note> Когда полицейские, отправлявшие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ем в карты.<text:note text:id="ftn346" text:note-class="endnote"><text:note-citation>346</text:note-citation><text:note-body><text:p text:style-name="P60">August W., HW 2045.</text:p></text:note-body></text:note></text:p>
      <text:p text:style-name="Preformatted_20_Text"><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100 до 1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свою болезнь вакцину от дизентерии, сделанную в конце августа. В 1960ых он подумал, что более удобным будет отслеживать своё заболевание до психологического стресса, полученного во время резни в Юзефуве.<text:note text:id="ftn347" text:note-class="endnote"><text:note-citation>347</text:note-citation><text:note-body><text:p text:style-name="Endnote">«<text:span text:style-name="T83">Жалоба» Хоффмана от 3 мая 1943, HW 513; Вольфганг Хоффман HW 2304, 2925.</text:span></text:p></text:note-body></text:note> Какой бы ни была причина, Хоффман начал страдать от диареи и болях в животе в сентябре и октябре 1942. По своим собственным показаниям его состояния — вегетативный колит(vegetative colitis) — сильно усугублялся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отказался сообщать о своей болезни до конца октября. В военный госпиталь он пришёл второго ноября по приказу доктора.</text:p>
      <text:p text:style-name="Preformatted_20_Text"><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для людей предсказать, услышав ночью о предстоящем, что <text:soft-page-break/>глава роты к утру решит остаться в постели.</text:p>
      <text:p text:style-name="Preformatted_20_Text"><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перчатки, носившим знак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reformatted_20_Text"><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одобрения Хоффмана. Джастмен и другие сержанты чувствовали, будто их понизили до звания капралов.<text:note text:id="ftn348" text:note-class="endnote"><text:note-citation>348</text:note-citation><text:note-body><text:p text:style-name="P61">Friedrick V., HW 1541; Martin D., HW 1605-6, 3212-13, 3319; Erwin N., HW 1693-94, 3319-20; Wilhelm K., HW 1776, 3345-49; Bruno G., HW 2030-31, 3301, 3347; Bruno R., HW 2086; Erwin H., HW 1169?.</text:p></text:note-body></text:note></text:p>
      <text:p text:style-name="Preformatted_20_Text"><text:tab/>С 2 ноября по 25 Хоффман был госпитализирован в Пулавы, затем по отпуску на выздоровление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reformatted_20_Text"><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платы. Хоффман написал Траппу разъярённое письмо, в котором открыто отказывался выполнять подобный указ, потому как тот глубоко нарушал «его честь».<text:note text:id="ftn349" text:note-class="endnote"><text:note-citation>349</text:note-citation><text:note-body><text:p text:style-name="P61">Письмо Хоффмана от 30 января 1943, HW 523-24.</text:p></text:note-body></text:note> Трапп так же прослышал о нелестных отзывах о деятельности Хоффмана в Пулавы от его временной замены, первого лейтенанта Мессмена, командира моторизированной роты Жандармерии, участвовавшей в резне в Коньсковоле. 23 февраля 1943, проконсультировавшись со старшим сержантом третьей роты Карлсеном*, подтвердившим паттерн заболевания Хоффмана, Трапп</text:p>
      <text:p text:style-name="Preformatted_20_Text">отправил запрос об освобождении Хоффмана с поста командующего ротой. Основанием служили его рапорты о болезни перед каждой важной операцией и этот «недостаток чувства долга» плохо сказывался на морали людей.<text:note text:id="ftn350" text:note-class="endnote"><text:note-citation>350</text:note-citation><text:note-body><text:p text:style-name="P61">Письмо Траппа от 23 февраля 1943, HW 509-10.</text:p></text:note-body></text:note></text:p>
      <text:p text:style-name="Preformatted_20_Text"><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мотивов.<text:note text:id="ftn351" text:note-class="endnote"><text:note-citation>351</text:note-citation><text:note-body><text:p text:style-name="Endnote">«<text:span text:style-name="T84">Жалоба» Хоффмана от 3 мая 1943, HW 509-15.</text:span></text:p></text:note-body></text:note> Трапп во всех подробностях объяснился и был оправдан. Командующий Полиции Порядка района Люблина заключил, что поведение Хоффмана не было «ни в коем случае удовлетворительно», что если он действительно было болен, то действовал безответственно игнорируя касающиеся такой ситуации регуляции, и что ему должна быть предоставлена возможность проявить себя в командовании другим отрядом.<text:note text:id="ftn352" text:note-class="endnote"><text:note-citation>352</text:note-citation><text:note-body><text:p text:style-name="P61">Райндорф[Rheindorf] президенту полиции Гамбурга от 2 июля 1943, HW 538-39.</text:p></text:note-body></text:note></text:p>
      <text:p text:style-name="Preformatted_20_Text"><text:tab/>Осенью 1943 Хоффмана действительно перевели в полицейский батальон с фронтовым опытом в России,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53" text:note-class="endnote"><text:note-citation>353</text:note-citation><text:note-body><text:p text:style-name="P61">Вольфганг Хоффман, HW 788-89.</text:p></text:note-body></text:note> Вкратце, из его поведения после осени 1942 сложно подумать, что Хоффман был трусом, как подозревали его люди Трапп. Он был болен. Нельзя установить, вызвана ли его болезнь кровавой деятельностью</text:p>
      <text:p text:style-name="Preformatted_20_Text">Полицейского Резервного Батальона 101, но у него были симптомы психологически вызванного «раздражённого кишечника» или «адаптивного колита». К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состояние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p text:style-name="Preformatted_20_Text">Глава 14. «Охота на евреев».</text:p>
      <text:p text:style-name="Preformatted_20_Text"/>
      <text:p text:style-name="Preformatted_20_Text"><text:tab/>К середине ноября 1942,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минимум 6500 польских евреев и депортации 42000 в газовые камеры Треблинки. Но их роль в кампании по массовому убийству всё ещё не была <text:soft-page-break/>завершена. Отчистив города и гетто северного района Люблина, батальон получил приказ отслеживать и систематически уничтожать всех, кто избежал предыдущих облав и спрятался. Коротко, они были ответственны за окончательное превращение региона в judenfrei.</text:p>
      <text:p text:style-name="Preformatted_20_Text"><text:tab/>Годом ранее, в 15 октября 1941,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районе Варшавы — Доктор Ламбрехт, поддерживала закон, угрожающий евреям вне гетто «смертью через повешение», что было «сильнее страха смерти от голода».<text:note text:id="ftn354" text:note-class="endnote"><text:note-citation>354</text:note-citation><text:note-body><text:p text:style-name="P61">YVA, TR-10/970 (Staatsanwaltschaft Hamburg, 147 Js 8/75, indictment of Arpad Wigand):81-92. Так же смотри Кристофер Р. Браунинг «Genocide and Public Health: German Doctors and Polish Jews, 1939-41», Holocaust and Genocide Studies 3, no. 1 (1988): 21-36. </text:p></text:note-body></text:note> Вскоре однако возникли жалобы об имплементации этого указа. Р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евреев вне гетто расстреливали на месте. На встрече 16 декабря 1941 между Франком и главами районов, заместитель губернатора района Варшавы заметил с какой «благодарностью люди приняли приказ о расстреле от командующего Полицией Порядка, в котором евреев в сельской местности можно было расстреливать».<text:note text:id="ftn355" text:note-class="endnote"><text:note-citation>355</text:note-citation><text:note-body><text:p text:style-name="P61">YVA, TR-10/970 (Staatsanwaltschaft Hamburg, 147 Js 8/75, indictment of Arpad Wigand):92-99; Ferdinand H., HW 3257-58; Diensttagebuch, 450.</text:p></text:note-body></text:note></text:p>
      <text:p text:style-name="Preformatted_20_Text"><text:tab/>Таким образом, даже до систематических депортаций в лагеря смерти, евреев Польши подвергали казням вне гетто. Этот «приказ о расстреле», однако, слабо применялся в районе Люблина, так как в сравнении с остальной территорией Генерал-губернаторства, «геттоизация» была лишь частичной. До сентября и октября 1942 евреи жили в малых городах и деревнях и не были сконцентрированы в транзитных гетто Мендзыжеца и Лукува. Предшественник батальона Траппа в северном районе Люблина, Полицейский Батальон 306, периодически действительно занимался расстрелом найденных вне городов евреев<text:note text:id="ftn356" text:note-class="endnote"><text:note-citation>356</text:note-citation><text:note-body><text:p text:style-name="P62">YVA, TR-10/542 (staatsanwaltschaft Augsburg, 7 Js 653/53, indictment of <text:span text:style-name="T84">Günt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reformatted_20_Text"><text:tab/>В конце августа гетто Парчева стало первым полностью зачищенным на территории зоны безопасности батальона. Согласно сержанту Штайнмецу, чей третий взвод второй роты располагался там, евреев всё ещё продолжали находить, и заключали в местные тюрьмы. Гнейд отдал приказ расстрелять узников. «Этот приказ лейтенанта Гнейда явно распространялся и на все следующие дела...Мне дали задачу поддерживать мою территорию свободной от евреев».<text:note text:id="ftn357" text:note-class="endnote"><text:note-citation>357</text:note-citation><text:note-body><text:p text:style-name="P62">Heinrich S., HW 1573.</text:p></text:note-body></text:note> Лейтенант Дракер так же вспоминал о получении приказа из штаба батальона поздним августом: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reformatted_20_Text"><text:tab/>К октябрю же приказ стал реальностью.<text:note text:id="ftn358" text:note-class="endnote"><text:note-citation>358</text:note-citation><text:note-body><text:p text:style-name="P62">Kurt D., HW 1623.</text:p></text:note-body></text:note> Развешенные повсюду плакаты объявляли, что все евреи найденные вне гетто будут застрелены.<text:note text:id="ftn359" text:note-class="endnote"><text:note-citation>359</text:note-citation><text:note-body><text:p text:style-name="P62">Arthur S., HW 1164.</text:p></text:note-body></text:note> «Приказ на расстрел» стал частью стандартных инструкций для роты и выдавался регулярно, особенно перед отправкой патрулей.<text:note text:id="ftn360" text:note-class="endnote"><text:note-citation>360</text:note-citation><text:note-body><text:p text:style-name="P62">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Никто не мог иметь сомнений,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61" text:note-class="endnote"><text:note-citation>361</text:note-citation><text:note-body><text:p text:style-name="P62">Erwin G., HW 4400.</text:p></text:note-body></text:note> Выживших евреев отслеживали и отстреливали как животных, а члены Полицейского Резервного Батальона 101 неофициально окрестили эту фазу Финального Решения judenjagd - «охота на евреев».<text:note text:id="ftn362" text:note-class="endnote"><text:note-citation>362</text:note-citation><text:note-body><text:p text:style-name="P62">Paul H., HW 1653.</text:p></text:note-body></text:note></text:p>
      <text:p text:style-name="Preformatted_20_Text"><text:tab/>«Охота на евреев» принимала множество форм. Самыми выдающимися стали две чистки батальоном леса Парчева осенью 1942 и весной 1943. Последний совместно с отрядами армии. Не только евреи, но и партизаны и сбежавшие русские военнопленные являлись целью этих чисток, хотя судя по всему, евреи являлись главной целью первой чистки в октябре. Джордж Леффлер* вспоминал:</text:p>
      <text:p text:style-name="Preformatted_20_Text"/>
      <text:p text:style-name="Preformatted_20_Text"><text:tab/>«Нам сказали, что в лесу прячется множество евреев. Поэтому мы прочёсывали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text:soft-page-break/>прятались целые семьи...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приказали, предположительно Хоффман, закопать мёртвых евреев в недостроенном бункере.»<text:note text:id="ftn363" text:note-class="endnote"><text:note-citation>363</text:note-citation><text:note-body><text:p text:style-name="P62">Georg L., HW 1428-30.</text:p></text:note-body></text:note></text:p>
      <text:p text:style-name="Preformatted_20_Text"/>
      <text:p text:style-name="Preformatted_20_Text"><text:tab/>Другие отряды батальона так же вспоминали об обнаружении бункеров и убийстве евреев группами от двадцати до пятидесяти.<text:note text:id="ftn364" text:note-class="endnote"><text:note-citation>364</text:note-citation><text:note-body><text:p text:style-name="P62">Peter O., HW 1794; Otto H., HW 2227; <text:s/>Hans K., HW 2261.</text:p></text:note-body></text:note> Один полицейский оценил, что в октябре было убито где-то 500.<text:note text:id="ftn365" text:note-class="endnote"><text:note-citation>365</text:note-citation><text:note-body><text:p text:style-name="P62">Alfred S., HW 302.</text:p></text:note-body></text:note></text:p>
      <text:p text:style-name="Preformatted_20_Text"><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русских и евреев, оказавших вооружённое сопротивление. От ста до ста двадцати евреев и русских убито. Батальон понёс как минимум одну потерю, так как адъютант Траппа, лейтенант Хаген, был случайно убит своими людьми.<text:note text:id="ftn366" text:note-class="endnote"><text:note-citation>366</text:note-citation><text:note-body><text:p text:style-name="P62">Heinrich H., HW 975-76; Rudolf B., HW 408; Heinrich E., HW 2178; Hans K., HW 2261; Hans S., G 664.</text:p></text:note-body></text:note></text:p>
      <text:p text:style-name="Preformatted_20_Text"><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Gut Jablon] около Парчева, отряд взвода Штайнмеца погрузил тридцать евреев в грузовики, вывезла в лес и казнила привычным теперь выстрелом в шею. Немецкая администрация, которую не предупредили о предстоящей ликвидации, безуспешно подавала жалобы.<text:note text:id="ftn367" text:note-class="endnote"><text:note-citation>367</text:note-citation><text:note-body><text:p text:style-name="P62">Rudolf B., HW 403; Franz G., HW 1192.</text:p></text:note-body></text:note> Администратор Гут Паннвица[Gut Pannwitz] около Пулавы столкнулся с противоположной проблемой — слишком большим количеством рабочих евреев. Его поместье стало прибежищем для сбежавших, ищущих защиты и еды из гетто в леса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368" text:note-class="endnote"><text:note-citation>368</text:note-citation><text:note-body><text:p text:style-name="P62">Wilhelm K., HW 1774, 2379; Bruno G., HW 2033-34.</text:p></text:note-body></text:note> После госпитализации Хоффмана его преемник лейтенант Мессман сформировал летучие эскадрильи<text:note text:id="ftn369" text:note-class="endnote"><text:note-citation>369</text:note-citation><text:note-body><text:p text:style-name="Endnote"><text:span text:style-name="T85">Прим. переводчика - </text:span>эскадроны, 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Preformatted_20_Text"/>
      <text:p text:style-name="Preformatted_20_Text"><text:tab/>«В случаях, когда ферма и бараки евреев могли быть быстро достигнуты, я на большой скорости заезжал на ферму, а полиция мгновенно выскакивала и спешила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p>
      <text:p text:style-name="Preformatted_20_Text"/>
      <text:p text:style-name="Preformatted_20_Text"><text:tab/>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note text:id="ftn370" text:note-class="endnote"><text:note-citation>370</text:note-citation><text:note-body><text:p text:style-name="P62">Alfred S., HW 300-301.</text:p></text:note-body></text:note></text:p>
      <text:p text:style-name="Preformatted_20_Text"><text:tab/>Какая-то часть из них выжила прячась в городах, а не лесах, но и их выследили.<text:note text:id="ftn371" text:note-class="endnote"><text:note-citation>371</text:note-citation><text:note-body><text:p text:style-name="P63">Martin D., HW 1600l Erwin N., HW 3321-22.</text:p></text:note-body></text:note> Самым запоминающимся был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Только четверых захватили невредимыми. Их тоже «допросили» и тем же вечером застрелили.<text:note text:id="ftn372" text:note-class="endnote"><text:note-citation>372</text:note-citation><text:note-body><text:p text:style-name="P63">Friedrich Bm., HW 2101; Hans K., HW 2263-64.</text:p></text:note-body></text:note> Затем немецкая полиция отправилась на поиски владельца дома,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её застрелили на месте.<text:note text:id="ftn373" text:note-class="endnote"><text:note-citation>373</text:note-citation><text:note-body><text:p text:style-name="P63">Friedrich Bm., HW 2102.</text:p></text:note-body></text:note></text:p>
      <text:p text:style-name="Preformatted_20_Text"><text:tab/>Самой типичной формой «охоты на евреев» были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ев в лесах, которые в отчаянных попытках выжить крадут еду с ближайших полей, ферм и деревней. Получив донесение, командир местной полиции отправлял небольшой патруль для установки местоположения спрятавшихся евреев. Раз за разом подобный сценарий проигрывался лишь с небольшими отклонениями. Польские проводники вели полицейских прямо к убежищам, и те забрасывали гранаты в отверстия бункеров. Переживших атаку гранатами и выбегающих из бункеров евреев клали лицом вниз и <text:soft-page-break/>стреляли в шею. Тела обычно оставляли на захоронение местным деревенским полякам.<text:note text:id="ftn374" text:note-class="endnote"><text:note-citation>374</text:note-citation><text:note-body><text:p text:style-name="P63">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text:s/>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reformatted_20_Text"><text:tab/>Такие патрули проходили «слишком часто» для того, чтобы большинство полицейских вспомнило в скольких из них они принимали участие. «Для нас это был более менее хлеб насущный», сказал один.<text:note text:id="ftn375" text:note-class="endnote"><text:note-citation>375</text:note-citation><text:note-body><text:p text:style-name="P63">Erwin N., HW 1693.</text:p></text:note-body></text:note> Выражение «хлеб насущный» применительно к «охоте на евреев» употреблял и другой полицейский.<text:note text:id="ftn376" text:note-class="endnote"><text:note-citation>376</text:note-citation><text:note-body><text:p text:style-name="P63">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377" text:note-class="endnote"><text:note-citation>377</text:note-citation><text:note-body><text:p text:style-name="P63">Hans Kl., HW 3565.</text:p></text:note-body></text:note> Согласно как минимум одному полицейскому, патрули «охоты на евреев» были основной формой патрулей. «Подобные действия были нашей основной задачей, и в сравнении со столкновениями с настоящими партизанами, были намного многочисленнее».<text:note text:id="ftn378" text:note-class="endnote"><text:note-citation>378</text:note-citation><text:note-body><text:p text:style-name="P63">Wolfgang H., HW 3564.</text:p></text:note-body></text:note></text:p>
      <text:p text:style-name="Preformatted_20_Text"><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ях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reformatted_20_Text"><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text:p>
      <text:p text:style-name="Preformatted_20_Text">показывало, как батальон разделился на «крепких» и «слабых». Месяцы спустя Юзефува многие стали онемевшими, безразличными и в некоторых случаях охотными убийцами. Другие ограничивали своё участие в процессе убийства, избегали если могли это сделать без неудобства или последствий.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reformatted_20_Text"><text:tab/>Касаясь выработавших вкус к убийству, жена лейтенанта Бранда ярко помнила один вечер во время визита к своему мужу в Польшу:</text:p>
      <text:p text:style-name="Preformatted_20_Text"/>
      <text:p text:style-name="Preformatted_20_Text">«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379" text:note-class="endnote"><text:note-citation>379</text:note-citation><text:note-body><text:p text:style-name="P63">Lucia B., G 598.</text:p></text:note-body></text:note></text:p>
      <text:p text:style-name="Preformatted_20_Text"/>
      <text:p text:style-name="Preformatted_20_Text"><text:tab/>Возрастающую чёрствость можно наблюдать и в поведении полицейских после расстрелов. После Юзефува и ранних расстрелов, люди возвращались в казармы потрясёнными и озлобленными. Б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как особо грубым мне показалось, как один из них сказал, что сейчас мы едим «мозги забитых евреев».<text:note text:id="ftn380" text:note-class="endnote"><text:note-citation>380</text:note-citation><text:note-body><text:p text:style-name="P63">Ernst Hn., G 511.</text:p></text:note-body></text:note> Только сам свидетель нашёл эту «шутку» не такой уж и смешной.</text:p>
      <text:p text:style-name="Preformatted_20_Text"><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Я должен далее добавить, что часто было так много добровольцев, что некоторые получали отказ.»<text:note text:id="ftn381" text:note-class="endnote"><text:note-citation>381</text:note-citation><text:note-body><text:p text:style-name="P63">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Ольшими требованиями к численности, тоже было много добровольцев, но если не хватало, то назначали и других».<text:note text:id="ftn382" text:note-class="endnote"><text:note-citation>382</text:note-citation><text:note-body><text:p text:style-name="P63">Heinrich B., HW 3615.</text:p></text:note-body></text:note></text:p>
      <text:p text:style-name="Preformatted_20_Text"><text:tab/>Как и Бекемейер, Уолтер Циммерманн тоже делал различие между большими и малыми казнями. Касаясь последних он подмечал:</text:p>
      <text:p text:style-name="Preformatted_20_Text"/>
      <text:p text:style-name="Preformatted_20_Text"><text:soft-page-break/>«Не помню ни одного случая, что бы того,кто отказался продолжать,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383" text:note-class="endnote"><text:note-citation>383</text:note-citation><text:note-body><text:p text:style-name="P63">Walter Z., HW 2629.</text:p></text:note-body></text:note></text:p>
      <text:p text:style-name="Preformatted_20_Text"/>
      <text:p text:style-name="Preformatted_20_Text"><text:tab/>Те, кто не желал идти на «охоту на евреев» или вступать в расстрельные команды следовали трём моделям поведения. Они не делали 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выбирали просто из-за известной всем позиции. Отто Юлиус Шимке, первый человек вышедший вперёд в Юзефуве, часто назначался на выступления против партизан, но никогда на «охоту на евреев». «Нельзя исключать того», он сказал, «что из-за этого инцидента я был освобождён от других еврейских действий».<text:note text:id="ftn384" text:note-class="endnote"><text:note-citation>384</text:note-citation><text:note-body><text:p text:style-name="P63">Otto-Julius S., HW 4577-78.</text:p></text:note-body></text:note> Адольф Биттнер так же признавал, что его ранняя и открытая оппозиция действиям батальона против евреев освободила его от дальнейшего участия.</text:p>
      <text:p text:style-name="Preformatted_20_Text"/>
      <text:p text:style-name="Preformatted_20_Text">«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385" text:note-class="endnote"><text:note-citation>385</text:note-citation><text:note-body><text:p text:style-name="P63">Adolf B., HW 442-43.</text:p></text:note-body></text:note></text:p>
      <text:p text:style-name="Preformatted_20_Text"/>
      <text:p text:style-name="Preformatted_20_Text">Но Биттнер никогда не назначался в расстрельные команды.</text:p>
      <text:p text:style-name="Preformatted_20_Text"><text:tab/>Густав Майклсон, который, несмотря на издёвки товарищей, прятался среди грузовиков в Юзефуве, так же получил некоторый иммунитет благодаря своей репутации. Майклсон вспоминал о частых «охотах на евреев»: «Никто никогда не обращался ко мне по поводу этих операций. Для подобного офицеры брали с собой «мужчин», а в их глазах я не был «мужчиной». Другие товарищи, демонстрировавшие моё отношение и поведение так же избежали подобных операций.»<text:note text:id="ftn386" text:note-class="endnote"><text:note-citation>386</text:note-citation><text:note-body><text:p text:style-name="P63">Gustav M., G 169. Другой полицейский (Hero B., HW 890) так же объяснял то, что он был всего лишь один раз выбран для еврейского действия, своей репутацией как политически ненадёжного и сварливого.</text:p></text:note-body></text:note></text:p>
      <text:p text:style-name="Preformatted_20_Text"><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387" text:note-class="endnote"><text:note-citation>387</text:note-citation><text:note-body><text:p text:style-name="P63">Heinrich F., G 445-45.</text:p></text:note-body></text:note> Другие тоже пытались избежать расстрелов держась на заднем фоне.<text:note text:id="ftn388" text:note-class="endnote"><text:note-citation>388</text:note-citation><text:note-body><text:p text:style-name="P63">Hugo S., G 474.</text:p></text:note-body></text:note></text:p>
      <text:p text:style-name="Preformatted_20_Text"><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389" text:note-class="endnote"><text:note-citation>389</text:note-citation><text:note-body><text:p text:style-name="P63">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негативных последствий стоит винить Траппа. «По поводу старика, я думаю, у меня не было проблем».<text:note text:id="ftn390" text:note-class="endnote"><text:note-citation>390</text:note-citation><text:note-body><text:p text:style-name="P63">Arthur R., HW 1925.</text:p></text:note-body></text:note></text:p>
      <text:p text:style-name="Preformatted_20_Text"><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вспоминал: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391" text:note-class="endnote"><text:note-citation>391</text:note-citation><text:note-body><text:p text:style-name="P64">Martin D., HW 3213.</text:p></text:note-body></text:note> Связисты батальона так же утверждали, что когда работали одни, они игнорировали встреченных в сельской местности евреев.<text:note text:id="ftn392" text:note-class="endnote"><text:note-citation>392</text:note-citation><text:note-body><text:p text:style-name="P64">Henry J., G 415.</text:p></text:note-body></text:note> Стреляя не в шею, а с расстояния, один полицейский просто «стрелял в воздух».<text:note text:id="ftn393" text:note-class="endnote"><text:note-citation>393</text:note-citation><text:note-body><text:p text:style-name="P64">Friedrich P., G 248.</text:p></text:note-body></text:note></text:p>
      <text:p text:style-name="Preformatted_20_Text"><text:tab/>Как много сотен евреев — хотя скорее тысяч — расстрелял Полицейский Резервный Батальон 101 во время «охоты на евреев»? Рапортов о численности для <text:soft-page-break/>этого подразделения не сохранилось. Однако, мы можем понять насколько важным компонентов Финального Решения была «Охота на евреев» из сохранившихся рапортов трёх других подразделений, оперировавших в Польше.</text:p>
      <text:p text:style-name="Preformatted_20_Text"><text:tab/>С мая по октябрь 1943, сильно позже того, как большинство сбежавших из гетто и попытавшихся спрятаться евреев уже было найдено и застрелено, командир Полиции Порядка района Люблина — таким образом эти цифры будут включать в себя вклад Полицейского Резервного Батальона 101 — ежемесячно рапортовал своему начальству в Кракове о количестве убитых его людьми евреев. В этот шести месячный период, сильно после пика убийств в районе Люблина, общее число 1695 - в среднем 283 в месяц. Два месяца особенно выделились: август, когда произошла большая чистка леса, и октябрь, когда нашли сбежавших из лагеря смерти Собибор.<text:note text:id="ftn394" text:note-class="endnote"><text:note-citation>394</text:note-citation><text:note-body><text:p text:style-name="P64">YVA, 0-53/121 II w (May 1943); 0-53/122 X I (June 1943); 0-53/122 X II (July and August 1943); 0-53/123 Y I (September and October 1943).</text:p></text:note-body></text:note></text:p>
      <text:p text:style-name="Preformatted_20_Text"><text:tab/>Для демонстрации масштаба убийств на пике «охоты на евреев» подходят рапорты Варшавского взвода Жандармерии. Отряд лишь из восьмидесяти человек, ответственный за патрулирование близлежащих городов и местности вокруг города, руководился лейтенантом Либшером, печально известно энергичным и ярым сторонником Финального Решения. Его дневные рапорты с 26 марта по 21 сентября 1943 называют цифру в 1094 евреев убитых его отрядом,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рапорты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ого разъяснения.<text:note text:id="ftn395" text:note-class="endnote"><text:note-citation>395</text:note-citation><text:note-body><text:p text:style-name="P64">YVA, 053/115/2-170, 673-725. Так же смотри YVA, TR-10/970 (Staatsanwaltschaft Hamburg, 147 Js 8/75, indictment of Arpad Wigand):103-7.</text:p></text:note-body></text:note></text:p>
      <text:p text:style-name="Preformatted_20_Text"><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Rawa-Ruska] в соседнем районе Галиции к востоку от Люблина. Согласно шести еженедельным рапортам периода от 1 ноября до 12 декабря 1942, эта рота казнила 481 еврея, которые либо избежали депортации скрывшись или спрыгнув с поезда на пути в Белжец. В этот короткий период, таким образом, в роте на каждого полицейского приходилось по три убитых еврея. И это на территории, которая была очищена депортациями и держалась judenfrei «охотой на евреев».<text:note text:id="ftn396" text:note-class="endnote"><text:note-citation>396</text:note-citation><text:note-body><text:p text:style-name="P64">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reformatted_20_Text"><text:tab/>Хоть «охота на евреев» не получила много внимания, она была важной и статистически значимой фазой Фина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быть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была коротким эпизодом. Она была упорной, безжалостной, продолжительной кампанией, в которой «О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намерения убивать каждого найденного еврея.</text:p>
      <text:p text:style-name="Preformatted_20_Text"/>
      <text:p text:style-name="Preformatted_20_Text">Глава 15 Последние бойни: «Фестиваль Урожая»</text:p>
      <text:p text:style-name="Preformatted_20_Text"/>
      <text:p text:style-name="Preformatted_20_Text"><text:tab/>28 октября Старший Глава Полиции и СС Генерал-губернаторства Вильгельм Крюгер постановил, что в Люблине останутся восемь еврейских гетто.<text:note text:id="ftn397" text:note-class="endnote"><text:note-citation>397</text:note-citation><text:note-body><text:p text:style-name="P65">Постановление Крюгера от 28 октября 1942, Faschismus-Ghetto-Massenmord (Берлин, 1960), 324-44.</text:p></text:note-body></text:note> Четыре из них находились в зоне безопасности Полицейского Резервного Батальона 101: Лукув, Мендзыжец, Парчев и Коньсковоля. На деле же после осенних депортаций лишь первые две остались еврейскими гетто. Помимо них в районе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Л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note text:id="ftn398" text:note-class="endnote"><text:note-citation>398</text:note-citation><text:note-body><text:p text:style-name="P65">Karl E., HW 896.</text:p></text:note-body></text:note>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p>
      <text:p text:style-name="Preformatted_20_Text"><text:tab/>Депортации из округа Радзиня на время действительно остановились, но в гетто Лукува и Мендзыжеца жизнь от этого не перестала быть опасной. В декабре в <text:soft-page-break/>Лукуве администратором СС гетто Джозефом Бургером для уменьшения популяции гетто был отдан приказ об убийстве от 500 до 600 евреев.<text:note text:id="ftn399" text:note-class="endnote"><text:note-citation>399</text:note-citation><text:note-body><text:p text:style-name="P65">Jakob A., HW 1064.</text:p></text:note-body></text:note> Избежавших депортаций осенью 500 работников щёточной фабрике Мендзыжеца отправили в рабочий лагерь Травники 30 декабря 1942.<text:note text:id="ftn400" text:note-class="endnote"><text:note-citation>400</text:note-citation><text:note-body><text:p text:style-name="P65">Выдержки из воспоминаний Feiga Cytryn и J. Stein в ZStL., 8 AR-Z 236/60 (отсюда и далее Дело <text:span text:style-name="T86">отделения</text:span> <text:span text:style-name="T86">Радзиня[KdS Radzyń case]</text:span>), 1:6-7.</text:p></text:note-body></text:note> Следующей ночью, около 11 вечера в канун нового года,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01" text:note-class="endnote"><text:note-citation>401</text:note-citation><text:note-body><text:p text:style-name="P66">Показания Lea Charuzi, Дело отделения Радзиня, том разнообразных показаний, 30.</text:p></text:note-body></text:note></text:p>
      <text:p text:style-name="Preformatted_20_Text"><text:tab/>Спустя четыре месяца относительного спокойствия наступил конец. Ночью первого 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операции от 700 до 1000, хотя один указывал, что было около 3000.<text:note text:id="ftn402" text:note-class="endnote"><text:note-citation>402</text:note-citation><text:note-body><text:p text:style-name="P66">Johannes R., HW 1811; Karl M., HW 2660; Wilhelm K., G 106-8.</text:p></text:note-body></text:note> Еврейский свидетель оценивал количество в 4000 или 5000.<text:note text:id="ftn403" text:note-class="endnote"><text:note-citation>403</text:note-citation><text:note-body><text:p text:style-name="P66">Показания Rywka Katz, Дело отделения Радзиня, том разнообразных показаний, 18.</text:p></text:note-body></text:note> И снова евреев тщательно обыскали в бараке для раздевания Гнейда, после чего загнали в вагоны так тесно, что едва смогли закрыть двери. Часть отправили в рабочий лагерь Майданек в Люблине, но большинство в газовые камеры Треблинки для завершения так называемой пятой операции в Мендзыжеце.<text:note text:id="ftn404" text:note-class="endnote"><text:note-citation>404</text:note-citation><text:note-body><text:p text:style-name="P66">За дальнейшими немецкими <text:span text:style-name="T87">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 Отсюда и далее обвинение Травников):104.</text:span></text:p></text:note-body></text:note> «Шестая операция» случилась 26 мая, когда в лагерь Майданек послали ещё 1000 евреев.<text:note text:id="ftn405" text:note-class="endnote"><text:note-citation>405</text:note-citation><text:note-body><text:p text:style-name="P67">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 Полиция Безопасности в финальном акте застрелила 170,</text:p>
      <text:p text:style-name="Preformatted_20_Text">после чего Мендзыжец объявили judenfrei. 2 мая, одновременно с возобновлением депортаций в Мендзыжеце второй роты Гнейда, отряды СС Люблина вместе с вспомогательными украинскими Травниками ликвидировали гетто Лукува, депортировав от 3000 до 4000 евреев в Треблинку.<text:note text:id="ftn406" text:note-class="endnote"><text:note-citation>406</text:note-citation><text:note-body><text:p text:style-name="P67">Обвинение Травников, 104; Jakob A., HW 1063.</text:p></text:note-body></text:note></text:p>
      <text:p text:style-name="Preformatted_20_Text"><text:tab/>Постепенно людей пришедших в Польшу в июне 1942 вместе с Полицейским Резервным Батальоном 101 переназначали на новые задачи. Зимой 1942-1943, старшие люди — рождённые до 1898 — отправились обратно в Германию.<text:note text:id="ftn407" text:note-class="endnote"><text:note-citation>407</text:note-citation><text:note-body><text:p text:style-name="P67">Памятка от 21 мая 1963,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Zamość] в южной части района, где им предстояло принять участие в изгнании поляков из деревень</text:p>
      <text:p text:style-name="Preformatted_20_Text">по плану Гиммлера и Глобочника по заселению внутренней Польши чистокровными немцами.<text:note text:id="ftn408" text:note-class="endnote"><text:note-citation>408</text:note-citation><text:note-body><text:p text:style-name="P67">Herbert R., HW 2112; Karl G., HW 2201; Ernst Hr., HW 2715.</text:p></text:note-body></text:note> В начале 1943 группа молодых унтер-офицером батальона перешла под управление Войск СС(Waffen-SS) и отправилась проходить специализированную тренировку.<text:note text:id="ftn409" text:note-class="endnote"><text:note-citation>409</text:note-citation><text:note-body><text:p text:style-name="P67">Georg L., HW 1430; Erwin G., HW 1644; Friedrich B., HW 3143. BDC, файлы Friedrich B., Hermann F., Erwin G., Ernst Hr., Erwin N., Ernst R., Walter Z.</text:p></text:note-body></text:note> Какое-то время спустя лейтенанта Гнейда перевели в Люблин для формирования роты специальной охраны. В качестве заместителя он взял сержанта Штайнмеца.<text:note text:id="ftn410" text:note-class="endnote"><text:note-citation>410</text:note-citation><text:note-body><text:p text:style-name="P68">Heinrich H., HW 973; Brunno D., HW 1880.</text:p></text:note-body></text:note> Однако Гнейд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Jadzüge). И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11" text:note-class="endnote"><text:note-citation>411</text:note-citation><text:note-body><text:p text:style-name="P68">Rudolf B., HW 409.</text:p></text:note-body></text:note>, но по большей части, Полицейский Резервный Батальон остался в неполном составе.</text:p>
      <text:p text:style-name="Preformatted_20_Text"><text:tab/>Из-за большого количества переназначений и переводов, в батальоне к ноябрю 1943 осталась лишь часть полицейских, присутствовавших при первой резне в Юзефуве. Тогда, в ноябре 1943, участие батальона в Финальном Решении достигло своего пика в великой резне “фестиваля жатвы”(Erntefest) – самой большой немецкой операции против евреев во всей войне. С числом жертв в 42000 человека в районе Люблина, Erntefest превзошёл даже печально известную резню в Бабий Яре[Babi Yar], где под Киевом вырезали более чем 33000 евреев. Её превзошла только устроенная румынами бойня в Одессе в октябре 1941, когда было убито более 50000 евреев.</text:p>
      <text:p text:style-name="Preformatted_20_Text"><text:tab/>Erntefest был кульминацией крестового похода Гиммлера против польских евреев. Пока кампания по убийству набирала обороты в 1942, Гиммлера засыпали жалобами руководство промышленного и военного комплексов о заборе жизненно необходимых для войны рабочих евреев. В ответ на жалобы, в которых он не видел ничего кроме отговорок, он согласился пощадить некоторых рабочих евреев с условием, что они будут расположены в лагерях и гетто под контролем СС. Это позволило Гиммлеру парировать практичный аргумент о необходимостях для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Как Гиммлер сказал; “Там евреи тоже должны в один день исчезнуть в соответствии с пожеланием Фюрера”.<text:note text:id="ftn412" text:note-class="endnote"><text:note-citation>412</text:note-citation><text:note-body><text:p text:style-name="P68">Уведомление[Aktenvermerk - памятка <text:s/>для внутренней бюрократии. По современному — методичка пропагандистов] Гиммлера от 2 октября 1942, обвинение Хоффман/Волауф.</text:p></text:note-body></text:note></text:p>
      <text:p text:style-name="Preformatted_20_Text"><text:tab/>В районе Люблина рабочим гетто Мендзыжеца, Лукува, Пяски, Избицы и Влодавы позволили просуществовать зиму 1942-43. Последние три гетто ликвидировали в <text:soft-page-break/>марте и апреле 1943. Как мы уже видели, в мае гетто Мендзыжеца и Лукува повторили их судьбу.<text:note text:id="ftn413" text:note-class="endnote"><text:note-citation>413</text:note-citation><text:note-body><text:p text:style-name="P68">Обвинение Травников, 104-6.</text:p></text:note-body></text:note> К тому времени единственными сохранившими свои жизни с согласия немцев района Люблина были 45000 рабочих евреев в империи трудовых лагерей Одило Глобочника. В них включались пережившие гетто Люблина, а так же рабочие посланные из ликвидированных гетто Варшавы и Белостока.</text:p>
      <text:p text:style-name="Preformatted_20_Text"><text:tab/>К осени 1943, Гиммлеру стали очевидны две вещи. Во-первых, для завершения его миссии рабочие евреи в лагерях должны быть убиты. В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 польские евреи цеплялись за вполне понятное, но 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Эти стратегия и надежда лежали в основе еврейской 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я. Отчаяние евреев было слишком велико. Заключённых трудовых лагерей района Люблина, следовательно, нужно было застать врасплох и и убить за одну массивную операцию. Так зародился Erntefest – “фестиваль жатвы”.<text:note text:id="ftn414" text:note-class="endnote"><text:note-citation>414</text:note-citation><text:note-body><text:p text:style-name="P68">Об Erntefest’е смотри Helge Grabitz и Wolfgang Scheffler, <text:span text:style-name="T21">Letzte Spuren: Ghetto Warschau — SS-Arbeitslager Trawniki — Aktion Erntefest</text:span> (Берлин, 1988), 262-72, 328-34; Josef Marszalek, <text:span text:style-name="T21">Majdanek: The Concentration Camp in Lublin</text:span> (Варшава, 1986), 130-34; ZStL, 208 AR-Z 258/59 (Staatsanwaltschaft Wiesbaden, 8 Js 1145/60, обвинение Лотару Хоффману и Герману <text:span text:style-name="T88">У</text:span>ортоф<text:span text:style-name="T88">ф</text:span>у, <text:span text:style-name="T88">Дело отделения Люблина(KdS):316-31, 617-35, 645-51; Обвинение Травников, 159-97; YVA, TR-10/1172 (Landgericht Düsseldorf, приговор Хачману и другим; отсюда и далее приговор Майданека);456-87.</text:span></text:p></text:note-body></text:note></text:p>
      <text:p text:style-name="Preformatted_20_Text"><text:tab/>Массовое убийство в таких масштабов требовало планировки и подготовки. Преемник Глобочника в качестве Главы СС и Полиции(SSPF) Якоб Шпорренберг отправился в Краков на совещание со своим начальником – Вильгельмом Крюгером. Он вернулся со специальной папкой и приступил к раздаче инструкций.<text:note text:id="ftn415" text:note-class="endnote"><text:note-citation>415</text:note-citation><text:note-body><text:p text:style-name="P69">Werner W., (контакт KdO в SSPF Люблина), HW 600-601.</text:p></text:note-body></text:note> Поздним октябрём еврейских заключённых отправили копать траншеи недалеко от территорий лагерей Майданек, Травники и Понятова[Poniatowa]. Хоть траншеи и были глубиной три метра и шириной полтора, тот факт, что их копали зигзагом давало веру в то, что их копали в качестве защиты от воздушных нападений.<text:note text:id="ftn416" text:note-class="endnote"><text:note-citation>416</text:note-citation><text:note-body><text:p text:style-name="P69">Приговор Майданека, 459; Marszalek, 130; Grabitz and Scheffler, 328-29.</text:p></text:note-body></text:note> Началась мобилизация отрядов СС и Полиции по всему Генерал-губернаторству. Вечером второго ноября, Шпорренберг встретился с командующими различных сил, включая отрядов Армии СС из районов Кракова и Варшавы, Полицейского Полка 22 из Кракова, Полицейского Полка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Шпорренберг раздал инструкции из привезённой из Кракова специальной папки.<text:note text:id="ftn417" text:note-class="endnote"><text:note-citation>417</text:note-citation><text:note-body><text:p text:style-name="P69">Приговор Майданека, 459; Werner W., HW 601-2.</text:p></text:note-body></text:note> Следующим же утром началась массивная операция по убийству.</text:p>
      <text:p text:style-name="Preformatted_20_Text"><text:tab/>Члены Полицейского Резервного Батальона 101 участвовали буквально в каждой фазе резни Erntefest в Люблине. Они прибыли в столицу района 2 ноября(так что Трапп предположительно посетил конференцию Шпорренберга) и ночью заселились в бараки. Ранним утром третьего ноября они 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18" text:note-class="endnote"><text:note-citation>418</text:note-citation><text:note-body><text:p text:style-name="P70">Helmuth H., HW 2206.</text:p></text:note-body></text:note> Самый большой контингент Полицейского Резервного Батальона 101 занял позиции каждые пять метров по обе стороны угловой улицы, что вела с главной магистрали мимо дома коменданта ко входу во внутренний лагерь. Там они смотрели, как из разных лагерей Люблина вели бесконечный поток евреев.<text:note text:id="ftn419" text:note-class="endnote"><text:note-citation>419</text:note-citation><text:note-body><text:p text:style-name="P70">Rudolf B., HW 409-10; Herbert F., HW 1392; Martin D., HW 1610.</text:p></text:note-body></text:note> Охранники женщины на велосипедах эскортировали от 5000 до 6000 заключённых женщин из “старого лагеря в аэропорту”, где те занимались сортировкой складов вещей из лагерей смерти. В течении дня по этой дороге прошли ещё 8000 мужчин. Вместе с уже находившимися внутри от 3500 до 4500 евреями, пул жертв составлял от 16500 до 18000.<text:note text:id="ftn420" text:note-class="endnote"><text:note-citation>420</text:note-citation><text:note-body><text:p text:style-name="P71">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двух громкоговорителей грузовиков раздавалась музыка. Несмотря на эту попытку приглушить шум, был хорошо слышан звук выстрелов.<text:note text:id="ftn421" text:note-class="endnote"><text:note-citation>421</text:note-citation><text:note-body><text:p text:style-name="P71">Rudolf B., HW 410; Herbert F., HW 1392; Martin D., HW 1610; Paul H., HW 1655; Bruno R., HW 1856; Bruno P., HW 1928; Otto H., HW 2229; Wilhelm Kl., G 109.</text:p></text:note-body></text:note></text:p>
      <text:p text:style-name="Preformatted_20_Text"><text:tab/>Евреев заводили в последний ряд бараков, где их раздевали.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 же охранялся людьми Полицейского Резервного Батальона 101.<text:note text:id="ftn422" text:note-class="endnote"><text:note-citation>422</text:note-citation><text:note-body><text:p text:style-name="P71">Fritz B., HW 804-5; Otto H., HW 2228-29.</text:p></text:note-body></text:note></text:p>
      <text:p text:style-name="Preformatted_20_Text"><text:tab/>Будучи расположенным всего в десяти метрах от могилы, Генрих Бохольт* стал свидетелем процедуры убийства:</text:p>
      <text:p text:style-name="Preformatted_20_Text"/>
      <text:p text:style-name="Preformatted_20_Text">“С моей позиции я мог видеть как евреев голыми гнали из бараков члены нашего батальона...стрелки расстрельных команд, сидевшие прямо передо мной на краю <text:soft-page-break/>могилы, были членами Службы Безопасности...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стрелков. Сегодня я уже не могу предоставить детали о численности 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23" text:note-class="endnote"><text:note-citation>423</text:note-citation><text:note-body><text:p text:style-name="P71">Heinrich Bl., HW 467-68.</text:p></text:note-body></text:note></text:p>
      <text:p text:style-name="Preformatted_20_Text"/>
      <text:p text:style-name="Preformatted_20_Text"><text:tab/>С дистанции за убийствами наблюдал Глава СС и Полиции Шпорренберг, который кружил над лагерем в самолёте физелере Шторх. С крыш смотрели поляки.<text:note text:id="ftn424" text:note-class="endnote"><text:note-citation>424</text:note-citation><text:note-body><text:p text:style-name="P71">ZStL, 208 AR-Z 268/59 (Staatsanwaltschaft Wiesbaden, 8 Js 1145/60, Обвинение Лотару <text:s/>Хоффману и Герману Уортоффу, Дело отделения Люблина(KdS):633-35.</text:p></text:note-body></text:note></text:p>
      <text:p text:style-name="Preformatted_20_Text"/>
      <text:p text:style-name="Preformatted_20_Text"><text:tab/>Тем же днём, тем же способом другие немецкие подразделения вырезали еврейских пленников в трудовом лагере Травники в сорока километрах к востоку от Люблина(оценка варьируется от 6000 до 10000 жертв) и в других малых лагерях. Ещё живыми оставались 14000 евреев Понятовы, в пятидесяти километрах к западу от Люблина, и 3000 в лагерях Будзынь[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Большой лагерь в Понятова не ликвидировали третьего ноября лишь потому, что не хватило рабочей силы. Однако лагерь опечатали, а телефонные линии обрезали, так что события в Майданеке и Травники не смогли послужить предупреждением операции 4 ноября. Здесь всё тоже должно было стать полной неожиданностью.</text:p>
      <text:p text:style-name="Preformatted_20_Text"><text:tab/>В воспоминаниях многих членов Полицейского Батальона 191, две бойни в двух лагерях смешались в одну операцию, растянувшуюся 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25" text:note-class="endnote"><text:note-citation>425</text:note-citation><text:note-body><text:p text:style-name="P72">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reformatted_20_Text"><text:tab/>На этот раз батальон не разделялся. Люди распределись либо между бараками для раздевания и линией зигзага из могил, либо там же участвовали в расстрелах.<text:note text:id="ftn426" text:note-class="endnote"><text:note-citation>426</text:note-citation><text:note-body><text:p text:style-name="P72">Alfred L., HW 1354; Johanness L., HW 1444; Bruno R., HW 1856; Bruno P., HW 1928.</text:p></text:note-body></text:note> Они формировали кордон, через который 14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был Мартин Детмольд:</text:p>
      <text:p text:style-name="Preformatted_20_Text"/>
      <text:p text:style-name="Preformatted_20_Text">“Я и моя группа держали охрану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заставляли раздеться в последнем бараке и отдавать всё имеющееся, после чего их вели через наш кордон и по наклонному спуску в траншеи. Люди Службы Безопасности стояли на краях траншей и гнали евреев вперёд на точки казней, где другие члены Службы Безопасности с пистолетами-пулемётами стреляли с краёв траншей.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пулемётов. Люди Службы Безопасности заботились о том, что бы евреев расстреливали определенным образом, при котором гора трупов всегда была с наклоном, так что новые жертвы могли ложиться на неё и образовывать гору высотой до трёх метров.</text:p>
      <text:p text:style-name="Preformatted_20_Text"><text:tab/>...Всё это дело было самой отвратительной вещью, что я видел в своей жизни, потому что я мог видеть, как часто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27" text:note-class="endnote"><text:note-citation>427</text:note-citation><text:note-body><text:p text:style-name="P72">Martin D., HW 1611-13.</text:p></text:note-body></text:note></text:p>
      <text:p text:style-name="Preformatted_20_Text"/>
      <text:p text:style-name="Preformatted_20_Text"><text:tab/>Другие полицейские уже давно были приученные к массовым убийствам евреев, мало кто так 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ейда, оставшейся в Люблине после убийств, вспоминал: “Люблин целыми днями ужасно вонял. Стоял типичный запах горелой плоти. Любой может представить как много евреев сожгли в лагере <text:soft-page-break/>Майданека.”<text:note text:id="ftn428" text:note-class="endnote"><text:note-citation>428</text:note-citation><text:note-body><text:p text:style-name="P72">Wilhelm Gb., HW 2155.</text:p></text:note-body></text:note></text:p>
      <text:p text:style-name="Preformatted_20_Text"><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Та располагалась всего в тридцати пяти километрах к югу от Пулавы, члены роты иногда посещали её раньше, а теперь некоторых назначили там охранять рабочих евреев, пока те выполняли отвратительную работу по эксгумации и сожжению тел. Полицейские в деталях наблюдали, как трупы вытаскивали из траншей с помощью лошадей, тащили к месту сожжения, клали на решётку из железных рельс и сжигали. Всю местность накрыла “животная вонь”.<text:note text:id="ftn429" text:note-class="endnote"><text:note-citation>429</text:note-citation><text:note-body><text:p text:style-name="P72">Karl E., HW 900.</text:p></text:note-body></text:note> Грузовик с полицейскими однажды сделал остановку в лагере как раз когда проходило сожжение. “Некоторым товарищам стало плохо от запаха и вида полуразложившихся тел, так что их тошнило в грузовике”.<text:note text:id="ftn430" text:note-class="endnote"><text:note-citation>430</text:note-citation><text:note-body><text:p text:style-name="P72">Johannes L., HW 1445; Eduard D., HW 433-34.</text:p></text:note-body></text:note> Когда новый командир третьей роты капитан Хаслах* получил доклады вернувшихся, он посчитал их “невероятными” и сказал первому сержанту Карлсену “Давай, пойдём туда и сами посмотрим”. К их прибытию работа уже была завершена, но любезные офицеры СС показали им могилы и “гриль” из железных рельс где-то четыре на восемь метров.<text:note text:id="ftn431" text:note-class="endnote"><text:note-citation>431</text:note-citation><text:note-body><text:p text:style-name="P72">Wilhelm K., HW 1777-78.</text:p></text:note-body></text:note></text:p>
      <text:p text:style-name="Preformatted_20_Text"><text:tab/>По результатам бойни “фестиваля жатвы”, район Люблина с чисто практической точки зрения стал judenfrei. Кровавое участие Полицейского Резервного Батальона 101 в Финальном Решении подошло к концу. По консервативным оценкам, 6500 евреев застрелено во время ранних операций в Юзефуве и Ломазы, 1000 во время “охоты на евреев”, минимум 30500 в Майданеке и Понятове. Члены батальона лично участвовали в расстреле как минимум 38000 евреев. С депортациями в начале мая 1943 в лагерь смерти 3000 евреев из Мендзыжеца, количество человек, которых батальон погрузил на поезда в Треблинку выросло до 45000. Для батальона с составом менее чем в 500 полицейских, окончательный подсчёт смертей приводит минимальную цифру в 83000 человек.</text:p>
      <text:p text:style-name="Preformatted_20_Text"/>
      <text:p text:style-name="Preformatted_20_Text">Глава 16. Последствия.</text:p>
      <text:p text:style-name="Preformatted_20_Text"/>
      <text:p text:style-name="Preformatted_20_Text"><text:tab/>С завершением содействию Финальному Решению и разворотом хода войны для Германии, члены Полицейского Резервного Батальона 101 все чаще находили себя на операциях против вооружённых партизан и вражеских солдат. Весной 1943 батальон испытал редкую потерю, когда первый лейтенант Хайген был случайно убит огнём своих же полицейских. В последний год войны потери заметно выросли. Лейтенанты Гнейд, Хоппнер и Питерс пали в бою, лейтенант Дракер вернулся в Германию раненым.<text:note text:id="ftn432" text:note-class="endnote"><text:note-citation>432</text:note-citation><text:note-body><text:p text:style-name="P72">Вольфганг Хоффман, HW 768; Kurt D., HW 1224.</text:p></text:note-body></text:note> В начале 1944 в Германию вернулся и майор Трапп.<text:note text:id="ftn433" text:note-class="endnote"><text:note-citation>433</text:note-citation><text:note-body><text:p text:style-name="P72">Heinrich Bl., HW 469.</text:p></text:note-body></text:note> Небольшое количество было захвачено в план наступающей русской армией, но большинство смогло вернуться в Германию на фоне коллапса Третьего Рейх в своём поражении.</text:p>
      <text:p text:style-name="Preformatted_20_Text"><text:tab/>Многие возобновили свою довоенную деятельность.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174 умудрились использовать свою службу в резерве и сделали себе карьеры полицейских после войны. Не удивительно, но допросы содержат мало информации о том, насколько просто для этих двадцать шесть человек было продолжить служить в полиции. Только двое резервистов состояли в партии, в отличии от девятерых унтер-офицеров. Трое из них так же состояли в СС. Хоффман и Волауф, конечно же, состояли и в партии, и в СС. Хоффман упоминал краткий период интернирования британцами из-за своего членства в СС. Хоть он и был допрошен властями Польши, его отпустили и он незамедлительно вернулся в полицию Гамбурга.<text:note text:id="ftn434" text:note-class="endnote"><text:note-citation>434</text:note-citation><text:note-body><text:p text:style-name="P72">Вольфганг Хоффман, HW 790, 2922-24.</text:p></text:note-body></text:note></text:p>
      <text:p text:style-name="Preformatted_20_Text"><text:tab/>Иронично, но после войны из-за своей службы в Полицейском Резервном Батальоне 101 столкнулись с самыми большими трудностями не хардкорные офицеры СС, но майор Трапп и лейтенант Бухман. Одного полицейского из расстрельной команды Тальчина сдала своя бывшая жена. Под допросом, он назвал своего командира Батальона, его командира роты Бухмана, и первого сержанта Каммера. Всех их экстрадировали в Польшу в октябре 1947. 6 июля 1948 они предстали перед однодневным судом в городе Седльце[Siedlce]. Суд концентрировался 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Бухмана приговорили к восьми годам тюрьмы, Каммера к трём.<text:note text:id="ftn435" text:note-class="endnote"><text:note-citation>435</text:note-citation><text:note-body><text:p text:style-name="P72">Heinz B., HW 649, 825; Arthur K., HW 61.</text:p></text:note-body></text:note></text:p>
      <text:p text:style-name="Preformatted_20_Text"><text:tab/>Полицейский Резервный Батальон 101 не был объектом дальнейшего судебного расследования до 1960ых. В 1958 для инициации и координации судебного преследования нацистских преступлений сформировали Центральное Управления <text:soft-page-break/>Государственной Юстиции (Zentrale Stelle der Landesjustizverwaltung) в городе Людвигсбург к северу от Штутгарта. Кадры Zentrale Stelle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юрисдикцию в Государственную Прокуратуру того федерального штата, в котором жили главные подозреваемые. Именно расследуя ворох преступлений в районе Люблина, следователи Людвигсбурга натолкнулись на нескольких свидетелей из Полицейского Резервного Батальона 101. в 1962 дело передали полиции и судебной власти Гамбурга, где жила большая часть выживших членов батальона.</text:p>
      <text:p text:style-name="Preformatted_20_Text"><text:tab/>С конца 1962 по начало 1967 допросили 210 членов батальона, многих неоднократно. Четырнадцати предъявили обвинения: Капитанам Хоффману и Волауфу, лейтенанту Дракеру, сержантам Штайнмецу, Бентхейму, Бекемейеру и Грунду, капралам Графману* и Мелеру*, а так же пяти полицейским запаса. Суд начался в октябре 1967, вердикт вынесен в апреле. Хоффман, Волауф и Дракер получили восемь лет тюрьмы. Бентхейм шесть, Бекемейер пять. Графмана и пятерых полицейских признали виновными, но по решению судьи(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ex post facto law - обратной силы закона) – им сроков не дали. Грунд, Штайнмец и Мелер не были включены в вердикт, так как их дела отделились от этого из-за их ухудшающегося здоровья. Затянувшийся процесс обжалований наконец завершился в 1972. Приговор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первых трёх подсудимых.</text:p>
      <text:p text:style-name="Preformatted_20_Text"><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полицейских батальонов не привело даже к обвинениям. В тех же случаях, когда доходило до суда, лишь горстка привела к обвинительным заключениям.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reformatted_20_Text"><text:tab/>Допросы 210 людей Полицейского Резервного Батальона 101 остаются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p text:style-name="Preformatted_20_Text">Глава 17. Немцы, Поляки, Евреи.</text:p>
      <text:p text:style-name="Preformatted_20_Text"/>
      <text:p text:style-name="Preformatted_20_Text"><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самообличение и обвинения товарищей, тяжело давили на свидетелей. Так 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 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reformatted_20_Text"><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text:soft-page-break/>частота и размах анти еврейской деятельности батальона с помощью предполагаемых партизан и бандитов, которые были главными врагами полиции, а не евреи.</text:p>
      <text:p text:style-name="Preformatted_20_Text"><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36" text:note-class="endnote"><text:note-citation>436</text:note-citation><text:note-body><text:p text:style-name="P72">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37" text:note-class="endnote"><text:note-citation>437</text:note-citation><text:note-body><text:p text:style-name="P72">Heinz B., HW 826.</text:p></text:note-body></text:note></text:p>
      <text:p text:style-name="Preformatted_20_Text"><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где полицейские жестоко выгоняли и отвратительно развлекались, приставая к местному населению. К немецкому отношению к полякам в 1942 он был ещё более критичен:</text:p>
      <text:p text:style-name="Preformatted_20_Text"/>
      <text:p text:style-name="Preformatted_20_Text">“В то время даже доноса или комментария от завистливого соседа было достаточно для расстрела поляка вместе со всей семьёй всего лишь на основании подозрения о владении оружием или укрывания евреев или бандитов. Насколько я знаю, по таким обвинениям поляков никогда не арестовывали и не передавали соответствующим полицейским властям. Из моих наблюдений и из историй моих товарищей, я помню, что когда подобные подозрения находились, поляков всегда расстреливали на месте”.<text:note text:id="ftn438" text:note-class="endnote"><text:note-citation>438</text:note-citation><text:note-body><text:p text:style-name="P72">Bruno P., HW 1919.</text:p></text:note-body></text:note></text:p>
      <text:p text:style-name="Preformatted_20_Text"/>
      <text:p text:style-name="Preformatted_20_Text"><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говорила она - даже к немецким гражданам – не говоря даже о полицейских в форме – для поляков относиться как к “расе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лишь пригрозив позвать полицию. Когда майор Трапп прознал об инциденте, он разозлился. Польская женщина должна была быть застрелена на общественном рынке, он заявил. Согласно Фрау Бранд, этот инцидент показателен в отношениях немцев к полякам.<text:note text:id="ftn439" text:note-class="endnote"><text:note-citation>439</text:note-citation><text:note-body><text:p text:style-name="P72">Lucia B., G 591.</text:p></text:note-body></text:note></text:p>
      <text:p text:style-name="Preformatted_20_Text"><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40" text:note-class="endnote"><text:note-citation>440</text:note-citation><text:note-body><text:p text:style-name="P72">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41" text:note-class="endnote"><text:note-citation>441</text:note-citation><text:note-body><text:p text:style-name="P72">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reformatted_20_Text"><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 в Тальчине, батальон ещё задумывался о реакции местных жителей на показательную казнь поляков. После убийства семидесяти восьми “расходных” поляков, Трапп выполнил свою квоту убив вместо поляков евреев. Бруно Пробст вспоминал об уже другом превалирующем отношении к январю 1943. Пока Хоппнер и его второй взвод третьей роты собирался в кино в Ополе, они получили донесение, что немецкого полицейского застрелил польский нападающий. Хоппнер повёл своих людей на карательную операцию в деревню Нездов[Niezdów], только чтобы узнать, что большинство старших жителей уже убежало. Хоть к тому моменту и стало известно, что полицейского не убили, а ранили, Хоппнер всё же приказал убить всех имеющихся(от двенадцати до пятнадцати) польских стариков – по большей части женщин, а деревню сжечь. После чего люди вернулись и пошли в кино в Ополе.<text:note text:id="ftn442" text:note-class="endnote"><text:note-citation>442</text:note-citation><text:note-body><text:p text:style-name="P72">Bruno P., HW 1925-26.</text:p></text:note-body></text:note></text:p>
      <text:p text:style-name="Preformatted_20_Text"><text:tab/>Показания отличаются схожими опущениями касательно 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reformatted_20_Text"><text:soft-page-break/><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Признать открыто политическую или идеологическую сторону в основе своего поведения, значило признать, что морально перевёрнутый взгляд на мир национал-социализма, стоящего так далеко от политической культуры и принятых норм 1960ых, имел полный смысл для них в то время. Признать, что они политические и моральные евнухи, которые просто подчиняются существующему режиму. Такая была правда, которую лишь некоторые были способны принять.</text:p>
      <text:p text:style-name="Preformatted_20_Text"><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text:note text:id="ftn443" text:note-class="endnote"><text:note-citation>443</text:note-citation><text:note-body><text:p text:style-name="P72">Вольфганг Хоффман, HW 2921.</text:p></text:note-body></text:note> Значительно менее бесчестно, но все ещё уклончиво, было объяснение лейтенанта Дракера – единственного подсудимого, который действительно пытался разрешить конфликт со своим прошлым отношением: </text:p>
      <text:p text:style-name="Preformatted_20_Text"/>
      <text:p text:style-name="Preformatted_20_Text">“Я получал национал-социалистическую идеологическую тренировку только в рамках подготовки в штурмовые отряды(Sturmabteilung, SA), какое-то влияние оказала и пропаганда того времени. В то время было желательно, чтобы лидер взвода состоял в партии, поэтому, будучи лидером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 в любом случае, таково моё впечатление, что у меня было такое отношение“.<text:note text:id="ftn444" text:note-class="endnote"><text:note-citation>444</text:note-citation><text:note-body><text:p text:style-name="P72">Kurt D., HW 2886-87.</text:p></text:note-body></text:note></text:p>
      <text:p text:style-name="Preformatted_20_Text"/>
      <text:p text:style-name="Preformatted_20_Text"><text:tab/>Немногочисленные случаи, когда полицейские в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ейд был бесчеловечным садистом и пьяницей, „убеждённым“ нацистом и антисемитом. Так же стали предметом негативных комментариев в ряде показаний два сержанта. Рудольф Грунд, заместитель 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text:p>
      <text:p text:style-name="Preformatted_20_Text"><text:tab/>Его характеризовали как „особенно сурового и громкого“, „настоящего активиста» и „нациста на сто десять процентов“, который „рвался выполнить долг“.<text:note text:id="ftn445" text:note-class="endnote"><text:note-citation>445</text:note-citation><text:note-body><text:p text:style-name="P72">Alfred K., G 582; Ernst R., G 608, 612d; Georg S., G 635.</text:p></text:note-body></text:note> Генрих Бекемейер описывался как „очень неприятный человек“, все время гордо носивший нацистские инсигнии. Его людям он не нравился, а поляки и евреи его особенно боялись, потому как он к ним 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заключил свидетель, был „просто псом“.<text:note text:id="ftn446" text:note-class="endnote"><text:note-citation>446</text:note-citation><text:note-body><text:p text:style-name="P72">Hermann Bn., HW 3067, 3214-15, 3512, 3515; Rudolf B. And Alfred B., HW 3514.</text:p></text:note-body></text:note> Однако такое осуждение полицейскими, даже непопулярного начальника, а тем более товарища, было случаем редким.</text:p>
      <text:p text:style-name="Preformatted_20_Text"><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а как они могли сказать разницу между поляком и евреем в сельской местности, часть людей указывала на одежду, причёски и внешний вид в целом. Другие, однако, выбирали слова, все ещё отражающие нацистские стереотипы двадцати пяти летней давности: евреи были „грязными“, „неопрятными“ или „менее чистыми“, чем поляки.<text:note text:id="ftn447" text:note-class="endnote"><text:note-citation>447</text:note-citation><text:note-body><text:p text:style-name="P72">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48" text:note-class="endnote"><text:note-citation>448</text:note-citation><text:note-body><text:p text:style-name="P72">Augut Z., HW 3368.</text:p></text:note-body></text:note></text:p>
      <text:p text:style-name="Preformatted_20_Text"><text:tab/>Схожая дихотомия встречается в описании поведения евреев на местах 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Не было сопротивления или попыток к бегству; евреи принимали свою судьбу; они практически ложились сами и ждали пока их застрелят без всякой команды на то.<text:note text:id="ftn449" text:note-class="endnote"><text:note-citation>449</text:note-citation><text:note-body><text:p text:style-name="P72">Erwin G., HW 1640, 2504; Conrad M., HW 2682; Anton B., HW 2710; Kurt D., HW 4338; Hermann Bg., G 101.</text:p></text:note-body></text:note> В других описаниях ударение чётко ставилось на достоинство жертв - их самообладание называли „поразительным“ или „невероятным“.<text:note text:id="ftn450" text:note-class="endnote"><text:note-citation>450</text:note-citation><text:note-body><text:p text:style-name="P72">Bruno D., HW 1876; Anton B., HW 4347; Kurt D., HW 4337; Wilhelm Gb., HW 2149.</text:p></text:note-body></text:note></text:p>
      <text:p text:style-name="Preformatted_20_Text"><text:tab/>Небольше количество показаний о сексуальных связях немцев и евреев дают картину, резко отличающуюся от запретных романов или случайных связей между <text:soft-page-break/>немецкими полицейскими и польскими женщинами. Такие случаи были делом доминирования над беззащитным – изнасилований и вуайеризма. Один полицейским, ставший свидетелем попытки насилия над еврейской женщиной, был тем самым, кого в последствии отвергла и сдала оккупационному правительству союзников его жена, экстрадировали в Польшу и судили вместе с Траппом, Бухманом и Каммером. Свидетель унтер-офицер не составлял рапорт на насильника.<text:note text:id="ftn451" text:note-class="endnote"><text:note-citation>451</text:note-citation><text:note-body><text:p text:style-name="P72">Rudolf G., HW 2491.</text:p></text:note-body></text:note> Второй случай включал себя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52" text:note-class="endnote"><text:note-citation>452</text:note-citation><text:note-body><text:p text:style-name="P72">Ernst Hd., HW 3088-89.</text:p></text:note-body></text:note></text:p>
      <text:p text:style-name="Preformatted_20_Text"><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П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reformatted_20_Text"><text:tab/>Другие еврейские жертвы, получившие персональность в глазах немецких полицейских,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утверждал, что позволил сбежать жене главы еврейской полиции гетто, когда то подверглось зачистке.<text:note text:id="ftn453" text:note-class="endnote"><text:note-citation>453</text:note-citation><text:note-body><text:p text:style-name="P72">Georg W., HW 1733.</text:p></text:note-body></text:note> В Мендзыжеце, работник кухни во время чистки умолял другого полицейского спасти его мать и сестру во время, так что он привёл их на кухню.<text:note text:id="ftn454" text:note-class="endnote"><text:note-citation>454</text:note-citation><text:note-body><text:p text:style-name="P72">Gerhard K., HW 3083.</text:p></text:note-body></text:note> Во время сентябрьских расстрелов в Коцке полицейский встретил плачущую еврейку и тоже отправил её на кухню.<text:note text:id="ftn455" text:note-class="endnote"><text:note-citation>455</text:note-citation><text:note-body><text:p text:style-name="P72">Friedrich Bm., HW 2097.</text:p></text:note-body></text:note></text:p>
      <text:p text:style-name="Preformatted_20_Text"><text:tab/>Тонкая связь, сформировавшаяся между полицейскими и их еврейскими работниками кухни, редко спасала жизни последним. Когда два работника не явились на работу во время депортаций из Лукува, один полицейский пошёл на точку сбора. Нашёл обоих, но ответственный член СС позволил забрать лишь одного. Немного спустя, забрали и второго.<text:note text:id="ftn456" text:note-class="endnote"><text:note-citation>456</text:note-citation><text:note-body><text:p text:style-name="P72">Karl G., HW 2200.</text:p></text:note-body></text:note></text:p>
      <text:p text:style-name="Preformatted_20_Text"><text:tab/>Самыми яркими из всех воспоминаний для полицейских стали не случаи где они спас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 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стрельбе. Более любезный чем Хоффман, офицер отправил своих людей заниматься расстрелами самостоятельно, так что присутствовать Нерингу не пришлось.<text:note text:id="ftn457" text:note-class="endnote"><text:note-citation>457</text:note-citation><text:note-body><text:p text:style-name="P72">Friedrich Bm., HW 2103; Hellmut S., G 652.</text:p></text:note-body></text:note></text:p>
      <text:p text:style-name="Preformatted_20_Text"><text:tab/>В Коцке две еврейские работницы кухни - Блюма и Рут, попросили помощи в побеге. Один полицейский сказал им, что это „бессмысленно“, однако другие помогли. Две недели спустя полицейские в одном убежище нашли Блюму и Рут вместе с дюжиной других евреев. Один человек узнали их и попытался было уйти, так как знал что предстоит. Вместо этого ему приказали застрелить их, но он не подчинился и всё же ушёл, однако всех евреев убежища, включая бывших помощниц на кухне, расстреляли.<text:note text:id="ftn458" text:note-class="endnote"><text:note-citation>458</text:note-citation><text:note-body><text:p text:style-name="P72">Hans K., HW 2265.</text:p></text:note-body></text:note></text:p>
      <text:p text:style-name="Preformatted_20_Text"><text:tab/>В Комаровке второй взвод второй роты Дракера имел в своём распоряжении двух работников кухни, известных как Ютта и Гарри. В один день Дракер сказал, что они больше не могут оставаться и больше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59" text:note-class="endnote"><text:note-citation>459</text:note-citation><text:note-body><text:p text:style-name="P72">Friedrich P., G 247; Wilhelm K., G 517-18; Walter N., HW 3354.</text:p></text:note-body></text:note> 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 быстрая смерть без мучений и ожидания считалась примером человеческого сострадания!</text:p>
      <text:p text:style-name="Preformatted_20_Text"><text:tab/>Тогда как показания полицейских предоставляют скудную информацию об отношении немцев к полякам и евреям, они часто содержат весьма осуждающие комментарии об отношении поляков к евреям. Как минимум два момента следует держать в уме при оценке этих показаний. Первое, немецкая полиция естественным образом имела значительное количество контактов с польскими коллаборационистами, соучастниками Финального Решении и помощниками в</text:p>
      <text:p text:style-name="Preformatted_20_Text">выслеживании евреев. Действительно, много поляков пыталась заработать <text:soft-page-break/>расположение немецких оккупантов демонстрацией ярого антисемитизма. Достаточно сказать, что те поляки, что помогали евреям, прикладывали все усилия для того, чтобы остаться неизвестными для немцев. Таким образом, имеется врождённая предвзятость в симпатиях и поведении поляков, с которыми общались немецкие полицейские.</text:p>
      <text:p text:style-name="Preformatted_20_Text"><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Действительно, чем больше вины лежало на польской стороне, тем меньше на немецкой. Рассматривая последующие показания, эти оговорки стоит держать в уме.</text:p>
      <text:p text:style-name="Preformatted_20_Text"><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60" text:note-class="endnote"><text:note-citation>460</text:note-citation><text:note-body><text:p text:style-name="P74">Oskar P., HW 1742.</text:p></text:note-body></text:note> Согласно другим, поляки помогали вытаскивать евреев из их домов и раскрывали их укрытия в землянках в садах или за двойными стенами. Даже после завершения обыска немцами, поляки весь день продолжали приводить евреев на рынок. Они входили и мародёрствовали в домах евреев сразу после того, как тех забирали, а после расстрела обобрали тела.<text:note text:id="ftn461" text:note-class="endnote"><text:note-citation>461</text:note-citation><text:note-body><text:p text:style-name="P74">Wilhelm J., HW 1322; Friederick V., HW 1540; Emil S., HW 1737; Ernst Hr., HW 2717.</text:p></text:note-body></text:note></text:p>
      <text:p text:style-name="Preformatted_20_Text"><text:tab/>Классическое обвинение сделал капитан Хоффман, человек, 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но не скрывали своих политических взглядов. „Оба были польскими националистами, которые злились на то, как с ними обходятся и думали, что у Гитлера есть лишь одна искупительная черта, ведь он освобождал их от евреев“.<text:note text:id="ftn462" text:note-class="endnote"><text:note-citation>462</text:note-citation><text:note-body><text:p text:style-name="P73">Вольфганг Хоффман, HW 2<text:span text:style-name="T89">294.</text:span></text:p></text:note-body></text:note></text:p>
      <text:p text:style-name="Preformatted_20_Text"><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63" text:note-class="endnote"><text:note-citation>463</text:note-citation><text:note-body><text:p text:style-name="P74">Rudolf B., HW 407; Friedrich B., HW 1592; Martin D., HW 1609; Heinrich E., HW 2171; Georg K., HW 2640; Augu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что пытались спрятаться. Они хорошо себя маскировали в лесах, в землянках или в других убежищах, и никогда бы не были найдены, если бы не были бы преданы польскими гражданами.“<text:note text:id="ftn464" text:note-class="endnote"><text:note-citation>464</text:note-citation><text:note-body><text:p text:style-name="P74">Gustav M., G 169.</text:p></text:note-body></text:note> Майклсон принадлежал к меньшинству „слабых“ полицейских, которые никогда не стреляли и могли таким образом без большого лицемерия озвучивать моральную критику. Этого нельзя сказать о большинстве обвиняющих поляков в „предательстве“, опускающих тот факт, что немецкая политика состояла в найме подобных людей и поощрении подобного поведения.</text:p>
      <text:p text:style-name="Preformatted_20_Text"><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text:note text:id="ftn465" text:note-class="endnote"><text:note-citation>465</text:note-citation><text:note-body><text:p text:style-name="P74">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reformatted_20_Text"><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чтобы побыть наедине со своей невестой. Хоппнер дал ему выбор – уйти или быть застреленным вместе со своей женой еврейкой. Поляк остался и был застрелен. Пробст заключил, что Хоппнер и не предлагал это серьёзно. Поляка „точно“ бы застрелили „при попытке к бегству“ если бы тот решил уйти.<text:note text:id="ftn466" text:note-class="endnote"><text:note-citation>466</text:note-citation><text:note-body><text:p text:style-name="P74">Bruno P., HW 1918-19.</text:p></text:note-body></text:note></text:p>
      <text:p text:style-name="Preformatted_20_Text"><text:tab/>Немецкие полицейские описывали и другие примеры соучастия поляков. В Коньсковоле к одному полицейскому в кордоне подошла женщина, одетая как польская крестьянка. Поляки рядом сказали, что она была переодетой еврейкой, но полицейский все же её пропустил.<text:note text:id="ftn467" text:note-class="endnote"><text:note-citation>467</text:note-citation><text:note-body><text:p text:style-name="P74">Wilhelm J., HW 1324.</text:p></text:note-body></text:note> Значительное число полицейских рассказывало о поляках, что арестовывали и удерживали евреев до того, пока не прибудет немецкая <text:soft-page-break/>полиция и не расстреляет их.<text:note text:id="ftn468" text:note-class="endnote"><text:note-citation>468</text:note-citation><text:note-body><text:p text:style-name="P74">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469" text:note-class="endnote"><text:note-citation>469</text:note-citation><text:note-body><text:p text:style-name="P74">Bruno G., HW 3301; Hans K., HW 2265.</text:p></text:note-body></text:note> <text:span text:style-name="T89">К моменту прибытия полиции, евреи часто оказывались уже побитыми.</text:span><text:span text:style-name="T89"><text:note text:id="ftn470" text:note-class="endnote"><text:note-citation>470</text:note-citation><text:note-body><text:p text:style-name="P74">August Z., HW 3365, 3367.</text:p></text:note-body></text:note></text:span> Для сравнения, Тони Бентхейм вспоминал что случилось, когда польская полиция в Комаро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Тогда он спросил польского полицейского: „не хочет ли он заняться этим. К моему удивлению, однако, он отказался“. Бентхейм воспользовался пистолетом.<text:note text:id="ftn471" text:note-class="endnote"><text:note-citation>471</text:note-citation><text:note-body><text:p text:style-name="P74">Anton B., HW 2710-11.</text:p></text:note-body></text:note></text:p>
      <text:p text:style-name="Preformatted_20_Text"><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большим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 Каким-то образом, тем самым, комментарии немецких полицейских раскрывают больше о них самих, чем о поляках.</text:p>
      <text:p text:style-name="Preformatted_20_Text"/>
      <text:p text:style-name="Preformatted_20_Text">Глава 18. Обыкновенные люди.</text:p>
      <text:p text:style-name="Preformatted_20_Text"/>
      <text:p text:style-name="Preformatted_20_Text"><text:tab/>Почему большинство людей в Полицейском Резервном Батальоне 101 стали убийцами, тогда как лишь меньшинство – может быть десять процентов, точно не более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почтение к власти, идеологическая индоктринация и конформизм. В той или иной степени каждый из этих факторов применим, но все только с оговорками.</text:p>
      <text:p text:style-name="Preformatted_20_Text"><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472" text:note-class="endnote"><text:note-citation>472</text:note-citation><text:note-body><text:p text:style-name="P75">Джон В. Доуэр, War Without Mercy: Race and Power in the Pacific War (Нью-Йорк, 1986), особенно 3-15(«Паттерны Расовой Войны»[Patterns of a Race war]) и 33-73 («Ненависть на войне и военные преступления»[War Hates and War Crimes]).</text:p></text:note-body></text:note>, „ненависть на войне“ стимулирует „военные преступления“<text:note text:id="ftn473" text:note-class="endnote"><text:note-citation>473</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кой „войны на уничтожение“ в восточной е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отрядах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tab/>Война, особенно расовая война, ведёт к ожесточению, что ведёт к зверствам. Эта общая черта, можно сказать, присуща всем от Бромберга<text:note text:id="ftn474" text:note-class="endnote"><text:note-citation>474</text:note-citation><text:note-body><text:p text:style-name="P75">Польское название для города — Быдгощ[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90">изгнания. Смотри Krausnick and Wilhelm, 55-65; Tadeuz Esman and Wlodjimierz Jastzebski, </text:span><text:span text:style-name="T22">Pierwsje Okupacji Hitlerowkiej w Bydgoszćz</text:span><text:span text:style-name="T90">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что я действительно буду утверждать), как многое объясняет идея военного ожесточения в поведении 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reformatted_20_Text"><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Солдаты, приученные к насилию,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Иногда эта смесь взрывалась и иногда находила выход в виде <text:soft-page-break/>мести при первой же возможности. Хотя злодеяния такого типа слишком часто игнорировались, одобрялись или тактично(иногда открыто) поощрялись элементами командной структуры, они все же не становились частью официальной политики правительства.<text:note text:id="ftn475" text:note-class="endnote"><text:note-citation>475</text:note-citation><text:note-body><text:p text:style-name="P76">Насчёт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reformatted_20_Text"><text:tab/>Зверства другого рода, без „боевого бешенства“, но с полностью выраженным одобрением официальных представителей правительства, совершенно точно не „стандартная процедура“.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или жестокой местью огрубевших людей, но методично исполняемыми политиками государств.</text:p>
      <text:p text:style-name="Preformatted_20_Text"><text:tab/>Оба этих вида преступлений совершались в контексте жестокостей войны, но люди, выполнявшие всё это в стиле „зверства как политика“ имели совершенно отличное душевное состояние. О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России унтер-офицеров, люди батальона не видели ни одной битвы и не встречали врага. Большинство из них не стреляли из злости и не были под обстрелом, а тем более не теряли товарищей. Таким образом, огрубение войной через сражения не стало тем опытом, повлиявшим на поведение полицейских в Юзефуве. Однако с началом убийств, люди начали ожесточаться. Как и в боях, ужасы первого столкновения стали рутиной, убийства давались всё легче. В этом смысле, огрубение не было причиной, но результатом поведения этих людей.</text:p>
      <text:p text:style-name="Preformatted_20_Text"><text:tab/>Однако контекст войны точно стоит рассматривать и в более широком смысле, чем 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исключается из человеческого сообщества и обязательств к нему. Война – это продуктивная в среда, в которой правительство может принять „зверства как политику“ и едва ли встретить препятствия в её имплементации. Как заметил Джон Доуэр, „Обесчеловечивание других вносит неоценимый вклад в психологические дистанцирование, что облегчает убийства“.<text:note text:id="ftn476" text:note-class="endnote"><text:note-citation>476</text:note-citation><text:note-body><text:p text:style-name="P76">Доуэр,11.</text:p></text:note-body></text:note> <text:span text:style-name="T90">Дистанцирование</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reformatted_20_Text"><text:tab/>Многие исследователи Холокоста, особенно Рауль Хилберг, ставили акцент на бюрократическом и административном аспектах процесса разрушения.<text:note text:id="ftn477" text:note-class="endnote"><text:note-citation>477</text:note-citation><text:note-body><text:p text:style-name="P77">Оба и Ричард Л. Рубенштейн в <text:span text:style-name="T21">The Cunning of History </text:span><text:span text:style-name="T38">(Нью-Йорк, 1978), и Зигмунт Бауман в </text:span><text:span text:style-name="T41">Modernity and the Holocaust (Итака, 1989) подробно </text:span><text:span text:style-name="T42">раскрывают подтекст/последствия работы Хилберга в этом отношении. В </text:span><text:span text:style-name="T23">Eichmann in Jerusalem: A Report on the Banality of Evil </text:span><text:span text:style-name="T42">(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берг и другие совершенно точно задокументировали, как обыкновенн</text:span><text:span text:style-name="T43">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44">на разрыве </text:span><text:span text:style-name="T43">«между невыразимым ужасом поступков и бесспорной нелепостью преступников»</text:span><text:span text:style-name="T45">(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Действительно,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Юзефува. Сегментирование, рутинизация и обесчеловечивание были аспектами бюрократического убийства и не могут служить объяснением поведению батальона.</text:p>
      <text:p text:style-name="Preformatted_20_Text"><text:tab/>Незначительным однако нельзя назвать облегчение психологической ноши разделением труда. Пока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text:soft-page-break/>сгоном евреев из их домов на точки сбора и поезда смерти. Но на самые большие массовые расстрелы 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 не только убийством занимался кто-то другой, но и происходило где-то там, а не на глазах людей, кто занимался чисткой гетто и загоном евреев в поезда.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reformatted_20_Text"><text:tab/>До какой степени, если вообще, люди Полицейского Резервного Батальона 101 представляют собой результат специального отбора для имплементации Фина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478" text:note-class="endnote"><text:note-citation>478</text:note-citation><text:note-body><text:p text:style-name="P78">Hans-Heinrich Wilhelm, unpublished manuscript. </text:p></text:note-body></text:note> Гиммлер, стремящийся назначить нужного человека на нужное место, так 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кой партии.<text:note text:id="ftn479" text:note-class="endnote"><text:note-citation>479</text:note-citation><text:note-body><text:p text:style-name="P79">Bettina Birn, Die Höheren SS und Polizeiführer (Düsseldorf, 1986), 363-64; ZStL, II AR-Z 74/60 (Staatsanwaltschaft Hamburg, 141 Js 573/60, indictment of Birmes):62-65.</text:p></text:note-body></text:note> В её книге „Во тьму“<text:span text:style-name="T91">[</text:span>Into the Darkness<text:span text:style-name="T91">]</text:span>, классическое исследование Франца Штангля, коменданта Треблинки, Гитта Серени заключила, что специальный отбор прошли лишь 96 из около 400 людей, переведённых из программы по эвтаназии в Германию в лагеря смерти Польши.<text:note text:id="ftn480" text:note-class="endnote"><text:note-citation>480</text:note-citation><text:note-body><text:p text:style-name="P79">Серени, 83-88.</text:p></text:note-body></text:note> Схожий ли отбор - аккуратный выбор персонала особенно подходящего для массовых убийств, определил состав Полицейского Резервного Батальона 101?</text:p>
      <text:p text:style-name="Preformatted_20_Text"><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этого критерия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reformatted_20_Text"><text:tab/>В одном отношении, однако, могла пройти ранняя и более общая форма отбора. Большой процент(25) членов партии среди рядовых батальона,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Фина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полицейской силы находилась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сь в резервные отряды Полиции Порядка не существует.</text:p>
      <text:p text:style-name="Preformatted_20_Text"><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Alter Kämpfer(„старым бойцом), вступившим в партию в 1932, его никогда не принимали в СС. Ему совершенно точно не дали командовать Полицейским Резервным Батальоном 101 и не специально назначали в район Люблина из-за его пригодности к роли массового убийцы.</text:p>
      <text:p text:style-name="Preformatted_20_Text"><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text:p>
      <text:p text:style-name="Preformatted_20_Text">попали в тупик. Карьера Волауфа в Полиции Порядка в особенности отмечалась как посредственная, даже негативная. Иронично, но именно относительно старый(сорок восемь лет) лейтенант запаса Гнейд,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reformatted_20_Text"><text:soft-page-break/><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 батальон был „отбросом“ из доступного на той стадии войны кадрового резерва. Его назначили убивать евреев потому, что это был единственный отряд, доступный для действия так далеко от фронта. Более вероятно, Глобочник предположил такую модель руководства, в которой какой угодно батальон ни подвернулся бы ему, тот и был бы подходящим для работы, независимо от его состава. Если так, он возможно был разочарован последствиями Юзефува, но в перспективе оказался прав.</text:p>
      <text:p text:style-name="Preformatted_20_Text"><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подверженных антидемократической пропаганде.<text:note text:id="ftn481" text:note-class="endnote"><text:note-citation>481</text:note-citation><text:note-body><text:p text:style-name="P79">Т. Адорно и др. Авторитарная личность[<text:span text:style-name="T21">The Authoritarian Personality]</text:span> (Нью-Йорк, 1950), 1-10.</text:p></text:note-body></text:note> Их расследование привели их к составлению списка важных черт(тестируемых так называемой F-шкалой) „авторитарной личности: жёсткая приверженность к общепринятым ценностям; подчинённость авторитету;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482" text:note-class="endnote"><text:note-citation>482</text:note-citation><text:note-body><text:p text:style-name="P80">Адорно и др, 222-279.</text:p></text:note-body></text:note>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нацистами“.<text:note text:id="ftn483" text:note-class="endnote"><text:note-citation>483</text:note-citation><text:note-body><text:p text:style-name="P80">Бауман, 153.</text:p></text:note-body></text:note> Он сильно критиковал методологию Адорно и его коллег, которые пренебрегли социальным влиянием, и выводимой идеи, что обыкновенные люди не совершали зверства фашистов.</text:p>
      <text:p text:style-name="Preformatted_20_Text"><text:tab/>Последующие защитники психологического объяснения модифицировали подход Адорно более открыто соединив психологические и ситуационные(социальные, культурные и институциональные) факторы. Изучая группу людей, добровольцев в СС, Джон Штайнер заключил, что „процесс самоотбора к жестокости, судя по всему, существует“.<text:note text:id="ftn484" text:note-class="endnote"><text:note-citation>484</text:note-citation><text:note-body><text:p text:style-name="P80">Джон Штайнер, «The SS Yesterday and Today: A Sociopsychological View» в <text:span text:style-name="T21">Survivors, Victims, and Perpetrators: Essays on the Nazi Holocaus</text:span><text:span text:style-name="T38">, изд. Joel E. Dimsdale (Вашингтон, 1980), 431-34, 443.</text:span></text:p></text:note-body></text:note> Он предложил идею „спящих“ – определённых личностных характеристик, обычное не используемых, но существующих в склонных к насилию индивидуумов, которые могут быть активированы при некоторых условиях. В хаосе после первой м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в особенности в СС, которые предоставляли стимулы и поддержку для полной реализации их насильственного потенциала. После второй мировой, такие люди вернулись к законопослушному поведению. Таким образом Штайнер заключил, что „ситуация, как правило, выступает в качестве непосредственного активатора поведения СС“ во включении „спящего“.</text:p>
      <text:p text:style-name="Preformatted_20_Text"><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text:note text:id="ftn485" text:note-class="endnote"><text:note-citation>485</text:note-citation><text:note-body><text:p text:style-name="P81">Стауб, <text:span text:style-name="T21">Корни Зла: Истоки Геноцида и Других Форм Группового Насилия</text:span><text:span text:style-name="T38">х[The Root of Evil: The Origins of Genocide and Other Group Violence] (Кембридж, 1989), 18, 128-41.</text:span></text:p></text:note-body></text:note> Действительно, 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в“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486" text:note-class="endnote"><text:note-citation>486</text:note-citation><text:note-body><text:p text:style-name="P81">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134).</text:p></text:note-body></text:note></text:p>
      <text:p text:style-name="Preformatted_20_Text"><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487" text:note-class="endnote"><text:note-citation>487</text:note-citation><text:note-body><text:p text:style-name="P81">Бауман, 166-68.</text:p></text:note-body></text:note> Бауман заявляет, что большинство людей „проваливаются“ в нишу, предоставляемую 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сохранять свою моральную автономию, и это не проявится пока не настанет время.</text:p>
      <text:p text:style-name="Preformatted_20_Text"><text:soft-page-break/><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488" text:note-class="endnote"><text:note-citation>488</text:note-citation><text:note-body><text:p text:style-name="P82">Craig Haney, Curtis Banks, and Philip Zimbardo, «Interpersonal Dynamics in a Simulated Prison», <text:span text:style-name="T21">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к примеру, F-шкала на „авторитарную 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которой охранники оперировали сменами по три человека и были вынуждены изобретать пути контроля более многочисленной группы заключённых. Э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с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reformatted_20_Text"><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жестокими и жёсткими“. О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Они „играли по правилам“ и старались не обходиться плохо с заключёнными. Только двое(то есть меньше 20%) оказались „хорошими охранниками“, не наказывавшими заключённых и даже оказывавшими им маленькие услуги.<text:note text:id="ftn489" text:note-class="endnote"><text:note-citation>489</text:note-citation><text:note-body><text:p text:style-name="P82">Haney, Banks, and Zimbardo, «The Stanford Prison Experiment: Slide show and audio cassette».</text:p></text:note-body></text:note></text:p>
      <text:p text:style-name="Preformatted_20_Text"><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е в расстрельных командах и „охоте на евреев“; большая группа полицейских, выполнявших расстрелы и чистки гетто, но не ищущих возможности убивать(и в некоторых случаях даже воздерживающихся, вопреки приказам и когда никто не видел); малая группа(меньше 20%) отказников и уклонистов.</text:p>
      <text:p text:style-name="Preformatted_20_Text"><text:tab/>В дополнение к этому видному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как надеялись на карьеру в полиции(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резервные батальоны Полиции Порядка могли бы привлечь необычно высокую концентрацию склонных к насилию людей. Действительно,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reformatted_20_Text"><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490" text:note-class="endnote"><text:note-citation>490</text:note-citation><text:note-body><text:p text:style-name="P82">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text:p>
      <text:p text:style-name="Preformatted_20_Text">Но на показания Майклсона подобный расчёт или сдержанность не влияли.</text:p>
      <text:p text:style-name="Preformatted_20_Text"><text:tab/>Помимо показаний тех, кто не задумывался о карьере, есть те, для кого это было важно. Капитан Хоффман - классический пример человека карьериста. Лишенный трудоспособности психосоматическими болями в животе вызванными, хотя бы отчасти,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text:soft-page-break/>уклонения от 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и для многих из них.</text:p>
      <text:p text:style-name="Preformatted_20_Text"><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кой диктатуры, свирепо нетерпимой к открытому несогласию, вместе с стандартной военной необходимостью подчинения приказам и безжалостное насаждение дисциплины 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reformatted_20_Text"><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491" text:note-class="endnote"><text:note-citation>491</text:note-citation><text:note-body><text:p text:style-name="P83"><text:span text:style-name="T92">Herbert J</text:span><text:span text:style-name="T93">ä</text:span><text:span text:style-name="T94">ger, Verbrechen unter totalitärer Herrschaft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reformatted_20_Text"><text:tab/>Вариация объяснения неотвратимым приказом – это „предполагаемое принуждение“.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как Дракер и Гергерт, поначалу пытались заставить стрелять всех, даже если потом освобождали тех, кто не мог продолжать. Другие офицеры и унтер-офицеры, как Хоппнер и Остман, выбирали тех, кто был известен как «не стреляющий» и принуждали их к убийствам, иногда успешно.</text:p>
      <text:p text:style-name="Preformatted_20_Text"><text:tab/>Но, как правило, даже предполагаемое принуждение не работало 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reformatted_20_Text"><text:tab/>Все, кроме самых открытых критиков как Бухман, участвовали в кордонах и захватах, но и в таких случаях каждый мог делать сам свой выбор - стрелять или нет. Показания наполнены историями людей, кто отказался подчиняться существующему приказу во время чистки и не стрелял в младенцев ил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reformatted_20_Text"><text:tab/>Если подчинение приказам из страха жуткого наказания 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492" text:note-class="endnote"><text:note-citation>492</text:note-citation><text:note-body><text:p text:style-name="P82">Стэнли Милгрэм, <text:span text:style-name="T21">Подчинение авторитету: научный взгляд на власть и мораль</text:span>[<text:span text:style-name="T21">Obedience to Authority: An Experimental View</text:span>](Нью-Йорк, 1974), 1. О реакции на эксперимент Милгрэма смотри Arthur G. Miller, <text:span text:style-name="T21">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к принуждению. Наивные волонтёры получали инструкции „научным авторитетом“ в якобы эксперименте по <text:soft-page-break/>обучению, где наносились все повышающиеся фейковые электрические удары по актёрам/жертвам. Те отвечали с аккуратно составленной „голосовой ответной реакцией“ – растущей серией жалоб, криков о боли, просьб о помощи, и, наконец, роковой тишиной. В стандартном тесте с голосовой реакцией, две трети испытуемых Милгрэма были „послушны“ доходя до момента причинения экстремальной боли.<text:note text:id="ftn493" text:note-class="endnote"><text:note-citation>493</text:note-citation><text:note-body><text:p text:style-name="P82">Милгрэм, 13-26.</text:p></text:note-body></text:note></text:p>
      <text:p text:style-name="Preformatted_20_Text"><text:tab/>Вариации эксперимента производили значительно разные результаты. Если актёр/жертва был закрыт так, что бы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90%) присоединялись к этой искусственной группе и так 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читерили“ используя меньшую мощность, чем им указывали, даже если не были способны открыто выступить против авторитета и покинуть эксперимент.<text:note text:id="ftn494" text:note-class="endnote"><text:note-citation>494</text:note-citation><text:note-body><text:p text:style-name="P82">Милгрэм, 32-43, 55-72, 93-97, 113-22.</text:p></text:note-body></text:note></text:p>
      <text:p text:style-name="Preformatted_20_Text"><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 же целое множество наград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В таком состоянии они больше не ощущали персональной ответственности за последствия своих действий, а только за то, как хорошо они их выполняли.<text:note text:id="ftn495" text:note-class="endnote"><text:note-citation>495</text:note-citation><text:note-body><text:p text:style-name="P82">Милгрэм, 135-47.</text:p></text:note-body></text:note></text:p>
      <text:p text:style-name="Preformatted_20_Text"><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социализированная тревога о возможном наказании за неподчинением служила дополнительным сдерживающим фактором.<text:note text:id="ftn496" text:note-class="endnote"><text:note-citation>496</text:note-citation><text:note-body><text:p text:style-name="P82">Милгрэм, 148-52.</text:p></text:note-body></text:note></text:p>
      <text:p text:style-name="Preformatted_20_Text"><text:tab/>Милгрэм делал прямую отсылку на схожесть между поведением людей в его эксперименте и под нацистским режимом. Он заключил: „Людей легко привести к убийству“.<text:note text:id="ftn497" text:note-class="endnote"><text:note-citation>497</text:note-citation><text:note-body><text:p text:style-name="P82">Милгрэм, 7, 177.</text:p></text:note-body></text:note>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498" text:note-class="endnote"><text:note-citation>498</text:note-citation><text:note-body><text:p text:style-name="P82">Милгрэм, 9, 176-77.</text:p></text:note-body></text:note></text:p>
      <text:p text:style-name="Preformatted_20_Text"><text:tab/>Была ли резня в Юзефуве каким-то радикальным видом эксперимента Милгрэма, что происходил в польском лесу с настоящими убийцами и 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в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text:soft-page-break/>показаниях людей Полицейского Резервного Батальона 101.</text:p>
      <text:p text:style-name="Preformatted_20_Text"><text:tab/>В Юзефуве система власти, в которой находились люди, были довольно сложна, в отличии от лабораторной ситуации. Майор Трапп представлял не сильную, а крайне слабую авторитетную фигуру. Он плача признал пугающую природу задачи на руках и пригласил старших полицейских запаса отказаться. Если Трапп был непосредственно слабой фигурой, он все же представлял отдалённую, но систему власти. Какую угодно, но не слабую. Приказы к резне пришли из самых верхов, 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reformatted_20_Text"><text:tab/>На что же отвечало большинство людей Траппа, когда решило не выходить вперёд? Был ли это авторитет представленный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отрицают конформизм и <text:span text:style-name="T21">принимают</text:span> подчинение как оправдание своих действий“.<text:note text:id="ftn499" text:note-class="endnote"><text:note-citation>499</text:note-citation><text:note-body><text:p text:style-name="P84">Милгрэм, 113-15.</text:p></text:note-body></text:note> И все же, многие полицейские признались, что приняли решение основываясь на конформизме – как они будут выглядеть в глазах товарищей? -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reformatted_20_Text"><text:tab/>Милгрэм тестировал эффект социального давления, подстёгивая способность индивидуума сопротивляться авторитету. Когда сбегал актёр/коллаборатор, 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00" text:note-class="endnote"><text:note-citation>500</text:note-citation><text:note-body><text:p text:style-name="P84">Стэнли Милгрэм, «Group Pressure and Action Against a Person» <text:span text:style-name="T21">, Journal of Abnormal and Social Psychology </text:span>(1964):137-43.</text:p></text:note-body></text:note> Три субъекта - два коллаборатора и один наивный,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недостаточно для определения социального давления как компенсатора недостатков слабого авторитета. Плача не было конечн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Действительно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коллабораторам. Тем не менее, взаимное подкрепление авторитета и конформизма, судя по всему, Милгрэмом ясно продемонстрировано.</text:p>
      <text:p text:style-name="P91"><text:tab/>Если между многоликой природой власти в Юзефуве и ключевой ролью конформизма среди полицейских не совсем можно провести параллель к эксперименту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процесса убийства в лагеря смерти, люди едва ли чувствовали 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91"><text:tab/>Один фактор, стоит признать, не был фокусом эксперимента Милгрэма – индоктринация. Другой был затронут лишь частично – конформизм, оба требуют дальнейшего расследования. Милгрэм предусмотрел „определяющую ситуацию“ или идеологию, которые давали слаженность и смысл социальному взаимодействию, как прелюдии к уступке авторитету. Контроль манеры в которой люди интерпретируют мир – один из путей контроля поведения, утверждает Милгрэм. Если они принимают идеологию власти, их последующие действия добровольны и логичны. Отсюда и „идеологическое оправдания – ключ к получению добровольного подчинения, потому как позволяет человеку видеть своё поведение как служение на благо желаемой цели“.<text:note text:id="ftn501" text:note-class="endnote"><text:note-citation>501</text:note-citation><text:note-body><text:p text:style-name="P85">Милгрэм, <text:span text:style-name="T21">Подчинение Авторитету</text:span>, 142.</text:p></text:note-body></text:note></text:p>
      <text:p text:style-name="Preformatted_20_Text"><text:tab/>В эксперименте Милгрэма, „всеохватывающее идеологическое объяснение“ <text:soft-page-break/>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кой Германии, под намного меньшим надсмотре(чем в эксперименте), было последствием интернализации власти, достигнутой „через относительно длинный процесс индоктринации, которая невозможна за лабораторный час“.<text:note text:id="ftn502" text:note-class="endnote"><text:note-citation>502</text:note-citation><text:note-body><text:p text:style-name="P85">Милгрэм, <text:span text:style-name="T21">Подчинение Авторитету</text:span>, 177.</text:p></text:note-body></text:note></text:p>
      <text:p text:style-name="Preformatted_20_Text"><text:tab/>До какой степени тогда, сознательное насаждение нацист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мыслить независимо и нести ответственность за себя? Были ли обесценивание евреев и призывы к их убийству центральными идеями этой индоктринации?</text:p>
      <text:p text:style-name="Preformatted_20_Text"><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 это промывка мозгов. Были ли эти убийцы в каком-то смысле с „промытыми мозгами“?</text:p>
      <text:p text:style-name="Preformatted_20_Text"><text:tab/>Несомненно, Гиммлер задал высокую планку идеологической индоктринации для членов СС и полиции. Они должны были быть не просто эффективными солдатами и полицейскими, но и идеологически мотивированными войнами, крестоносцами против политических и расовых врагов Третьего Рейха.<text:note text:id="ftn503" text:note-class="endnote"><text:note-citation>503</text:note-citation><text:note-body><text:p text:style-name="P85">Bernd Wegner, <text:span text:style-name="T21">Hitlers Politische Soldaten: Die Waffen-SS 1939-1945</text:span> (Paderborn, 1982); Krausnick and Wilhelm.</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запасники едва ли подходили под идею Гиммлера о нацист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Mischlinge – люди, с двумя еврейскими бабушками и дедушками) и их супруги не попадали под запрет службы в полиции запаса до октября 1942. „Мишлинги второй степени“(один еврейский предок второго порядка) и их супруги не попадали до апреля 1943.<text:note text:id="ftn504" text:note-class="endnote"><text:note-citation>504</text:note-citation><text:note-body><text:p text:style-name="P85">BA, R 19/467(Директива Рейхсфюрера СС и главы немецкой полиции от 27 октября 1942 и 6 апреля 1943, подписаны Винкельманом).</text:p></text:note-body></text:note></text:p>
      <text:p text:style-name="Preformatted_20_Text"><text:tab/>23 января 1940 Главное Управление Полиции Порядка в методических рекомендациях постановило, что в дополнение к физической подготовке и полицейским тренировке, все батальоны Полиции Порядка должны быть укреплены характером и идеологией.<text:note text:id="ftn505" text:note-class="endnote"><text:note-citation>505</text:note-citation><text:note-body><text:p text:style-name="P85">BA, R 19/308 (рекомендации к тренировкам полицейских батальонов от 23 января 1940).</text:p></text:note-body></text:note> Базовая подготовка включала одномесячный раздел „идеологического образования“. Тема первой недели была „расовая основа нашего мировоззрения“, второй недели „поддержание чистоты крови“.<text:note text:id="ftn506" text:note-class="endnote"><text:note-citation>506</text:note-citation><text:note-body><text:p text:style-name="P85">BA, R 19/308 (рекомендации к тренировкам полицейских батальонов под руководством Полиции Охраны Рейха и <text:s/><text:span text:style-name="T96">сообществ от 6 марта </text:span>1940).</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07" text:note-class="endnote"><text:note-citation>507</text:note-citation><text:note-body><text:p text:style-name="P86">BA, R 19/308 (<text:span text:style-name="T96">тренировки формирований Полиции Порядка и Резервной Полиции <text:s/>на участковом дежурстве[precint duty] от 20 декабря 1</text:span>940).</text:p></text:note-body></text:note> От тех же требовалось посетить недельный симпозиум, включавший один час идеологических инструкций для подчинённых.<text:note text:id="ftn508" text:note-class="endnote"><text:note-citation>508</text:note-citation><text:note-body><text:p text:style-name="P87">BA, R 19/308 (шести дневный учебный план).</text:p></text:note-body></text:note> Учебный план в пяти частях в январе 1941 включал подсекции „Понимание расы как базиса нашего взгляда на мир“, „Еврейский Вопрос в Германии“ и „Поддержание чистоты немецкой крови“.<text:note text:id="ftn509" text:note-class="endnote"><text:note-citation>509</text:note-citation><text:note-body><text:p text:style-name="P87">BA, R 19/308 (учебный план для национал-социалистической инструкции от 14 января 1941).</text:p></text:note-body></text:note></text:p>
      <text:p text:style-name="Preformatted_20_Text"><text:tab/>Подробные инструкции в том же духе и с той же частотой раздавали во время всей идеологической тренировки, в которы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го значения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памфлетов.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note text:id="ftn510" text:note-class="endnote"><text:note-citation>510</text:note-citation><text:note-body><text:p text:style-name="P87">BA, R 19/308 (рекомендации по проведению идеологической подготовки Полиции Порядка в военное время от 2 июня 1940).</text:p></text:note-body></text:note></text:p>
      <text:p text:style-name="Preformatted_20_Text"><text:tab/>Очевидно, что офицеры Полицейского Резервного Батальона 101 подчинялись директивам идеологического образования. В декабре 1942 капитаны Хоффман, Волауф и лейтенант Гнейд получили признание за свои заслуги „в области идеологической подготовки и заботе о солдатах“. Каждого наградил книгой их соответствующий командующий офицер.<text:note text:id="ftn511" text:note-class="endnote"><text:note-citation>511</text:note-citation><text:note-body><text:p text:style-name="P87">YVA, 0-53/121 W I (KdO, Полицейское Подразделение 25, 17 декабря 1942, Рождественское/новогоднее поздравление, подписано Питером).</text:p></text:note-body></text:note> Однако О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об адекватности индоктринации СС как объяснения трансформации людей в убийц.</text:p>
      <text:p text:style-name="Preformatted_20_Text"><text:tab/>В Федеральном Архиве Германии(Bundersarchiv)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text:note text:id="ftn512" text:note-class="endnote"><text:note-citation>512</text:note-citation><text:note-body><text:p text:style-name="P87">BA, RD 18/15-1, Gruppe A and 2, Gruppe B: <text:span text:style-name="T21">Politscher Informationsdienst, Mitteilungsblätter für die weltanschauliche Schulung der Orpo</text:span>.</text:p></text:note-body></text:note> Несколько главных артиклей были написаны такими <text:soft-page-break/>нацистскими светилами и идеологическими пропагандистами как Джозеф Геббельс, Альфред Розенберг(министр Гитлера на оккупированной России) и Уолтер Гросс(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13" text:note-class="endnote"><text:note-citation>513</text:note-citation><text:note-body><text:p text:style-name="P87">BA, RD 18/15-1, Gruppe A, Folge 16, June 10, 1941.</text:p></text:note-body></text:note> Такая проза загоняла читателя в сон, но точно не превращала в убийцу.</text:p>
      <text:p text:style-name="Preformatted_20_Text"><text:tab/>Единственный артикль, полностью посвящённый Еврейскому Вопросу, сделан на обратной стороне страницы в декабре 1941.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европа.<text:note text:id="ftn514" text:note-class="endnote"><text:note-citation>514</text:note-citation><text:note-body><text:p text:style-name="P87">BA, RD 18/15-1, Gruppe A, Folge 27, December 1, 1941.</text:p></text:note-body></text:note></text:p>
      <text:p text:style-name="Preformatted_20_Text"><text:tab/>Упоминание пророчества Гитлера и взывание к его авторитету в 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в тотальной войне „важен каждый“.<text:note text:id="ftn515" text:note-class="endnote"><text:note-citation>515</text:note-citation><text:note-body><text:p text:style-name="P88">BA, RD 18/15-<text:span text:style-name="T98">2</text:span>, Gruppe <text:span text:style-name="T98">B</text:span>, Folge 2<text:span text:style-name="T98">2</text:span>, <text:span text:style-name="T98">September 20</text:span>, 194<text:span text:style-name="T98">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 шести недельного кровавого нападения на гетто Люблина. Маловероятно, что кто-то из них находил артикль подходящим, а тем более вдохновляющим.</text:p>
      <text:p text:style-name="Preformatted_20_Text"><text:tab/>Серия специальных памфлетов(от четырёх до шести за год) „для идеологического образования Полиции Порядка“ составляла вторую группу индоктринационных материалов. В 1941 один выпуск покрывал темы „Кровное сообщество немецких народов“ и „Великая Германская Империя“.<text:note text:id="ftn516" text:note-class="endnote"><text:note-citation>516</text:note-citation><text:note-body><text:p text:style-name="P89"><text:span text:style-name="T96">BA, RD 18/42, </text:span><text:span text:style-name="T24">Schriftenreiche für die weltanschauliche Schulung der Ordnungspolizei,</text:span><text:span text:style-name="T46"> 1941, Heft 5, «Die Blutsgemeinsschaft der germanischen V</text:span><text:span text:style-name="T95">ölker” and “Das grossgermaniche Reich”.</text:span></text:p></text:note-body></text:note> В 1942 выпуск был озаглавлен „Германия реорганизует Европу“ и „специальный выпуск“ называвшийся „Человек СС и Вопрос Крови“.<text:note text:id="ftn517" text:note-class="endnote"><text:note-citation>517</text:note-citation><text:note-body><text:p text:style-name="P90">BA, RD 18/16, 1942, Heft 4, «Deutschland ordnet Europa neu!»; RD 18/19, 1942, Sonderheft, «SS-Mann and Blutsfrage».</text:p></text:note-body></text:note> Большой объединённый выпуск в 1943 посвящался „Политике Расы“<text:note text:id="ftn518" text:note-class="endnote"><text:note-citation>518</text:note-citation><text:note-body><text:p text:style-name="P90">BA, RD 19/41, 1943, Heft 4-6, «Rassenpolitik».</text:p></text:note-body></text:note> - он входил в издаваемые с 1942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text:span text:style-name="T97">[</text:span>Volk<text:span text:style-name="T97">]</text:span> или „Сообщество крови“<text:span text:style-name="T97">[</text:span>Blutsgemeinschaft<text:span text:style-name="T97">]</text:span>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Volk стояли перед лицом постоянной борьбы за выживание предопределённой природой, согласно законам которой „все слабые и низшие уничтожались“, и „только сильные и могучие продолжали размножаться“. Для победы в этой борьбе, Volk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Рима.</text:p>
      <text:p text:style-name="Preformatted_20_Text"><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reformatted_20_Text"><text:tab/>„Евреи – расовая смесь, которая в отличии от других народов и рас, сохраняет свои характеристики в первую очередь за счёт паразитизма“. Не обращая <text:soft-page-break/>внимания на последовательность или логику, памфлет доказывал, что евреи сохраняли свою расовую чистоту, ставя под угрозу существование расы-носителя при помощи смешения рас. Между расово-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reformatted_20_Text"><text:tab/>Для какой цели писались эти памфлеты?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В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reformatted_20_Text"><text:tab/>Таким образом, следует держать в уме ряд факторов в оценке индоктринации полиции запаса через подобные памфлеты. Во-первых, наиболее детальные и подробные памфлеты не выпускались до 1943, после того, как северная часть района Люблина уже была сделана буквально „свободной от евреев“ Полицейский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памфлет 1942 явно был направлен на семейные ценности молодых членов СС и не особо подходил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для индоктринации батальона.</text:p>
      <text:p text:style-name="Preformatted_20_Text"><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Они получили обучение и сформировались как личности в период до 1933.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были ранние стандарты, с которыми можно было сравнить нацистскую политику, прежде чем приводить её в исполнение.</text:p>
      <text:p text:style-name="Preformatted_20_Text"><text:tab/>В-четвёртых, идеологические трактаты как те, что подготавливали для Полиции Порядка, отражали более широкую атмосферу тренировок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Клевета на Евреев и провозглашение 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reformatted_20_Text"><text:tab/>В-пятых, памфлеты и материалы посвящённые евреям оправдывали необходимость judenfrei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 бы убивать партизан и, что самое главное, „подозреваемых“.</text:p>
      <text:p text:style-name="Preformatted_20_Text"/>
      <text:p text:style-name="Preformatted_20_Text">„Сопротивление партизан – сопротивление Большевизма, это не народное движение....Враг должен быть полностью уничтожен. Даже для самых крепких солдат вопрос жизни и смерти, постоянно ставящийся партизанами, очень тяжек. Но это должно быть сделано. Ведёт себя правильно тот, кто отбрасывает свои личные чувства и стремления, выполняет задачу твердо и безжалостно.“<text:note text:id="ftn519" text:note-class="endnote"><text:note-citation>519</text:note-citation><text:note-body><text:p text:style-name="P90">BA, R 19/395 (Рекомендации главы Полиции Порядка по борьбе с партизанами от 17 ноября 1941).</text:p></text:note-body></text:note></text:p>
      <text:p text:style-name="Preformatted_20_Text"/>
      <text:p text:style-name="Preformatted_20_Text"><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России множество евреев убили как „подозреваемых“ во <text:soft-page-break/>время поиска партизан. Однако на территории Польши под юрисдикцией Полицейского Резервного Батальона 101 в 1942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reformatted_20_Text"><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Вкратце, людей старались подготовить к их роли массовых убийц. Даже люди полицейских батальонов, последовавших за Айнзацгруппами в Россию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о работе с гражданскими. Подобно Далюге и Гиммлеру, своим войскам давали вдохновляющие речи и некоторые командующие батальонами. Однако для людей Полицейского Батальона 101 все было наоборот, они были не готовы и исключительно удивлены лежащей перед ними задаче.</text:p>
      <text:p text:style-name="Preformatted_20_Text"><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 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 же идеи неполноценности евреев и других, но явной подготовки к убийствам у них не было.</text:p>
      <text:p text:style-name="Preformatted_20_Text"><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reformatted_20_Text"><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reformatted_20_Text"><text:tab/>Выход из строя мог выглядеть как заявление, что вышедший «слишком хорош» для такого, тем самым подставив себя под моральные упрёки 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для убийства, а не «слишком хороши».</text:p>
      <text:p text:style-name="Preformatted_20_Text"><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так же 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бремя, но оказаться слишком слабым для него.<text:note text:id="ftn520" text:note-class="endnote"><text:note-citation>520</text:note-citation><text:note-body><text:p text:style-name="P90">Bruno D., HW 2992.</text:p></text:note-body></text:note></text:p>
      <text:p text:style-name="Preformatted_20_Text"><text:tab/>Так что коварным образом, но отказники лишь поддерживали «мачо» достоинства большинства, согласно которым, способность убить безоружного, гражданского, женщин, детей — якобы положительная черта, одновременно с этим не разрушая товарищества в их расистском и враждебном мире. Многие пытались разрешить противоречие между своей совестью и нормами батальона: они не <text:soft-page-break/>расстреливали младенцев на месте, но отправляли их на точку сбора; не устраивали расстрелы на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мужчин».<text:note text:id="ftn521" text:note-class="endnote"><text:note-citation>521</text:note-citation><text:note-body><text:p text:style-name="P90">Gustav M., G 169.</text:p></text:note-body></text:note></text:p>
      <text:p text:style-name="Preformatted_20_Text"><text:tab/>Мы прошли полный круг взаимоусиливающего эффекта войны и расизма в сочетании с постоянными пропагандой и индоктринации, отмеченного Джоном Доуэром. Для полицейских задачу по соответствию нормам ближайшего окружения(батальона) и общества в целом(нацисткой Германии) упрощал повсеместный расизм и результирующее исключение еврейских жертв из «человечества». Здесь сошлись годы антисемитской пропаганды(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памфлетов индоктринации СС, как сомнительно, что у них был иммунитет к «влиянию времени»(снова используя выражение Дракера), постоянному декларированию немецкого превосходства и разжиганию презрения и ненависти к врагам-евреям. Ничто не помогало нацистам вести расовую войну, как сама война. В военное время, когда враг легко перестаёт быть человеком и теряет все соответствующие права, легко включить евреев в «образ врага», или Feindbild.</text:p>
      <text:p text:style-name="Preformatted_20_Text"><text:tab/>Примо Леви в свою последнюю книгу «Утонувшие и спасённые» включил эссе, озаглавленное «Серая Зона» - <text:span text:style-name="T99">в</text:span>озможно его самое глубокое и крайне волнующее размышление о Холокосте.<text:note text:id="ftn522" text:note-class="endnote"><text:note-citation>522</text:note-citation><text:note-body><text:p text:style-name="P90">Примо Леви, <text:span text:style-name="T21">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С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 не был «монолитом». Столкнувшись с шестнадцатилетней девочкой, чудесным образом пережившей газовую камеру, он ненадолго поколебался. В конце концов он все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 И всё же это «хоть и на самую границу, но поставило его в серую зону, зону неопределённости, так отличной от свойственных режиму террору и подобострастию».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как многие в 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полностью различается.</text:p>
      <text:p text:style-name="Preformatted_20_Text"><text:tab/>Тем не менее, спектр серой зоны Леви кажется применимым к Полицейскому Резервному Батальону 101. В нем точно было достаточно людей на «крайней границы» этой зоны. Приходит в голову Лейтенант Гнейд, кто торопился увести своих людей от казней в Минске -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споткнулся минимум один раз. Незадолго до своего перевода, без защиты майора Траппа и получив прямой приказ местной Полиции Безопасности Лукува, он так же повёл своих людей на место казни. В самом центре зоны стоит жалкая фигура самого Траппа, «рыдавшего как ребёнок» отправляя <text:soft-page-break/>своих людей убивать евреев, и прикованный к постели капитан Хоффман, чьё тело восстало против страшных деяний его разума.</text:p>
      <text:p text:style-name="Preformatted_20_Text"><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кроме авантюры. Что же тогда можно заключить? История Полицейского Резервного батальона вызывает сильное беспокойство. Это история обыкновенных людей, но не всех людей. Полицейские запасы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reformatted_20_Text"><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reformatted_20_Text"/>
      <text:p text:style-name="Preformatted_20_Text">Послесловие</text:p>
      <text:p text:style-name="Preformatted_20_Text"/>
      <text:p text:style-name="Preformatted_20_Text"><text:tab/>С момента выхода книги «Обыкновенные люди» шесть лет назад, её без перерыва разбирал и критиковал другой автор Дэниэл Джона Голдхаген. Он не только писал на ту же тему — мотивацию «Обыкновенных» немцев, ставших соучастниками Холокоста,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text:note text:id="ftn523" text:note-class="endnote"><text:note-citation>523</text:note-citation><text:note-body><text:p text:style-name="P92">Дэниэл Джона Голдхаген(отсюда и далее просто Голдхаген), «Зло Банальности»[The Evil of Banality], <text:span text:style-name="T21">New Republic</text:span> (13 и 20 июля 1992), 49-52; <text:s/>Голдхаген, <text:span text:style-name="T21">Добровольные Палачи Гитлера: Обыкновенные Немцы и Холокост</text:span>[<text:span text:style-name="T21">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A Reply to My Critics: Motives, Causes and Alibis] <text:span text:style-name="T21">New Republic </text:span><text:span text:style-name="T38">(3 декабря 1996), 37-45; «Письмо Редактору»[Letter to the Editor].</text:span><text:span text:style-name="T21"> New Republic </text:span><text:span text:style-name="T38">(10 февраля 1997), 4-5.</text:span></text:p><text:p text:style-name="P93"><text:tab/>Голдхаген начал своё исследование в записях о <text:span text:style-name="T21">Staansanwaltschaft</text:span> в Гамбурге несколькими месяцами спустя того, как я закончил свою работу там в мае 1989. Узнал он о моей работе над Полицейским Резервным Батальоном 101 не позднее осени 1989.</text:p><text:p text:style-name="P93"><text:span text:style-name="T38"><text:tab/>В свою очередь, я критиковал работу Голдхагена: Кристофер Р. Браунинг(отсюда и далее просто Браунинг), <text:s/>«</text:span><text:span text:style-name="T47">Добровольные Палачи Дэниэла Голдхагена»[Daniel Goldhagen’s Willing Executioners], History &amp; Memory 8/no. 1 (1996), 88-108; и «Человеческая Природа, Культура и Холокост»[Human Nature, Culture, and the Holocaust], </text:span><text:span text:style-name="T25">Chronicle of Higher Education</text:span><text:span text:style-name="T47"> (18 октября 1996), A72. Так же в декабре 1993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note text:id="ftn524" text:note-class="endnote"><text:note-citation>524</text:note-citation><text:note-body><text:p text:style-name="P95">Появились(прим. переводчика - на момент выхода книги) как минимум две антологии ответов на <text:span text:style-name="T21">Добровольных Палачей Гитлера</text:span><text:span text:style-name="T38">: Julius H. Shoeps. ed. </text:span><text:span text:style-name="T21">Ein Volk Von Mördern?</text:span><text:span text:style-name="T38"> (Hamburg, 1996), и Franklin H. Littell, ed. </text:span><text:span text:style-name="T21">Hyping the Holocaust: Scholars Answer the Holocaust </text:span><text:span text:style-name="T38">(Merion Station, Ps., 1997). И ещё больше на подходе, судя по всему. Две самые детальные и постоянные критики <text:s/></text:span><text:span text:style-name="T21">Добровольных Палачей Гитлера</text:span><text:span text:style-name="T38"> это: </text:span><text:span text:style-name="T48">Ruth Bettina Birn, «Revising the Holocaust», </text:span><text:span text:style-name="T26">Historical Journal</text:span><text:span text:style-name="T48"> 40/no. 1(1997), 195-215; и Норман Финкельштейн «“Безумный’ тезис Дэниэла Голдхагена: Критика Добровольных Палачей Гитлера»[Daniel Goldhagen’s „Crazy“ Thesis: A Critique of </text:span><text:span text:style-name="T26">Hitler’s Willing Executioners</text:span><text:span text:style-name="T48">», </text:span><text:span text:style-name="T26">New Left Review</text:span><text:span text:style-name="T48"> 224 (1997):39-87. Другая детальная оценка от Dieter Pohl, «Die Holocaust — Forschung und Goldhagen’s Thesen», </text:span><text:span text:style-name="T26">Vierteljahrshef Für Zeitgeschichte</text:span><text:span text:style-name="T48"> 45/1 (1997), 1-48.</text:span></text:p></text:note-body></text:note>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p>
      <text:p text:style-name="Preformatted_20_Text"><text:tab/>Мы с Голдхагеном не соглашаемся по нескольким пунктам: первый, в участии многочисленных «обыкновенных» немцев в массовом убийстве евреев; второй, высокий уровень добровольного участия этих «обыкновенных». Большинство убийц не отобрано целенаправленно, но взяты из среза всего немецкого общества. Они не убивали из-за принуждения или угрозы страшного наказания за отказ. Однако ни одно из этих заключений не ново в исследовании Холокоста. Это одни из фундаментальных выводов авторитетного и новаторского исследования «Уничтожение евреев Европы»<text:note text:id="ftn525" text:note-class="endnote"><text:note-citation>525</text:note-citation><text:note-body><text:p text:style-name="P94">The Destruction of the European Jews</text:p></text:note-body></text:note> 1961 года за авторством Рауля Хильберга. Преступники «не отличались моральными ценностями от остального населения - «Нет ничего особенного в немецких соучастниках[Холокоста]». Соучастники представляли «примечательный срез немецкого населения» и машину уничтожения «структурно не отличимую от организации немецкого общества».<text:note text:id="ftn526" text:note-class="endnote"><text:note-citation>526</text:note-citation><text:note-body><text:p text:style-name="P96">Рауль Хилберг, <text:span text:style-name="T21">The Destruction of the European Jews</text:span>, цитата из пересмотренного и расширенного издания (Нью-Йорк, 1985), 1011, 994.</text:p></text:note-body></text:note> Именно немецкий учёный Герберг Ягер<text:note text:id="ftn527" text:note-class="endnote"><text:note-citation>527</text:note-citation><text:note-body><text:p text:style-name="P97"><text:span text:style-name="T100">Herbert J</text:span>ä<text:span text:style-name="T100">ger, </text:span><text:span text:style-name="T26">Verbrechen unter totalit</text:span><text:span text:style-name="T21">ä</text:span><text:span text:style-name="T26">rer Herrschaft</text:span><text:span text:style-name="T100"> (Frankfurt/M., 1982), 81-82, 95-122, 158-60.</text:span></text:p></text:note-body></text:note> и немецкий прокурор в 1960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reformatted_20_Text"><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reformatted_20_Text"><text:tab/>В своей книге «Добровольные Палачи Гитлера» Дэниэл утверждает, что <text:soft-page-break/>антисемитизм «более или менее главенствовал в идейной жизни гражданского общества» в донацистской Германии<text:note text:id="ftn528" text:note-class="endnote"><text:note-citation>528</text:note-citation><text:note-body><text:p text:style-name="P98">Голдхаген, <text:span text:style-name="T21">Добровольные Палачи</text:span>, 106.</text:p></text:note-body></text:note>, и когда немцы «выбрали»(!) Гитлера, «центральная роль антисемитизма в мировоззрении, программах и риторике...отражало саму немецкую культуру».<text:note text:id="ftn529" text:note-class="endnote"><text:note-citation>529</text:note-citation><text:note-body><text:p text:style-name="P98">Голдхаген, <text:span text:style-name="T21">Добровольные Палачи</text:span>, 85.</text:p></text:note-body></text:note> Потому что Гитлер и немцы были «на одной волне» в вопросе о евреях, тот просто «освободил» или спустил с поводка «существовавший, накопленный» антисемитизм для совершения Холокоста.<text:note text:id="ftn530" text:note-class="endnote"><text:note-citation>530</text:note-citation><text:note-body><text:p text:style-name="P98">Голдхаген, <text:span text:style-name="T21">Добровольные Палачи</text:span>, 399, 443.</text:p></text:note-body></text:note></text:p>
      <text:p text:style-name="Preformatted_20_Text"><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 сильное».<text:note text:id="ftn531" text:note-class="endnote"><text:note-citation>531</text:note-citation><text:note-body><text:p text:style-name="P98">Голдхаген, <text:span text:style-name="T21">Добровольные Палачи</text:span>, 39, 43.</text:p></text:note-body></text:note></text:p>
      <text:p text:style-name="Preformatted_20_Text"><text:tab/>Затем согласно Голдхагену картина всегда лежащей в основе и лишь поверхностного изменяющегося антисемитизма резко меняется после 1945. Всепоглощающий и элиминаторский(прим. Переводчика — термин, введённый Голдхагеном. От слова «elimination» - элиминация)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запрещающих антисемитизм и отсутствие подкрепления со стороны институтов, немецкая культура, столетиями под властью антисемитизма, неожиданно трансформируется.<text:note text:id="ftn532" text:note-class="endnote"><text:note-citation>532</text:note-citation><text:note-body><text:p text:style-name="P98">Голдхаген, <text:span text:style-name="T21">Добровольные Палачи</text:span>, 582, сноска 38; 593-94, сноска 53.</text:p></text:note-body></text:note> И теперь нам говорят, что немцы такие же, как и мы.</text:p>
      <text:p text:style-name="Preformatted_20_Text"><text:tab/>Я могу легко согласиться и поддержать две идеи: первое, антисемитизм был значительной частью немецкой политической культуры до 1945; второе, немецкая политическая культура теперь совсем другая и менее антисемитская. Однако если политическая культура в целом и конкретно антисемитизм могли быть трансформированы после 1945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 особенно за двенадцать лет нацистского правления.</text:p>
      <text:p text:style-name="Preformatted_20_Text"><text:tab/>В своей вступительной главе Голдхаген предоставляет полезную трёхстороннюю модель анализа антисемитизма. Однако в последующих главах он эту модель не использует. Антисемитизм, он утверждает, варьируется от источника к источнику и от случая к случаю(к примеру, расы, религии, культуры или окружения) предполагаемых еврейских отрицательных черт. И варьируется от степени опасности, или «ощущаемой» антисемитами опасности.<text:note text:id="ftn533" text:note-class="endnote"><text:note-citation>533</text:note-citation><text:note-body><text:p text:style-name="P98">Голдхаген, <text:span text:style-name="T21">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как Германия, мы должны думать и говорить об антисемитизме во множественном числе.</text:p>
      <text:p text:style-name="Preformatted_20_Text"><text:tab/>Однако настоящая концепция, что использует Голдхаген, производит противоположный эффект: она удаляет все вариации и подводит антисемитизм под единую черту. Все немцы, что видели в евреях «других» как нечто негативное и то, от чего следует избавиться — через разговор,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34" text:note-class="endnote"><text:note-citation>534</text:note-citation><text:note-body><text:p text:style-name="P98">Голдхаген, <text:span text:style-name="T21">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Финального Решения.</text:p>
      <text:p text:style-name="Preformatted_20_Text"><text:tab/>Если же использовать аналитическую модель предложенную Голдхагеном вместо той, что он на самом деле использует, что же можно сказать о изменениях в антисемитизме немецкой политической культуры и её роли в Холокосте? И с чего начать?</text:p>
      <text:p text:style-name="Preformatted_20_Text"><text:tab/>Давайте же начнём с истории Германии девятнадцатого века, а точнее с различных интерпретаций немецкого якобы «особого пути» или Sonderweg. Согласно традиционному социальному/структурному подходу, в Германии в 1848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ем нации, которой они <text:soft-page-break/>не смогли добиться в революции, а в конце концов ими просто манипулировали, подстёгивая «социальный империализм».<text:note text:id="ftn535" text:note-class="endnote"><text:note-citation>535</text:note-citation><text:note-body><text:p text:style-name="Endnote">Hans-Ulrich Wehler, <text:span text:style-name="T27">The German Empire</text:span><text:span text:style-name="T101"> (Leamington Spa, 1985). James </text:span>Retallack, «<text:span text:style-name="T101">Social History with a Vengeance? Some Reactions to H-U Wehler’s „Das Kaiserreich“», </text:span><text:span text:style-name="T27">German Studies Review</text:span><text:span text:style-name="T101">, 7/no. 3 (1984), </text:span><text:span text:style-name="T102">423-50. Roger Fletcher, «Recent Development in West German Historiography: The Bielefeld School and Its Critics», </text:span><text:span text:style-name="T28">German Studies Review, </text:span><text:span text:style-name="T102">7/no. 3 (1984), 451-80.</text:span></text:p></text:note-body></text:note> Согласно культурно/идеологическому подходу, искажённое и неполное 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36" text:note-class="endnote"><text:note-citation>536</text:note-citation><text:note-body><text:p text:style-name="P99">George Mosse, <text:span text:style-name="T21">The Crisis of German Ideology </text:span>(New York, 1964); Fritz Stern, <text:span text:style-name="T21">The Politics of Cultural Despair </text:span>(Berkeley, 1961); Jeffrey Herf, <text:span text:style-name="T21">Reactionary Modernism: Technology, Culture and Politics in Weimar and the Third Reich </text:span>(Cambridge, 1984), and «Reactionary Modernism Reconsidered: Modernity, the West and the Nazis», forthcoming. (прим. Переводчика — вышла в 1996, <text:span text:style-name="T103">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37" text:note-class="endnote"><text:note-citation>537</text:note-citation><text:note-body><text:p text:style-name="P100">John Weiss, <text:span text:style-name="T21">Ideology of Death: Why the Holocaust Happened in Germany</text:span> (Chicago, 1996).</text:p></text:note-body></text:note></text:p>
      <text:p text:style-name="Preformatted_20_Text"><text:tab/>Мне кажется, что интерпретация Шуламит Волковой антисемитизма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38" text:note-class="endnote"><text:note-citation>538</text:note-citation><text:note-body><text:p text:style-name="P100">Шуламит Волкова, «Антисемитизм как Культурный Код»[Anti-Semitism as a Cultural Code], <text:span text:style-name="T21">Leo Baeck Institute Yearbook</text:span>, 23 (1978), 25-46. Также смотри: Peter Pulzer, <text:span text:style-name="T21">The Rise of Political Anti-Semitism in Germany <text:s/>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означало быть авторитарным, националистом, империалистом, протекционистом, корпоративистом и 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И пока консерваторы поддерживали в вопросе антисемитизма популистов озабоченную одним 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схоже с одновременным решением построить флот).</text:p>
      <text:p text:style-name="Preformatted_20_Text"><text:tab/>К концу столетия всё более расовый в своей основе 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политическом или идейном мире. Консерваторы и узконаправленные антисемитские партии представляли меньшинство.</text:p>
      <text:p text:style-name="Preformatted_20_Text">Большинство же можно было найти в Прусском Ландтаге, проводящим дискриминационные законы против католиков в 1870 и в Рейхстаге против социалистов в 1880.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02"><text:tab/>Еврейский вопрос был лишь одним из многих даже для самых открытых консерваторов антисемитов. Предположить, что они считали евреев опаснее Тройственного Союза за границей или социал демократов дома, значит сильно исказить факты. Если и для консерваторов антисемитизм не был приоритетным вопросом или угрозой, то насколько 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text:note text:id="ftn539" text:note-class="endnote"><text:note-citation>539</text:note-citation><text:note-body><text:p text:style-name="P100">History of Anti-Semitism List, 5.15.96.</text:p></text:note-body></text:note></text:p>
      <text:p text:style-name="P102"><text:s/><text:tab/>Для некоторых немцев, конечно же, евреи таки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всех угроз и опасностей вне понимания антисемитов(и не желающих понимать).<text:note text:id="ftn540" text:note-class="endnote"><text:note-citation>540</text:note-citation><text:note-body><text:p text:style-name="Endnote">Gavin Langmuir, «<text:span text:style-name="T103">Prolegomena to Any Present Analysis of Hostility Against the Jews», reprinted in </text:span><text:span text:style-name="T29">The Nazi Holocaust</text:span><text:span text:style-name="T103">, vol. 2, ed. By Michael Marrus (Westport, Conn., 1989), 133-171, esp. 150-154; and «From Anti-Judaism to Anti-Semitism», </text:span><text:span text:style-name="T29">History, Religion and Antisemitism</text:span><text:span text:style-name="T103"> (Berkeley, 1990), 275-305, esp.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41" text:note-class="endnote"><text:note-citation>541</text:note-citation><text:note-body><text:p text:style-name="P100">Саул Фридлендер, <text:span text:style-name="T30">Нацистская Германия и Евреи</text:span><text:span text:style-name="T104">[</text:span><text:span text:style-name="T30">Nazi Germany and the Jews</text:span><text:span text:style-name="T104">]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text:soft-page-break/>всемирной конспирологии, стоящей за марксисткой революцией и плутократической демократией — все ещё были нишевым феноменом.</text:p>
      <text:p text:style-name="Preformatted_20_Text"><text:tab/>Последствия травматического опыта Германии между 1912 и 1929 —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центра, а бывшие радикалы(или Новые Правые) росли за счёт традиционалистов(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 и её правящей партией шесть месяцев спустя.</text:p>
      <text:p text:style-name="Preformatted_20_Text"><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42" text:note-class="endnote"><text:note-citation>542</text:note-citation><text:note-body><text:p text:style-name="P101">Голдхаген, «Ответ Моим Критикам»[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я сильно подозреваю, что больше немцев голосовало за нацистов по причинам отличным от семитизма, чем тех, кто считал антисемитизм важным вопросом, но все же голосовавших не за нацистов. Ни сами итоги выборов, ни какая-либо их возможная интерпретация не предполагает, что в 1932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отражает саму немецкую культуру».<text:note text:id="ftn543" text:note-class="endnote"><text:note-citation>543</text:note-citation><text:note-body><text:p text:style-name="P101">Голдхаген, <text:span text:style-name="T21">Добровольные Палачи</text:span><text:span text:style-name="T38">, 399, 85.</text:span></text:p></text:note-body></text:note></text:p>
      <text:p text:style-name="Preformatted_20_Text"><text:tab/>Начиная с 1933 все факторы, которым Голдхаген приписывает разрушение антисемитизма после 1945 — образование, общественный 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44" text:note-class="endnote"><text:note-citation>544</text:note-citation><text:note-body><text:p text:style-name="P101">William Sheridan Allen, <text:span text:style-name="T21">The Nazi Seizure of Power</text:span><text:span text:style-name="T38"> (Revised Edition: New York, 1984), 84.</text:span></text:p></text:note-body></text:note> Более того, Голдхаген часто ссылается на подпольный доклад Сопаде(SoPaDe, Социал-демократическая партия Германии в изгнании) в 1936. Он служит доказательством 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Общий антисемитский психоз затронул даже вдумчивых людей, даже наших товарищей».<text:note text:id="ftn545" text:note-class="endnote"><text:note-citation>545</text:note-citation><text:note-body><text:p text:style-name="P101">Голдхаген, «Ответ Моим Критикам», 41.</text:p></text:note-body></text:note></text:p>
      <text:p text:style-name="Preformatted_20_Text"><text:tab/>Даже в период после 1933 лучше всего говорить о немецком антисемитизме во множественном числе. Среди партии действительно находилось ядро немцев, для которых евреи казались расовым врагов и главным приоритетом. Хардкорные «химерные» или «искупительные» антисемиты нацистского движения однако же различались в стилях и предпочитаемых действиях. На одной границе спектра были Штурмовики(или коричневорубашечники. Sturmabteilung, SA) и подобные Штрейхеру. О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Тот выступал за более систематическое, но бесстрастное гонение.<text:note text:id="ftn546" text:note-class="endnote"><text:note-citation>546</text:note-citation><text:note-body><text:p text:style-name="Endnote">Ulrich Herbert, <text:span text:style-name="T30">Best: Biographische Studien über Radikalismus, Weltanschauung und Vernunf 1903-1989</text:span><text:span text:style-name="T49"> (Bonn, 1996).</text:span></text:p></text:note-body></text:note></text:p>
      <text:p text:style-name="Preformatted_20_Text"><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хоть это едва ли было в приоритете, сравнимым со стремлением разрушить профсоюзы, марксистские партии и парламентарную демократию, или с перевооружением и восстановлением Германии статуса великой державы. Они часто говорили об антисемитизме, но не были последовательны. Часть, как президент Гиндербург, хотели сделать исключение для евреев, что проявили себя на верной службе отечеству. Церкви,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по результатам которых евреев выгнали из гражданской и военной служб, различных профессий и культурной жизни.</text:p>
      <text:p text:style-name="Preformatted_20_Text"><text:tab/>То, что консерваторы считали достаточным, нацисты едва ли могли назвать первым шагом. Они намного лучше консерваторов понимали разницу между собой. Став соучастниками падения демократии, консерваторы имели возможность противостоять <text:soft-page-break/>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reformatted_20_Text"><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 Им удалось достигнуть удивительного консенсуса по этому вопросу.<text:note text:id="ftn547" text:note-class="endnote"><text:note-citation>547</text:note-citation><text:note-body><text:p text:style-name="P103">Ян <text:s/>Кершоу, «Преследование евреев и <text:span text:style-name="T105">Немецкое Общественное Мнение в Третьем Рейхе»[The Persecution of the Jews and German Public Opinion in the Third Reich], </text:span><text:span text:style-name="T31">Leo Baeck Institute Yearbook 26 </text:span><text:span text:style-name="T50">(1981), 261-89; «</text:span><text:span text:style-name="T31">Народное Мнение и Политическое Разногласие в Третьем Рейхе</text:span><text:span text:style-name="T50">»[</text:span><text:span text:style-name="T31">Popular Opinion and Political Dissent in the Third Reich:Bavaria</text:span><text:span text:style-name="T50">]</text:span><text:span text:style-name="T31"> 1933-1945</text:span><text:span text:style-name="T50"> (Оксфорд, 1983); <text:s/></text:span><text:span text:style-name="T31">„Миф“ Гитлера: Образ и Реальность в Третьем Рейхе</text:span><text:span text:style-name="T50">[</text:span><text:span text:style-name="T31">The Hitler «Myth»: Image and Reality in the Third Reich</text:span><text:span text:style-name="T50">] (Оксфорд, 1987); «Немецкое Общественное Мнение и „Еврейский Вопрос“ </text:span><text:span text:style-name="T51">1933-1943: Некоторые Дальнейшие Размышления</text:span><text:span text:style-name="T50">»[</text:span><text:span text:style-name="T51">German Popular Opinion and the „Jewish Question 1933-1943: Some Further Reflections“], </text:span><text:span text:style-name="T32">Die Juden im Nationalsozialistischen Deutschland: 1933-1943</text:span><text:span text:style-name="T51"> (Тюбинген, 1986), 365-85. Отто Дов Кулька, «“Общественное мнение“ в Нацистской Германии и „Еврейский Вопрос“»[„Public Opinion“ in Nazi Germany and the „Jewish Question“], </text:span><text:span text:style-name="T32">Jerusalem Quarterly 25 </text:span><text:span text:style-name="T51">(1982), 121-44 и 26 (Зима 1982), 34-45; </text:span><text:span text:style-name="T52">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The German Population and the Jews in the Third Reich: Recent Publications and Trends in Research on German Society and the „Jewish Question“], </text:span><text:span text:style-name="T33">Yad Vashem Studies </text:span><text:span text:style-name="T52">16 (1984), 421-35. Дэвид Банкир <text:s/>«Немцы и Холокост: Что Они Знали»[The Germans and the Holocaust: What Did They Know], </text:span><text:span text:style-name="T33">Yad Vashem Studies 20</text:span><text:span text:style-name="T52"> (1990), 69-98; и </text:span><text:span text:style-name="T33">Немцы и </text:span><text:span text:style-name="T35">Окончательное</text:span><text:span text:style-name="T33"> Решение: </text:span><text:span text:style-name="T34">Общественное Мнение при Нацизме</text:span><text:span text:style-name="T52">[</text:span><text:span text:style-name="T33">The Germans and the Final Solution: Public Opinion Under Nazism</text:span><text:span text:style-name="T52">] </text:span><text:span text:style-name="T53">(Оксфорд, 1992). Также смотри: Marlis Steinert, </text:span><text:span text:style-name="T34">Hitler’s War and the Germans </text:span><text:span text:style-name="T53">(Athens, Ohio, 1977); Вальтер Лакер, «Немецкие люди и Уничтожение Евреев Европы»[The German People and the Destruction of the European Jews], </text:span><text:span text:style-name="T34">Central European History 6</text:span><text:span text:style-name="T53">, no.2 (1973), 167-91; Sarah Gordon, </text:span><text:span text:style-name="T34">Hitler, Germansm and the „Jewish Question“</text:span><text:span text:style-name="T53"> (Princeton, 1984); Robert Gellately, </text:span><text:span text:style-name="T34">The Gestapo and German Society: Enforcing Racial Policy</text:span><text:span text:style-name="T53">, 1933-1945 (Oxford, 1990). Для сравнения смотри Michael </text:span><text:span text:style-name="T54">Kater</text:span><text:span text:style-name="T53">, «Everyday Anti-</text:span><text:span text:style-name="T54">s</text:span><text:span text:style-name="T53">emitism in Prewar Nazi Germany», </text:span><text:span text:style-name="T34">Yad Vashem Studies</text:span><text:span text:style-name="T53"> (1984), 129-59.</text:span></text:p></text:note-body></text:note> В периоде 1933-1939,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большинство «обыкновенных немцев» - которых Саул Фридлендер для контраста с «активистами» назвал «зрителями»<text:note text:id="ftn548" text:note-class="endnote"><text:note-citation>548</text:note-citation><text:note-body><text:p text:style-name="P105"><text:s/>Фридлендер, <text:s/><text:span text:style-name="T21">Нацистская Германия и Евреи</text:span><text:span text:style-name="T38">[</text:span><text:span text:style-name="T21">Nazi Germany and the Jews</text:span><text:span text:style-name="T38">], 298, 327-28.</text:span></text:p></text:note-body></text:note> - тем не менее приняли правовые меры режима, что привело к прекращению эмансипации евреев, выдворения их с общественных должностей в 1933, социальному остракизму в 1935 и завершилось конфискацией их имущества в 1938-1939.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волны вандализма 1935, и тем более погром «Хрустальная ночь»<text:span text:style-name="T106">[</text:span>Kristallnacht<text:span text:style-name="T106">]</text:span> в ноябре 1938 вызывали негативную реакцию у немецкого населения.</text:p>
      <text:p text:style-name="Preformatted_20_Text"><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все же становились всё более «апатичны», «пассивны» и «безразличны» к судьбе первых. Антисемитские меры, выполненные в организованной и законной 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его полное отсутствие. Это стало важным достижением режима, но все равно не прокладывало путь, при котором «обыкновенные немцы» поддержали бы, а тем более и приняли бы участие» и массовом убийстве европейских евреев, на котором «зрители» 1938 станут соучастниками геноцида 1941-1942.</text:p>
      <text:p text:style-name="Preformatted_20_Text"><text:tab/>Что касается военных годов, Кершоу, Кулька и Банкир не соглашаются по нескольким пунктам, но в целом признают, что антисемитизм «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и неприемлемый ужас геноцида...Чем больше просачивалось новостей о массовых убийствах, тем меньше публика хотела участвовать в Финальном Решении еврейского вопроса».<text:note text:id="ftn549" text:note-class="endnote"><text:note-citation>549</text:note-citation><text:note-body><text:p text:style-name="P104">Банкир, <text:span text:style-name="T21">Немцы и Окончательное Решение</text:span><text:span text:style-name="T38">, 151-20.</text:span></text:p></text:note-body></text:note> Тем не менее, как сказал Кулька: «Поразительно бездонное безразличие к судьбам евреев как человеческих существ» давало «режиму свободно проталкивать радикальное «Финальное Решение».<text:note text:id="ftn550" text:note-class="endnote"><text:note-citation>550</text:note-citation><text:note-body><text:p text:style-name="P104">Кулька и Родриг, <text:span text:style-name="T21">Население Германии и Евреи</text:span><text:span text:style-name="T38">[</text:span><text:span text:style-name="T21">German Population and the Jews</text:span><text:span text:style-name="T38">], 435.</text:span></text:p></text:note-body></text:note> Кершоу подчёркивал это же в своей запоминающейся фразе «Дорогу в Освенцим построила ненависть, но проложило безразличие».<text:note text:id="ftn551" text:note-class="endnote"><text:note-citation>551</text:note-citation><text:note-body><text:p text:style-name="P104">Кершоу, «Преследование Евреев»[Persecution of the Jews], 288.</text:p></text:note-body></text:note></text:p>
      <text:p text:style-name="Preformatted_20_Text"><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м публики, особенно касаясь принятия «Фина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text:note text:id="ftn552" text:note-class="endnote"><text:note-citation>552</text:note-citation><text:note-body><text:p text:style-name="P104">Кулька и Родриг, <text:span text:style-name="T21">Население Германии и Евреи</text:span><text:span text:style-name="T38">,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53" text:note-class="endnote"><text:note-citation>553</text:note-citation><text:note-body><text:p text:style-name="P104">Голдхаген, <text:span text:style-name="T21">Добровольные Палачи</text:span><text:span text:style-name="T38">,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и Банкиром, а именно в том, что полезно разделять ядро нацистов и население в целом в вопросе приоритета антисемитизма и стремлении их убивать. По-моему, Голдхаген подменяет понятия в своих <text:soft-page-break/>определениях и неправильно интерпретирует значения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больше пренебрегать ими.</text:p>
      <text:p text:style-name="Preformatted_20_Text"><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большинство обыкновенных немцев становились «добровольными» палачами. Если дома они были безразличны и апатичны, двуличны и бессердечны, то на востоке они были убийцами.</text:p>
      <text:p text:style-name="Preformatted_20_Text"><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 не имевшие возможности для реализации себя, теперь «желали стать палачами в геноциде».<text:note text:id="ftn554" text:note-class="endnote"><text:note-citation>554</text:note-citation><text:note-body><text:p text:style-name="P104">Голдхаген, <text:span text:style-name="T21">Добровольные Палачи</text:span><text:span text:style-name="T38">, 279, 185.</text:span></text:p></text:note-body></text:note> По-моему, обыкновенные немцы в восточной Европе принесли с собой набор ценностей, включавшие не только различные формы антисемитизма немецкого общества, раздуваемого режимом с 1933,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reformatted_20_Text"><text:tab/>Немцы в Восточной Европе трансформировались под влиянием событий и ситуаций 1939-1941 сильнее, чем под влиянием диктаторства в 1933-1939.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Ostjuden — восточными евреями. В 1941 добавились ещё два фактора: идеологический крестовый поход против Большевизма и «война на уничтожение».</text:p>
      <text:p text:style-name="Preformatted_20_Text">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 лежит в основе их добровольного, а у некоторых и охотного, участия в убийстве евреев?</text:p>
      <text:p text:style-name="Preformatted_20_Text"><text:tab/>В этом вопросе важно отметить, что перед имплементацией Финального Решения(сначала на советской территории во второй половине 1941, в Польше и остальной Европе весной 1942), нацистский режим уже нашёл добровольных палачей на казнь от 70000 до 80000 психически и физически ограниченных немцев, десятков тысяч членов польской интеллигенции, десятков тысяч гражданских в карательных расстрелах и более чем двух миллионов русских военнопленных. Ясно видно, что к сентябрю 1939,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reformatted_20_Text"><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преступниках и их мотивах».<text:note text:id="ftn555" text:note-class="endnote"><text:note-citation>555</text:note-citation><text:note-body><text:p text:style-name="P108">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21">хотели</text:span> быть палачами геноцида»<text:span text:style-name="T106">(выделено автором)</text:span> евреев.<text:note text:id="ftn556" text:note-class="endnote"><text:note-citation>556</text:note-citation><text:note-body><text:p text:style-name="P106">Голдхаген, <text:span text:style-name="T21">Добровольные Палачи</text:span><text:span text:style-name="T38">, 279.</text:span></text:p></text:note-body></text:note> Они «утоляли их жажду еврейской крови» со «смаком»; они «веселились»; они убивали «для удовольствия».<text:note text:id="ftn557" text:note-class="endnote"><text:note-citation>557</text:note-citation><text:note-body><text:p text:style-name="P106">Голдхаген, <text:span text:style-name="T21">Добровольные Палачи</text:span><text:span text:style-name="T38">, 2</text:span><text:span text:style-name="T55">31, 241, 451.</text:span></text:p></text:note-body></text:note> Более того, «количество и степень жестокости и зверств, что немцы совершили над евреями так же крайне характерно»; действительно, они «выделяются» в «длинных анналах человеческого варварства».<text:note text:id="ftn558" text:note-class="endnote"><text:note-citation>558</text:note-citation><text:note-body><text:p text:style-name="P106">Голдхаген, <text:span text:style-name="T21">Добровольные Палачи</text:span><text:span text:style-name="T38">, </text:span><text:span text:style-name="T55">386, 414.</text:span></text:p></text:note-body></text:note> Голдхаген решительно заключает, что «касаясь мотивации Холокоста, для большинства соучастников достаточно одного объяснения» - а именно «демонического антисемитизма», который «был обычной структурой в сознании преступников и немецкого общества в целом».<text:note text:id="ftn559" text:note-class="endnote"><text:note-citation>559</text:note-citation><text:note-body><text:p text:style-name="P106">Голдхаген, <text:span text:style-name="T21">Добровольные Палачи</text:span><text:span text:style-name="T38">, </text:span><text:span text:style-name="T55">392, 416.</text:span></text:p></text:note-body></text:note></text:p>
      <text:p text:style-name="Preformatted_20_Text"><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560" text:note-class="endnote"><text:note-citation>560</text:note-citation><text:note-body><text:p text:style-name="P108">В дополнении к его «Ответ Моим Критикам» и «Письмо Редакторам» в <text:span text:style-name="T21">New Republic</text:span><text:span text:style-name="T38"> также смотри его «Письмо Редакторам» в </text:span><text:span text:style-name="T21">New York Review of Books </text:span><text:span text:style-name="T38">от 6 февраля 1997, 40.</text:span></text:p></text:note-body></text:note> Я хотел бы сфокусироваться на двух аспектах аргумента Голдхагена для его интерпретации и оценить их по высоким стандартам тщательной социальной науки, <text:soft-page-break/>которые он сам и поставил: во-первых, дизайн и структура его аргумента, во-вторых, методология использования доказательств.</text:p>
      <text:p text:style-name="Preformatted_20_Text"><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дизайна его аргумента лежат два сравнения.<text:note text:id="ftn561" text:note-class="endnote"><text:note-citation>561</text:note-citation><text:note-body><text:p text:style-name="P108">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Немецкий антисемитизм был<text:span text:style-name="T21"> sui generis». Добровольные Палачи</text:span><text:span text:style-name="T38">,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Целью ставится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reformatted_20_Text"><text:tab/>С этим дизайном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с чем соглашаются буквально все историки), но и так же что для большинства соучастников их разное обращение фундаментально объясняется только антисемитической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из чего он заключает, что мотивацией является не согласие с политикой государства или подчинение приказам, а глубокая персональная ненависть</text:p>
      <text:p text:style-name="Preformatted_20_Text">к евреям, пропитавшая всю немецкую культуру. И из всех этих примеров Голдхаген заключает,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reformatted_20_Text"><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примере он признает, что охране приходилось останавливать местное 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562" text:note-class="endnote"><text:note-citation>562</text:note-citation><text:note-body><text:p text:style-name="P106">Голдхаген, <text:span text:style-name="T21">Добровольные Палачи</text:span><text:span text:style-name="T38">, </text:span><text:span text:style-name="T55">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56">старшие мужчины охранники(на 18-20 лет)(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36">Добровольные Палачи</text:span><text:span text:style-name="T56">, 335, 360).</text:span></text:p></text:note-body></text:note></text:p>
      <text:p text:style-name="Preformatted_20_Text"><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октябре 1041, нацистский режим развернул на 180 градусов политику, касающуюся советских военнопленных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Вкратце, и из экономических соображений, и по приказу вышестоящих следовало оставлять военнопленных в живых и отправлять на работы. Около 10000 советов прибыли в Освенцим и отправлены в Биркенау в октябре 1941. К концу февраля, четыре месяцами спустя, в живых остались только 945. Процент выживаемости 9,5.<text:note text:id="ftn563" text:note-class="endnote"><text:note-citation>563</text:note-citation><text:note-body><text:p text:style-name="P109">Статистика взята из Danuta Czech, <text:span text:style-name="T21">Kalendarium der Ereignisse im Konzentrationslager Auswitz-Birkenau 1939-1945</text:span><text:span text:style-name="T38"> (Hamburg, 1989), в особенности 126-132, 179; Steven Paskuly, ed. </text:span><text:span text:style-name="T21">Death Dealer: The Memoirs of the SS Kommandant at Auschwitz Rudolph Höss</text:span><text:span text:style-name="T38">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reformatted_20_Text"><text:tab/>Как показал Майкл Тэд Аллен в своей диссертации о Главном Управлении Экономического Развития СС<text:note text:id="ftn564" text:note-class="endnote"><text:note-citation>564</text:note-citation><text:note-body><text:p text:style-name="P110"><text:span text:style-name="T107">Майкл Тэд Аллен, «Инженеры и Современные Менеджеры в СС: Бизнес Администрация Главного Управления(Wirtschaftsverwaltungshauptamt).»[Engineers and Modern Managers in the SS: The Business Administration Main Offic (Wirtschaftsverwaltungshauptamt)], докторская диссертация, </text:span><text:span text:style-name="T108">Пенсильванский университет, 1995.</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text:soft-page-break/>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reformatted_20_Text"><text:tab/>Что насчёт обращения с еврейскими рабочими в Биркенау в то время? Для сравнения, 7000 молодых словацких женщин послали весной 1942 в главный лагерь Освенцима. В середине августа 6000 выживших послали в Биркенау. К концу декабря, всего четыре месяца спустя, в живых осталось лишь 650. Сравнимый с цифрой выше процент выживания 10,8.<text:note text:id="ftn565" text:note-class="endnote"><text:note-citation>565</text:note-citation><text:note-body><text:p text:style-name="P111">Yehoshua Büchler, «First in the Vale of Affliction: Slovakian Jewish Women in Auschwitz, 1942», <text:span text:style-name="T21">Holocaust and Genocide Studies 10</text:span><text:span text:style-name="T38">,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reformatted_20_Text"><text:tab/>Голдхаген на самом деле прав в том, что со временем обращение с 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text:note text:id="ftn566" text:note-class="endnote"><text:note-citation>566</text:note-citation><text:note-body><text:p text:style-name="P107">Голдхаген, <text:span text:style-name="T21">Добровольные Палачи</text:span><text:span text:style-name="T38">, </text:span><text:span text:style-name="T57">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Польских гетто до Финального Решения.</text:p>
      <text:p text:style-name="Preformatted_20_Text"><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убить бесчисленное количество советских заключённых, если бы цель не изменилась. Продолжившееся массовое убийство советов вплоть до весны 1942 демонстрирует, что нельзя мгновенно остановить машину смерти и изменить поведение персонала, даже если есть приказ с самых верхов.</text:p>
      <text:p text:style-name="Preformatted_20_Text"><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немецкое когнитивное представление о евреях является «единственным» аккуратным контекстом, что поддерживается в первую очередь его подчёркиванием жестокости преступников.</text:p>
      <text:p text:style-name="Preformatted_20_Text"><text:tab/>Однако аргумент, что немецкая жестокость беспрецедентна и специфична именно для немцев, проблематичен по двум причинам. Первое,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румынами и хорватами с лёгкостью демонстрируют, как коллабораторы не просто сравнимы, но и часто превосходили немцев в жестокости. Так же это игнорирует мириады других примеров не из Холокоста, от Камбоджи до Руанды.</text:p>
      <text:p text:style-name="Preformatted_20_Text"><text:tab/>И наоборот, он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text:note text:id="ftn0" text:note-class="endnote"><text:note-citation>567</text:note-citation><text:note-body><text:p text:style-name="P112">Голдхаген, <text:span text:style-name="T21">Добровольные Палачи</text:span><text:span text:style-name="T38">, </text:span><text:span text:style-name="T58">398, 410.</text:span></text:p></text:note-body></text:note> И всё же, умственно отсталые стали первыми жертвами расстрельных команд Эйманн<text:span text:style-name="T109">[</text:span>Eimann<text:span text:style-name="T109">]</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000 жертв!<text:note text:id="ftn567" text:note-class="endnote"><text:note-citation>568</text:note-citation><text:note-body><text:p text:style-name="P121">Генри Фридлендер в <text:span text:style-name="T21">Происхождение Нацистского Геноцида: От Эвтаназии до Окончательного </text:span><text:span text:style-name="T38">Решения[</text:span><text:span text:style-name="T21">The Origins Of Nazi Genocide: From Euthanasia to the Final Solution</text:span><text:span text:style-name="T38">] (Чапел-Хилл, 1995), 119, пишет: «Когда количество убитых пациентов достигло 10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59">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reformatted_20_Text"><text:tab/>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568" text:note-class="endnote"><text:note-citation>569</text:note-citation><text:note-body><text:p text:style-name="P122">Фридлендер, <text:span text:style-name="T21">Происхождение Нацистского Геноцида</text:span><text:span text:style-name="T38">,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text:soft-page-break/>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так необходимому элементу жестокости и «подготовке тех, кому предстоит применять.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он продолжает, «но это воззвание к небесам, единственная польза от бесполезного насилия».<text:note text:id="ftn569" text:note-class="endnote"><text:note-citation>570</text:note-citation><text:note-body><text:p text:style-name="P122">Примо Леви, <text:s/><text:span text:style-name="T21">Утонувшие и спасённые </text:span><text:span text:style-name="T38">(Винтажное издание: Нью-Йорк, 1989), 125-26; Гита Серени, </text:span><text:span text:style-name="T21">Во Тьму </text:span><text:span text:style-name="T38">[</text:span><text:span text:style-name="T21">Into the Darkness</text:span><text:span text:style-name="T38">] (Лондон, 1974), 101.</text:span></text:p></text:note-body></text:note></text:p>
      <text:p text:style-name="Preformatted_20_Text"><text:tab/>И действительно, многие случаи жестокости превосходят какое-либо конструктивное объяснение. Фрэд Э. Кац<text:span text:style-name="T108">[</text:span>Fred E. Katz<text:span text:style-name="T108">]</text:span> выбрал другой подход, в котором утверждает, что в окружении постоянных убийств создание «культуры жестокости» -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570" text:note-class="endnote"><text:note-citation>571</text:note-citation><text:note-body><text:p text:style-name="P123">Фрэд Е. Кац, Ординарные<text:span text:style-name="T21"> Люди и Экстраординарное зло: Доклад об Обольщении Злом</text:span><text:span text:style-name="T38">[</text:span><text:span text:style-name="T21">Ordinary People and Extraordinary Evil: A report on the Beguilings of Evil</text:span><text:span text:style-name="T38">] (Облани, 1993), 29-31, 83-98.</text:span></text:p></text:note-body></text:note> Но мы все ещё остались без ответа на вопрос, который не может быть решем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reformatted_20_Text"><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Фина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571" text:note-class="endnote"><text:note-citation>572</text:note-citation><text:note-body><text:p text:style-name="P113">Голдхаген, <text:span text:style-name="T21">Добровольные Палачи</text:span><text:span text:style-name="T38">, </text:span><text:span text:style-name="T60">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комбинации когнитивных и ситуационных факторов», которые привели этих преступников к Холокосту.<text:note text:id="ftn572" text:note-class="endnote"><text:note-citation>573</text:note-citation><text:note-body><text:p text:style-name="P113">Голдхаген, <text:span text:style-name="T21">Добровольные Палачи</text:span><text:span text:style-name="T38">, </text:span><text:span text:style-name="T60">409.</text:span></text:p></text:note-body></text:note> Он не объясняет, почему мультифакторное объяснение внезапно допустимо для восточной Европы, но не для Германии.</text:p>
      <text:p text:style-name="Preformatted_20_Text"><text:tab/>Кроме всего прочего, как я заметил на симпозиуме в Мемориальном Музее Холокоста США в апреле 1996<text:note text:id="ftn573" text:note-class="endnote"><text:note-citation>574</text:note-citation><text:note-body><text:p text:style-name="P123">Впоследствии опубликован как: Браунинг, «<text:span text:style-name="T21">Добровольные Палачи </text:span><text:span text:style-name="T38">Дэниэла Голдхагена»[Daniel Goldhagen’ </text:span><text:span text:style-name="T21">Willing Executioners</text:span><text:span text:style-name="T38">],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Доказательство лишь наталкивает на размышления, но не позволяет сделать выводы. Однако же я отметил, подразумевая сильное влияние ситуационных факторов, что четырнадцать люксембуржцев вели себя по большому счёту так же, как и их немецкие товарищи. Голдхаген ответил, что четырнадцать люксембуржцев — слишком малое число, из которого нельзя сделать радикальный вывод. Однако сам он не стеснялся сделать радикальный вывод из небольшого количества охранников трудовых лагерей Флюгафена и Липова, а так же марша смерти Хельмбрехтса.</text:p>
      <text:p text:style-name="Preformatted_20_Text">Моё возражения к дизайну аргумента Голдхагена не опровергают саму его интерпретацию. Они просто демонстрируют, что он не соблюдал стандартов к доказательству строгой социальной науки, которые он задал не только для себя, но и заявлял, что остальные даже позорным образом их не понимают. Для демонстрации не только отсутствия убедительного доказательства в его интерпретации, но и ошибки, сделавшие её неубедительной, нам стоит рассмотреть его использование доказательств.</text:p>
      <text:p text:style-name="Preformatted_20_Text"><text:tab/>Голдхаген признает, что он начал с гипотезы «что преступники были мотивированы принять участие в смертельном гонении на евреев из-за своих взглядов на жертв».<text:note text:id="ftn574" text:note-class="endnote"><text:note-citation>575</text:note-citation><text:note-body><text:p text:style-name="P114">Голдхаген, <text:span text:style-name="T21">Добровольные Палачи</text:span><text:span text:style-name="T38">, </text:span><text:span text:style-name="T61">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reformatted_20_Text"><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большая часть рядовых, а не офицеров) допрошено <text:soft-page-break/>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это не случайно, что и я, и Голдхаген независимо друг от друга пришли к одним и тем же судебным записям.</text:p>
      <text:p text:style-name="Preformatted_20_Text"><text:tab/>Чтобы справиться с проблемой доказательной ценности показаний преступников, Голдхаген утверждает, что «единственная методология имеющий смысл, это отбросить <text:span text:style-name="T21">все </text:span>самооправдательные показания, не нашедшие подтверждения в других источниках».<text:note text:id="ftn575" text:note-class="endnote"><text:note-citation>576</text:note-citation><text:note-body><text:p text:style-name="P114">Голдхаген, <text:span text:style-name="T21">Добровольные Палачи</text:span><text:span text:style-name="T38">, </text:span><text:span text:style-name="T61">467.</text:span></text:p></text:note-body></text:note> Голдхаген так же был в курсе, что «искушение выбрать благоприятный материал из большого количества дел надо подавлять для избежания предвзятости в заключении».<text:note text:id="ftn576" text:note-class="endnote"><text:note-citation>577</text:note-citation><text:note-body><text:p text:style-name="P114">Голдхаген, <text:span text:style-name="T21">Добровольные Палачи</text:span><text:span text:style-name="T38">, </text:span><text:span text:style-name="T61">464.</text:span></text:p></text:note-body></text:note> Он отстаивает, что в его методологии «такая предвзятость пренебрежительно мала».<text:note text:id="ftn577" text:note-class="endnote"><text:note-citation>578</text:note-citation><text:note-body><text:p text:style-name="P114">Голдхаген, <text:span text:style-name="T21">Добровольные Палачи</text:span><text:span text:style-name="T38">, </text:span><text:span text:style-name="T61">501, сноска 11.</text:span></text:p></text:note-body></text:note></text:p>
      <text:p text:style-name="Preformatted_20_Text"><text:tab/>Но избежала ли методология Голдхагена предвзятости? Что в применении стандарта Голдхагеном считалось самооправдательным показанием и не учитывалось? Являются ли показание, в котором свидетель не «отдаёт свою душу, волю и моральную оценку» убийствам, «самооправдательным»?<text:note text:id="ftn578" text:note-class="endnote"><text:note-citation>579</text:note-citation><text:note-body><text:p text:style-name="P114">Голдхаген, <text:span text:style-name="T21">Добровольные Палачи</text:span><text:span text:style-name="T38">, </text:span><text:span text:style-name="T61">467.</text:span></text:p></text:note-body></text:note> Говоря иначе, любые расходящиеся с его гипотезой и не имеющие стороннего подтверждения показания не учитываются, а получить какие-либо сторонние доказательства душевного состояния с учётом отсутствия писем и дневников того времени просто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reformatted_20_Text"><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ы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reformatted_20_Text"><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579" text:note-class="endnote"><text:note-citation>580</text:note-citation><text:note-body><text:p text:style-name="P115">Голдхаген, <text:span text:style-name="T21">Добровольные Палачи</text:span><text:span text:style-name="T38">, </text:span><text:span text:style-name="T62">221.</text:span></text:p></text:note-body></text:note></text:p>
      <text:p text:style-name="Preformatted_20_Text"><text:tab/>Что же осталось вне этой картины? Голдхаген, хоть и не в основном тексте, но в приписке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580" text:note-class="endnote"><text:note-citation>581</text:note-citation><text:note-body><text:p text:style-name="P124">В 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рассказывает о двух показаниях полицейских, открыто заявляющих, как Трапп рассказывал о приказах пришедших сверху.<text:note text:id="ftn581" text:note-class="endnote"><text:note-citation>582</text:note-citation><text:note-body><text:p text:style-name="P124">Georg A., HW 439; Erwin N., HW 1685.</text:p></text:note-body></text:note> Не было рассказано, как Трап открыто дистанцировался от этих приказов, пока передавал их своим людям.<text:note text:id="ftn582" text:note-class="endnote"><text:note-citation>583</text:note-citation><text:note-body><text:p text:style-name="P124">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на земле придёт месть, помилуй нас немцев».<text:note text:id="ftn583" text:note-class="endnote"><text:note-citation>584</text:note-citation><text:note-body><text:p text:style-name="P124">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самооправдательные показания описывающие «кратковременную» неприязнь.</text:p>
      <text:p text:style-name="Preformatted_20_Text"><text:tab/>Описывая первую казнь поляков в карательном расстреле в Тальчине, Голдхаген убеждает: «Этот показательный эпизод ставит позволяет сравнить отношение немцев к полякам и евреям». Как доказательство, он приводит цитаты всего двух свидетелей — одного, сообщающего 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584" text:note-class="endnote"><text:note-citation>585</text:note-citation><text:note-body><text:p text:style-name="P115">Голдхаген, <text:span text:style-name="T21">Добровольные Палачи</text:span><text:span text:style-name="T38">, </text:span><text:span text:style-name="T62">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reformatted_20_Text"><text:soft-page-break/><text:tab/>В добавок к этому, двойной стандарт в выборке доказательств может быть замечен в анализе Голдхагена мотивов людей. Неспособность уклониться в Тальчине не рассматриваются как доказательство желание убивать поляков, тогда как неспособность выйти вперёд в Юзефуве приводится как доказательство,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585" text:note-class="endnote"><text:note-citation>586</text:note-citation><text:note-body><text:p text:style-name="P115">Голдхаген, <text:span text:style-name="T21">Добровольные Палачи</text:span><text:span text:style-name="T38">, </text:span><text:span text:style-name="T62">241.</text:span></text:p></text:note-body></text:note></text:p>
      <text:p text:style-name="Preformatted_20_Text"><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Однако такие же убийства поляков батальоном он игнорирует. Пока полицейские собирались сходить в кино в Ополе, пришел доклад об убитом в деревне Нездов(Niezdów) представителе немецкой полиции. Батальон послали провести карательный расстрел. В деревне остались только старые поляки, в основном женщины, а молодые все сбежали. Пришло сообщение,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586" text:note-class="endnote"><text:note-citation>587</text:note-citation><text:note-body><text:p text:style-name="P124">Bruno P., HW 1925-26. Нужно также отметить, что свидетель, давший эти показания, свободно предоставил <text:s/>множество инкриминирующей информации и часто цитируем Голдхагеном по другим пунктам, так что его надёжность не вызывает сомнения.</text:p></text:note-body></text:note> Особенно нет доказательств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reformatted_20_Text"><text:tab/>Паттерн избирательного отбора доказательств<text:note text:id="ftn587" text:note-class="endnote"><text:note-citation>588</text:note-citation><text:note-body><text:p text:style-name="P124">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10">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Evil of Banality], 52.</text:span></text:p></text:note-body></text:note> можно разглядеть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text:note text:id="ftn588" text:note-class="endnote"><text:note-citation>589</text:note-citation><text:note-body><text:p text:style-name="P125">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589" text:note-class="endnote"><text:note-citation>590</text:note-citation><text:note-body><text:p text:style-name="P116">Голдхаген, <text:span text:style-name="T21">Добровольные Палачи</text:span><text:span text:style-name="T38">, </text:span><text:span text:style-name="T63">249-50.</text:span></text:p></text:note-body></text:note></text:p>
      <text:p text:style-name="Preformatted_20_Text"><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590" text:note-class="endnote"><text:note-citation>591</text:note-citation><text:note-body><text:p text:style-name="P125">Хайнц Бухман, HW 2441.</text:p></text:note-body></text:note> Об их отношении к самим убийства, он заявлял, что «люди не занимались еврейским делом с энтузиазмом...Они были очень подавлены».<text:note text:id="ftn591" text:note-class="endnote"><text:note-citation>592</text:note-citation><text:note-body><text:p text:style-name="P125">Хайнц Бухман, HW 4416.</text:p></text:note-body></text:note></text:p>
      <text:p text:style-name="Preformatted_20_Text"><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что эти люди в принципе одобряют геноцид и свои собственные действия».<text:note text:id="ftn592" text:note-class="endnote"><text:note-citation>593</text:note-citation><text:note-body><text:p text:style-name="P116">Голдхаген, <text:span text:style-name="T21">Добровольные Палачи</text:span><text:span text:style-name="T38">, </text:span><text:span text:style-name="T63">248.</text:span></text:p></text:note-body></text:note> Типичный пример этого в его описании «охоты на евреев», проводимой отрядом сержанта Генриха Бекемейера в Ломазы после резни. Голдхаген пишет:</text:p>
      <text:p text:style-name="Preformatted_20_Text"/>
      <text:p text:style-name="Preformatted_20_Text">«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Preformatted_20_Text"/>
      <text:p text:style-name="Preformatted_20_Text">Затем он приводит прямую цитату из показания полицейского:</text:p>
      <text:p text:style-name="Preformatted_20_Text"/>
      <text:p text:style-name="Preformatted_20_Text">«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text:p>
      <text:p text:style-name="Preformatted_20_Text"/>
      <text:p text:style-name="Preformatted_20_Text">После этого Голдхаген прерывает цитату и продолжает описание того же инцидента из показания последующего допроса</text:p>
      <text:p text:style-name="Preformatted_20_Text"/>
      <text:p text:style-name="Preformatted_20_Text">«После того, как Бекемейер застрелил еврея, тот воздел руки будто обращался к <text:soft-page-break/>богу и упал. Труп еврея просто оставили лежать. Мы о таком не беспокоились.»</text:p>
      <text:p text:style-name="Preformatted_20_Text"/>
      <text:p text:style-name="Preformatted_20_Text"><text:tab/>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note text:id="ftn593" text:note-class="endnote"><text:note-citation>594</text:note-citation><text:note-body><text:p text:style-name="P116">Голдхаген, <text:span text:style-name="T21">Добровольные Палачи</text:span><text:span text:style-name="T38">, </text:span><text:span text:style-name="T63">235-36; Hermann B., HW 3066-67, 3214, 3515.</text:span></text:p></text:note-body></text:note>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p>
      <text:p text:style-name="Preformatted_20_Text"><text:tab/>В отличии от Голдхагена, я предложил многослойную картину батальона. Разные группы вели себя по-разному. «Охотливые убийцы» - чья численность со временем возрастала — искали возможности убивать и праздновали свои кровавые дела. С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со своими товарищами не общались.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reformatted_20_Text"><text:tab/>Самая большая группа в батальоне делала то, что им скажут, не рискуя бросать вызов авторитету или показаться слабым, но они и не вызывались добровольцами и не радовались убийствам. Онемевшие и огрубевшие, они больше чувствовали к себе жалость из-за «неприятной» работы, которая им перепала,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594" text:note-class="endnote"><text:note-citation>595</text:note-citation><text:note-body><text:p text:style-name="P126">Bruno D., HW 1874.</text:p></text:note-body></text:note> Помогало много пить: «большинство людей пило так много только лишь из-за многих расстрелов евреев, такая жизнь была невыносима на трезвую голову».<text:note text:id="ftn595" text:note-class="endnote"><text:note-citation>596</text:note-citation><text:note-body><text:p text:style-name="P126">Wilhelm E., HW 2239.</text:p></text:note-body></text:note></text:p>
      <text:p text:style-name="Preformatted_20_Text"><text:tab/>То, что полицейские были «добровольными палачами» не означает, что они «хотели стать палачами в геноциде». Это, по моему мнению, важное отличие, которое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С моей точки зрения, большинство убийц нельзя описать такими полярно противоположными способами.</text:p>
      <text:p text:style-name="Preformatted_20_Text"><text:tab/>В дополнение к многослойному представлению батальона, я предложил мультифакторное объяснение мотивации. Я отметил важность конформизма, давления товарищей, подчинения авторитету. И мне следовало сильнее подчеркнуть способность правительства к легитимизации. Я так же отметил «взаимоусиливающий эффект войны и расизма», «годы антисемитской пропаганды...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центральная для нацисткой идеологии, легко сливается с образом Германии, осаждённой врагами». Для участия в геноциде обыкновенные немцы могли и не быть «на одной волне» с Гитлеровской демонизацией евреев. Д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reformatted_20_Text"><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Появляется несколько проблем. Первое, эти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text:note text:id="ftn596" text:note-class="endnote"><text:note-citation>597</text:note-citation><text:note-body><text:p text:style-name="P126">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объяснения. Второе, заявить, что вы что-то «неопровержимо» доказали, <text:soft-page-break/>значит задать высокую планку, до которой сам Голдхаген недотягивается. И третье, даже доказательство исчерпывающей неправоты «общепринятых объяснений» не обязательно ведёт к принятию тезиса Голдхагена.</text:p>
      <text:p text:style-name="Preformatted_20_Text"><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авторитету являются видными элементами немецкой политической культуры. В конце концов, он отмечает как немцы сражались на улицах Веймара и открыто презирали Республику.<text:note text:id="ftn597" text:note-class="endnote"><text:note-citation>598</text:note-citation><text:note-body><text:p text:style-name="P117">Голдхаген, <text:span text:style-name="T21">Добровольные Палачи</text:span><text:span text:style-name="T38">, </text:span><text:span text:style-name="T64">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reformatted_20_Text"><text:tab/>Важен исторический контекст неповиновения в Веймаре. Голдхаген отмечает, что немцы повинуются лишь тому правительству и тому авторитету, который считают легитимным. Это действительно крайне важный момент, так как именно демократический, не авторитарный характер 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reformatted_20_Text"><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text:note text:id="ftn598" text:note-class="endnote"><text:note-citation>599</text:note-citation><text:note-body><text:p text:style-name="P126">Это факторы, которыми Голдхаген объясняет распад антисемитизма в послевоенной немецкой культуре. <text:span text:style-name="T106">Голдхаген, </text:span><text:span text:style-name="T37">Добровольные Палачи</text:span><text:span text:style-name="T65">, </text:span><text:span text:style-name="T38">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reformatted_20_Text"><text:tab/>К тому же, самые искренние антисемиты в Германии были так же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reformatted_20_Text"><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599" text:note-class="endnote"><text:note-citation>600</text:note-citation><text:note-body><text:p text:style-name="P126">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динамика этих факторов в человеческом поведении можно было лучше понять и исследовать. Устраивать подобные эксперименты, ставя сербов против боснийских мусульман или Хуту против Тутси было бы нелепо по той же самой причине, что исторически специфичная этническая вражда привнесла бы дополнительную влиятельную переменную, испортив весь результат.</text:p>
      <text:p text:style-name="Preformatted_20_Text"><text:tab/>Именно «не историчность» экспериментов и позволяет получить из них веские заключения, к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 доказательством.</text:p>
      <text:p text:style-name="Preformatted_20_Text"><text:soft-page-break/><text:tab/>Раз за разом Голдхаген заявляет, что только его интерпретация — единственно верная -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00" text:note-class="endnote"><text:note-citation>601</text:note-citation><text:note-body><text:p text:style-name="P126">Герберт К. Келман и В. Ли Гамильтон, <text:span text:style-name="T21">Преступное подчинение: К Социальной Психологии Власти и </text:span><text:span text:style-name="T38">Ответственности[Herbert C. Kelman and V. Lee Hamilton, </text:span><text:span text:style-name="T21">Crimes of Obedience: Toward a Social Psychology of Authority and Resposibility</text:span><text:span text:style-name="T38">]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01" text:note-class="endnote"><text:note-citation>602</text:note-citation><text:note-body><text:p text:style-name="P126">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text:s/>убийств евреев даже в самый кровавый год Холокоста — 1942. К примеру, <text:span text:style-name="T111">Пражский Военный Архив[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нестабильна, меняется со временем.<text:note text:id="ftn602" text:note-class="endnote"><text:note-citation>603</text:note-citation><text:note-body><text:p text:style-name="P128">James Waller, «Perpetrators of the Holocaust: Divided and Unitary Self-Conception of Evildoing», <text:span text:style-name="T21">Holocaust and Genocide Studies</text:span><text:span text:style-name="T38"> 10, no.1 (Spring 1996), 11-33.</text:span></text:p></text:note-body></text:note></text:p>
      <text:p text:style-name="Preformatted_20_Text"><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03" text:note-class="endnote"><text:note-citation>604</text:note-citation><text:note-body><text:p text:style-name="P118">Голдхаген, <text:span text:style-name="T21">Добровольные Палачи</text:span><text:span text:style-name="T38">, </text:span><text:span text:style-name="T66">13.</text:span></text:p></text:note-body></text:note> Но он однозначно не подходит для сведения всех этих факторов в один единственный, к примеру, антисемитизм. Я согласен с Голдхагеном в том, что «“преступная покорность’...зависит от существующих благоприятствующих социальных и политических контекстов».<text:note text:id="ftn604" text:note-class="endnote"><text:note-citation>605</text:note-citation><text:note-body><text:p text:style-name="P118">Голдхаген, <text:span text:style-name="T21">Добровольные Палачи</text:span><text:span text:style-name="T38">, <text:s/></text:span><text:span text:style-name="T66">383.</text:span></text:p></text:note-body></text:note> Однако они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reformatted_20_Text"><text:tab/>Подводя итоги, Голдхаген не подходит даже и близко к аккуратному объяснению и затем «неоспоримо» опровергает несколько ключевых «общепринятых объяснений»,<text:note text:id="ftn605" text:note-class="endnote"><text:note-citation>606</text:note-citation><text:note-body><text:p text:style-name="P128">Самая последняя техника предполагаемых опровержений(«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Хотя бы должен быть вариант «ничего из вышеперечисленного».</text:p>
      <text:p text:style-name="Preformatted_20_Text"><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he New Republic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06" text:note-class="endnote"><text:note-citation>607</text:note-citation><text:note-body><text:p text:style-name="P127">Голдхаген, «Ответ Моим Критикам», <text:span text:style-name="T112">38-40. В своей книге Голдхаген делает такое же заявление: «Общепринятые объяснения...отрицают человечность преступников, а именно того, что они были </text:span><text:span text:style-name="T113">моральными агентами, существами с моралью, способными совершать моральный выбор.</text:span></text:p></text:note-body></text:note></text:p>
      <text:p text:style-name="Preformatted_20_Text"><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07" text:note-class="endnote"><text:note-citation>608</text:note-citation><text:note-body><text:p text:style-name="P129">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08" text:note-class="endnote"><text:note-citation>609</text:note-citation><text:note-body><text:p text:style-name="P119">Голдхаген, <text:span text:style-name="T21">Добровольные Палачи</text:span><text:span text:style-name="T38">, <text:s/></text:span><text:span text:style-name="T67">389.</text:span></text:p></text:note-body></text:note> такого подхода основано на грубой карикатуре. Во-вторых, в вопросе «человечности» преступников и держании их «на расстоянии вытянутой руки», сам Голдхаген предостерегает других учёных от идеи восприятия немцев третьего рейха как «таких же как нас» и что их «чувства хоть как-то похожи на наши».<text:note text:id="ftn609" text:note-class="endnote"><text:note-citation>610</text:note-citation><text:note-body><text:p text:style-name="P119">Голдхаген, <text:span text:style-name="T21">Добровольные Палачи</text:span><text:span text:style-name="T38">, <text:s/></text:span><text:span text:style-name="T67">27, 269.</text:span></text:p></text:note-body></text:note> А его заявление об обращении с преступниками как с «ответственными за свои собственные 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что они не могли бы бегло говорить на румынском без опыта общения на нем».<text:note text:id="ftn610" text:note-class="endnote"><text:note-citation>611</text:note-citation><text:note-body><text:p text:style-name="P119">Голдхаген, <text:span text:style-name="T21">Добровольные Палачи</text:span><text:span text:style-name="T38">, <text:s/></text:span><text:span text:style-name="T67">34.</text:span></text:p></text:note-body></text:note></text:p>
      <text:p text:style-name="Preformatted_20_Text"><text:tab/>Моя же позиция, напротив, что социально-психологические теории предоставляют важное понимание поведения преступников, если основа на предположении о наклонностях и склонностях 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text:soft-page-break/>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reformatted_20_Text"><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 в этом я с Голдхагеном согласен. Однако я не думаю, что его описание батальона репрезентативно. Он совершенно прав в том, что многие убийцы 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 <text:tab/>Его описание искажено, потому как путает частное с общим и подобную ошибку он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11" text:note-class="endnote"><text:note-citation>612</text:note-citation><text:note-body><text:p text:style-name="P120">Голдхаген, <text:span text:style-name="T21">Добровольные Палачи</text:span><text:span text:style-name="T38">, <text:s/></text:span><text:span text:style-name="T68">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отражало саму немецкую культуру».<text:note text:id="ftn612" text:note-class="endnote"><text:note-citation>613</text:note-citation><text:note-body><text:p text:style-name="P120">Голдхаген, <text:span text:style-name="T21">Добровольные Палачи</text:span><text:span text:style-name="T38">, <text:s/></text:span><text:span text:style-name="T68">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 но не соглашусь, что антисемитизм «существовал давно, был накоплен» и Гитлер просто «освободил его» и «спустил с поводка».<text:note text:id="ftn613" text:note-class="endnote"><text:note-citation>614</text:note-citation><text:note-body><text:p text:style-name="P120">Голдхаген, <text:span text:style-name="T21">Добровольные Палачи</text:span><text:span text:style-name="T38">, <text:s/></text:span><text:span text:style-name="T68">443.</text:span></text:p></text:note-body></text:note></text:p>
      <text:p text:style-name="Preformatted_20_Text"><text:tab/>Говоря иначе, фундаментальный вопрос не состоит в том, что бы объяснить как обыкновенные немцы при получении возможности убивали евреев, как члены 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reformatted_20_Text"><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p text:style-name="Preformatted_20_Text">Благодарности Я крайне признателен Теодору Рафаэлю, Майклу Маррусу, Солу Фридлендеру, Лоуренсу Лангеру, Аарону Эшеру, Э. Уэйн Карпу и Марку Дженсену за многие глубокие предложения по улучшению этой рукописи. Все имеющиеся недостатки, конечно же, моя ответственность.</text:p>
      <text:p text:style-name="Preformatted_20_Text"/>
      <text:p text:style-name="P2">Аббревитауры</text:p>
      <text:p text:style-name="P2"><text:span text:style-name="T2">BA</text:span><text:tab/>Budnesarchiv, Koblenz</text:p>
      <text:p text:style-name="P2"><text:span text:style-name="T2">BDC</text:span><text:tab/>Berlin Document Center</text:p>
      <text:p text:style-name="P2"><text:span text:style-name="T2">BZIH</text:span><text:tab/>Biuletyn Żydowskiego Instytutu Historycznego(Bulletin of the Jewish Historical Institute)</text:p>
      <text:p text:style-name="P2"><text:span text:style-name="T3">G</text:span><text:span text:style-name="T4">Л</text:span><text:tab/>Investig<text:span text:style-name="T1">a</text:span>tion of G. And others, Office of the state Prosecutor, Hamburg, 141 Js 128/65</text:p>
      <text:p text:style-name="P3">HW<text:tab/><text:span text:style-name="T5">Investigation and trial of Hoffman, Wolhauf and others, Office of the State Prosecutor, Hamburg, 141 Js 1957/62</text:span></text:p>
      <text:p text:style-name="P2"><text:span text:style-name="T2">IMT</text:span><text:tab/>Trials of the Major War Criminals before the International Military <text:soft-page-break/>Tribunal, 42 vols.</text:p>
      <text:p text:style-name="P2"><text:span text:style-name="T2">JNSV</text:span><text:tab/>Jus<text:span text:style-name="T1">ti</text:span>z und NS-Verbrechen. Sammlung Strafurteile wegen Nationalsozialistische Tötungsverbrechen <text:span text:style-name="T1">1945-1966, 20 vols.</text:span></text:p>
      <text:p text:style-name="P4">NO<text:span text:style-name="T5"><text:tab/>Nürnberg document relating to party organizations</text:span></text:p>
      <text:p text:style-name="P4">NOKW<text:tab/><text:span text:style-name="T5">Nürnberg document relating to the military</text:span></text:p>
      <text:p text:style-name="P4">YVA<text:tab/><text:span text:style-name="T5">Yad Vashem Archives, Jerusalem</text:span></text:p>
      <text:p text:style-name="P4">ZStL<text:tab/><text:span text:style-name="T5">Zentrale Stelle der Landesjustizverwaltungen, Ludwigsburg</text:span></text:p>
      <text:p text:style-name="P5">KDS<text:span text:style-name="T5"><text:tab/>Office of the Commanders of the Security Police and The S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1T21:07:03.114036361</dc:date>
    <meta:editing-duration>PT4H17M12S</meta:editing-duration>
    <meta:editing-cycles>56</meta:editing-cycles>
    <meta:generator>LibreOffice/7.3.6.2$Linux_X86_64 LibreOffice_project/30$Build-2</meta:generator>
    <meta:document-statistic meta:table-count="0" meta:image-count="0" meta:object-count="0" meta:page-count="107" meta:paragraph-count="1318" meta:word-count="65501" meta:character-count="467762" meta:non-whitespace-character-count="402543"/>
  </office:meta>
</office:document-meta>
</file>